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Sans L" svg:font-family="'Nimbus Sans 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P1" style:family="paragraph" style:parent-style-name="Frame_20_contents">
      <style:paragraph-properties fo:text-align="center" style:justify-single-word="false"/>
      <style:text-properties style:font-name="Verdana" fo:font-style="normal" fo:font-weight="bold" style:font-style-asian="normal" style:font-weight-asian="bold" style:font-style-complex="normal" style:font-weight-complex="bold"/>
    </style:style>
    <style:style style:name="P2" style:family="paragraph" style:parent-style-name="Drawing">
      <style:paragraph-properties fo:text-align="center" style:justify-single-word="false"/>
      <style:text-properties style:font-name="Verdana"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ize="12pt" style:font-size-asian="12pt"/>
    </style:style>
    <style:style style:name="P4" style:family="paragraph" style:parent-style-name="Standard">
      <style:text-properties fo:font-style="normal" style:font-style-asian="normal" style:font-style-complex="italic"/>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7"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8" style:family="paragraph" style:parent-style-name="Standard" style:list-style-name="L2">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9" style:family="paragraph" style:parent-style-name="Standard" style:list-style-name="L2">
      <style:paragraph-properties fo:margin-left="0in" fo:margin-right="0in" fo:text-indent="0.1701in" style:auto-text-indent="false"/>
    </style:style>
    <style:style style:name="P10" style:family="paragraph" style:parent-style-name="Standard" style:list-style-name="L3">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margin-left="0in" fo:margin-right="0in" fo:text-indent="0.1701in" style:auto-text-indent="false"/>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style:text-position="sub 58%" fo:language="zxx" fo:country="none" fo:background-color="transparent"/>
    </style:style>
    <style:style style:name="P15" style:family="paragraph" style:parent-style-name="Standard">
      <style:text-properties fo:language="zxx" fo:country="none" fo:font-style="italic" fo:background-color="transparent" style:font-style-asian="italic" style:font-style-complex="italic"/>
    </style:style>
    <style:style style:name="P16" style:family="paragraph" style:parent-style-name="Standard">
      <style:paragraph-properties fo:margin-left="0in" fo:margin-right="0in"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Standard">
      <style:paragraph-properties fo:margin-left="0in" fo:margin-right="0in" fo:text-indent="0.1701in" style:auto-text-indent="false"/>
      <style:text-properties style:text-position="sub 58%" fo:language="zxx" fo:country="none" fo:font-style="italic" fo:background-color="transparent" style:font-style-asian="italic" style:font-style-complex="italic"/>
    </style:style>
    <style:style style:name="P18" style:family="paragraph" style:parent-style-name="Standard">
      <style:paragraph-properties fo:margin-left="0in" fo:margin-right="0in" fo:text-indent="0.1701in" style:auto-text-indent="false"/>
      <style:text-properties style:text-position="sub 58%" fo:font-style="italic" style:font-style-asian="italic" style:font-style-complex="italic"/>
    </style:style>
    <style:style style:name="P19" style:family="paragraph" style:parent-style-name="Standard">
      <style:paragraph-properties fo:margin-left="0in" fo:margin-right="0in" fo:text-indent="0.1701in" style:auto-text-indent="false"/>
      <style:text-properties fo:font-style="italic" style:font-style-asian="italic" style:font-style-complex="italic"/>
    </style:style>
    <style:style style:name="P20" style:family="paragraph" style:parent-style-name="Standard">
      <style:paragraph-properties fo:margin-left="0in" fo:margin-right="0in" fo:text-indent="0.1701in" style:auto-text-indent="false"/>
      <style:text-properties fo:language="zxx" fo:country="none" fo:background-color="transparent"/>
    </style:style>
    <style:style style:name="P21" style:family="paragraph" style:parent-style-name="Standard">
      <style:paragraph-properties fo:margin-left="0in" fo:margin-right="0in" fo:text-indent="0.1701in" style:auto-text-indent="false"/>
      <style:text-properties fo:font-style="normal" style:font-style-asian="normal" style:font-style-complex="normal"/>
    </style:style>
    <style:style style:name="P22" style:family="paragraph" style:parent-style-name="Standard" style:list-style-name="L4">
      <style:paragraph-properties fo:margin-left="0in" fo:margin-right="0in" fo:text-indent="0.1701in" style:auto-text-indent="false"/>
    </style:style>
    <style:style style:name="P23" style:family="paragraph" style:parent-style-name="Standard" style:list-style-name="L4">
      <style:paragraph-properties fo:margin-left="0in" fo:margin-right="0in" fo:text-indent="0.1701in" style:auto-text-indent="false"/>
      <style:text-properties fo:font-style="italic" style:font-style-asian="italic" style:font-style-complex="italic"/>
    </style:style>
    <style:style style:name="P24" style:family="paragraph" style:parent-style-name="Standard" style:list-style-name="L5"/>
    <style:style style:name="P25" style:family="paragraph" style:parent-style-name="Standard">
      <style:paragraph-properties fo:margin-left="0in" fo:margin-right="0in" fo:text-align="start" style:justify-single-word="false" fo:text-indent="0.1701in" style:auto-text-indent="false"/>
    </style:style>
    <style:style style:name="P26" style:family="paragraph" style:parent-style-name="Heading_20_1">
      <style:paragraph-properties fo:margin-left="0in" fo:margin-right="0in" fo:text-align="start" style:justify-single-word="false" fo:text-indent="0.1701in" style:auto-text-indent="false"/>
    </style:style>
    <style:style style:name="P27" style:family="paragraph" style:parent-style-name="Standard">
      <style:paragraph-properties fo:orphans="0" fo:widows="0" fo:keep-with-next="always"/>
    </style:style>
    <style:style style:name="P28" style:family="paragraph" style:parent-style-name="References">
      <style:paragraph-properties fo:text-align="end" style:justify-single-word="false"/>
    </style:style>
    <style:style style:name="P29" style:family="paragraph" style:parent-style-name="Standard">
      <style:paragraph-properties fo:margin-left="0in" fo:margin-right="0in" fo:margin-top="0.0417in" fo:margin-bottom="0in" fo:text-align="start" style:justify-single-word="false" fo:text-indent="0.1701in" style:auto-text-indent="false"/>
    </style:style>
    <style:style style:name="P30" style:family="paragraph" style:parent-style-name="Frame_20_contents">
      <style:paragraph-properties fo:text-align="center" style:justify-single-word="false"/>
      <style:text-properties style:font-name="Verdana" fo:font-style="normal" fo:font-weight="bold" style:font-style-asian="normal" style:font-weight-asian="bold" style:font-style-complex="normal" style:font-weight-complex="bold"/>
    </style:style>
    <style:style style:name="P31" style:family="paragraph" style:parent-style-name="Drawing">
      <style:paragraph-properties fo:text-align="center" style:justify-single-word="false"/>
      <style:text-properties style:font-name="Verdana" fo:font-style="normal" fo:font-weight="bold" style:font-style-asian="normal" style:font-weight-asian="bold" style:font-style-complex="normal" style:font-weight-complex="bold"/>
    </style:style>
    <style:style style:name="P32" style:family="paragraph" style:parent-style-name="Standard">
      <style:text-properties fo:font-size="12pt" style:font-size-asian="12pt"/>
    </style:style>
    <style:style style:name="P33" style:family="paragraph" style:parent-style-name="Standard">
      <style:paragraph-properties fo:text-align="center" style:justify-single-word="false"/>
      <style:text-properties fo:font-size="12pt" style:font-size-asian="12pt"/>
    </style:style>
    <style:style style:name="P34" style:family="paragraph" style:parent-style-name="Standard">
      <style:paragraph-properties fo:text-align="start" style:justify-single-word="false"/>
    </style:style>
    <style:style style:name="P35" style:family="paragraph" style:parent-style-name="Standard">
      <style:paragraph-properties fo:margin-left="0in" fo:margin-right="0in" fo:text-indent="0.1701in" style:auto-text-indent="false"/>
    </style:style>
    <style:style style:name="P36" style:family="paragraph" style:parent-style-name="Standard">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37" style:family="paragraph" style:parent-style-name="Standard">
      <style:paragraph-properties fo:margin-left="0in" fo:margin-right="0in" fo:text-indent="0.1701in" style:auto-text-indent="false"/>
      <style:text-properties fo:font-style="italic" style:font-style-asian="italic" style:font-style-complex="italic"/>
    </style:style>
    <style:style style:name="P38" style:family="paragraph" style:parent-style-name="Standard">
      <style:paragraph-properties fo:margin-left="0in" fo:margin-right="0in" fo:text-align="start" style:justify-single-word="false" fo:text-indent="0.1701in" style:auto-text-indent="false"/>
    </style:style>
    <style:style style:name="P39" style:family="paragraph" style:parent-style-name="Heading_20_1">
      <style:paragraph-properties fo:margin-left="0in" fo:margin-right="0in" fo:text-align="start" style:justify-single-word="false" fo:text-indent="0.1701in" style:auto-text-indent="false"/>
    </style:style>
    <style:style style:name="P40" style:family="paragraph" style:parent-style-name="Standard">
      <style:paragraph-properties fo:margin-left="0in" fo:margin-right="0in" fo:margin-top="0.0417in" fo:margin-bottom="0in" fo:text-align="start" style:justify-single-word="false" fo:text-indent="0.1701in" style:auto-text-indent="false"/>
    </style:style>
    <style:style style:name="P41" style:family="paragraph" style:parent-style-name="Standard">
      <style:paragraph-properties fo:orphans="0" fo:widows="0" fo:keep-with-next="always"/>
    </style:style>
    <style:style style:name="P42" style:family="paragraph" style:parent-style-name="References">
      <style:paragraph-properties fo:text-align="end" style:justify-single-word="false"/>
    </style:style>
    <style:style style:name="P43" style:family="paragraph" style:parent-style-name="Code">
      <style:text-properties fo:font-size="7pt" style:font-size-asian="7pt" style:font-size-complex="7pt"/>
    </style:style>
    <style:style style:name="P44" style:family="paragraph" style:parent-style-name="Title" style:master-page-name="Standard">
      <style:paragraph-properties style:page-number="auto"/>
    </style:style>
    <style:style style:name="P45" style:family="paragraph" style:parent-style-name="Standard">
      <style:text-properties fo:font-style="normal" style:font-style-asian="normal" style:font-style-complex="italic"/>
    </style:style>
    <style:style style:name="P46" style:family="paragraph" style:parent-style-name="Standard">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style:text-position="sub 58%" fo:language="zxx" fo:country="none" fo:background-color="transparent"/>
    </style:style>
    <style:style style:name="P49" style:family="paragraph" style:parent-style-name="Standard">
      <style:text-properties fo:language="zxx" fo:country="none" fo:font-style="italic" fo:background-color="transparent" style:font-style-asian="italic" style:font-style-complex="italic"/>
    </style:style>
    <style:style style:name="P50" style:family="paragraph" style:parent-style-name="Standard" style:list-style-name="L5"/>
    <style:style style:name="P51" style:family="paragraph" style:parent-style-name="Standard" style:list-style-name="L6"/>
    <style:style style:name="P52" style:family="paragraph" style:parent-style-name="Standard" style:list-style-name="L6"/>
    <style:style style:name="P53" style:family="paragraph" style:parent-style-name="Standard" style:list-style-name="L6"/>
    <style:style style:name="P54" style:family="paragraph" style:parent-style-name="Standard" style:list-style-name="L6"/>
    <style:style style:name="P55" style:family="paragraph" style:parent-style-name="Standard" style:list-style-name="L6"/>
    <style:style style:name="P56" style:family="paragraph" style:parent-style-name="Standard">
      <style:paragraph-properties fo:margin-left="0in" fo:margin-right="0in"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57" style:family="paragraph" style:parent-style-name="Standard" style:list-style-name="L3">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58" style:family="paragraph" style:parent-style-name="Standard" style:list-style-name="L3">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59" style:family="paragraph" style:parent-style-name="Standard" style:list-style-name="L3">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0" style:family="paragraph" style:parent-style-name="Standard" style:list-style-name="L2">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1" style:family="paragraph" style:parent-style-name="Standard" style:list-style-name="L2">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2" style:family="paragraph" style:parent-style-name="Standard" style:list-style-name="L2">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3" style:family="paragraph" style:parent-style-name="Standard" style:list-style-name="L2">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4" style:family="paragraph" style:parent-style-name="Standard" style:list-style-name="L2">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5" style:family="paragraph" style:parent-style-name="Standard" style:list-style-name="L2">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6"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7"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8" style:family="paragraph" style:parent-style-name="Standard" style:list-style-name="L2">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69" style:family="paragraph" style:parent-style-name="Standard" style:list-style-name="L2">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70"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71"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72"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73"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74"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75"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76" style:family="paragraph" style:parent-style-name="Standard" style:list-style-name="L1">
      <style:paragraph-properties fo:margin-left="0in" fo:margin-right="0in" fo:text-align="start" style:justify-single-word="false" fo:text-indent="0.1701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77" style:family="paragraph" style:parent-style-name="Standard" style:list-style-name="L2">
      <style:paragraph-properties fo:margin-left="0in" fo:margin-right="0in" fo:text-indent="0.1701in" style:auto-text-indent="false"/>
    </style:style>
    <style:style style:name="P78" style:family="paragraph" style:parent-style-name="Standard">
      <style:paragraph-properties fo:margin-left="0in" fo:margin-right="0in" fo:text-indent="0.1701in" style:auto-text-indent="false"/>
      <style:text-properties style:text-position="sub 58%" fo:language="zxx" fo:country="none" fo:font-style="italic" fo:background-color="transparent" style:font-style-asian="italic" style:font-style-complex="italic"/>
    </style:style>
    <style:style style:name="P79" style:family="paragraph" style:parent-style-name="Standard">
      <style:paragraph-properties fo:margin-left="0in" fo:margin-right="0in" fo:text-indent="0.1701in" style:auto-text-indent="false"/>
      <style:text-properties style:text-position="sub 58%" fo:font-style="italic" style:font-style-asian="italic" style:font-style-complex="italic"/>
    </style:style>
    <style:style style:name="P80" style:family="paragraph" style:parent-style-name="Standard">
      <style:paragraph-properties fo:margin-left="0in" fo:margin-right="0in" fo:text-indent="0.1701in" style:auto-text-indent="false"/>
      <style:text-properties fo:font-style="italic" style:font-style-asian="italic" style:font-style-complex="italic"/>
    </style:style>
    <style:style style:name="P81" style:family="paragraph" style:parent-style-name="Standard" style:list-style-name="L4">
      <style:paragraph-properties fo:margin-left="0in" fo:margin-right="0in" fo:text-indent="0.1701in" style:auto-text-indent="false"/>
      <style:text-properties fo:font-style="italic" style:font-style-asian="italic" style:font-style-complex="italic"/>
    </style:style>
    <style:style style:name="P82" style:family="paragraph" style:parent-style-name="Standard">
      <style:paragraph-properties fo:margin-left="0in" fo:margin-right="0in" fo:text-indent="0.1701in" style:auto-text-indent="false"/>
      <style:text-properties fo:language="zxx" fo:country="none" fo:background-color="transparent"/>
    </style:style>
    <style:style style:name="P83" style:family="paragraph" style:parent-style-name="Standard">
      <style:paragraph-properties fo:margin-left="0in" fo:margin-right="0in" fo:text-indent="0.1701in" style:auto-text-indent="false"/>
      <style:text-properties fo:font-style="normal" style:font-style-asian="normal" style:font-style-complex="normal"/>
    </style:style>
    <style:style style:name="P84" style:family="paragraph" style:parent-style-name="Standard" style:list-style-name="L4">
      <style:paragraph-properties fo:margin-left="0in" fo:margin-right="0in" fo:text-indent="0.1701in" style:auto-text-indent="false"/>
    </style:style>
    <style:style style:name="P85" style:family="paragraph" style:parent-style-name="Standard" style:list-style-name="L7">
      <style:paragraph-properties fo:margin-left="0in" fo:margin-right="0in" fo:text-indent="0.1701in" style:auto-text-indent="false"/>
    </style:style>
    <style:style style:name="P86" style:family="paragraph" style:parent-style-name="Standard" style:list-style-name="L7">
      <style:paragraph-properties fo:margin-left="0in" fo:margin-right="0in" fo:text-indent="0.1701in" style:auto-text-indent="false"/>
    </style:style>
    <style:style style:name="P87" style:family="paragraph" style:parent-style-name="Standard" style:list-style-name="L7">
      <style:paragraph-properties fo:margin-left="0in" fo:margin-right="0in" fo:text-indent="0.1701in" style:auto-text-indent="false"/>
    </style:style>
    <style:style style:name="P88" style:family="paragraph" style:parent-style-name="Standard" style:list-style-name="L7">
      <style:paragraph-properties fo:margin-left="0in" fo:margin-right="0in" fo:text-indent="0.1701in" style:auto-text-indent="false"/>
    </style:style>
    <style:style style:name="P89" style:family="paragraph" style:parent-style-name="Standard" style:list-style-name="L8">
      <style:paragraph-properties fo:margin-left="0in" fo:margin-right="0in" fo:text-indent="0.1701in" style:auto-text-indent="false"/>
    </style:style>
    <style:style style:name="P90" style:family="paragraph" style:parent-style-name="Standard" style:list-style-name="L8">
      <style:paragraph-properties fo:margin-left="0in" fo:margin-right="0in" fo:text-indent="0.1701in" style:auto-text-indent="false"/>
    </style:style>
    <style:style style:name="P91" style:family="paragraph" style:parent-style-name="Standard" style:list-style-name="L8">
      <style:paragraph-properties fo:margin-left="0in" fo:margin-right="0in" fo:text-indent="0.1701in" style:auto-text-indent="false"/>
    </style:style>
    <style:style style:name="P92" style:family="paragraph" style:parent-style-name="Standard" style:list-style-name="L4">
      <style:paragraph-properties fo:margin-left="0in" fo:margin-right="0in" fo:text-indent="0.1701in" style:auto-text-indent="false"/>
    </style:style>
    <style:style style:name="P93" style:family="paragraph" style:parent-style-name="Standard" style:list-style-name="L4">
      <style:paragraph-properties fo:margin-left="0in" fo:margin-right="0in" fo:text-indent="0.1701in" style:auto-text-indent="false"/>
    </style:style>
    <style:style style:name="P94" style:family="paragraph">
      <style:paragraph-properties fo:text-align="center"/>
    </style:style>
    <style:style style:name="P95" style:family="paragraph">
      <style:paragraph-properties fo:text-align="center"/>
      <style:text-properties fo:font-size="10pt"/>
    </style:style>
    <style:style style:name="P96" style:family="paragraph">
      <style:paragraph-properties fo:text-align="center"/>
      <style:text-properties fo:font-size="10pt" style:text-underline-style="solid" style:text-underline-width="auto" style:text-underline-color="font-color" fo:font-weight="bold"/>
    </style:style>
    <style:style style:name="P97" style:family="paragraph">
      <style:paragraph-properties fo:text-align="center"/>
      <style:text-properties fo:font-size="9pt"/>
    </style:style>
    <style:style style:name="P98" style:family="paragraph">
      <style:paragraph-properties fo:text-align="start"/>
    </style:style>
    <style:style style:name="P99" style:family="paragraph">
      <style:paragraph-properties fo:text-align="end"/>
    </style:style>
    <style:style style:name="P100" style:family="paragraph">
      <style:paragraph-properties fo:text-align="end"/>
      <style:text-properties fo:font-size="10pt" fo:font-style="italic"/>
    </style:style>
    <style:style style:name="P101" style:family="paragraph">
      <style:paragraph-properties fo:text-align="center"/>
      <style:text-properties fo:font-size="10pt" fo:font-style="italic"/>
    </style:style>
    <style:style style:name="P102" style:family="paragraph">
      <style:paragraph-properties fo:text-align="center"/>
      <style:text-properties fo:font-style="italic"/>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style:font-style-complex="italic"/>
    </style:style>
    <style:style style:name="T7" style:family="text">
      <style:text-properties fo:font-style="normal" style:font-style-asian="normal" style:font-style-complex="italic"/>
    </style:style>
    <style:style style:name="T8" style:family="text">
      <style:text-properties fo:font-style="normal" style:font-style-asian="normal" style:font-style-complex="normal"/>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1" style:family="text">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language-complex="ar" style:country-complex="SA" style:font-style-complex="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text-position="sub 58%"/>
    </style:style>
    <style:style style:name="T15" style:family="text">
      <style:text-properties style:text-position="sub 58%" fo:language="zxx" fo:country="none"/>
    </style:style>
    <style:style style:name="T16" style:family="text">
      <style:text-properties style:text-position="sub 58%" fo:language="zxx" fo:country="none" fo:background-color="transparent"/>
    </style:style>
    <style:style style:name="T17" style:family="text">
      <style:text-properties style:text-position="sub 58%" fo:language="zxx" fo:country="none" fo:font-style="italic" fo:background-color="transparent" style:font-style-asian="italic" style:font-style-complex="italic"/>
    </style:style>
    <style:style style:name="T18" style:family="text">
      <style:text-properties style:text-position="sub 58%" fo:language="zxx" fo:country="none" fo:font-style="normal" fo:background-color="transparent" style:font-style-asian="normal" style:font-style-complex="normal"/>
    </style:style>
    <style:style style:name="T19" style:family="text">
      <style:text-properties style:text-position="sub 58%" fo:font-style="normal" style:font-style-asian="normal" style:font-style-complex="normal"/>
    </style:style>
    <style:style style:name="T20" style:family="text">
      <style:text-properties fo:language="zxx" fo:country="none"/>
    </style:style>
    <style:style style:name="T21" style:family="text">
      <style:text-properties fo:language="zxx" fo:country="none" fo:font-style="italic" fo:background-color="transparent" style:font-style-asian="italic" style:font-style-complex="italic"/>
    </style:style>
    <style:style style:name="T22" style:family="text">
      <style:text-properties fo:language="zxx" fo:country="none" fo:font-style="italic" style:font-style-asian="italic" style:font-style-complex="italic"/>
    </style:style>
    <style:style style:name="T23" style:family="text">
      <style:text-properties fo:language="zxx" fo:country="none" fo:background-color="transparent"/>
    </style:style>
    <style:style style:name="T24" style:family="text">
      <style:text-properties fo:language="zxx" fo:country="none" fo:font-style="normal" fo:background-color="transparent" style:font-style-asian="normal" style:font-style-complex="normal"/>
    </style:style>
    <style:style style:name="T25" style:family="text">
      <style:text-properties style:text-position="super 58%"/>
    </style:style>
    <style:style style:name="T26" style:family="text">
      <style:text-properties style:text-position="super 58%" fo:font-style="italic" style:font-style-asian="italic" style:font-style-complex="italic"/>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style:font-style-complex="italic"/>
    </style:style>
    <style:style style:name="T30" style:family="text">
      <style:text-properties fo:language="en" fo:country="US"/>
    </style:style>
    <style:style style:name="T31" style:family="text">
      <style:text-properties style:font-name="Times New Roman1" style:font-name-asian="Times New Roman1" style:font-name-complex="Times New Roman1"/>
    </style:style>
    <style:style style:name="T32" style:family="text">
      <style:text-properties style:font-name="Times New Roman1" fo:language="zxx" fo:country="none" fo:font-style="normal" fo:background-color="transparent" style:font-name-asian="Times New Roman1" style:font-style-asian="normal" style:font-name-complex="Times New Roman1" style:font-style-complex="normal"/>
    </style:style>
    <style:style style:name="T33" style:family="text">
      <style:text-properties style:font-name="Times New Roman1" fo:language="zxx" fo:country="none" fo:background-color="transparent" style:font-name-asian="Times New Roman1" style:font-name-complex="Times New Roman1"/>
    </style:style>
    <style:style style:name="T34" style:family="text">
      <style:text-properties fo:font-size="10pt"/>
    </style:style>
    <style:style style:name="T35" style:family="text">
      <style:text-properties fo:font-size="10pt" style:text-underline-style="solid" style:text-underline-width="auto" style:text-underline-color="font-color" fo:font-weight="bold"/>
    </style:style>
    <style:style style:name="T36" style:family="text">
      <style:text-properties fo:font-size="9pt"/>
    </style:style>
    <style:style style:name="T37" style:family="text">
      <style:text-properties fo:font-size="10pt" fo:font-style="italic"/>
    </style:style>
    <style:style style:name="T38" style:family="text">
      <style:text-properties style:text-position="-33% 58%" fo:font-size="10pt" fo:font-style="normal"/>
    </style:style>
    <style:style style:name="T39" style:family="text">
      <style:text-properties fo:font-size="10pt" fo:font-style="normal"/>
    </style:style>
    <style:style style:name="T40" style:family="text">
      <style:text-properties fo:font-style="italic"/>
    </style:style>
    <style:style style:name="T41" style:family="text">
      <style:text-properties style:text-position="-33% 58%" fo:font-size="10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vertical-pos="from-top" style:vertical-rel="frame" style:horizontal-pos="from-left" style:horizontal-rel="frame" fo:background-color="#ffffff" style:background-transparency="100%">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Sect1" style:family="section">
      <style:section-properties style:writing-mode="lr-tb" style:editable="false">
        <style:columns fo:column-count="2">
          <style:column style:rel-width="32767*" fo:start-indent="0in" fo:end-indent="0.1598in"/>
          <style:column style:rel-width="32768*" fo:start-indent="0.1598in" fo:end-indent="0in"/>
        </style:columns>
      </style:section-properties>
    </style:style>
    <style:style style:name="Sect2" style:family="section">
      <style:section-properties text:dont-balance-text-columns="true" style:writing-mode="lr-tb" style:editable="false">
        <style:columns fo:column-count="2">
          <style:column style:rel-width="32767*" fo:start-indent="0in" fo:end-indent="0.1598in"/>
          <style:column style:rel-width="32768*" fo:start-indent="0.1598in" fo:end-indent="0in"/>
        </style:columns>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distance="0.0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distance="0.0701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distance="0.0701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distance="0.0701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distance="0.0701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style:style style:name="gr1" style:family="graphic">
      <style:graphic-properties draw:stroke="none" draw:stroke-dash="Fine_20_Dashed_20__28_var_29_" draw:fill="solid" draw:fill-color="#e6e6e6" draw:fill-gradient-name="Gradient_20_1" draw:fill-hatch-name="Black_20_0_20_Degrees" draw:fill-image-name="Empty" draw:opacity="100%" draw:textarea-horizontal-align="center" draw:textarea-vertical-align="middle" draw:shadow-offset-x="0.0201in" draw:shadow-offset-y="0.0201in" draw:shadow-opacity="100%"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stroke="dash" draw:stroke-dash="Ultrafine_20_Dashed" draw:marker-start="Double_20_Arrow" draw:marker-start-width="0.0598in" draw:marker-end="Double_20_Arrow" draw:marker-end-width="0.0598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stroke="none"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frame" draw:wrap-influence-on-position="once-concurrent" style:flow-with-text="false"/>
    </style:style>
    <style:style style:name="gr4" style:family="graphic">
      <style:graphic-properties draw:marker-end="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7"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stroke-dash="Fine_20_Dashed_20__28_var_29_" draw:fill="solid" draw:fill-color="#ffff66" draw:fill-gradient-name="Gradient_20_1" draw:fill-hatch-name="Black_20_0_20_Degrees" draw:fill-image-name="Bitmape_20_1" draw:opacity="100%" draw:textarea-horizontal-align="center" draw:textarea-vertical-align="middle" draw:shadow-offset-x="0.0201in" draw:shadow-offset-y="0.0201in" draw:shadow-opacity="100%" style:run-through="foreground" style:wrap="run-through" style:number-wrapped-paragraphs="no-limit" style:vertical-pos="from-top" style:vertical-rel="frame" style:horizontal-pos="from-left" style:horizontal-rel="frame" draw:wrap-influence-on-position="once-concurrent" style:flow-with-text="false"/>
    </style:style>
    <style:style style:name="gr9" style:family="graphic">
      <style:graphic-properties draw:stroke="none" draw:stroke-dash="Fine_20_Dashed_20__28_var_29_" draw:fill="solid" draw:fill-color="#b3b3b3" draw:fill-gradient-name="Gradient_20_1" draw:fill-hatch-name="Black_20_0_20_Degrees" draw:fill-image-name="Empty" draw:opacity="100%" draw:textarea-horizontal-align="center" draw:textarea-vertical-align="middle" draw:shadow-offset-x="0.0201in" draw:shadow-offset-y="0.0201in" draw:shadow-opacity="100%" style:run-through="foreground" style:wrap="run-through" style:number-wrapped-paragraphs="no-limit" style:vertical-pos="from-top" style:vertical-rel="frame" style:horizontal-pos="from-left" style:horizontal-rel="frame"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2"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width="0.0799in" draw:marker-end="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3" style:family="graphic">
      <style:graphic-properties draw:marker-start="Arrow" draw:marker-start-width="0.0799in" draw:marker-end="Circle" draw:marker-end-width="0.0402in" draw:marker-end-center="true"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4" style:family="graphic">
      <style:graphic-properties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5" style:family="graphic">
      <style:graphic-properties draw:stroke="dash" draw:stroke-dash="Fine_20_Dashed_20__28_var_29_" draw:fill="none" draw:fill-color="#e6e6e6"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frame" draw:wrap-influence-on-position="once-concurrent" style:flow-with-text="false"/>
    </style:style>
    <style:style style:name="gr16" style:family="graphic">
      <style:graphic-properties draw:marker-start="Circle" draw:marker-start-width="0.0402in" draw:marker-start-center="true" draw:marker-end="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7" style:family="graphic">
      <style:graphic-properties draw:marker-start-width="0.0402in" draw:marker-start-center="false" draw:marker-end="Circle" draw:marker-end-width="0.0402in" draw:marker-end-center="true"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8" style:family="graphic">
      <style:graphic-properties draw:marker-end="Circle" draw:marker-end-width="0.0402in" draw:marker-end-center="true"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9" style:family="graphic">
      <style:graphic-properties draw:marker-start="Circle" draw:marker-start-width="0.0402in" draw:marker-start-center="true"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office:automatic-styles>
  <office:body>
    <office:text text:use-soft-page-breaks="true">
      <office:forms form:automatic-focus="false" form:apply-design-mode="false"/>
      <text:tracked-changes>
        <text:changed-region text:id="ct-1384711972">
          <text:deletion>
            <office:change-info>
              <dc:creator>David A. Wheeler</dc:creator>
              <dc:date>2005-08-26T18:17:00</dc:date>
            </office:change-info>
            <text:p text:style-name="P1"/>
            <text:p text:style-name="P2"/>
          </text:deletion>
        </text:changed-region>
        <text:changed-region text:id="ct-1384750736">
          <text:deletion>
            <office:change-info>
              <dc:creator>David A. Wheeler</dc:creator>
              <dc:date>2005-08-26T17:39:00</dc:date>
            </office:change-info>
            <text:p text:style-name="P2">D</text:p>
          </text:deletion>
        </text:changed-region>
        <text:changed-region text:id="ct-1384711076">
          <text:insertion>
            <office:change-info>
              <dc:creator>David A. Wheeler</dc:creator>
              <dc:date>2005-08-26T17:39:00</dc:date>
            </office:change-info>
          </text:insertion>
        </text:changed-region>
        <text:changed-region text:id="ct-1384749056">
          <text:deletion>
            <office:change-info>
              <dc:creator>David A. Wheeler</dc:creator>
              <dc:date>2005-08-26T17:39:00</dc:date>
            </office:change-info>
            <text:p text:style-name="P2">C</text:p>
          </text:deletion>
        </text:changed-region>
        <text:changed-region text:id="ct-1384748944">
          <text:insertion>
            <office:change-info>
              <dc:creator>David A. Wheeler</dc:creator>
              <dc:date>2005-08-26T17:39:00</dc:date>
            </office:change-info>
          </text:insertion>
        </text:changed-region>
        <text:changed-region text:id="ct-1384749280">
          <text:deletion>
            <office:change-info>
              <dc:creator>David A. Wheeler</dc:creator>
              <dc:date>2005-08-26T17:39:00</dc:date>
            </office:change-info>
            <text:p text:style-name="P2">S</text:p>
          </text:deletion>
        </text:changed-region>
        <text:changed-region text:id="ct-1384750176">
          <text:insertion>
            <office:change-info>
              <dc:creator>David A. Wheeler</dc:creator>
              <dc:date>2005-08-26T17:39:00</dc:date>
            </office:change-info>
          </text:insertion>
        </text:changed-region>
        <text:changed-region text:id="ct-1384749168">
          <text:deletion>
            <office:change-info>
              <dc:creator>David A. Wheeler</dc:creator>
              <dc:date>2005-08-26T17:39:00</dc:date>
            </office:change-info>
            <text:p text:style-name="P2">R</text:p>
          </text:deletion>
        </text:changed-region>
        <text:changed-region text:id="ct-1384750064">
          <text:insertion>
            <office:change-info>
              <dc:creator>David A. Wheeler</dc:creator>
              <dc:date>2005-08-26T17:39:00</dc:date>
            </office:change-info>
          </text:insertion>
        </text:changed-region>
        <text:changed-region text:id="ct-1384750624">
          <text:deletion>
            <office:change-info>
              <dc:creator>David A. Wheeler</dc:creator>
              <dc:date>2005-08-26T17:39:00</dc:date>
            </office:change-info>
            <text:p text:style-name="P2">C</text:p>
          </text:deletion>
        </text:changed-region>
        <text:changed-region text:id="ct-1384750512">
          <text:insertion>
            <office:change-info>
              <dc:creator>David A. Wheeler</dc:creator>
              <dc:date>2005-08-26T17:39:00</dc:date>
            </office:change-info>
          </text:insertion>
        </text:changed-region>
        <text:changed-region text:id="ct-1383678652">
          <text:deletion>
            <office:change-info>
              <dc:creator>unknown</dc:creator>
              <dc:date>2005-09-17T15:03:00</dc:date>
            </office:change-info>
            <text:p text:style-name="P3">Version as of August </text:p>
          </text:deletion>
        </text:changed-region>
        <text:changed-region text:id="ct-1383678764">
          <text:deletion>
            <office:change-info>
              <dc:creator>David A. Wheeler</dc:creator>
              <dc:date>2005-08-26T12:31:00</dc:date>
            </office:change-info>
            <text:p text:style-name="P3">5</text:p>
          </text:deletion>
        </text:changed-region>
        <text:changed-region text:id="ct-1383678876">
          <text:deletion>
            <office:change-info>
              <dc:creator>David A. Wheeler</dc:creator>
              <dc:date>2005-08-26T12:31:00</dc:date>
            </office:change-info>
            <text:p text:style-name="P3">a</text:p>
          </text:deletion>
          <text:insertion>
            <office:change-info office:chg-author="unknown" office:chg-date-time="2005-08-26T00:09:00"/>
          </text:insertion>
        </text:changed-region>
        <text:changed-region text:id="ct-1383678988">
          <text:deletion>
            <office:change-info>
              <dc:creator>unknown</dc:creator>
              <dc:date>2005-08-26T21:43:00</dc:date>
            </office:change-info>
            <text:p text:style-name="P3">f</text:p>
          </text:deletion>
          <text:insertion>
            <office:change-info office:chg-author="David A. Wheeler" office:chg-date-time="2005-08-26T18:14:00"/>
          </text:insertion>
        </text:changed-region>
        <text:changed-region text:id="ct-1383679100">
          <text:deletion>
            <office:change-info>
              <dc:creator>unknown</dc:creator>
              <dc:date>2005-08-28T21:21:00</dc:date>
            </office:change-info>
            <text:p text:style-name="P3">6</text:p>
          </text:deletion>
          <text:insertion>
            <office:change-info office:chg-author="David A. Wheeler" office:chg-date-time="2005-08-26T12:31:00"/>
          </text:insertion>
        </text:changed-region>
        <text:changed-region text:id="ct-1383679212">
          <text:deletion>
            <office:change-info>
              <dc:creator>unknown</dc:creator>
              <dc:date>2005-08-30T23:24:00</dc:date>
            </office:change-info>
            <text:p text:style-name="P3">2</text:p>
          </text:deletion>
        </text:changed-region>
        <text:changed-region text:id="ct-1383679548">
          <text:deletion>
            <office:change-info>
              <dc:creator>unknown</dc:creator>
              <dc:date>2005-09-17T15:03:00</dc:date>
            </office:change-info>
            <text:p text:style-name="P3">, 2005</text:p>
          </text:deletion>
        </text:changed-region>
        <text:changed-region text:id="ct-1383678428">
          <text:insertion>
            <office:change-info>
              <dc:creator>unknown</dc:creator>
              <dc:date>2005-09-17T21:42:00</dc:date>
            </office:change-info>
          </text:insertion>
        </text:changed-region>
        <text:changed-region text:id="ct-1384603496">
          <text:deletion>
            <office:change-info>
              <dc:creator>David A. Wheeler</dc:creator>
              <dc:date>2005-08-26T17:14:00</dc:date>
            </office:change-info>
            <text:p text:style-name="Abstract_20_Text">unintended </text:p>
          </text:deletion>
        </text:changed-region>
        <text:changed-region text:id="ct-1384603272">
          <text:deletion>
            <office:change-info>
              <dc:creator>David A. Wheeler</dc:creator>
              <dc:date>2005-08-26T13:09:00</dc:date>
            </office:change-info>
            <text:p text:style-name="Abstract_20_Text">purported</text:p>
          </text:deletion>
        </text:changed-region>
        <text:changed-region text:id="ct-1384603384">
          <text:deletion>
            <office:change-info>
              <dc:creator>unknown</dc:creator>
              <dc:date>2005-09-19T22:44:00</dc:date>
            </office:change-info>
            <text:p text:style-name="Abstract_20_Text"><text:s/></text:p>
          </text:deletion>
        </text:changed-region>
        <text:changed-region text:id="ct-1384603160">
          <text:insertion>
            <office:change-info>
              <dc:creator>David A. Wheeler</dc:creator>
              <dc:date>2005-08-26T13:57:00</dc:date>
            </office:change-info>
          </text:insertion>
        </text:changed-region>
        <text:changed-region text:id="ct-1384603048">
          <text:deletion>
            <office:change-info>
              <dc:creator>David A. Wheeler</dc:creator>
              <dc:date>2005-08-26T13:57:00</dc:date>
            </office:change-info>
            <text:p text:style-name="Abstract_20_Text">;</text:p>
          </text:deletion>
        </text:changed-region>
        <text:changed-region text:id="ct-1384602936">
          <text:deletion>
            <office:change-info>
              <dc:creator>David A. Wheeler</dc:creator>
              <dc:date>2005-08-26T13:57:00</dc:date>
            </office:change-info>
            <text:p text:style-name="Abstract_20_Text">i</text:p>
          </text:deletion>
        </text:changed-region>
        <text:changed-region text:id="ct-1384602824">
          <text:insertion>
            <office:change-info>
              <dc:creator>David A. Wheeler</dc:creator>
              <dc:date>2005-08-26T13:57:00</dc:date>
            </office:change-info>
          </text:insertion>
        </text:changed-region>
        <text:changed-region text:id="ct-1384602712">
          <text:deletion>
            <office:change-info>
              <dc:creator>unknown</dc:creator>
              <dc:date>2005-09-17T15:19:00</dc:date>
            </office:change-info>
            <text:p text:style-name="Abstract_20_Text">binary</text:p>
          </text:deletion>
        </text:changed-region>
        <text:changed-region text:id="ct-1384602600">
          <text:insertion>
            <office:change-info>
              <dc:creator>unknown</dc:creator>
              <dc:date>2005-09-17T22:45:00</dc:date>
            </office:change-info>
          </text:insertion>
        </text:changed-region>
        <text:changed-region text:id="ct-1384602488">
          <text:deletion>
            <office:change-info>
              <dc:creator>unknown</dc:creator>
              <dc:date>2005-09-17T15:19:00</dc:date>
            </office:change-info>
            <text:p text:style-name="Abstract_20_Text">binary</text:p>
          </text:deletion>
        </text:changed-region>
        <text:changed-region text:id="ct-1384602376">
          <text:insertion>
            <office:change-info>
              <dc:creator>unknown</dc:creator>
              <dc:date>2005-09-17T22:45:00</dc:date>
            </office:change-info>
          </text:insertion>
        </text:changed-region>
        <text:changed-region text:id="ct-1384602264">
          <text:deletion>
            <office:change-info>
              <dc:creator>David A. Wheeler</dc:creator>
              <dc:date>2005-08-26T14:29:00</dc:date>
            </office:change-info>
            <text:p text:style-name="Abstract_20_Text">to the author’s knowledge</text:p>
          </text:deletion>
        </text:changed-region>
        <text:changed-region text:id="ct-1384602152">
          <text:insertion>
            <office:change-info>
              <dc:creator>David A. Wheeler</dc:creator>
              <dc:date>2005-08-26T14:29:00</dc:date>
            </office:change-info>
          </text:insertion>
        </text:changed-region>
        <text:changed-region text:id="ct-1384602040">
          <text:deletion>
            <office:change-info>
              <dc:creator>David A. Wheeler</dc:creator>
              <dc:date>2005-08-26T14:29:00</dc:date>
            </office:change-info>
            <text:p text:style-name="Abstract_20_Text">the </text:p>
          </text:deletion>
        </text:changed-region>
        <text:changed-region text:id="ct-1384601816">
          <text:deletion>
            <office:change-info>
              <dc:creator>unknown</dc:creator>
              <dc:date>2005-09-18T20:01:00</dc:date>
            </office:change-info>
            <text:p text:style-name="Abstract_20_Text"><text:s/></text:p>
          </text:deletion>
        </text:changed-region>
        <text:changed-region text:id="ct-1384601928">
          <text:deletion>
            <office:change-info>
              <dc:creator>David A. Wheeler</dc:creator>
              <dc:date>2005-08-26T14:43:00</dc:date>
            </office:change-info>
            <text:p text:style-name="Abstract_20_Text">publicly</text:p>
          </text:deletion>
        </text:changed-region>
        <text:changed-region text:id="ct-1384601704">
          <text:insertion>
            <office:change-info>
              <dc:creator>David A. Wheeler</dc:creator>
              <dc:date>2005-08-26T14:42:00</dc:date>
            </office:change-info>
          </text:insertion>
        </text:changed-region>
        <text:changed-region text:id="ct-1384601592">
          <text:deletion>
            <office:change-info>
              <dc:creator>David A. Wheeler</dc:creator>
              <dc:date>2005-08-26T14:42:00</dc:date>
            </office:change-info>
            <text:p text:style-name="Abstract_20_Text">detail</text:p>
          </text:deletion>
        </text:changed-region>
        <text:changed-region text:id="ct-1384601480">
          <text:insertion>
            <office:change-info>
              <dc:creator>unknown</dc:creator>
              <dc:date>2005-09-17T22:00:00</dc:date>
            </office:change-info>
          </text:insertion>
        </text:changed-region>
        <text:changed-region text:id="ct-1384601368">
          <text:deletion>
            <office:change-info>
              <dc:creator>unknown</dc:creator>
              <dc:date>2005-09-17T22:00:00</dc:date>
            </office:change-info>
            <text:p text:style-name="Abstract_20_Text">, and provides lessons learned</text:p>
          </text:deletion>
        </text:changed-region>
        <text:changed-region text:id="ct-1384601256">
          <text:insertion>
            <office:change-info>
              <dc:creator>unknown</dc:creator>
              <dc:date>2005-09-18T16:46:00</dc:date>
            </office:change-info>
          </text:insertion>
        </text:changed-region>
        <text:changed-region text:id="ct-1384601032">
          <text:deletion>
            <office:change-info>
              <dc:creator>David A. Wheeler</dc:creator>
              <dc:date>2005-08-26T14:46:00</dc:date>
            </office:change-info>
            <text:p text:style-name="Standard"/>
            <text:p text:style-name="Standard"/>
          </text:deletion>
        </text:changed-region>
        <text:changed-region text:id="ct-1384601144">
          <text:deletion>
            <office:change-info>
              <dc:creator>unknown</dc:creator>
              <dc:date>2005-09-18T18:48:00</dc:date>
            </office:change-info>
            <text:p text:style-name="Standard"/>
            <text:p text:style-name="Standard"/>
          </text:deletion>
          <text:insertion>
            <office:change-info office:chg-author="David A. Wheeler" office:chg-date-time="2005-08-26T14:50:00"/>
          </text:insertion>
        </text:changed-region>
        <text:changed-region text:id="ct-1384600920">
          <text:format-change>
            <office:change-info>
              <dc:creator>unknown</dc:creator>
              <dc:date>2005-09-18T16:17:00</dc:date>
            </office:change-info>
          </text:format-change>
        </text:changed-region>
        <text:changed-region text:id="ct-1384600808">
          <text:deletion>
            <office:change-info>
              <dc:creator>unknown</dc:creator>
              <dc:date>2005-09-17T15:19:00</dc:date>
            </office:change-info>
            <text:p text:style-name="Standard">binary</text:p>
          </text:deletion>
        </text:changed-region>
        <text:changed-region text:id="ct-1384600696">
          <text:insertion>
            <office:change-info>
              <dc:creator>unknown</dc:creator>
              <dc:date>2005-09-17T22:45:00</dc:date>
            </office:change-info>
          </text:insertion>
        </text:changed-region>
        <text:changed-region text:id="ct-1384600584">
          <text:deletion>
            <office:change-info>
              <dc:creator>unknown</dc:creator>
              <dc:date>2005-09-17T15:19:00</dc:date>
            </office:change-info>
            <text:p text:style-name="Standard">binary</text:p>
          </text:deletion>
        </text:changed-region>
        <text:changed-region text:id="ct-1384600360">
          <text:insertion>
            <office:change-info>
              <dc:creator>unknown</dc:creator>
              <dc:date>2005-09-17T22:45:00</dc:date>
            </office:change-info>
          </text:insertion>
        </text:changed-region>
        <text:changed-region text:id="ct-1384600472">
          <text:deletion>
            <office:change-info>
              <dc:creator>unknown</dc:creator>
              <dc:date>2005-09-17T15:20:00</dc:date>
            </office:change-info>
            <text:p text:style-name="Standard">binary</text:p>
          </text:deletion>
        </text:changed-region>
        <text:changed-region text:id="ct-1384600248">
          <text:insertion>
            <office:change-info>
              <dc:creator>unknown</dc:creator>
              <dc:date>2005-09-17T22:45:00</dc:date>
            </office:change-info>
          </text:insertion>
        </text:changed-region>
        <text:changed-region text:id="ct-1384600136">
          <text:deletion>
            <office:change-info>
              <dc:creator>unknown</dc:creator>
              <dc:date>2005-09-17T22:03:00</dc:date>
            </office:change-info>
            <text:p text:style-name="Standard">.</text:p>
          </text:deletion>
        </text:changed-region>
        <text:changed-region text:id="ct-1384600024">
          <text:insertion>
            <office:change-info>
              <dc:creator>unknown</dc:creator>
              <dc:date>2005-09-18T16:27:00</dc:date>
            </office:change-info>
          </text:insertion>
        </text:changed-region>
        <text:changed-region text:id="ct-1384599912">
          <text:deletion>
            <office:change-info>
              <dc:creator>unknown</dc:creator>
              <dc:date>2005-09-18T19:16:00</dc:date>
            </office:change-info>
            <text:p text:style-name="Standard">[Karger1974]</text:p>
          </text:deletion>
        </text:changed-region>
        <text:changed-region text:id="ct-1384599688">
          <text:deletion>
            <office:change-info>
              <dc:creator>unknown</dc:creator>
              <dc:date>2005-09-17T22:03:00</dc:date>
            </office:change-info>
            <text:p text:style-name="Standard">(which implements a trap door)</text:p>
          </text:deletion>
        </text:changed-region>
        <text:changed-region text:id="ct-1384599800">
          <text:deletion>
            <office:change-info>
              <dc:creator>unknown</dc:creator>
              <dc:date>2005-09-17T22:04:00</dc:date>
            </office:change-info>
            <text:p text:style-name="Standard"><text:s/></text:p>
          </text:deletion>
        </text:changed-region>
        <text:changed-region text:id="ct-1384591316">
          <text:deletion>
            <office:change-info>
              <dc:creator>unknown</dc:creator>
              <dc:date>2005-09-17T22:04:00</dc:date>
            </office:change-info>
            <text:p text:style-name="Standard">routine</text:p>
          </text:deletion>
        </text:changed-region>
        <text:changed-region text:id="ct-1384591204">
          <text:insertion>
            <office:change-info>
              <dc:creator>unknown</dc:creator>
              <dc:date>2005-09-17T22:04:00</dc:date>
            </office:change-info>
          </text:insertion>
        </text:changed-region>
        <text:changed-region text:id="ct-1384591092">
          <text:insertion>
            <office:change-info>
              <dc:creator>unknown</dc:creator>
              <dc:date>2005-09-17T22:05:00</dc:date>
            </office:change-info>
          </text:insertion>
        </text:changed-region>
        <text:changed-region text:id="ct-1384590868">
          <text:deletion>
            <office:change-info>
              <dc:creator>unknown</dc:creator>
              <dc:date>2005-09-17T22:04:00</dc:date>
            </office:change-info>
            <text:p text:style-name="Standard">at all times</text:p>
          </text:deletion>
        </text:changed-region>
        <text:changed-region text:id="ct-1384590980">
          <text:deletion>
            <office:change-info>
              <dc:creator>unknown</dc:creator>
              <dc:date>2005-09-17T22:05:00</dc:date>
            </office:change-info>
            <text:p text:style-name="Standard"><text:s/></text:p>
          </text:deletion>
        </text:changed-region>
        <text:changed-region text:id="ct-1384590756">
          <text:deletion>
            <office:change-info>
              <dc:creator>unknown</dc:creator>
              <dc:date>2005-09-17T22:06:00</dc:date>
            </office:change-info>
            <text:p text:style-name="Standard">w</text:p>
          </text:deletion>
        </text:changed-region>
        <text:changed-region text:id="ct-1384590644">
          <text:insertion>
            <office:change-info>
              <dc:creator>unknown</dc:creator>
              <dc:date>2005-09-17T22:06:00</dc:date>
            </office:change-info>
          </text:insertion>
        </text:changed-region>
        <text:changed-region text:id="ct-1384590532">
          <text:deletion>
            <office:change-info>
              <dc:creator>unknown</dc:creator>
              <dc:date>2005-09-17T17:36:00</dc:date>
            </office:change-info>
            <text:p text:style-name="Standard">.</text:p>
          </text:deletion>
        </text:changed-region>
        <text:changed-region text:id="ct-1384590420">
          <text:insertion>
            <office:change-info>
              <dc:creator>unknown</dc:creator>
              <dc:date>2005-09-18T16:27:00</dc:date>
            </office:change-info>
          </text:insertion>
        </text:changed-region>
        <text:changed-region text:id="ct-1384590308">
          <text:deletion>
            <office:change-info>
              <dc:creator>unknown</dc:creator>
              <dc:date>2005-09-18T19:16:00</dc:date>
            </office:change-info>
            <text:p text:style-name="Standard">[Thompson1984]</text:p>
          </text:deletion>
        </text:changed-region>
        <text:changed-region text:id="ct-1384590196">
          <text:insertion>
            <office:change-info>
              <dc:creator>unknown</dc:creator>
              <dc:date>2005-09-17T17:36:00</dc:date>
            </office:change-info>
          </text:insertion>
        </text:changed-region>
        <text:changed-region text:id="ct-1384590084">
          <text:insertion>
            <office:change-info>
              <dc:creator>unknown</dc:creator>
              <dc:date>2005-09-18T12:35:00</dc:date>
            </office:change-info>
          </text:insertion>
        </text:changed-region>
        <text:changed-region text:id="ct-1384589972">
          <text:insertion>
            <office:change-info>
              <dc:creator>unknown</dc:creator>
              <dc:date>2005-09-18T12:37:00</dc:date>
            </office:change-info>
          </text:insertion>
        </text:changed-region>
        <text:changed-region text:id="ct-1384589748">
          <text:deletion>
            <office:change-info>
              <dc:creator>unknown</dc:creator>
              <dc:date>2005-09-18T12:35:00</dc:date>
            </office:change-info>
            <text:p text:style-name="Standard">as a demonstration</text:p>
          </text:deletion>
        </text:changed-region>
        <text:changed-region text:id="ct-1384589860">
          <text:deletion>
            <office:change-info>
              <dc:creator>unknown</dc:creator>
              <dc:date>2005-09-17T17:01:00</dc:date>
            </office:change-info>
            <text:p text:style-name="Standard">’s login program </text:p>
          </text:deletion>
        </text:changed-region>
        <text:changed-region text:id="ct-1384589636">
          <text:insertion>
            <office:change-info>
              <dc:creator>unknown</dc:creator>
              <dc:date>2005-09-18T12:35:00</dc:date>
            </office:change-info>
          </text:insertion>
        </text:changed-region>
        <text:changed-region text:id="ct-1384589524">
          <text:insertion>
            <office:change-info>
              <dc:creator>unknown</dc:creator>
              <dc:date>2005-09-18T12:36:00</dc:date>
            </office:change-info>
          </text:insertion>
        </text:changed-region>
        <text:changed-region text:id="ct-1384589412">
          <text:insertion>
            <office:change-info>
              <dc:creator>unknown</dc:creator>
              <dc:date>2005-09-17T17:01:00</dc:date>
            </office:change-info>
          </text:insertion>
        </text:changed-region>
        <text:changed-region text:id="ct-1384589300">
          <text:insertion>
            <office:change-info>
              <dc:creator>unknown</dc:creator>
              <dc:date>2005-09-17T17:02:00</dc:date>
            </office:change-info>
          </text:insertion>
        </text:changed-region>
        <text:changed-region text:id="ct-1384589188">
          <text:deletion>
            <office:change-info>
              <dc:creator>unknown</dc:creator>
              <dc:date>2005-09-17T17:03:00</dc:date>
            </office:change-info>
            <text:p text:style-name="Standard">;</text:p>
          </text:deletion>
        </text:changed-region>
        <text:changed-region text:id="ct-1384589076">
          <text:insertion>
            <office:change-info>
              <dc:creator>unknown</dc:creator>
              <dc:date>2005-09-17T17:03:00</dc:date>
            </office:change-info>
          </text:insertion>
        </text:changed-region>
        <text:changed-region text:id="ct-1384588964">
          <text:deletion>
            <office:change-info>
              <dc:creator>unknown</dc:creator>
              <dc:date>2005-09-17T17:03:00</dc:date>
            </office:change-info>
            <text:p text:style-name="Standard">t</text:p>
          </text:deletion>
        </text:changed-region>
        <text:changed-region text:id="ct-1384588852">
          <text:insertion>
            <office:change-info>
              <dc:creator>unknown</dc:creator>
              <dc:date>2005-09-17T17:03:00</dc:date>
            </office:change-info>
          </text:insertion>
        </text:changed-region>
        <text:changed-region text:id="ct-1384588740">
          <text:deletion>
            <office:change-info>
              <dc:creator>unknown</dc:creator>
              <dc:date>2005-09-18T12:37:00</dc:date>
            </office:change-info>
            <text:p text:style-name="Standard">subverted</text:p>
          </text:deletion>
        </text:changed-region>
        <text:changed-region text:id="ct-1384588628">
          <text:insertion>
            <office:change-info>
              <dc:creator>unknown</dc:creator>
              <dc:date>2005-09-18T12:37:00</dc:date>
            </office:change-info>
          </text:insertion>
        </text:changed-region>
        <text:changed-region text:id="ct-1384588516">
          <text:deletion>
            <office:change-info>
              <dc:creator>unknown</dc:creator>
              <dc:date>2005-09-17T22:06:00</dc:date>
            </office:change-info>
            <text:p text:style-name="Standard">.</text:p>
          </text:deletion>
        </text:changed-region>
        <text:changed-region text:id="ct-1384588404">
          <text:insertion>
            <office:change-info>
              <dc:creator>unknown</dc:creator>
              <dc:date>2005-09-18T16:27:00</dc:date>
            </office:change-info>
          </text:insertion>
        </text:changed-region>
        <text:changed-region text:id="ct-1384588292">
          <text:deletion>
            <office:change-info>
              <dc:creator>unknown</dc:creator>
              <dc:date>2005-09-18T19:16:00</dc:date>
            </office:change-info>
            <text:p text:style-name="Standard">[Thornburg2000]</text:p>
          </text:deletion>
        </text:changed-region>
        <text:changed-region text:id="ct-1384588180">
          <text:insertion>
            <office:change-info>
              <dc:creator>unknown</dc:creator>
              <dc:date>2005-09-17T22:06:00</dc:date>
            </office:change-info>
          </text:insertion>
        </text:changed-region>
        <text:changed-region text:id="ct-1384588068">
          <text:deletion>
            <office:change-info>
              <dc:creator>unknown</dc:creator>
              <dc:date>2005-09-17T22:08:00</dc:date>
            </office:change-info>
            <text:p text:style-name="Standard">actually </text:p>
          </text:deletion>
        </text:changed-region>
        <text:changed-region text:id="ct-1384587956">
          <text:insertion>
            <office:change-info>
              <dc:creator>unknown</dc:creator>
              <dc:date>2005-09-18T16:27:00</dc:date>
            </office:change-info>
          </text:insertion>
        </text:changed-region>
        <text:changed-region text:id="ct-1384587844">
          <text:deletion>
            <office:change-info>
              <dc:creator>unknown</dc:creator>
              <dc:date>2005-09-18T19:17:00</dc:date>
            </office:change-info>
            <text:p text:style-name="Standard">[Maynor2004] [Maynor2005]</text:p>
          </text:deletion>
        </text:changed-region>
        <text:changed-region text:id="ct-1384587732">
          <text:insertion>
            <office:change-info>
              <dc:creator>unknown</dc:creator>
              <dc:date>2005-09-18T16:28:00</dc:date>
            </office:change-info>
          </text:insertion>
        </text:changed-region>
        <text:changed-region text:id="ct-1384587620">
          <text:deletion>
            <office:change-info>
              <dc:creator>unknown</dc:creator>
              <dc:date>2005-09-18T19:17:00</dc:date>
            </office:change-info>
            <text:p text:style-name="Standard">[Karger2000]</text:p>
          </text:deletion>
        </text:changed-region>
        <text:changed-region text:id="ct-1384587508">
          <text:insertion>
            <office:change-info>
              <dc:creator>unknown</dc:creator>
              <dc:date>2005-09-18T16:28:00</dc:date>
            </office:change-info>
          </text:insertion>
        </text:changed-region>
        <text:changed-region text:id="ct-1384587396">
          <text:deletion>
            <office:change-info>
              <dc:creator>unknown</dc:creator>
              <dc:date>2005-09-18T19:17:00</dc:date>
            </office:change-info>
            <text:p text:style-name="Standard">[gauis2000]</text:p>
          </text:deletion>
        </text:changed-region>
        <text:changed-region text:id="ct-1384587216">
          <text:insertion>
            <office:change-info>
              <dc:creator>unknown</dc:creator>
              <dc:date>2005-09-18T16:28:00</dc:date>
            </office:change-info>
          </text:insertion>
        </text:changed-region>
        <text:changed-region text:id="ct-1384587104">
          <text:deletion>
            <office:change-info>
              <dc:creator>unknown</dc:creator>
              <dc:date>2005-09-18T19:17:00</dc:date>
            </office:change-info>
            <text:p text:style-name="Standard">[Anderson2004]</text:p>
          </text:deletion>
        </text:changed-region>
        <text:changed-region text:id="ct-1384586992">
          <text:insertion>
            <office:change-info>
              <dc:creator>David A. Wheeler</dc:creator>
              <dc:date>2005-08-26T14:54:00</dc:date>
            </office:change-info>
          </text:insertion>
        </text:changed-region>
        <text:changed-region text:id="ct-1384586880">
          <text:deletion>
            <office:change-info>
              <dc:creator>David A. Wheeler</dc:creator>
              <dc:date>2005-08-26T16:19:00</dc:date>
            </office:change-info>
            <text:p text:style-name="Standard">.</text:p>
          </text:deletion>
        </text:changed-region>
        <text:changed-region text:id="ct-1384586768">
          <text:deletion>
            <office:change-info>
              <dc:creator>David A. Wheeler</dc:creator>
              <dc:date>2005-08-26T14:54:00</dc:date>
            </office:change-info>
            <text:p text:style-name="Standard">presents a</text:p>
          </text:deletion>
        </text:changed-region>
        <text:changed-region text:id="ct-1384586656">
          <text:insertion>
            <office:change-info>
              <dc:creator>David A. Wheeler</dc:creator>
              <dc:date>2005-08-26T14:54:00</dc:date>
            </office:change-info>
          </text:insertion>
        </text:changed-region>
        <text:changed-region text:id="ct-1384586544">
          <text:insertion>
            <office:change-info>
              <dc:creator>David A. Wheeler</dc:creator>
              <dc:date>2005-08-26T14:54:00</dc:date>
            </office:change-info>
          </text:insertion>
        </text:changed-region>
        <text:changed-region text:id="ct-1384586432">
          <text:deletion>
            <office:change-info>
              <dc:creator>David A. Wheeler</dc:creator>
              <dc:date>2005-08-26T13:53:00</dc:date>
            </office:change-info>
            <text:p text:style-name="Standard"><text:s/>I call </text:p>
          </text:deletion>
        </text:changed-region>
        <text:changed-region text:id="ct-1384586320">
          <text:insertion>
            <office:change-info>
              <dc:creator>David A. Wheeler</dc:creator>
              <dc:date>2005-08-26T14:54:00</dc:date>
            </office:change-info>
          </text:insertion>
        </text:changed-region>
        <text:changed-region text:id="ct-1384586208">
          <text:deletion>
            <office:change-info>
              <dc:creator>unknown</dc:creator>
              <dc:date>2005-09-17T21:45:00</dc:date>
            </office:change-info>
            <text:p text:style-name="Standard">.</text:p>
          </text:deletion>
        </text:changed-region>
        <text:changed-region text:id="ct-1384586096">
          <text:insertion>
            <office:change-info>
              <dc:creator>unknown</dc:creator>
              <dc:date>2005-09-17T21:45:00</dc:date>
            </office:change-info>
          </text:insertion>
        </text:changed-region>
        <text:changed-region text:id="ct-1384585984">
          <text:insertion>
            <office:change-info>
              <dc:creator>David A. Wheeler</dc:creator>
              <dc:date>2005-08-26T16:19:00</dc:date>
            </office:change-info>
          </text:insertion>
        </text:changed-region>
        <text:changed-region text:id="ct-1384585872">
          <text:deletion>
            <office:change-info>
              <dc:creator>unknown</dc:creator>
              <dc:date>2005-09-17T21:46:00</dc:date>
            </office:change-info>
            <text:p text:style-name="Standard">this technique</text:p>
          </text:deletion>
          <text:insertion>
            <office:change-info office:chg-author="David A. Wheeler" office:chg-date-time="2005-08-26T16:19:00"/>
          </text:insertion>
        </text:changed-region>
        <text:changed-region text:id="ct-1384585760">
          <text:insertion>
            <office:change-info>
              <dc:creator>unknown</dc:creator>
              <dc:date>2005-09-17T21:46:00</dc:date>
            </office:change-info>
          </text:insertion>
        </text:changed-region>
        <text:changed-region text:id="ct-1384585648">
          <text:insertion>
            <office:change-info>
              <dc:creator>David A. Wheeler</dc:creator>
              <dc:date>2005-08-26T16:19:00</dc:date>
            </office:change-info>
          </text:insertion>
        </text:changed-region>
        <text:changed-region text:id="ct-1384585536">
          <text:deletion>
            <office:change-info>
              <dc:creator>unknown</dc:creator>
              <dc:date>2005-09-17T15:20:00</dc:date>
            </office:change-info>
            <text:p text:style-name="Standard">binary</text:p>
          </text:deletion>
          <text:insertion>
            <office:change-info office:chg-author="David A. Wheeler" office:chg-date-time="2005-08-26T16:19:00"/>
          </text:insertion>
        </text:changed-region>
        <text:changed-region text:id="ct-1384585424">
          <text:insertion>
            <office:change-info>
              <dc:creator>unknown</dc:creator>
              <dc:date>2005-09-17T22:45:00</dc:date>
            </office:change-info>
          </text:insertion>
        </text:changed-region>
        <text:changed-region text:id="ct-1384585312">
          <text:insertion>
            <office:change-info>
              <dc:creator>David A. Wheeler</dc:creator>
              <dc:date>2005-08-26T16:19:00</dc:date>
            </office:change-info>
          </text:insertion>
        </text:changed-region>
        <text:changed-region text:id="ct-1384585200">
          <text:deletion>
            <office:change-info>
              <dc:creator>unknown</dc:creator>
              <dc:date>2005-09-17T15:20:00</dc:date>
            </office:change-info>
            <text:p text:style-name="Standard">binary</text:p>
          </text:deletion>
          <text:insertion>
            <office:change-info office:chg-author="David A. Wheeler" office:chg-date-time="2005-08-26T16:19:00"/>
          </text:insertion>
        </text:changed-region>
        <text:changed-region text:id="ct-1384585088">
          <text:insertion>
            <office:change-info>
              <dc:creator>unknown</dc:creator>
              <dc:date>2005-09-17T22:45:00</dc:date>
            </office:change-info>
          </text:insertion>
        </text:changed-region>
        <text:changed-region text:id="ct-1384584976">
          <text:insertion>
            <office:change-info>
              <dc:creator>David A. Wheeler</dc:creator>
              <dc:date>2005-08-26T16:19:00</dc:date>
            </office:change-info>
          </text:insertion>
        </text:changed-region>
        <text:changed-region text:id="ct-1384584752">
          <text:deletion>
            <office:change-info>
              <dc:creator>unknown</dc:creator>
              <dc:date>2005-09-17T21:56:00</dc:date>
            </office:change-info>
            <text:p text:style-name="Standard">h</text:p>
          </text:deletion>
          <text:insertion>
            <office:change-info office:chg-author="David A. Wheeler" office:chg-date-time="2005-08-26T16:20:00"/>
          </text:insertion>
        </text:changed-region>
        <text:changed-region text:id="ct-1384584864">
          <text:deletion>
            <office:change-info>
              <dc:creator>David A. Wheeler</dc:creator>
              <dc:date>2005-08-26T14:54:00</dc:date>
            </office:change-info>
            <text:p text:style-name="Standard">T</text:p>
          </text:deletion>
        </text:changed-region>
        <text:changed-region text:id="ct-1384584640">
          <text:insertion>
            <office:change-info>
              <dc:creator>unknown</dc:creator>
              <dc:date>2005-09-17T21:56:00</dc:date>
            </office:change-info>
          </text:insertion>
        </text:changed-region>
        <text:changed-region text:id="ct-1384584528">
          <text:insertion>
            <office:change-info>
              <dc:creator>David A. Wheeler</dc:creator>
              <dc:date>2005-08-26T16:20:00</dc:date>
            </office:change-info>
          </text:insertion>
        </text:changed-region>
        <text:changed-region text:id="ct-1384584416">
          <text:insertion>
            <office:change-info>
              <dc:creator>David A. Wheeler</dc:creator>
              <dc:date>2005-08-26T16:19:00</dc:date>
            </office:change-info>
          </text:insertion>
        </text:changed-region>
        <text:changed-region text:id="ct-1384584304">
          <text:deletion>
            <office:change-info>
              <dc:creator>David A. Wheeler</dc:creator>
              <dc:date>2005-08-26T13:53:00</dc:date>
            </office:change-info>
            <text:p text:style-name="Standard">appears to be</text:p>
          </text:deletion>
        </text:changed-region>
        <text:changed-region text:id="ct-1384584192">
          <text:insertion>
            <office:change-info>
              <dc:creator>David A. Wheeler</dc:creator>
              <dc:date>2005-08-26T13:53:00</dc:date>
            </office:change-info>
          </text:insertion>
        </text:changed-region>
        <text:changed-region text:id="ct-1384584080">
          <text:deletion>
            <office:change-info>
              <dc:creator>David A. Wheeler</dc:creator>
              <dc:date>2005-08-26T13:55:00</dc:date>
            </office:change-info>
            <text:p text:style-name="Standard">published</text:p>
          </text:deletion>
        </text:changed-region>
        <text:changed-region text:id="ct-1384583968">
          <text:insertion>
            <office:change-info>
              <dc:creator>David A. Wheeler</dc:creator>
              <dc:date>2005-08-26T13:55:00</dc:date>
            </office:change-info>
          </text:insertion>
        </text:changed-region>
        <text:changed-region text:id="ct-1384583856">
          <text:deletion>
            <office:change-info>
              <dc:creator>unknown</dc:creator>
              <dc:date>2005-09-17T21:57:00</dc:date>
            </office:change-info>
            <text:p text:style-name="Standard">this technique</text:p>
          </text:deletion>
        </text:changed-region>
        <text:changed-region text:id="ct-1384583744">
          <text:insertion>
            <office:change-info>
              <dc:creator>unknown</dc:creator>
              <dc:date>2005-09-17T21:57:00</dc:date>
            </office:change-info>
          </text:insertion>
        </text:changed-region>
        <text:changed-region text:id="ct-1384583632">
          <text:deletion>
            <office:change-info>
              <dc:creator>unknown</dc:creator>
              <dc:date>2005-09-17T21:47:00</dc:date>
            </office:change-info>
            <text:p text:style-name="Standard">the</text:p>
          </text:deletion>
        </text:changed-region>
        <text:changed-region text:id="ct-1384583520">
          <text:insertion>
            <office:change-info>
              <dc:creator>unknown</dc:creator>
              <dc:date>2005-09-17T21:47:00</dc:date>
            </office:change-info>
          </text:insertion>
        </text:changed-region>
        <text:changed-region text:id="ct-1384583296">
          <text:deletion>
            <office:change-info>
              <dc:creator>unknown</dc:creator>
              <dc:date>2005-09-17T21:46:00</dc:date>
            </office:change-info>
            <text:p text:style-name="Standard">this technique</text:p>
          </text:deletion>
        </text:changed-region>
        <text:changed-region text:id="ct-1384583408">
          <text:deletion>
            <office:change-info>
              <dc:creator>unknown</dc:creator>
              <dc:date>2005-09-17T21:47:00</dc:date>
            </office:change-info>
            <text:p text:style-name="Standard"><text:s/>of </text:p>
          </text:deletion>
        </text:changed-region>
        <text:changed-region text:id="ct-1384583160">
          <text:deletion>
            <office:change-info>
              <dc:creator>David A. Wheeler</dc:creator>
              <dc:date>2005-08-26T13:53:00</dc:date>
            </office:change-info>
            <text:p text:style-name="Standard">I have not found strong</text:p>
          </text:deletion>
        </text:changed-region>
        <text:changed-region text:id="ct-1384583048">
          <text:insertion>
            <office:change-info>
              <dc:creator>David A. Wheeler</dc:creator>
              <dc:date>2005-08-26T13:53:00</dc:date>
            </office:change-info>
          </text:insertion>
        </text:changed-region>
        <text:changed-region text:id="ct-1384582936">
          <text:deletion>
            <office:change-info>
              <dc:creator>David A. Wheeler</dc:creator>
              <dc:date>2005-08-26T13:53:00</dc:date>
            </office:change-info>
            <text:p text:style-name="Standard"><text:s/></text:p>
          </text:deletion>
        </text:changed-region>
        <text:changed-region text:id="ct-1384582824">
          <text:insertion>
            <office:change-info>
              <dc:creator>David A. Wheeler</dc:creator>
              <dc:date>2005-08-26T13:53:00</dc:date>
            </office:change-info>
          </text:insertion>
        </text:changed-region>
        <text:changed-region text:id="ct-1384582712">
          <text:deletion>
            <office:change-info>
              <dc:creator>unknown</dc:creator>
              <dc:date>2005-09-17T21:47:00</dc:date>
            </office:change-info>
            <text:p text:style-name="Standard">this technique</text:p>
          </text:deletion>
        </text:changed-region>
        <text:changed-region text:id="ct-1384582600">
          <text:insertion>
            <office:change-info>
              <dc:creator>unknown</dc:creator>
              <dc:date>2005-09-17T21:47:00</dc:date>
            </office:change-info>
          </text:insertion>
        </text:changed-region>
        <text:changed-region text:id="ct-1384582376">
          <text:deletion>
            <office:change-info>
              <dc:creator>David A. Wheeler</dc:creator>
              <dc:date>2005-08-26T13:54:00</dc:date>
            </office:change-info>
            <text:p text:style-name="Standard">actually</text:p>
          </text:deletion>
        </text:changed-region>
        <text:changed-region text:id="ct-1384582488">
          <text:deletion>
            <office:change-info>
              <dc:creator>David A. Wheeler</dc:creator>
              <dc:date>2005-08-26T13:55:00</dc:date>
            </office:change-info>
            <text:p text:style-name="Standard"><text:s/></text:p>
          </text:deletion>
        </text:changed-region>
        <text:changed-region text:id="ct-1384582264">
          <text:insertion>
            <office:change-info>
              <dc:creator>unknown</dc:creator>
              <dc:date>2005-09-17T22:09:00</dc:date>
            </office:change-info>
          </text:insertion>
        </text:changed-region>
        <text:changed-region text:id="ct-1384581704">
          <text:deletion>
            <office:change-info>
              <dc:creator>unknown</dc:creator>
              <dc:date>2005-09-17T21:57:00</dc:date>
            </office:change-info>
            <text:p text:style-name="Standard"><text:s/>from that demonstration</text:p>
          </text:deletion>
        </text:changed-region>
        <text:changed-region text:id="ct-1384581816">
          <text:deletion>
            <office:change-info>
              <dc:creator>unknown</dc:creator>
              <dc:date>2005-09-17T21:58:00</dc:date>
            </office:change-info>
            <text:p text:style-name="Standard">some lessons learned</text:p>
          </text:deletion>
        </text:changed-region>
        <text:changed-region text:id="ct-1384581928">
          <text:deletion>
            <office:change-info>
              <dc:creator>unknown</dc:creator>
              <dc:date>2005-09-17T22:09:00</dc:date>
            </office:change-info>
            <text:p text:style-name="Standard"><text:s/>and </text:p>
          </text:deletion>
        </text:changed-region>
        <text:changed-region text:id="ct-1384582040">
          <text:deletion>
            <office:change-info>
              <dc:creator>unknown</dc:creator>
              <dc:date>2005-09-17T21:57:00</dc:date>
            </office:change-info>
            <text:p text:style-name="Standard">the technique</text:p>
          </text:deletion>
        </text:changed-region>
        <text:changed-region text:id="ct-1384582152">
          <text:deletion>
            <office:change-info>
              <dc:creator>unknown</dc:creator>
              <dc:date>2005-09-17T22:09:00</dc:date>
            </office:change-info>
            <text:p text:style-name="Standard">, including a demonstration of </text:p>
          </text:deletion>
        </text:changed-region>
        <text:changed-region text:id="ct-1384581592">
          <text:insertion>
            <office:change-info>
              <dc:creator>David A. Wheeler</dc:creator>
              <dc:date>2005-08-26T13:43:00</dc:date>
            </office:change-info>
          </text:insertion>
        </text:changed-region>
        <text:changed-region text:id="ct-1384581368">
          <text:deletion>
            <office:change-info>
              <dc:creator>David A. Wheeler</dc:creator>
              <dc:date>2005-08-26T13:43:00</dc:date>
            </office:change-info>
            <text:p text:style-name="P4">begins with </text:p>
          </text:deletion>
        </text:changed-region>
        <text:changed-region text:id="ct-1384581480">
          <text:deletion>
            <office:change-info>
              <dc:creator>David A. Wheeler</dc:creator>
              <dc:date>2005-08-26T13:42:00</dc:date>
            </office:change-info>
            <text:p text:style-name="P4">a </text:p>
          </text:deletion>
        </text:changed-region>
        <text:changed-region text:id="ct-1384581256">
          <text:deletion>
            <office:change-info>
              <dc:creator>David A. Wheeler</dc:creator>
              <dc:date>2005-08-26T16:17:00</dc:date>
            </office:change-info>
            <text:p text:style-name="P4">,</text:p>
          </text:deletion>
        </text:changed-region>
        <text:changed-region text:id="ct-1384581144">
          <text:deletion>
            <office:change-info>
              <dc:creator>David A. Wheeler</dc:creator>
              <dc:date>2005-08-26T13:43:00</dc:date>
            </office:change-info>
            <text:p text:style-name="P4">followed by </text:p>
          </text:deletion>
        </text:changed-region>
        <text:changed-region text:id="ct-1384581032">
          <text:insertion>
            <office:change-info>
              <dc:creator>David A. Wheeler</dc:creator>
              <dc:date>2005-08-26T16:15:00</dc:date>
            </office:change-info>
          </text:insertion>
        </text:changed-region>
        <text:changed-region text:id="ct-1384580920">
          <text:insertion>
            <office:change-info>
              <dc:creator>David A. Wheeler</dc:creator>
              <dc:date>2005-08-26T16:16:00</dc:date>
            </office:change-info>
          </text:insertion>
        </text:changed-region>
        <text:changed-region text:id="ct-1384580696">
          <text:deletion>
            <office:change-info>
              <dc:creator>David A. Wheeler</dc:creator>
              <dc:date>2005-08-26T16:16:00</dc:date>
            </office:change-info>
            <text:p text:style-name="P4">an analysis </text:p>
          </text:deletion>
        </text:changed-region>
        <text:changed-region text:id="ct-1384580248">
          <text:deletion>
            <office:change-info>
              <dc:creator>unknown</dc:creator>
              <dc:date>2005-09-17T22:10:00</dc:date>
            </office:change-info>
            <text:p text:style-name="P4"><text:s/>This is</text:p>
          </text:deletion>
          <text:insertion>
            <office:change-info office:chg-author="David A. Wheeler" office:chg-date-time="2005-08-26T16:16:00"/>
          </text:insertion>
        </text:changed-region>
        <text:changed-region text:id="ct-1384580360">
          <text:deletion>
            <office:change-info>
              <dc:creator>David A. Wheeler</dc:creator>
              <dc:date>2005-08-26T16:16:00</dc:date>
            </office:change-info>
            <text:p text:style-name="P4">being countered </text:p>
          </text:deletion>
        </text:changed-region>
        <text:changed-region text:id="ct-1384580472">
          <text:deletion>
            <office:change-info>
              <dc:creator>unknown</dc:creator>
              <dc:date>2005-09-17T22:10:00</dc:date>
            </office:change-info>
            <text:p text:style-name="P4"><text:s/></text:p>
          </text:deletion>
        </text:changed-region>
        <text:changed-region text:id="ct-1384580584">
          <text:deletion>
            <office:change-info>
              <dc:creator>unknown</dc:creator>
              <dc:date>2005-09-17T22:10:00</dc:date>
            </office:change-info>
            <text:p text:style-name="P4">.</text:p>
          </text:deletion>
          <text:insertion>
            <office:change-info office:chg-author="David A. Wheeler" office:chg-date-time="2005-08-26T16:17:00"/>
          </text:insertion>
        </text:changed-region>
        <text:changed-region text:id="ct-1384580136">
          <text:insertion>
            <office:change-info>
              <dc:creator>unknown</dc:creator>
              <dc:date>2005-09-17T22:10:00</dc:date>
            </office:change-info>
          </text:insertion>
        </text:changed-region>
        <text:changed-region text:id="ct-1384580024">
          <text:insertion>
            <office:change-info>
              <dc:creator>David A. Wheeler</dc:creator>
              <dc:date>2005-08-26T16:16:00</dc:date>
            </office:change-info>
          </text:insertion>
        </text:changed-region>
        <text:changed-region text:id="ct-1384579912">
          <text:deletion>
            <office:change-info>
              <dc:creator>unknown</dc:creator>
              <dc:date>2005-09-17T21:47:00</dc:date>
            </office:change-info>
            <text:p text:style-name="P4">diverse double-compiling</text:p>
          </text:deletion>
          <text:insertion>
            <office:change-info office:chg-author="David A. Wheeler" office:chg-date-time="2005-08-26T16:16:00"/>
          </text:insertion>
        </text:changed-region>
        <text:changed-region text:id="ct-1384579800">
          <text:insertion>
            <office:change-info>
              <dc:creator>unknown</dc:creator>
              <dc:date>2005-09-17T21:47:00</dc:date>
            </office:change-info>
          </text:insertion>
        </text:changed-region>
        <text:changed-region text:id="ct-1384579688">
          <text:insertion>
            <office:change-info>
              <dc:creator>David A. Wheeler</dc:creator>
              <dc:date>2005-08-26T16:16:00</dc:date>
            </office:change-info>
          </text:insertion>
        </text:changed-region>
        <text:changed-region text:id="ct-1384579240">
          <text:deletion>
            <office:change-info>
              <dc:creator>David A. Wheeler</dc:creator>
              <dc:date>2005-08-26T13:45:00</dc:date>
            </office:change-info>
            <text:p text:style-name="P4">and </text:p>
          </text:deletion>
        </text:changed-region>
        <text:changed-region text:id="ct-1384579352">
          <text:deletion>
            <office:change-info>
              <dc:creator>David A. Wheeler</dc:creator>
              <dc:date>2005-08-26T16:16:00</dc:date>
            </office:change-info>
            <text:p text:style-name="P4">the diverse double-compiling process itself (including a more detailed description of it, its assumptions, and a justification </text:p>
          </text:deletion>
        </text:changed-region>
        <text:changed-region text:id="ct-1384579464">
          <text:deletion>
            <office:change-info>
              <dc:creator>David A. Wheeler</dc:creator>
              <dc:date>2005-08-26T13:45:00</dc:date>
            </office:change-info>
            <text:p text:style-name="P4">of </text:p>
          </text:deletion>
        </text:changed-region>
        <text:changed-region text:id="ct-1384579576">
          <text:deletion>
            <office:change-info>
              <dc:creator>David A. Wheeler</dc:creator>
              <dc:date>2005-08-26T16:16:00</dc:date>
            </office:change-info>
            <text:p text:style-name="P4">why it works)</text:p>
          </text:deletion>
        </text:changed-region>
        <text:changed-region text:id="ct-1384580808">
          <text:insertion>
            <office:change-info>
              <dc:creator>David A. Wheeler</dc:creator>
              <dc:date>2005-08-26T13:46:00</dc:date>
            </office:change-info>
          </text:insertion>
        </text:changed-region>
        <text:changed-region text:id="ct-1384578948">
          <text:deletion>
            <office:change-info>
              <dc:creator>David A. Wheeler</dc:creator>
              <dc:date>2005-08-26T13:43:00</dc:date>
            </office:change-info>
            <text:p text:style-name="P4">. The next section discusses</text:p>
          </text:deletion>
        </text:changed-region>
        <text:changed-region text:id="ct-1384579060">
          <text:deletion>
            <office:change-info>
              <dc:creator>David A. Wheeler</dc:creator>
              <dc:date>2005-08-26T13:46:00</dc:date>
            </office:change-info>
            <text:p text:style-name="P4"><text:s/></text:p>
          </text:deletion>
        </text:changed-region>
        <text:changed-region text:id="ct-1384578836">
          <text:insertion>
            <office:change-info>
              <dc:creator>David A. Wheeler</dc:creator>
              <dc:date>2005-08-26T13:46:00</dc:date>
            </office:change-info>
          </text:insertion>
        </text:changed-region>
        <text:changed-region text:id="ct-1384578724">
          <text:insertion>
            <office:change-info>
              <dc:creator>David A. Wheeler</dc:creator>
              <dc:date>2005-08-26T13:44:00</dc:date>
            </office:change-info>
          </text:insertion>
        </text:changed-region>
        <text:changed-region text:id="ct-1384578612">
          <text:insertion>
            <office:change-info>
              <dc:creator>David A. Wheeler</dc:creator>
              <dc:date>2005-08-26T13:46:00</dc:date>
            </office:change-info>
          </text:insertion>
        </text:changed-region>
        <text:changed-region text:id="ct-1384578052">
          <text:deletion>
            <office:change-info>
              <dc:creator>David A. Wheeler</dc:creator>
              <dc:date>2005-08-26T13:46:00</dc:date>
            </office:change-info>
            <text:p text:style-name="P4">discussion on </text:p>
          </text:deletion>
        </text:changed-region>
        <text:changed-region text:id="ct-1384578164">
          <text:deletion>
            <office:change-info>
              <dc:creator>unknown</dc:creator>
              <dc:date>2005-09-17T21:47:00</dc:date>
            </office:change-info>
            <text:p text:style-name="P4">a </text:p>
          </text:deletion>
        </text:changed-region>
        <text:changed-region text:id="ct-1384578276">
          <text:deletion>
            <office:change-info>
              <dc:creator>David A. Wheeler</dc:creator>
              <dc:date>2005-08-26T13:44:00</dc:date>
            </office:change-info>
            <text:p text:style-name="P4">. </text:p>
          </text:deletion>
        </text:changed-region>
        <text:changed-region text:id="ct-1384578388">
          <text:deletion>
            <office:change-info>
              <dc:creator>David A. Wheeler</dc:creator>
              <dc:date>2005-08-26T13:46:00</dc:date>
            </office:change-info>
            <text:p text:style-name="P4"><text:s/></text:p>
          </text:deletion>
        </text:changed-region>
        <text:changed-region text:id="ct-1384578500">
          <text:deletion>
            <office:change-info>
              <dc:creator>David A. Wheeler</dc:creator>
              <dc:date>2005-08-26T13:44:00</dc:date>
            </office:change-info>
            <text:p text:style-name="P4">This is followed by </text:p>
          </text:deletion>
        </text:changed-region>
        <text:changed-region text:id="ct-1384577940">
          <text:insertion>
            <office:change-info>
              <dc:creator>David A. Wheeler</dc:creator>
              <dc:date>2005-08-26T14:56:00</dc:date>
            </office:change-info>
          </text:insertion>
        </text:changed-region>
        <text:changed-region text:id="ct-1384577828">
          <text:insertion>
            <office:change-info>
              <dc:creator>David A. Wheeler</dc:creator>
              <dc:date>2005-08-26T14:56:00</dc:date>
            </office:change-info>
          </text:insertion>
        </text:changed-region>
        <text:changed-region text:id="ct-1384577716">
          <text:deletion>
            <office:change-info>
              <dc:creator>David A. Wheeler</dc:creator>
              <dc:date>2005-08-26T14:56:00</dc:date>
            </office:change-info>
            <text:p text:style-name="P4">ing</text:p>
          </text:deletion>
        </text:changed-region>
        <text:changed-region text:id="ct-1384577604">
          <text:deletion>
            <office:change-info>
              <dc:creator>unknown</dc:creator>
              <dc:date>2005-09-17T22:10:00</dc:date>
            </office:change-info>
            <text:p text:style-name="P4">the results of an actual example</text:p>
          </text:deletion>
        </text:changed-region>
        <text:changed-region text:id="ct-1384577492">
          <text:insertion>
            <office:change-info>
              <dc:creator>unknown</dc:creator>
              <dc:date>2005-09-17T22:10:00</dc:date>
            </office:change-info>
          </text:insertion>
        </text:changed-region>
        <text:changed-region text:id="ct-1384576708">
          <text:deletion>
            <office:change-info>
              <dc:creator>unknown</dc:creator>
              <dc:date>2005-09-17T21:48:00</dc:date>
            </office:change-info>
            <text:p text:style-name="P4">compiling</text:p>
          </text:deletion>
        </text:changed-region>
        <text:changed-region text:id="ct-1384576820">
          <text:deletion>
            <office:change-info>
              <dc:creator>David A. Wheeler</dc:creator>
              <dc:date>2005-08-26T13:47:00</dc:date>
            </office:change-info>
            <text:p text:style-name="P4"><text:s/></text:p>
          </text:deletion>
        </text:changed-region>
        <text:changed-region text:id="ct-1384576932">
          <text:deletion>
            <office:change-info>
              <dc:creator>unknown</dc:creator>
              <dc:date>2005-09-17T21:48:00</dc:date>
            </office:change-info>
            <text:p text:style-name="P4">-</text:p>
          </text:deletion>
          <text:insertion>
            <office:change-info office:chg-author="David A. Wheeler" office:chg-date-time="2005-08-26T13:44:00"/>
          </text:insertion>
        </text:changed-region>
        <text:changed-region text:id="ct-1384577044">
          <text:deletion>
            <office:change-info>
              <dc:creator>unknown</dc:creator>
              <dc:date>2005-09-17T21:48:00</dc:date>
            </office:change-info>
            <text:p text:style-name="P4">double</text:p>
          </text:deletion>
        </text:changed-region>
        <text:changed-region text:id="ct-1384577156">
          <text:deletion>
            <office:change-info>
              <dc:creator>David A. Wheeler</dc:creator>
              <dc:date>2005-08-26T13:44:00</dc:date>
            </office:change-info>
            <text:p text:style-name="P4">-</text:p>
          </text:deletion>
        </text:changed-region>
        <text:changed-region text:id="ct-1384577268">
          <text:deletion>
            <office:change-info>
              <dc:creator>unknown</dc:creator>
              <dc:date>2005-09-17T21:48:00</dc:date>
            </office:change-info>
            <text:p text:style-name="P4"><text:s/></text:p>
          </text:deletion>
          <text:insertion>
            <office:change-info office:chg-author="David A. Wheeler" office:chg-date-time="2005-08-26T13:44:00"/>
          </text:insertion>
        </text:changed-region>
        <text:changed-region text:id="ct-1384577380">
          <text:deletion>
            <office:change-info>
              <dc:creator>unknown</dc:creator>
              <dc:date>2005-09-17T21:48:00</dc:date>
            </office:change-info>
            <text:p text:style-name="P4">diverse</text:p>
          </text:deletion>
        </text:changed-region>
        <text:changed-region text:id="ct-1384576596">
          <text:insertion>
            <office:change-info>
              <dc:creator>unknown</dc:creator>
              <dc:date>2005-09-17T21:48:00</dc:date>
            </office:change-info>
          </text:insertion>
        </text:changed-region>
        <text:changed-region text:id="ct-1384576484">
          <text:deletion>
            <office:change-info>
              <dc:creator>unknown</dc:creator>
              <dc:date>2005-08-30T21:04:00</dc:date>
            </office:change-info>
            <text:p text:style-name="P5"/>
            <text:p text:style-name="P5">This section describes some alternative approaches to countering “trusting trust” that are ineffective, identifies the publicly-posted information about this technique, and identifies other related work.</text:p>
            <text:p text:style-name="P5"/>
          </text:deletion>
        </text:changed-region>
        <text:changed-region text:id="ct-1384576372">
          <text:deletion>
            <office:change-info>
              <dc:creator>unknown</dc:creator>
              <dc:date>2005-09-22T22:34:00</dc:date>
            </office:change-info>
            <text:p text:style-name="Standard">alternative solutions</text:p>
          </text:deletion>
        </text:changed-region>
        <text:changed-region text:id="ct-1384576260">
          <text:insertion>
            <office:change-info>
              <dc:creator>unknown</dc:creator>
              <dc:date>2005-09-22T22:34:00</dc:date>
            </office:change-info>
          </text:insertion>
        </text:changed-region>
        <text:changed-region text:id="ct-1384576148">
          <text:insertion>
            <office:change-info>
              <dc:creator>unknown</dc:creator>
              <dc:date>2005-09-22T22:35:00</dc:date>
            </office:change-info>
          </text:insertion>
        </text:changed-region>
        <text:changed-region text:id="ct-1384566656">
          <text:insertion>
            <office:change-info>
              <dc:creator>unknown</dc:creator>
              <dc:date>2005-08-26T22:36:00</dc:date>
            </office:change-info>
          </text:insertion>
        </text:changed-region>
        <text:changed-region text:id="ct-1384563744">
          <text:deletion>
            <office:change-info>
              <dc:creator>David A. Wheeler</dc:creator>
              <dc:date>2005-08-26T16:03:00</dc:date>
            </office:change-info>
            <text:p text:style-name="P6">However, </text:p>
          </text:deletion>
        </text:changed-region>
        <text:changed-region text:id="ct-1384563856">
          <text:deletion>
            <office:change-info>
              <dc:creator>David A. Wheeler</dc:creator>
              <dc:date>2005-08-26T14:03:00</dc:date>
            </office:change-info>
            <text:p text:style-name="P6">I have not found any </text:p>
          </text:deletion>
        </text:changed-region>
        <text:changed-region text:id="ct-1384563968">
          <text:deletion>
            <office:change-info>
              <dc:creator>David A. Wheeler</dc:creator>
              <dc:date>2005-08-26T16:03:00</dc:date>
            </office:change-info>
            <text:p text:style-name="P6">peer-reviewed papers </text:p>
          </text:deletion>
        </text:changed-region>
        <text:changed-region text:id="ct-1384564080">
          <text:deletion>
            <office:change-info>
              <dc:creator>David A. Wheeler</dc:creator>
              <dc:date>2005-08-26T14:03:00</dc:date>
            </office:change-info>
            <text:p text:style-name="P6">that </text:p>
          </text:deletion>
        </text:changed-region>
        <text:changed-region text:id="ct-1384564192">
          <text:deletion>
            <office:change-info>
              <dc:creator>David A. Wheeler</dc:creator>
              <dc:date>2005-08-26T16:03:00</dc:date>
            </office:change-info>
            <text:p text:style-name="P6">describe or examine this technique in detail, nor </text:p>
          </text:deletion>
        </text:changed-region>
        <text:changed-region text:id="ct-1384564304">
          <text:deletion>
            <office:change-info>
              <dc:creator>David A. Wheeler</dc:creator>
              <dc:date>2005-08-26T14:03:00</dc:date>
            </office:change-info>
            <text:p text:style-name="P6">I have I found </text:p>
          </text:deletion>
        </text:changed-region>
        <text:changed-region text:id="ct-1384564416">
          <text:deletion>
            <office:change-info>
              <dc:creator>David A. Wheeler</dc:creator>
              <dc:date>2005-08-26T16:03:00</dc:date>
            </office:change-info>
            <text:p text:style-name="P6">public evidence that it’s actually been used. <text:s/>One 2004 gcc mailing list posting stated, “I’m not aware of any ongoing effort,” [Lord2004]; another responded, “I guess we all sorta hope someone else is doing it.” [Jendrissek2004]</text:p>
          </text:deletion>
        </text:changed-region>
        <text:changed-region text:id="ct-1384564528">
          <text:deletion>
            <office:change-info>
              <dc:creator>David A. Wheeler</dc:creator>
              <dc:date>2005-08-26T17:32:00</dc:date>
            </office:change-info>
            <text:list text:style-name="L1">
              <text:list-item>
                <text:p text:style-name="P7"/>
              </text:list-item>
              <text:list-item>
                <text:p text:style-name="P7"/>
              </text:list-item>
            </text:list>
          </text:deletion>
        </text:changed-region>
        <text:changed-region text:id="ct-1384564640">
          <text:deletion>
            <office:change-info>
              <dc:creator>David A. Wheeler</dc:creator>
              <dc:date>2005-08-26T16:03:00</dc:date>
            </office:change-info>
            <text:list text:style-name="L1" text:continue-numbering="true">
              <text:list-item>
                <text:p text:style-name="P7"/>
              </text:list-item>
            </text:list>
            <text:h text:style-name="Heading_20_2" text:outline-level="2">Diverse double-compiling</text:h>
            <text:list text:style-name="L1" text:continue-numbering="true">
              <text:list-item>
                <text:p text:style-name="P7"/>
              </text:list-item>
            </text:list>
          </text:deletion>
        </text:changed-region>
        <text:changed-region text:id="ct-1384564752">
          <text:deletion>
            <office:change-info>
              <dc:creator>David A. Wheeler</dc:creator>
              <dc:date>2005-08-26T16:07:00</dc:date>
            </office:change-info>
            <text:list text:style-name="L1" text:continue-numbering="true">
              <text:list-item>
                <text:p text:style-name="P7"/>
              </text:list-item>
              <text:list-item>
                <text:p text:style-name="P7">There is a little-known yet potentially practical countermeasure to this attack, which works by employing compiler diversity. <text:s/>In short, recompile the </text:p>
              </text:list-item>
            </text:list>
          </text:deletion>
        </text:changed-region>
        <text:changed-region text:id="ct-1384564864">
          <text:deletion>
            <office:change-info>
              <dc:creator>David A. Wheeler</dc:creator>
              <dc:date>2005-08-26T13:09:00</dc:date>
            </office:change-info>
            <text:p text:style-name="P6">purported</text:p>
          </text:deletion>
        </text:changed-region>
        <text:changed-region text:id="ct-1384564976">
          <text:deletion>
            <office:change-info>
              <dc:creator>David A. Wheeler</dc:creator>
              <dc:date>2005-08-26T16:07:00</dc:date>
            </office:change-info>
            <text:p text:style-name="P6"><text:s/>compiler source code twice: once with a second “trusted” compiler, and again using the result of the first compilation; then see if the result matches the original bit-for-bit. <text:s/>This countermeasure uses a second compiler to act as a check on the first. Thompson’s attack implicity assumes that there is only one compiler available; by adding a second compiler, the implied assumption is broken. <text:s/>The trusted compiler and its environment may be initially malicious or defective, as long that does not impact their results identically, and they may be very slow. Section </text:p>
          </text:deletion>
        </text:changed-region>
        <text:changed-region text:id="ct-1384565088">
          <text:deletion>
            <office:change-info>
              <dc:creator>David A. Wheeler</dc:creator>
              <dc:date>2005-08-26T13:55:00</dc:date>
            </office:change-info>
            <text:p text:style-name="P6">IV</text:p>
          </text:deletion>
        </text:changed-region>
        <text:changed-region text:id="ct-1384565200">
          <text:deletion>
            <office:change-info>
              <dc:creator>David A. Wheeler</dc:creator>
              <dc:date>2005-08-26T16:07:00</dc:date>
            </office:change-info>
            <text:p text:style-name="P6"><text:s/>of this paper describes the technique, its assumptions, and justifies its effectiveness in more detail.</text:p>
          </text:deletion>
        </text:changed-region>
        <text:changed-region text:id="ct-1384565312">
          <text:deletion>
            <office:change-info>
              <dc:creator>David A. Wheeler</dc:creator>
              <dc:date>2005-08-26T13:56:00</dc:date>
            </office:change-info>
            <text:p text:style-name="P6"><text:s text:c="2"/>I have not found any name given to this technique, so I have <text:s/>named it “diverse double-compiling.”</text:p>
          </text:deletion>
        </text:changed-region>
        <text:changed-region text:id="ct-1384565424">
          <text:deletion>
            <office:change-info>
              <dc:creator>David A. Wheeler</dc:creator>
              <dc:date>2005-08-26T16:07:00</dc:date>
            </office:change-info>
            <text:list text:style-name="L2">
              <text:list-item>
                <text:p text:style-name="P8"/>
              </text:list-item>
            </text:list>
            <text:list text:style-name="L1" text:continue-numbering="true">
              <text:list-item>
                <text:p text:style-name="P7">There have been a few public postings about the topic in various informal locations (e.g., mailing lists). <text:s/>The earliest appears to be an informal posting by Henry Spencer in 1998 [Spencer1998]: “</text:p>
              </text:list-item>
            </text:list>
          </text:deletion>
        </text:changed-region>
        <text:changed-region text:id="ct-1384565536">
          <text:deletion>
            <office:change-info>
              <dc:creator>David A. Wheeler</dc:creator>
              <dc:date>2005-08-26T16:03:00</dc:date>
            </office:change-info>
            <text:p text:style-name="P6">Copmile [sic]</text:p>
          </text:deletion>
        </text:changed-region>
        <text:changed-region text:id="ct-1384565648">
          <text:deletion>
            <office:change-info>
              <dc:creator>David A. Wheeler</dc:creator>
              <dc:date>2005-08-26T16:07:00</dc:date>
            </office:change-info>
            <text:p text:style-name="P6"><text:s/>the compiler using both itself and a different compiler, yielding two binaries... Now use both those binaries to compile the compiler source again, giving two outputs. Since the the binaries are the same machinery, the outputs should be identical.” Since this time, this basic idea has been posted in several places, all with very short descriptions [Mohring2004] [Libra2004] [Buck2004].</text:p>
          </text:deletion>
        </text:changed-region>
        <text:changed-region text:id="ct-1384565760">
          <text:deletion>
            <office:change-info>
              <dc:creator>David A. Wheeler</dc:creator>
              <dc:date>2005-08-26T17:32:00</dc:date>
            </office:change-info>
            <text:list text:style-name="L1" text:continue-numbering="true">
              <text:list-item>
                <text:p text:style-name="P7"/>
              </text:list-item>
            </text:list>
            <text:list text:style-name="L2" text:continue-numbering="true">
              <text:list-item>
                <text:p text:style-name="P8"/>
              </text:list-item>
            </text:list>
          </text:deletion>
        </text:changed-region>
        <text:changed-region text:id="ct-1384565872">
          <text:deletion>
            <office:change-info>
              <dc:creator>unknown</dc:creator>
              <dc:date>2005-08-26T21:44:00</dc:date>
            </office:change-info>
            <text:list text:style-name="L2" text:continue-numbering="true">
              <text:list-item>
                <text:p text:style-name="P8"/>
              </text:list-item>
            </text:list>
            <text:list text:style-name="L1" text:continue-numbering="true">
              <text:list-item>
                <text:p text:style-name="P7"/>
              </text:list-item>
            </text:list>
          </text:deletion>
        </text:changed-region>
        <text:changed-region text:id="ct-1384565984">
          <text:deletion>
            <office:change-info>
              <dc:creator>unknown</dc:creator>
              <dc:date>2005-08-26T22:39:00</dc:date>
            </office:change-info>
            <text:list text:style-name="L2" text:continue-numbering="true">
              <text:list-item>
                <text:p text:style-name="P8">. An attacker could also insert the attack into the compiler’s source; if the receiver accepts it (due to lack of diligence or conspiracy), the attacker could remove the evidence in a later version.</text:p>
              </text:list-item>
              <text:list-item>
                <text:p text:style-name="P8">Programs can be written in interpreted languages. But eventually an interpreter must be implemented by machine code, so this simply moves the attack location.</text:p>
              </text:list-item>
            </text:list>
          </text:deletion>
        </text:changed-region>
        <text:changed-region text:id="ct-1384566096">
          <text:deletion>
            <office:change-info>
              <dc:creator>unknown</dc:creator>
              <dc:date>2005-08-26T22:39:00</dc:date>
            </office:change-info>
            <text:p text:style-name="P6">malicious</text:p>
          </text:deletion>
          <text:insertion>
            <office:change-info office:chg-author="David A. Wheeler" office:chg-date-time="2005-08-26T13:05:00"/>
          </text:insertion>
        </text:changed-region>
        <text:changed-region text:id="ct-1384566208">
          <text:deletion>
            <office:change-info>
              <dc:creator>David A. Wheeler</dc:creator>
              <dc:date>2005-08-26T13:05:00</dc:date>
            </office:change-info>
            <text:p text:style-name="P6">evil</text:p>
          </text:deletion>
        </text:changed-region>
        <text:changed-region text:id="ct-1384566320">
          <text:deletion>
            <office:change-info>
              <dc:creator>unknown</dc:creator>
              <dc:date>2005-08-26T22:39:00</dc:date>
            </office:change-info>
            <text:list text:style-name="L2" text:continue-numbering="true">
              <text:list-item>
                <text:p text:style-name="P8">Such comparison could be automated, but optimizing compilers make such comparisons difficult, compiler changes make keeping such tools up-to-date difficult, and the tool’s complexity would similar to a compiler’s.</text:p>
              </text:list-item>
              <text:list-item>
                <text:p text:style-name="P9">A second compiler could compile the source code, and then the binaries could be compared automatically to argue semantic equivalence. <text:s/>There is some work in determining the semantic equivalence of two different binaries [Sabin2004], but this is very difficult.</text:p>
              </text:list-item>
              <text:list-item>
                <text:p text:style-name="P8">Receivers could require that they only receive source code and then recompile everything themselves. <text:s/>This fails if the receiver’s compiler is already </text:p>
              </text:list-item>
            </text:list>
          </text:deletion>
        </text:changed-region>
        <text:changed-region text:id="ct-1384566432">
          <text:deletion>
            <office:change-info>
              <dc:creator>unknown</dc:creator>
              <dc:date>2005-08-26T22:35:00</dc:date>
            </office:change-info>
            <text:list text:style-name="L3">
              <text:list-item>
                <text:p text:style-name="P10"/>
              </text:list-item>
            </text:list>
            <text:list text:style-name="L2" text:continue-numbering="true">
              <text:list-item>
                <text:p text:style-name="P8"/>
              </text:list-item>
            </text:list>
          </text:deletion>
        </text:changed-region>
        <text:changed-region text:id="ct-1384566544">
          <text:deletion>
            <office:change-info>
              <dc:creator>unknown</dc:creator>
              <dc:date>2005-08-26T22:39:00</dc:date>
            </office:change-info>
            <text:list text:style-name="L3" text:continue-numbering="true">
              <text:list-item>
                <text:p text:style-name="P10"/>
              </text:list-item>
              <text:list-item>
                <text:p text:style-name="P10">Compiler binary files could be manually compared with their source code. This is impractical given compilers’ large sizes, complexity, and rate of change.</text:p>
              </text:list-item>
            </text:list>
          </text:deletion>
        </text:changed-region>
        <text:changed-region text:id="ct-1384563632">
          <text:insertion>
            <office:change-info>
              <dc:creator>David A. Wheeler</dc:creator>
              <dc:date>2005-08-26T15:05:00</dc:date>
            </office:change-info>
          </text:insertion>
        </text:changed-region>
        <text:changed-region text:id="ct-1384563520">
          <text:deletion>
            <office:change-info>
              <dc:creator>unknown</dc:creator>
              <dc:date>2005-09-17T17:37:00</dc:date>
            </office:change-info>
            <text:p text:style-name="Standard"><text:s/>[Draper1984]</text:p>
          </text:deletion>
          <text:insertion>
            <office:change-info office:chg-author="David A. Wheeler" office:chg-date-time="2005-08-26T15:05:00"/>
          </text:insertion>
        </text:changed-region>
        <text:changed-region text:id="ct-1384563408">
          <text:insertion>
            <office:change-info>
              <dc:creator>David A. Wheeler</dc:creator>
              <dc:date>2005-08-26T15:05:00</dc:date>
            </office:change-info>
          </text:insertion>
        </text:changed-region>
        <text:changed-region text:id="ct-1384563296">
          <text:deletion>
            <office:change-info>
              <dc:creator>unknown</dc:creator>
              <dc:date>2005-09-17T15:20:00</dc:date>
            </office:change-info>
            <text:p text:style-name="Standard">binary</text:p>
          </text:deletion>
          <text:insertion>
            <office:change-info office:chg-author="David A. Wheeler" office:chg-date-time="2005-08-26T15:05:00"/>
          </text:insertion>
        </text:changed-region>
        <text:changed-region text:id="ct-1384563184">
          <text:insertion>
            <office:change-info>
              <dc:creator>unknown</dc:creator>
              <dc:date>2005-09-17T22:46:00</dc:date>
            </office:change-info>
          </text:insertion>
        </text:changed-region>
        <text:changed-region text:id="ct-1384563072">
          <text:insertion>
            <office:change-info>
              <dc:creator>David A. Wheeler</dc:creator>
              <dc:date>2005-08-26T15:05:00</dc:date>
            </office:change-info>
          </text:insertion>
        </text:changed-region>
        <text:changed-region text:id="ct-1384562960">
          <text:deletion>
            <office:change-info>
              <dc:creator>unknown</dc:creator>
              <dc:date>2005-09-22T21:58:00</dc:date>
            </office:change-info>
            <text:p text:style-name="Standard"><text:s/></text:p>
          </text:deletion>
          <text:insertion>
            <office:change-info office:chg-author="David A. Wheeler" office:chg-date-time="2005-08-26T15:05:00"/>
          </text:insertion>
        </text:changed-region>
        <text:changed-region text:id="ct-1384562848">
          <text:insertion>
            <office:change-info>
              <dc:creator>unknown</dc:creator>
              <dc:date>2005-09-22T21:58:00</dc:date>
            </office:change-info>
          </text:insertion>
        </text:changed-region>
        <text:changed-region text:id="ct-1384554476">
          <text:insertion>
            <office:change-info>
              <dc:creator>David A. Wheeler</dc:creator>
              <dc:date>2005-08-26T15:05:00</dc:date>
            </office:change-info>
          </text:insertion>
        </text:changed-region>
        <text:changed-region text:id="ct-1384554364">
          <text:insertion>
            <office:change-info>
              <dc:creator>unknown</dc:creator>
              <dc:date>2005-09-17T17:37:00</dc:date>
            </office:change-info>
          </text:insertion>
        </text:changed-region>
        <text:changed-region text:id="ct-1384554252">
          <text:insertion>
            <office:change-info>
              <dc:creator>David A. Wheeler</dc:creator>
              <dc:date>2005-08-26T15:05:00</dc:date>
            </office:change-info>
          </text:insertion>
        </text:changed-region>
        <text:changed-region text:id="ct-1384554140">
          <text:insertion>
            <office:change-info>
              <dc:creator>David A. Wheeler</dc:creator>
              <dc:date>2005-08-26T15:06:00</dc:date>
            </office:change-info>
          </text:insertion>
        </text:changed-region>
        <text:changed-region text:id="ct-1384554028">
          <text:insertion>
            <office:change-info>
              <dc:creator>unknown</dc:creator>
              <dc:date>2005-09-18T16:29:00</dc:date>
            </office:change-info>
          </text:insertion>
        </text:changed-region>
        <text:changed-region text:id="ct-1384553916">
          <text:deletion>
            <office:change-info>
              <dc:creator>unknown</dc:creator>
              <dc:date>2005-09-18T19:17:00</dc:date>
            </office:change-info>
            <text:p text:style-name="Standard">[McDermott1988]</text:p>
          </text:deletion>
          <text:insertion>
            <office:change-info office:chg-author="David A. Wheeler" office:chg-date-time="2005-08-26T15:06:00"/>
          </text:insertion>
        </text:changed-region>
        <text:changed-region text:id="ct-1384553804">
          <text:insertion>
            <office:change-info>
              <dc:creator>David A. Wheeler</dc:creator>
              <dc:date>2005-08-26T15:06:00</dc:date>
            </office:change-info>
          </text:insertion>
        </text:changed-region>
        <text:changed-region text:id="ct-1384553692">
          <text:insertion>
            <office:change-info>
              <dc:creator>David A. Wheeler</dc:creator>
              <dc:date>2005-08-26T15:14:00</dc:date>
            </office:change-info>
          </text:insertion>
        </text:changed-region>
        <text:changed-region text:id="ct-1384553580">
          <text:insertion>
            <office:change-info>
              <dc:creator>David A. Wheeler</dc:creator>
              <dc:date>2005-08-26T15:15:00</dc:date>
            </office:change-info>
          </text:insertion>
        </text:changed-region>
        <text:changed-region text:id="ct-1384553468">
          <text:insertion>
            <office:change-info>
              <dc:creator>David A. Wheeler</dc:creator>
              <dc:date>2005-08-26T15:16:00</dc:date>
            </office:change-info>
          </text:insertion>
        </text:changed-region>
        <text:changed-region text:id="ct-1384553356">
          <text:insertion>
            <office:change-info>
              <dc:creator>David A. Wheeler</dc:creator>
              <dc:date>2005-08-26T15:17:00</dc:date>
            </office:change-info>
          </text:insertion>
        </text:changed-region>
        <text:changed-region text:id="ct-1384553244">
          <text:insertion>
            <office:change-info>
              <dc:creator>David A. Wheeler</dc:creator>
              <dc:date>2005-08-26T15:20:00</dc:date>
            </office:change-info>
          </text:insertion>
        </text:changed-region>
        <text:changed-region text:id="ct-1384553132">
          <text:deletion>
            <office:change-info>
              <dc:creator>unknown</dc:creator>
              <dc:date>2005-09-17T22:26:00</dc:date>
            </office:change-info>
            <text:p text:style-name="Standard">ing</text:p>
          </text:deletion>
        </text:changed-region>
        <text:changed-region text:id="ct-1384553020">
          <text:insertion>
            <office:change-info>
              <dc:creator>unknown</dc:creator>
              <dc:date>2005-09-17T22:26:00</dc:date>
            </office:change-info>
          </text:insertion>
        </text:changed-region>
        <text:changed-region text:id="ct-1384552908">
          <text:insertion>
            <office:change-info>
              <dc:creator>unknown</dc:creator>
              <dc:date>2005-09-17T21:48:00</dc:date>
            </office:change-info>
          </text:insertion>
        </text:changed-region>
        <text:changed-region text:id="ct-1384552796">
          <text:deletion>
            <office:change-info>
              <dc:creator>David A. Wheeler</dc:creator>
              <dc:date>2005-08-26T15:21:00</dc:date>
            </office:change-info>
            <text:p text:style-name="Standard">he never states that if carefully controlled, the results should be bit-for-bit identical; Lee </text:p>
          </text:deletion>
        </text:changed-region>
        <text:changed-region text:id="ct-1384552684">
          <text:insertion>
            <office:change-info>
              <dc:creator>David A. Wheeler</dc:creator>
              <dc:date>2005-08-26T15:21:00</dc:date>
            </office:change-info>
          </text:insertion>
        </text:changed-region>
        <text:changed-region text:id="ct-1384552460">
          <text:deletion>
            <office:change-info>
              <dc:creator>unknown</dc:creator>
              <dc:date>2005-09-17T22:25:00</dc:date>
            </office:change-info>
            <text:p text:style-name="Standard">.</text:p>
          </text:deletion>
        </text:changed-region>
        <text:changed-region text:id="ct-1384552572">
          <text:deletion>
            <office:change-info>
              <dc:creator>David A. Wheeler</dc:creator>
              <dc:date>2005-08-26T15:21:00</dc:date>
            </office:change-info>
            <text:p text:style-name="Standard">otherwise</text:p>
          </text:deletion>
        </text:changed-region>
        <text:changed-region text:id="ct-1384552348">
          <text:insertion>
            <office:change-info>
              <dc:creator>unknown</dc:creator>
              <dc:date>2005-09-18T16:30:00</dc:date>
            </office:change-info>
          </text:insertion>
        </text:changed-region>
        <text:changed-region text:id="ct-1384552236">
          <text:deletion>
            <office:change-info>
              <dc:creator>unknown</dc:creator>
              <dc:date>2005-09-18T19:18:00</dc:date>
            </office:change-info>
            <text:p text:style-name="Standard">[Lee2000]</text:p>
          </text:deletion>
        </text:changed-region>
        <text:changed-region text:id="ct-1384552124">
          <text:insertion>
            <office:change-info>
              <dc:creator>unknown</dc:creator>
              <dc:date>2005-09-17T22:25:00</dc:date>
            </office:change-info>
          </text:insertion>
        </text:changed-region>
        <text:changed-region text:id="ct-1384552012">
          <text:deletion>
            <office:change-info>
              <dc:creator>David A. Wheeler</dc:creator>
              <dc:date>2005-08-26T15:21:00</dc:date>
            </office:change-info>
            <text:p text:style-name="Standard">This is a critical component of diverse double-compiling; determining if two different binary files are “functionally equivalent” is very hard, but it is very easy to determine if two files are identical. <text:s/></text:p>
          </text:deletion>
        </text:changed-region>
        <text:changed-region text:id="ct-1384551900">
          <text:deletion>
            <office:change-info>
              <dc:creator>unknown</dc:creator>
              <dc:date>2005-09-17T22:25:00</dc:date>
            </office:change-info>
            <text:p text:style-name="Standard">.</text:p>
          </text:deletion>
        </text:changed-region>
        <text:changed-region text:id="ct-1384551788">
          <text:insertion>
            <office:change-info>
              <dc:creator>unknown</dc:creator>
              <dc:date>2005-09-18T16:30:00</dc:date>
            </office:change-info>
          </text:insertion>
        </text:changed-region>
        <text:changed-region text:id="ct-1384551676">
          <text:deletion>
            <office:change-info>
              <dc:creator>unknown</dc:creator>
              <dc:date>2005-09-18T19:18:00</dc:date>
            </office:change-info>
            <text:p text:style-name="Standard">[Luzar2003]</text:p>
          </text:deletion>
        </text:changed-region>
        <text:changed-region text:id="ct-1384551564">
          <text:insertion>
            <office:change-info>
              <dc:creator>unknown</dc:creator>
              <dc:date>2005-09-17T22:25:00</dc:date>
            </office:change-info>
          </text:insertion>
        </text:changed-region>
        <text:changed-region text:id="ct-1384551452">
          <text:insertion>
            <office:change-info>
              <dc:creator>David A. Wheeler</dc:creator>
              <dc:date>2005-08-26T15:20:00</dc:date>
            </office:change-info>
          </text:insertion>
        </text:changed-region>
        <text:changed-region text:id="ct-1384551340">
          <text:deletion>
            <office:change-info>
              <dc:creator>unknown</dc:creator>
              <dc:date>2005-09-17T15:20:00</dc:date>
            </office:change-info>
            <text:p text:style-name="Standard">binary</text:p>
          </text:deletion>
          <text:insertion>
            <office:change-info office:chg-author="David A. Wheeler" office:chg-date-time="2005-08-26T15:20:00"/>
          </text:insertion>
        </text:changed-region>
        <text:changed-region text:id="ct-1384551228">
          <text:insertion>
            <office:change-info>
              <dc:creator>unknown</dc:creator>
              <dc:date>2005-09-17T22:46:00</dc:date>
            </office:change-info>
          </text:insertion>
        </text:changed-region>
        <text:changed-region text:id="ct-1384551116">
          <text:insertion>
            <office:change-info>
              <dc:creator>David A. Wheeler</dc:creator>
              <dc:date>2005-08-26T15:20:00</dc:date>
            </office:change-info>
          </text:insertion>
        </text:changed-region>
        <text:changed-region text:id="ct-1384551004">
          <text:deletion>
            <office:change-info>
              <dc:creator>unknown</dc:creator>
              <dc:date>2005-09-17T21:49:00</dc:date>
            </office:change-info>
            <text:p text:style-name="Standard">diverse double-compiling</text:p>
          </text:deletion>
          <text:insertion>
            <office:change-info office:chg-author="David A. Wheeler" office:chg-date-time="2005-08-26T15:20:00"/>
          </text:insertion>
        </text:changed-region>
        <text:changed-region text:id="ct-1384550892">
          <text:insertion>
            <office:change-info>
              <dc:creator>unknown</dc:creator>
              <dc:date>2005-09-17T21:49:00</dc:date>
            </office:change-info>
          </text:insertion>
        </text:changed-region>
        <text:changed-region text:id="ct-1384550780">
          <text:deletion>
            <office:change-info>
              <dc:creator>unknown</dc:creator>
              <dc:date>2005-08-30T22:27:00</dc:date>
            </office:change-info>
            <text:p text:style-name="P11">, because determining if two different binary files are “functionally equivalent” is extremely hard, while determining if two files are identical is extremely easy</text:p>
          </text:deletion>
          <text:insertion>
            <office:change-info office:chg-author="David A. Wheeler" office:chg-date-time="2005-08-26T15:20:00"/>
          </text:insertion>
        </text:changed-region>
        <text:changed-region text:id="ct-1384550668">
          <text:insertion>
            <office:change-info>
              <dc:creator>unknown</dc:creator>
              <dc:date>2005-09-17T22:29:00</dc:date>
            </office:change-info>
          </text:insertion>
        </text:changed-region>
        <text:changed-region text:id="ct-1384550556">
          <text:insertion>
            <office:change-info>
              <dc:creator>unknown</dc:creator>
              <dc:date>2005-09-17T22:30:00</dc:date>
            </office:change-info>
          </text:insertion>
        </text:changed-region>
        <text:changed-region text:id="ct-1384550376">
          <text:insertion>
            <office:change-info>
              <dc:creator>unknown</dc:creator>
              <dc:date>2005-09-17T22:31:00</dc:date>
            </office:change-info>
          </text:insertion>
        </text:changed-region>
        <text:changed-region text:id="ct-1384550264">
          <text:insertion>
            <office:change-info>
              <dc:creator>David A. Wheeler</dc:creator>
              <dc:date>2005-08-26T15:20:00</dc:date>
            </office:change-info>
          </text:insertion>
        </text:changed-region>
        <text:changed-region text:id="ct-1384550152">
          <text:deletion>
            <office:change-info>
              <dc:creator>unknown</dc:creator>
              <dc:date>2005-08-30T21:06:00</dc:date>
            </office:change-info>
            <text:p text:style-name="Standard">hus, t</text:p>
          </text:deletion>
          <text:insertion>
            <office:change-info office:chg-author="David A. Wheeler" office:chg-date-time="2005-08-26T15:20:00"/>
          </text:insertion>
        </text:changed-region>
        <text:changed-region text:id="ct-1384550040">
          <text:insertion>
            <office:change-info>
              <dc:creator>David A. Wheeler</dc:creator>
              <dc:date>2005-08-26T15:20:00</dc:date>
            </office:change-info>
          </text:insertion>
        </text:changed-region>
        <text:changed-region text:id="ct-1384549928">
          <text:insertion>
            <office:change-info>
              <dc:creator>unknown</dc:creator>
              <dc:date>2005-08-30T22:40:00</dc:date>
            </office:change-info>
          </text:insertion>
        </text:changed-region>
        <text:changed-region text:id="ct-1384549816">
          <text:insertion>
            <office:change-info>
              <dc:creator>unknown</dc:creator>
              <dc:date>2005-08-30T21:07:00</dc:date>
            </office:change-info>
          </text:insertion>
        </text:changed-region>
        <text:changed-region text:id="ct-1384549704">
          <text:insertion>
            <office:change-info>
              <dc:creator>David A. Wheeler</dc:creator>
              <dc:date>2005-08-26T15:20:00</dc:date>
            </office:change-info>
          </text:insertion>
        </text:changed-region>
        <text:changed-region text:id="ct-1384549592">
          <text:insertion>
            <office:change-info>
              <dc:creator>unknown</dc:creator>
              <dc:date>2005-08-30T21:07:00</dc:date>
            </office:change-info>
          </text:insertion>
        </text:changed-region>
        <text:changed-region text:id="ct-1384549480">
          <text:insertion>
            <office:change-info>
              <dc:creator>unknown</dc:creator>
              <dc:date>2005-09-17T17:38:00</dc:date>
            </office:change-info>
          </text:insertion>
        </text:changed-region>
        <text:changed-region text:id="ct-1384549368">
          <text:insertion>
            <office:change-info>
              <dc:creator>unknown</dc:creator>
              <dc:date>2005-09-17T22:33:00</dc:date>
            </office:change-info>
          </text:insertion>
        </text:changed-region>
        <text:changed-region text:id="ct-1384549256">
          <text:insertion>
            <office:change-info>
              <dc:creator>unknown</dc:creator>
              <dc:date>2005-09-17T15:46:00</dc:date>
            </office:change-info>
          </text:insertion>
        </text:changed-region>
        <text:changed-region text:id="ct-1384549144">
          <text:insertion>
            <office:change-info>
              <dc:creator>unknown</dc:creator>
              <dc:date>2005-09-17T15:47:00</dc:date>
            </office:change-info>
          </text:insertion>
        </text:changed-region>
        <text:changed-region text:id="ct-1384549032">
          <text:insertion>
            <office:change-info>
              <dc:creator>David A. Wheeler</dc:creator>
              <dc:date>2005-08-26T15:20:00</dc:date>
            </office:change-info>
          </text:insertion>
        </text:changed-region>
        <text:changed-region text:id="ct-1384548920">
          <text:deletion>
            <office:change-info>
              <dc:creator>unknown</dc:creator>
              <dc:date>2005-08-30T21:05:00</dc:date>
            </office:change-info>
            <text:p text:style-name="Standard"><text:s/></text:p>
          </text:deletion>
          <text:insertion>
            <office:change-info office:chg-author="David A. Wheeler" office:chg-date-time="2005-08-26T15:20:00"/>
          </text:insertion>
        </text:changed-region>
        <text:changed-region text:id="ct-1384548808">
          <text:insertion>
            <office:change-info>
              <dc:creator>David A. Wheeler</dc:creator>
              <dc:date>2005-08-26T15:20:00</dc:date>
            </office:change-info>
          </text:insertion>
        </text:changed-region>
        <text:changed-region text:id="ct-1384548696">
          <text:deletion>
            <office:change-info>
              <dc:creator>unknown</dc:creator>
              <dc:date>2005-08-30T21:05:00</dc:date>
            </office:change-info>
            <text:p text:style-name="Standard">s</text:p>
          </text:deletion>
          <text:insertion>
            <office:change-info office:chg-author="David A. Wheeler" office:chg-date-time="2005-08-26T15:20:00"/>
          </text:insertion>
        </text:changed-region>
        <text:changed-region text:id="ct-1384548584">
          <text:insertion>
            <office:change-info>
              <dc:creator>David A. Wheeler</dc:creator>
              <dc:date>2005-08-26T15:20:00</dc:date>
            </office:change-info>
          </text:insertion>
        </text:changed-region>
        <text:changed-region text:id="ct-1384548472">
          <text:deletion>
            <office:change-info>
              <dc:creator>unknown</dc:creator>
              <dc:date>2005-09-17T22:26:00</dc:date>
            </office:change-info>
            <text:p text:style-name="Standard">diverse double-compilation</text:p>
          </text:deletion>
          <text:insertion>
            <office:change-info office:chg-author="David A. Wheeler" office:chg-date-time="2005-08-26T15:20:00"/>
          </text:insertion>
        </text:changed-region>
        <text:changed-region text:id="ct-1384548360">
          <text:insertion>
            <office:change-info>
              <dc:creator>unknown</dc:creator>
              <dc:date>2005-09-17T22:26:00</dc:date>
            </office:change-info>
          </text:insertion>
        </text:changed-region>
        <text:changed-region text:id="ct-1384548248">
          <text:insertion>
            <office:change-info>
              <dc:creator>David A. Wheeler</dc:creator>
              <dc:date>2005-08-26T15:20:00</dc:date>
            </office:change-info>
          </text:insertion>
        </text:changed-region>
        <text:changed-region text:id="ct-1384548024">
          <text:deletion>
            <office:change-info>
              <dc:creator>unknown</dc:creator>
              <dc:date>2005-08-30T21:15:00</dc:date>
            </office:change-info>
            <text:p text:style-name="Standard">an</text:p>
          </text:deletion>
          <text:insertion>
            <office:change-info office:chg-author="David A. Wheeler" office:chg-date-time="2005-08-26T15:20:00"/>
          </text:insertion>
        </text:changed-region>
        <text:changed-region text:id="ct-1384548136">
          <text:deletion>
            <office:change-info>
              <dc:creator>unknown</dc:creator>
              <dc:date>2005-08-30T22:30:00</dc:date>
            </office:change-info>
            <text:p text:style-name="Standard">as </text:p>
          </text:deletion>
          <text:insertion>
            <office:change-info office:chg-author="David A. Wheeler" office:chg-date-time="2005-08-26T15:20:00"/>
          </text:insertion>
        </text:changed-region>
        <text:changed-region text:id="ct-1384547912">
          <text:insertion>
            <office:change-info>
              <dc:creator>unknown</dc:creator>
              <dc:date>2005-08-30T21:15:00</dc:date>
            </office:change-info>
          </text:insertion>
        </text:changed-region>
        <text:changed-region text:id="ct-1384547800">
          <text:insertion>
            <office:change-info>
              <dc:creator>David A. Wheeler</dc:creator>
              <dc:date>2005-08-26T15:20:00</dc:date>
            </office:change-info>
          </text:insertion>
        </text:changed-region>
        <text:changed-region text:id="ct-1384547688">
          <text:deletion>
            <office:change-info>
              <dc:creator>unknown</dc:creator>
              <dc:date>2005-09-17T15:47:00</dc:date>
            </office:change-info>
            <text:p text:style-name="Standard">multiple </text:p>
          </text:deletion>
          <text:insertion>
            <office:change-info office:chg-author="David A. Wheeler" office:chg-date-time="2005-08-26T15:20:00"/>
          </text:insertion>
        </text:changed-region>
        <text:changed-region text:id="ct-1384547576">
          <text:insertion>
            <office:change-info>
              <dc:creator>David A. Wheeler</dc:creator>
              <dc:date>2005-08-26T15:20:00</dc:date>
            </office:change-info>
          </text:insertion>
        </text:changed-region>
        <text:changed-region text:id="ct-1384547464">
          <text:deletion>
            <office:change-info>
              <dc:creator>unknown</dc:creator>
              <dc:date>2005-09-17T17:42:00</dc:date>
            </office:change-info>
            <text:p text:style-name="Standard">without </text:p>
          </text:deletion>
          <text:insertion>
            <office:change-info office:chg-author="David A. Wheeler" office:chg-date-time="2005-08-26T15:20:00"/>
          </text:insertion>
        </text:changed-region>
        <text:changed-region text:id="ct-1384547352">
          <text:insertion>
            <office:change-info>
              <dc:creator>unknown</dc:creator>
              <dc:date>2005-09-17T17:42:00</dc:date>
            </office:change-info>
          </text:insertion>
        </text:changed-region>
        <text:changed-region text:id="ct-1384547240">
          <text:insertion>
            <office:change-info>
              <dc:creator>David A. Wheeler</dc:creator>
              <dc:date>2005-08-26T15:20:00</dc:date>
            </office:change-info>
          </text:insertion>
        </text:changed-region>
        <text:changed-region text:id="ct-1384547128">
          <text:deletion>
            <office:change-info>
              <dc:creator>unknown</dc:creator>
              <dc:date>2005-09-17T17:42:00</dc:date>
            </office:change-info>
            <text:p text:style-name="Standard">ing</text:p>
          </text:deletion>
          <text:insertion>
            <office:change-info office:chg-author="David A. Wheeler" office:chg-date-time="2005-08-26T15:20:00"/>
          </text:insertion>
        </text:changed-region>
        <text:changed-region text:id="ct-1384547016">
          <text:insertion>
            <office:change-info>
              <dc:creator>unknown</dc:creator>
              <dc:date>2005-09-17T17:42:00</dc:date>
            </office:change-info>
          </text:insertion>
        </text:changed-region>
        <text:changed-region text:id="ct-1384546904">
          <text:deletion>
            <office:change-info>
              <dc:creator>unknown</dc:creator>
              <dc:date>2005-09-17T17:42:00</dc:date>
            </office:change-info>
            <text:p text:style-name="Standard"><text:s/>any </text:p>
          </text:deletion>
          <text:insertion>
            <office:change-info office:chg-author="David A. Wheeler" office:chg-date-time="2005-08-26T15:20:00"/>
          </text:insertion>
        </text:changed-region>
        <text:changed-region text:id="ct-1384546792">
          <text:insertion>
            <office:change-info>
              <dc:creator>unknown</dc:creator>
              <dc:date>2005-09-17T17:42:00</dc:date>
            </office:change-info>
          </text:insertion>
        </text:changed-region>
        <text:changed-region text:id="ct-1384546680">
          <text:insertion>
            <office:change-info>
              <dc:creator>David A. Wheeler</dc:creator>
              <dc:date>2005-08-26T15:20:00</dc:date>
            </office:change-info>
          </text:insertion>
        </text:changed-region>
        <text:changed-region text:id="ct-1384546568">
          <text:insertion>
            <office:change-info>
              <dc:creator>unknown</dc:creator>
              <dc:date>2005-09-17T15:47:00</dc:date>
            </office:change-info>
          </text:insertion>
        </text:changed-region>
        <text:changed-region text:id="ct-1384546456">
          <text:insertion>
            <office:change-info>
              <dc:creator>David A. Wheeler</dc:creator>
              <dc:date>2005-08-26T15:20:00</dc:date>
            </office:change-info>
          </text:insertion>
        </text:changed-region>
        <text:changed-region text:id="ct-1384546276">
          <text:deletion>
            <office:change-info>
              <dc:creator>unknown</dc:creator>
              <dc:date>2005-09-17T17:43:00</dc:date>
            </office:change-info>
            <text:p text:style-name="Standard">es</text:p>
          </text:deletion>
          <text:insertion>
            <office:change-info office:chg-author="David A. Wheeler" office:chg-date-time="2005-08-26T15:20:00"/>
          </text:insertion>
        </text:changed-region>
        <text:changed-region text:id="ct-1384546164">
          <text:insertion>
            <office:change-info>
              <dc:creator>David A. Wheeler</dc:creator>
              <dc:date>2005-08-26T15:20:00</dc:date>
            </office:change-info>
          </text:insertion>
        </text:changed-region>
        <text:changed-region text:id="ct-1384545940">
          <text:deletion>
            <office:change-info>
              <dc:creator>unknown</dc:creator>
              <dc:date>2005-09-17T17:43:00</dc:date>
            </office:change-info>
            <text:p text:style-name="Standard">without requiring </text:p>
          </text:deletion>
          <text:insertion>
            <office:change-info office:chg-author="David A. Wheeler" office:chg-date-time="2005-08-26T15:20:00"/>
          </text:insertion>
        </text:changed-region>
        <text:changed-region text:id="ct-1384546052">
          <text:deletion>
            <office:change-info>
              <dc:creator>unknown</dc:creator>
              <dc:date>2005-09-17T15:48:00</dc:date>
            </office:change-info>
            <text:p text:style-name="Standard">and </text:p>
          </text:deletion>
          <text:insertion>
            <office:change-info office:chg-author="David A. Wheeler" office:chg-date-time="2005-08-26T15:20:00"/>
          </text:insertion>
        </text:changed-region>
        <text:changed-region text:id="ct-1384545828">
          <text:insertion>
            <office:change-info>
              <dc:creator>unknown</dc:creator>
              <dc:date>2005-09-17T17:43:00</dc:date>
            </office:change-info>
          </text:insertion>
        </text:changed-region>
        <text:changed-region text:id="ct-1384545716">
          <text:insertion>
            <office:change-info>
              <dc:creator>David A. Wheeler</dc:creator>
              <dc:date>2005-08-26T15:20:00</dc:date>
            </office:change-info>
          </text:insertion>
        </text:changed-region>
        <text:changed-region text:id="ct-1384545604">
          <text:insertion>
            <office:change-info>
              <dc:creator>unknown</dc:creator>
              <dc:date>2005-08-30T22:30:00</dc:date>
            </office:change-info>
          </text:insertion>
        </text:changed-region>
        <text:changed-region text:id="ct-1384545492">
          <text:deletion>
            <office:change-info>
              <dc:creator>unknown</dc:creator>
              <dc:date>2005-09-17T22:34:00</dc:date>
            </office:change-info>
            <text:p text:style-name="Standard">the </text:p>
          </text:deletion>
          <text:insertion>
            <office:change-info office:chg-author="David A. Wheeler" office:chg-date-time="2005-08-26T15:20:00"/>
          </text:insertion>
        </text:changed-region>
        <text:changed-region text:id="ct-1384545380">
          <text:insertion>
            <office:change-info>
              <dc:creator>David A. Wheeler</dc:creator>
              <dc:date>2005-08-26T15:20:00</dc:date>
            </office:change-info>
          </text:insertion>
        </text:changed-region>
        <text:changed-region text:id="ct-1384545268">
          <text:insertion>
            <office:change-info>
              <dc:creator>unknown</dc:creator>
              <dc:date>2005-09-17T17:43:00</dc:date>
            </office:change-info>
          </text:insertion>
        </text:changed-region>
        <text:changed-region text:id="ct-1384545156">
          <text:insertion>
            <office:change-info>
              <dc:creator>unknown</dc:creator>
              <dc:date>2005-09-17T15:48:00</dc:date>
            </office:change-info>
          </text:insertion>
        </text:changed-region>
        <text:changed-region text:id="ct-1384545044">
          <text:insertion>
            <office:change-info>
              <dc:creator>David A. Wheeler</dc:creator>
              <dc:date>2005-08-26T15:20:00</dc:date>
            </office:change-info>
          </text:insertion>
        </text:changed-region>
        <text:changed-region text:id="ct-1384544932">
          <text:deletion>
            <office:change-info>
              <dc:creator>unknown</dc:creator>
              <dc:date>2005-09-17T22:35:00</dc:date>
            </office:change-info>
            <text:p text:style-name="Standard">.</text:p>
          </text:deletion>
        </text:changed-region>
        <text:changed-region text:id="ct-1384544820">
          <text:insertion>
            <office:change-info>
              <dc:creator>unknown</dc:creator>
              <dc:date>2005-09-18T16:30:00</dc:date>
            </office:change-info>
          </text:insertion>
        </text:changed-region>
        <text:changed-region text:id="ct-1384544708">
          <text:deletion>
            <office:change-info>
              <dc:creator>unknown</dc:creator>
              <dc:date>2005-09-18T19:18:00</dc:date>
            </office:change-info>
            <text:p text:style-name="Standard">[Magdsick2003]</text:p>
          </text:deletion>
        </text:changed-region>
        <text:changed-region text:id="ct-1384544596">
          <text:insertion>
            <office:change-info>
              <dc:creator>unknown</dc:creator>
              <dc:date>2005-09-17T22:35:00</dc:date>
            </office:change-info>
          </text:insertion>
        </text:changed-region>
        <text:changed-region text:id="ct-1384544484">
          <text:insertion>
            <office:change-info>
              <dc:creator>David A. Wheeler</dc:creator>
              <dc:date>2005-08-26T14:24:00</dc:date>
            </office:change-info>
          </text:insertion>
        </text:changed-region>
        <text:changed-region text:id="ct-1384544372">
          <text:insertion>
            <office:change-info>
              <dc:creator>David A. Wheeler</dc:creator>
              <dc:date>2005-08-26T14:24:00</dc:date>
            </office:change-info>
          </text:insertion>
        </text:changed-region>
        <text:changed-region text:id="ct-1384544260">
          <text:deletion>
            <office:change-info>
              <dc:creator>David A. Wheeler</dc:creator>
              <dc:date>2005-08-26T14:24:00</dc:date>
            </office:change-info>
            <text:p text:style-name="Standard">’</text:p>
          </text:deletion>
        </text:changed-region>
        <text:changed-region text:id="ct-1384544148">
          <text:deletion>
            <office:change-info>
              <dc:creator>unknown</dc:creator>
              <dc:date>2005-09-17T22:35:00</dc:date>
            </office:change-info>
            <text:p text:style-name="Standard">.</text:p>
          </text:deletion>
        </text:changed-region>
        <text:changed-region text:id="ct-1384544036">
          <text:deletion>
            <office:change-info>
              <dc:creator>unknown</dc:creator>
              <dc:date>2005-09-18T16:30:00</dc:date>
            </office:change-info>
            <text:p text:style-name="Standard"><text:s/></text:p>
          </text:deletion>
        </text:changed-region>
        <text:changed-region text:id="ct-1384543924">
          <text:insertion>
            <office:change-info>
              <dc:creator>unknown</dc:creator>
              <dc:date>2005-09-18T16:30:00</dc:date>
            </office:change-info>
          </text:insertion>
        </text:changed-region>
        <text:changed-region text:id="ct-1384543812">
          <text:deletion>
            <office:change-info>
              <dc:creator>unknown</dc:creator>
              <dc:date>2005-09-18T19:18:00</dc:date>
            </office:change-info>
            <text:p text:style-name="Standard">[Anderson2003]</text:p>
          </text:deletion>
        </text:changed-region>
        <text:changed-region text:id="ct-1384543700">
          <text:insertion>
            <office:change-info>
              <dc:creator>unknown</dc:creator>
              <dc:date>2005-09-17T22:35:00</dc:date>
            </office:change-info>
          </text:insertion>
        </text:changed-region>
        <text:changed-region text:id="ct-1384543588">
          <text:deletion>
            <office:change-info>
              <dc:creator>David A. Wheeler</dc:creator>
              <dc:date>2005-08-26T15:55:00</dc:date>
            </office:change-info>
            <text:p text:style-name="Standard"/>
            <text:p text:style-name="Standard"/>
          </text:deletion>
        </text:changed-region>
        <text:changed-region text:id="ct-1384543476">
          <text:insertion>
            <office:change-info>
              <dc:creator>unknown</dc:creator>
              <dc:date>2005-09-18T16:30:00</dc:date>
            </office:change-info>
          </text:insertion>
        </text:changed-region>
        <text:changed-region text:id="ct-1384543364">
          <text:deletion>
            <office:change-info>
              <dc:creator>unknown</dc:creator>
              <dc:date>2005-09-18T19:18:00</dc:date>
            </office:change-info>
            <text:p text:style-name="Standard">[Mohring2004]</text:p>
          </text:deletion>
        </text:changed-region>
        <text:changed-region text:id="ct-1384543252">
          <text:insertion>
            <office:change-info>
              <dc:creator>David A. Wheeler</dc:creator>
              <dc:date>2005-08-26T15:23:00</dc:date>
            </office:change-info>
          </text:insertion>
        </text:changed-region>
        <text:changed-region text:id="ct-1384543140">
          <text:deletion>
            <office:change-info>
              <dc:creator>David A. Wheeler</dc:creator>
              <dc:date>2005-08-26T13:05:00</dc:date>
            </office:change-info>
            <text:p text:style-name="Standard">evil</text:p>
          </text:deletion>
        </text:changed-region>
        <text:changed-region text:id="ct-1384543028">
          <text:insertion>
            <office:change-info>
              <dc:creator>David A. Wheeler</dc:creator>
              <dc:date>2005-08-26T13:05:00</dc:date>
            </office:change-info>
          </text:insertion>
        </text:changed-region>
        <text:changed-region text:id="ct-1384542916">
          <text:insertion>
            <office:change-info>
              <dc:creator>unknown</dc:creator>
              <dc:date>2005-09-18T16:34:00</dc:date>
            </office:change-info>
          </text:insertion>
        </text:changed-region>
        <text:changed-region text:id="ct-1384542356">
          <text:deletion>
            <office:change-info>
              <dc:creator>unknown</dc:creator>
              <dc:date>2005-08-30T22:31:00</dc:date>
            </office:change-info>
            <text:p text:style-name="Standard">;</text:p>
          </text:deletion>
        </text:changed-region>
        <text:changed-region text:id="ct-1384542468">
          <text:deletion>
            <office:change-info>
              <dc:creator>unknown</dc:creator>
              <dc:date>2005-09-18T19:18:00</dc:date>
            </office:change-info>
            <text:p text:style-name="Standard"><text:s/>[Bellovin 1982]</text:p>
          </text:deletion>
          <text:insertion>
            <office:change-info office:chg-author="David A. Wheeler" office:chg-date-time="2005-08-26T16:48:00"/>
          </text:insertion>
        </text:changed-region>
        <text:changed-region text:id="ct-1384542580">
          <text:deletion>
            <office:change-info>
              <dc:creator>unknown</dc:creator>
              <dc:date>2005-08-30T23:50:00</dc:date>
            </office:change-info>
            <text:p text:style-name="Standard">or compilation results</text:p>
          </text:deletion>
          <text:insertion>
            <office:change-info office:chg-author="David A. Wheeler" office:chg-date-time="2005-08-26T16:48:00"/>
          </text:insertion>
        </text:changed-region>
        <text:changed-region text:id="ct-1384542692">
          <text:deletion>
            <office:change-info>
              <dc:creator>unknown</dc:creator>
              <dc:date>2005-09-18T19:18:00</dc:date>
            </office:change-info>
            <text:p text:style-name="Standard"><text:s/></text:p>
          </text:deletion>
          <text:insertion>
            <office:change-info office:chg-author="David A. Wheeler" office:chg-date-time="2005-08-26T16:48:00"/>
          </text:insertion>
        </text:changed-region>
        <text:changed-region text:id="ct-1384542804">
          <text:deletion>
            <office:change-info>
              <dc:creator>unknown</dc:creator>
              <dc:date>2005-09-18T19:18:00</dc:date>
            </office:change-info>
            <text:p text:style-name="Standard">[Stringer-Calvert1998]</text:p>
          </text:deletion>
        </text:changed-region>
        <text:changed-region text:id="ct-1384656864">
          <text:insertion>
            <office:change-info>
              <dc:creator>unknown</dc:creator>
              <dc:date>2005-08-30T22:31:00</dc:date>
            </office:change-info>
          </text:insertion>
        </text:changed-region>
        <text:changed-region text:id="ct-1384656752">
          <text:insertion>
            <office:change-info>
              <dc:creator>unknown</dc:creator>
              <dc:date>2005-08-30T22:32:00</dc:date>
            </office:change-info>
          </text:insertion>
        </text:changed-region>
        <text:changed-region text:id="ct-1384656640">
          <text:deletion>
            <office:change-info>
              <dc:creator>unknown</dc:creator>
              <dc:date>2005-08-30T22:32:00</dc:date>
            </office:change-info>
            <text:p text:style-name="Standard">this is </text:p>
          </text:deletion>
        </text:changed-region>
        <text:changed-region text:id="ct-1384656528">
          <text:insertion>
            <office:change-info>
              <dc:creator>unknown</dc:creator>
              <dc:date>2005-08-30T22:32:00</dc:date>
            </office:change-info>
          </text:insertion>
        </text:changed-region>
        <text:changed-region text:id="ct-1384656416">
          <text:deletion>
            <office:change-info>
              <dc:creator>unknown</dc:creator>
              <dc:date>2005-08-30T22:32:00</dc:date>
            </office:change-info>
            <text:p text:style-name="Standard">quite </text:p>
          </text:deletion>
        </text:changed-region>
        <text:changed-region text:id="ct-1384656304">
          <text:insertion>
            <office:change-info>
              <dc:creator>unknown</dc:creator>
              <dc:date>2005-08-30T22:32:00</dc:date>
            </office:change-info>
          </text:insertion>
        </text:changed-region>
        <text:changed-region text:id="ct-1384656192">
          <text:deletion>
            <office:change-info>
              <dc:creator>unknown</dc:creator>
              <dc:date>2005-08-30T23:51:00</dc:date>
            </office:change-info>
            <text:p text:style-name="Standard">discuss or </text:p>
          </text:deletion>
        </text:changed-region>
        <text:changed-region text:id="ct-1384656080">
          <text:deletion>
            <office:change-info>
              <dc:creator>unknown</dc:creator>
              <dc:date>2005-08-30T23:52:00</dc:date>
            </office:change-info>
            <text:p text:style-name="Standard">attack</text:p>
          </text:deletion>
        </text:changed-region>
        <text:changed-region text:id="ct-1384655968">
          <text:insertion>
            <office:change-info>
              <dc:creator>unknown</dc:creator>
              <dc:date>2005-08-30T23:52:00</dc:date>
            </office:change-info>
          </text:insertion>
        </text:changed-region>
        <text:changed-region text:id="ct-1384655856">
          <text:deletion>
            <office:change-info>
              <dc:creator>unknown</dc:creator>
              <dc:date>2005-08-30T23:52:00</dc:date>
            </office:change-info>
            <text:p text:style-name="Standard">themselves </text:p>
          </text:deletion>
        </text:changed-region>
        <text:changed-region text:id="ct-1384655744">
          <text:deletion>
            <office:change-info>
              <dc:creator>unknown</dc:creator>
              <dc:date>2005-09-22T22:11:00</dc:date>
            </office:change-info>
            <text:p text:style-name="Standard"/>
            <text:p text:style-name="Standard"/>
          </text:deletion>
        </text:changed-region>
        <text:changed-region text:id="ct-1384655632">
          <text:insertion>
            <office:change-info>
              <dc:creator>unknown</dc:creator>
              <dc:date>2005-09-22T22:11:00</dc:date>
            </office:change-info>
          </text:insertion>
        </text:changed-region>
        <text:changed-region text:id="ct-1384655520">
          <text:deletion>
            <office:change-info>
              <dc:creator>unknown</dc:creator>
              <dc:date>2005-08-30T23:52:00</dc:date>
            </office:change-info>
            <text:p text:style-name="Standard">strongly </text:p>
          </text:deletion>
        </text:changed-region>
        <text:changed-region text:id="ct-1384655408">
          <text:deletion>
            <office:change-info>
              <dc:creator>unknown</dc:creator>
              <dc:date>2005-09-17T17:33:00</dc:date>
            </office:change-info>
            <text:p text:style-name="Standard">,</text:p>
          </text:deletion>
        </text:changed-region>
        <text:changed-region text:id="ct-1384655296">
          <text:insertion>
            <office:change-info>
              <dc:creator>unknown</dc:creator>
              <dc:date>2005-09-18T16:34:00</dc:date>
            </office:change-info>
          </text:insertion>
        </text:changed-region>
        <text:changed-region text:id="ct-1384654960">
          <text:deletion>
            <office:change-info>
              <dc:creator>unknown</dc:creator>
              <dc:date>2005-09-18T19:19:00</dc:date>
            </office:change-info>
            <text:p text:style-name="Standard">[Bridis2003]</text:p>
          </text:deletion>
        </text:changed-region>
        <text:changed-region text:id="ct-1384655072">
          <text:deletion>
            <office:change-info>
              <dc:creator>unknown</dc:creator>
              <dc:date>2005-09-17T17:34:00</dc:date>
            </office:change-info>
            <text:p text:style-name="Standard"><text:s/></text:p>
          </text:deletion>
        </text:changed-region>
        <text:changed-region text:id="ct-1384655184">
          <text:deletion>
            <office:change-info>
              <dc:creator>unknown</dc:creator>
              <dc:date>2005-09-18T19:19:00</dc:date>
            </office:change-info>
            <text:p text:style-name="Standard">[Geer2003]</text:p>
          </text:deletion>
        </text:changed-region>
        <text:changed-region text:id="ct-1384654848">
          <text:insertion>
            <office:change-info>
              <dc:creator>unknown</dc:creator>
              <dc:date>2005-09-17T17:34:00</dc:date>
            </office:change-info>
          </text:insertion>
        </text:changed-region>
        <text:changed-region text:id="ct-1384654736">
          <text:deletion>
            <office:change-info>
              <dc:creator>unknown</dc:creator>
              <dc:date>2005-09-22T22:56:00</dc:date>
            </office:change-info>
            <text:p text:style-name="Standard"><text:s/></text:p>
          </text:deletion>
        </text:changed-region>
        <text:changed-region text:id="ct-1384654624">
          <text:deletion>
            <office:change-info>
              <dc:creator>unknown</dc:creator>
              <dc:date>2005-09-22T22:11:00</dc:date>
            </office:change-info>
            <text:p text:style-name="Standard"/>
            <text:p text:style-name="Standard"/>
          </text:deletion>
        </text:changed-region>
        <text:changed-region text:id="ct-1384654512">
          <text:insertion>
            <office:change-info>
              <dc:creator>unknown</dc:creator>
              <dc:date>2005-09-22T22:11:00</dc:date>
            </office:change-info>
          </text:insertion>
        </text:changed-region>
        <text:changed-region text:id="ct-1384654400">
          <text:insertion>
            <office:change-info>
              <dc:creator>unknown</dc:creator>
              <dc:date>2005-09-17T17:34:00</dc:date>
            </office:change-info>
          </text:insertion>
        </text:changed-region>
        <text:changed-region text:id="ct-1384654288">
          <text:deletion>
            <office:change-info>
              <dc:creator>unknown</dc:creator>
              <dc:date>2005-09-17T17:34:00</dc:date>
            </office:change-info>
            <text:p text:style-name="Standard">[Forrest1997] </text:p>
          </text:deletion>
        </text:changed-region>
        <text:changed-region text:id="ct-1384654176">
          <text:deletion>
            <office:change-info>
              <dc:creator>unknown</dc:creator>
              <dc:date>2005-09-17T17:34:00</dc:date>
            </office:change-info>
            <text:p text:style-name="Standard">s</text:p>
          </text:deletion>
        </text:changed-region>
        <text:changed-region text:id="ct-1384654064">
          <text:insertion>
            <office:change-info>
              <dc:creator>unknown</dc:creator>
              <dc:date>2005-09-17T17:34:00</dc:date>
            </office:change-info>
          </text:insertion>
        </text:changed-region>
        <text:changed-region text:id="ct-1384653952">
          <text:deletion>
            <office:change-info>
              <dc:creator>unknown</dc:creator>
              <dc:date>2005-09-17T15:20:00</dc:date>
            </office:change-info>
            <text:p text:style-name="Standard">binary</text:p>
          </text:deletion>
        </text:changed-region>
        <text:changed-region text:id="ct-1384653840">
          <text:insertion>
            <office:change-info>
              <dc:creator>unknown</dc:creator>
              <dc:date>2005-09-17T22:46:00</dc:date>
            </office:change-info>
          </text:insertion>
        </text:changed-region>
        <text:changed-region text:id="ct-1384653728">
          <text:insertion>
            <office:change-info>
              <dc:creator>unknown</dc:creator>
              <dc:date>2005-09-22T22:47:00</dc:date>
            </office:change-info>
          </text:insertion>
        </text:changed-region>
        <text:changed-region text:id="ct-1384653616">
          <text:insertion>
            <office:change-info>
              <dc:creator>unknown</dc:creator>
              <dc:date>2005-09-22T22:41:00</dc:date>
            </office:change-info>
          </text:insertion>
        </text:changed-region>
        <text:changed-region text:id="ct-1384653504">
          <text:insertion>
            <office:change-info>
              <dc:creator>unknown</dc:creator>
              <dc:date>2005-09-22T22:53:00</dc:date>
            </office:change-info>
          </text:insertion>
        </text:changed-region>
        <text:changed-region text:id="ct-1384653392">
          <text:insertion>
            <office:change-info>
              <dc:creator>unknown</dc:creator>
              <dc:date>2005-09-22T22:52:00</dc:date>
            </office:change-info>
          </text:insertion>
        </text:changed-region>
        <text:changed-region text:id="ct-1384653280">
          <text:insertion>
            <office:change-info>
              <dc:creator>unknown</dc:creator>
              <dc:date>2005-09-22T22:49:00</dc:date>
            </office:change-info>
          </text:insertion>
        </text:changed-region>
        <text:changed-region text:id="ct-1384653168">
          <text:insertion>
            <office:change-info>
              <dc:creator>unknown</dc:creator>
              <dc:date>2005-09-22T22:50:00</dc:date>
            </office:change-info>
          </text:insertion>
        </text:changed-region>
        <text:changed-region text:id="ct-1384653056">
          <text:deletion>
            <office:change-info>
              <dc:creator>unknown</dc:creator>
              <dc:date>2005-09-17T22:36:00</dc:date>
            </office:change-info>
            <text:p text:style-name="Standard">s</text:p>
          </text:deletion>
        </text:changed-region>
        <text:changed-region text:id="ct-1384636268">
          <text:deletion>
            <office:change-info>
              <dc:creator>unknown</dc:creator>
              <dc:date>2005-09-17T22:38:00</dc:date>
            </office:change-info>
            <text:p text:style-name="Standard">–</text:p>
          </text:deletion>
        </text:changed-region>
        <text:changed-region text:id="ct-1384636380">
          <text:deletion>
            <office:change-info>
              <dc:creator>unknown</dc:creator>
              <dc:date>2005-09-17T22:37:00</dc:date>
            </office:change-info>
            <text:p text:style-name="Standard"><text:s/></text:p>
          </text:deletion>
        </text:changed-region>
        <text:changed-region text:id="ct-1384652944">
          <text:insertion>
            <office:change-info>
              <dc:creator>unknown</dc:creator>
              <dc:date>2005-09-17T22:40:00</dc:date>
            </office:change-info>
          </text:insertion>
        </text:changed-region>
        <text:changed-region text:id="ct-1384636156">
          <text:deletion>
            <office:change-info>
              <dc:creator>unknown</dc:creator>
              <dc:date>2005-09-17T22:36:00</dc:date>
            </office:change-info>
            <text:p text:style-name="Standard">that is, </text:p>
          </text:deletion>
        </text:changed-region>
        <text:changed-region text:id="ct-1384636044">
          <text:insertion>
            <office:change-info>
              <dc:creator>unknown</dc:creator>
              <dc:date>2005-09-17T22:40:00</dc:date>
            </office:change-info>
          </text:insertion>
        </text:changed-region>
        <text:changed-region text:id="ct-1384635932">
          <text:deletion>
            <office:change-info>
              <dc:creator>unknown</dc:creator>
              <dc:date>2005-09-17T22:40:00</dc:date>
            </office:change-info>
            <text:p text:style-name="Standard">its </text:p>
          </text:deletion>
        </text:changed-region>
        <text:changed-region text:id="ct-1384635820">
          <text:deletion>
            <office:change-info>
              <dc:creator>unknown</dc:creator>
              <dc:date>2005-09-17T22:37:00</dc:date>
            </office:change-info>
            <text:p text:style-name="Standard">. <text:s/>This paper categorizes techniques </text:p>
          </text:deletion>
        </text:changed-region>
        <text:changed-region text:id="ct-1384635708">
          <text:insertion>
            <office:change-info>
              <dc:creator>unknown</dc:creator>
              <dc:date>2005-09-17T22:40:00</dc:date>
            </office:change-info>
          </text:insertion>
        </text:changed-region>
        <text:changed-region text:id="ct-1384635596">
          <text:deletion>
            <office:change-info>
              <dc:creator>David A. Wheeler</dc:creator>
              <dc:date>2005-08-26T13:05:00</dc:date>
            </office:change-info>
            <text:p text:style-name="Standard">(evil)</text:p>
          </text:deletion>
        </text:changed-region>
        <text:changed-region text:id="ct-1384635484">
          <text:insertion>
            <office:change-info>
              <dc:creator>unknown</dc:creator>
              <dc:date>2005-09-18T16:34:00</dc:date>
            </office:change-info>
          </text:insertion>
        </text:changed-region>
        <text:changed-region text:id="ct-1384635372">
          <text:deletion>
            <office:change-info>
              <dc:creator>unknown</dc:creator>
              <dc:date>2005-09-18T19:19:00</dc:date>
            </office:change-info>
            <text:p text:style-name="Standard">[Cowan2000]</text:p>
          </text:deletion>
        </text:changed-region>
        <text:changed-region text:id="ct-1384635260">
          <text:deletion>
            <office:change-info>
              <dc:creator>unknown</dc:creator>
              <dc:date>2005-09-17T17:35:00</dc:date>
            </office:change-info>
            <text:p text:style-name="Standard">.</text:p>
          </text:deletion>
        </text:changed-region>
        <text:changed-region text:id="ct-1384635148">
          <text:insertion>
            <office:change-info>
              <dc:creator>unknown</dc:creator>
              <dc:date>2005-09-18T16:35:00</dc:date>
            </office:change-info>
          </text:insertion>
        </text:changed-region>
        <text:changed-region text:id="ct-1384635036">
          <text:deletion>
            <office:change-info>
              <dc:creator>unknown</dc:creator>
              <dc:date>2005-09-18T19:19:00</dc:date>
            </office:change-info>
            <text:p text:style-name="Standard">[Spinellis2003]</text:p>
          </text:deletion>
        </text:changed-region>
        <text:changed-region text:id="ct-1384634924">
          <text:insertion>
            <office:change-info>
              <dc:creator>unknown</dc:creator>
              <dc:date>2005-09-17T17:35:00</dc:date>
            </office:change-info>
          </text:insertion>
        </text:changed-region>
        <text:changed-region text:id="ct-1384634812">
          <text:insertion>
            <office:change-info>
              <dc:creator>unknown</dc:creator>
              <dc:date>2005-09-18T16:35:00</dc:date>
            </office:change-info>
          </text:insertion>
        </text:changed-region>
        <text:changed-region text:id="ct-1384634588">
          <text:deletion>
            <office:change-info>
              <dc:creator>unknown</dc:creator>
              <dc:date>2005-09-18T19:19:00</dc:date>
            </office:change-info>
            <text:p text:style-name="Standard">[Forrest1994]</text:p>
          </text:deletion>
        </text:changed-region>
        <text:changed-region text:id="ct-1384634700">
          <text:deletion>
            <office:change-info>
              <dc:creator>unknown</dc:creator>
              <dc:date>2005-09-18T17:29:00</dc:date>
            </office:change-info>
            <text:p text:style-name="Standard">[Kim1993] and </text:p>
          </text:deletion>
        </text:changed-region>
        <text:changed-region text:id="ct-1384634476">
          <text:insertion>
            <office:change-info>
              <dc:creator>David A. Wheeler</dc:creator>
              <dc:date>2005-08-26T17:28:00</dc:date>
            </office:change-info>
          </text:insertion>
        </text:changed-region>
        <text:changed-region text:id="ct-1384634252">
          <text:deletion>
            <office:change-info>
              <dc:creator>unknown</dc:creator>
              <dc:date>2005-09-17T17:35:00</dc:date>
            </office:change-info>
            <text:p text:style-name="Standard">gon]</text:p>
          </text:deletion>
          <text:insertion>
            <office:change-info office:chg-author="David A. Wheeler" office:chg-date-time="2005-08-26T17:29:00"/>
          </text:insertion>
        </text:changed-region>
        <text:changed-region text:id="ct-1384634364">
          <text:deletion>
            <office:change-info>
              <dc:creator>unknown</dc:creator>
              <dc:date>2005-09-17T17:35:00</dc:date>
            </office:change-info>
            <text:p text:style-name="Standard"><text:s/>[Fai</text:p>
          </text:deletion>
          <text:insertion>
            <office:change-info office:chg-author="David A. Wheeler" office:chg-date-time="2005-08-26T17:28:00"/>
          </text:insertion>
        </text:changed-region>
        <text:changed-region text:id="ct-1384634140">
          <text:insertion>
            <office:change-info>
              <dc:creator>David A. Wheeler</dc:creator>
              <dc:date>2005-08-26T17:29:00</dc:date>
            </office:change-info>
          </text:insertion>
        </text:changed-region>
        <text:changed-region text:id="ct-1384634028">
          <text:insertion>
            <office:change-info>
              <dc:creator>David A. Wheeler</dc:creator>
              <dc:date>2005-08-26T17:30:00</dc:date>
            </office:change-info>
          </text:insertion>
        </text:changed-region>
        <text:changed-region text:id="ct-1384633916">
          <text:deletion>
            <office:change-info>
              <dc:creator>unknown</dc:creator>
              <dc:date>2005-08-30T22:39:00</dc:date>
            </office:change-info>
            <text:p text:style-name="Standard">;</text:p>
          </text:deletion>
          <text:insertion>
            <office:change-info office:chg-author="David A. Wheeler" office:chg-date-time="2005-08-26T17:30:00"/>
          </text:insertion>
        </text:changed-region>
        <text:changed-region text:id="ct-1384633804">
          <text:insertion>
            <office:change-info>
              <dc:creator>unknown</dc:creator>
              <dc:date>2005-09-17T17:36:00</dc:date>
            </office:change-info>
          </text:insertion>
        </text:changed-region>
        <text:changed-region text:id="ct-1384633692">
          <text:insertion>
            <office:change-info>
              <dc:creator>unknown</dc:creator>
              <dc:date>2005-08-30T22:39:00</dc:date>
            </office:change-info>
          </text:insertion>
        </text:changed-region>
        <text:changed-region text:id="ct-1384633580">
          <text:insertion>
            <office:change-info>
              <dc:creator>David A. Wheeler</dc:creator>
              <dc:date>2005-08-26T17:30:00</dc:date>
            </office:change-info>
          </text:insertion>
        </text:changed-region>
        <text:changed-region text:id="ct-1384633468">
          <text:deletion>
            <office:change-info>
              <dc:creator>unknown</dc:creator>
              <dc:date>2005-08-30T22:39:00</dc:date>
            </office:change-info>
            <text:p text:style-name="Standard">t</text:p>
          </text:deletion>
          <text:insertion>
            <office:change-info office:chg-author="David A. Wheeler" office:chg-date-time="2005-08-26T17:30:00"/>
          </text:insertion>
        </text:changed-region>
        <text:changed-region text:id="ct-1384633356">
          <text:insertion>
            <office:change-info>
              <dc:creator>unknown</dc:creator>
              <dc:date>2005-08-30T22:39:00</dc:date>
            </office:change-info>
          </text:insertion>
        </text:changed-region>
        <text:changed-region text:id="ct-1384633244">
          <text:insertion>
            <office:change-info>
              <dc:creator>David A. Wheeler</dc:creator>
              <dc:date>2005-08-26T17:30:00</dc:date>
            </office:change-info>
          </text:insertion>
        </text:changed-region>
        <text:changed-region text:id="ct-1384633132">
          <text:insertion>
            <office:change-info>
              <dc:creator>unknown</dc:creator>
              <dc:date>2005-08-30T22:39:00</dc:date>
            </office:change-info>
          </text:insertion>
        </text:changed-region>
        <text:changed-region text:id="ct-1384633020">
          <text:insertion>
            <office:change-info>
              <dc:creator>David A. Wheeler</dc:creator>
              <dc:date>2005-08-26T17:30:00</dc:date>
            </office:change-info>
          </text:insertion>
        </text:changed-region>
        <text:changed-region text:id="ct-1384632908">
          <text:deletion>
            <office:change-info>
              <dc:creator>unknown</dc:creator>
              <dc:date>2005-08-30T22:39:00</dc:date>
            </office:change-info>
            <text:p text:style-name="Standard">of the kind </text:p>
          </text:deletion>
          <text:insertion>
            <office:change-info office:chg-author="David A. Wheeler" office:chg-date-time="2005-08-26T17:30:00"/>
          </text:insertion>
        </text:changed-region>
        <text:changed-region text:id="ct-1384632796">
          <text:insertion>
            <office:change-info>
              <dc:creator>David A. Wheeler</dc:creator>
              <dc:date>2005-08-26T17:30:00</dc:date>
            </office:change-info>
          </text:insertion>
        </text:changed-region>
        <text:changed-region text:id="ct-1384632684">
          <text:deletion>
            <office:change-info>
              <dc:creator>David A. Wheeler</dc:creator>
              <dc:date>2005-08-26T17:37:00</dc:date>
            </office:change-info>
            <text:h text:style-name="Heading_20_1" text:outline-level="1">T</text:h>
          </text:deletion>
        </text:changed-region>
        <text:changed-region text:id="ct-1384632572">
          <text:insertion>
            <office:change-info>
              <dc:creator>David A. Wheeler</dc:creator>
              <dc:date>2005-08-26T17:37:00</dc:date>
            </office:change-info>
          </text:insertion>
        </text:changed-region>
        <text:changed-region text:id="ct-1384632460">
          <text:deletion>
            <office:change-info>
              <dc:creator>unknown</dc:creator>
              <dc:date>2005-09-17T22:42:00</dc:date>
            </office:change-info>
            <text:p text:style-name="Standard">,</text:p>
          </text:deletion>
        </text:changed-region>
        <text:changed-region text:id="ct-1384632280">
          <text:deletion>
            <office:change-info>
              <dc:creator>unknown</dc:creator>
              <dc:date>2005-09-17T22:42:00</dc:date>
            </office:change-info>
            <text:p text:style-name="Standard">the threat</text:p>
          </text:deletion>
        </text:changed-region>
        <text:changed-region text:id="ct-1384632168">
          <text:insertion>
            <office:change-info>
              <dc:creator>unknown</dc:creator>
              <dc:date>2005-09-17T22:42:00</dc:date>
            </office:change-info>
          </text:insertion>
        </text:changed-region>
        <text:changed-region text:id="ct-1384632056">
          <text:deletion>
            <office:change-info>
              <dc:creator>unknown</dc:creator>
              <dc:date>2005-09-17T22:43:00</dc:date>
            </office:change-info>
            <text:p text:style-name="Standard">binaries</text:p>
          </text:deletion>
        </text:changed-region>
        <text:changed-region text:id="ct-1384631944">
          <text:insertion>
            <office:change-info>
              <dc:creator>unknown</dc:creator>
              <dc:date>2005-09-22T22:23:00</dc:date>
            </office:change-info>
          </text:insertion>
        </text:changed-region>
        <text:changed-region text:id="ct-1384631832">
          <text:insertion>
            <office:change-info>
              <dc:creator>unknown</dc:creator>
              <dc:date>2005-09-17T22:47:00</dc:date>
            </office:change-info>
          </text:insertion>
        </text:changed-region>
        <text:changed-region text:id="ct-1384631720">
          <text:insertion>
            <office:change-info>
              <dc:creator>David A. Wheeler</dc:creator>
              <dc:date>2005-08-26T14:24:00</dc:date>
            </office:change-info>
          </text:insertion>
        </text:changed-region>
        <text:changed-region text:id="ct-1384631608">
          <text:insertion>
            <office:change-info>
              <dc:creator>David A. Wheeler</dc:creator>
              <dc:date>2005-08-26T14:24:00</dc:date>
            </office:change-info>
          </text:insertion>
        </text:changed-region>
        <text:changed-region text:id="ct-1384631496">
          <text:deletion>
            <office:change-info>
              <dc:creator>David A. Wheeler</dc:creator>
              <dc:date>2005-08-26T14:24:00</dc:date>
            </office:change-info>
            <text:p text:style-name="Standard">’</text:p>
          </text:deletion>
        </text:changed-region>
        <text:changed-region text:id="ct-1384631384">
          <text:insertion>
            <office:change-info>
              <dc:creator>unknown</dc:creator>
              <dc:date>2005-09-17T22:43:00</dc:date>
            </office:change-info>
          </text:insertion>
        </text:changed-region>
        <text:changed-region text:id="ct-1384631272">
          <text:deletion>
            <office:change-info>
              <dc:creator>David A. Wheeler</dc:creator>
              <dc:date>2005-08-26T13:06:00</dc:date>
            </office:change-info>
            <text:p text:style-name="Standard">n</text:p>
          </text:deletion>
        </text:changed-region>
        <text:changed-region text:id="ct-1384631160">
          <text:deletion>
            <office:change-info>
              <dc:creator>David A. Wheeler</dc:creator>
              <dc:date>2005-08-26T13:06:00</dc:date>
            </office:change-info>
            <text:p text:style-name="Standard">evil</text:p>
          </text:deletion>
        </text:changed-region>
        <text:changed-region text:id="ct-1384631048">
          <text:insertion>
            <office:change-info>
              <dc:creator>David A. Wheeler</dc:creator>
              <dc:date>2005-08-26T13:06:00</dc:date>
            </office:change-info>
          </text:insertion>
        </text:changed-region>
        <text:changed-region text:id="ct-1384630936">
          <text:insertion>
            <office:change-info>
              <dc:creator>David A. Wheeler</dc:creator>
              <dc:date>2005-08-26T17:13:00</dc:date>
            </office:change-info>
          </text:insertion>
        </text:changed-region>
        <text:changed-region text:id="ct-1384630824">
          <text:deletion>
            <office:change-info>
              <dc:creator>David A. Wheeler</dc:creator>
              <dc:date>2005-08-26T17:13:00</dc:date>
            </office:change-info>
            <text:p text:style-name="Standard">.</text:p>
          </text:deletion>
        </text:changed-region>
        <text:changed-region text:id="ct-1384630712">
          <text:deletion>
            <office:change-info>
              <dc:creator>David A. Wheeler</dc:creator>
              <dc:date>2005-08-26T17:37:00</dc:date>
            </office:change-info>
            <text:h text:style-name="Heading_20_2" text:outline-level="2">M</text:h>
          </text:deletion>
        </text:changed-region>
        <text:changed-region text:id="ct-1384630600">
          <text:insertion>
            <office:change-info>
              <dc:creator>David A. Wheeler</dc:creator>
              <dc:date>2005-08-26T17:37:00</dc:date>
            </office:change-info>
          </text:insertion>
        </text:changed-region>
        <text:changed-region text:id="ct-1384630488">
          <text:deletion>
            <office:change-info>
              <dc:creator>unknown</dc:creator>
              <dc:date>2005-09-17T23:23:00</dc:date>
            </office:change-info>
            <text:p text:style-name="Standard">the</text:p>
          </text:deletion>
        </text:changed-region>
        <text:changed-region text:id="ct-1384630376">
          <text:insertion>
            <office:change-info>
              <dc:creator>unknown</dc:creator>
              <dc:date>2005-09-17T23:23:00</dc:date>
            </office:change-info>
          </text:insertion>
        </text:changed-region>
        <text:changed-region text:id="ct-1384630264">
          <text:deletion>
            <office:change-info>
              <dc:creator>unknown</dc:creator>
              <dc:date>2005-09-17T23:23:00</dc:date>
            </office:change-info>
            <text:p text:style-name="Standard">n</text:p>
          </text:deletion>
        </text:changed-region>
        <text:changed-region text:id="ct-1384630152">
          <text:deletion>
            <office:change-info>
              <dc:creator>unknown</dc:creator>
              <dc:date>2005-09-17T15:20:00</dc:date>
            </office:change-info>
            <text:p text:style-name="Standard">binary</text:p>
          </text:deletion>
        </text:changed-region>
        <text:changed-region text:id="ct-1384630040">
          <text:insertion>
            <office:change-info>
              <dc:creator>unknown</dc:creator>
              <dc:date>2005-09-17T22:47:00</dc:date>
            </office:change-info>
          </text:insertion>
        </text:changed-region>
        <text:changed-region text:id="ct-1384629928">
          <text:deletion>
            <office:change-info>
              <dc:creator>unknown</dc:creator>
              <dc:date>2005-09-17T15:20:00</dc:date>
            </office:change-info>
            <text:p text:style-name="Standard">binary</text:p>
          </text:deletion>
        </text:changed-region>
        <text:changed-region text:id="ct-1384629816">
          <text:insertion>
            <office:change-info>
              <dc:creator>unknown</dc:creator>
              <dc:date>2005-09-17T22:48:00</dc:date>
            </office:change-info>
          </text:insertion>
        </text:changed-region>
        <text:changed-region text:id="ct-1384629704">
          <text:deletion>
            <office:change-info>
              <dc:creator>unknown</dc:creator>
              <dc:date>2005-09-17T23:24:00</dc:date>
            </office:change-info>
            <text:p text:style-name="Standard"><text:s/></text:p>
          </text:deletion>
        </text:changed-region>
        <text:changed-region text:id="ct-1384629592">
          <text:deletion>
            <office:change-info>
              <dc:creator>unknown</dc:creator>
              <dc:date>2005-09-17T23:23:00</dc:date>
            </office:change-info>
            <text:p text:style-name="Standard">victims</text:p>
          </text:deletion>
        </text:changed-region>
        <text:changed-region text:id="ct-1384629480">
          <text:insertion>
            <office:change-info>
              <dc:creator>unknown</dc:creator>
              <dc:date>2005-09-17T23:23:00</dc:date>
            </office:change-info>
          </text:insertion>
        </text:changed-region>
        <text:changed-region text:id="ct-1384629368">
          <text:deletion>
            <office:change-info>
              <dc:creator>unknown</dc:creator>
              <dc:date>2005-09-17T23:23:00</dc:date>
            </office:change-info>
            <text:p text:style-name="Standard">(sufficient to</text:p>
          </text:deletion>
        </text:changed-region>
        <text:changed-region text:id="ct-1384629256">
          <text:insertion>
            <office:change-info>
              <dc:creator>unknown</dc:creator>
              <dc:date>2005-09-17T23:23:00</dc:date>
            </office:change-info>
          </text:insertion>
        </text:changed-region>
        <text:changed-region text:id="ct-1384629144">
          <text:insertion>
            <office:change-info>
              <dc:creator>unknown</dc:creator>
              <dc:date>2005-09-17T23:24:00</dc:date>
            </office:change-info>
          </text:insertion>
        </text:changed-region>
        <text:changed-region text:id="ct-1384629032">
          <text:deletion>
            <office:change-info>
              <dc:creator>unknown</dc:creator>
              <dc:date>2005-09-17T23:24:00</dc:date>
            </office:change-info>
            <text:p text:style-name="Standard">)</text:p>
          </text:deletion>
        </text:changed-region>
        <text:changed-region text:id="ct-1384628920">
          <text:deletion>
            <office:change-info>
              <dc:creator>unknown</dc:creator>
              <dc:date>2005-09-17T23:24:00</dc:date>
            </office:change-info>
            <text:p text:style-name="Standard">may still be</text:p>
          </text:deletion>
        </text:changed-region>
        <text:changed-region text:id="ct-1384628808">
          <text:insertion>
            <office:change-info>
              <dc:creator>unknown</dc:creator>
              <dc:date>2005-09-17T23:24:00</dc:date>
            </office:change-info>
          </text:insertion>
        </text:changed-region>
        <text:changed-region text:id="ct-1384628696">
          <text:deletion>
            <office:change-info>
              <dc:creator>unknown</dc:creator>
              <dc:date>2005-09-17T23:26:00</dc:date>
            </office:change-info>
            <text:p text:style-name="Standard">probably</text:p>
          </text:deletion>
        </text:changed-region>
        <text:changed-region text:id="ct-1384628584">
          <text:insertion>
            <office:change-info>
              <dc:creator>unknown</dc:creator>
              <dc:date>2005-09-17T23:26:00</dc:date>
            </office:change-info>
          </text:insertion>
        </text:changed-region>
        <text:changed-region text:id="ct-1384628472">
          <text:insertion>
            <office:change-info>
              <dc:creator>unknown</dc:creator>
              <dc:date>2005-09-17T23:26:00</dc:date>
            </office:change-info>
          </text:insertion>
        </text:changed-region>
        <text:changed-region text:id="ct-1384628360">
          <text:deletion>
            <office:change-info>
              <dc:creator>unknown</dc:creator>
              <dc:date>2005-09-17T22:44:00</dc:date>
            </office:change-info>
            <text:p text:style-name="Standard">binaries</text:p>
          </text:deletion>
        </text:changed-region>
        <text:changed-region text:id="ct-1384615892">
          <text:insertion>
            <office:change-info>
              <dc:creator>unknown</dc:creator>
              <dc:date>2005-09-17T22:46:00</dc:date>
            </office:change-info>
          </text:insertion>
        </text:changed-region>
        <text:changed-region text:id="ct-1384615780">
          <text:deletion>
            <office:change-info>
              <dc:creator>unknown</dc:creator>
              <dc:date>2005-09-17T15:20:00</dc:date>
            </office:change-info>
            <text:p text:style-name="Standard">binary</text:p>
          </text:deletion>
        </text:changed-region>
        <text:changed-region text:id="ct-1384615668">
          <text:insertion>
            <office:change-info>
              <dc:creator>unknown</dc:creator>
              <dc:date>2005-09-17T22:48:00</dc:date>
            </office:change-info>
          </text:insertion>
        </text:changed-region>
        <text:changed-region text:id="ct-1384615556">
          <text:deletion>
            <office:change-info>
              <dc:creator>unknown</dc:creator>
              <dc:date>2005-09-17T22:44:00</dc:date>
            </office:change-info>
            <text:p text:style-name="Standard">binaries</text:p>
          </text:deletion>
        </text:changed-region>
        <text:changed-region text:id="ct-1384615444">
          <text:insertion>
            <office:change-info>
              <dc:creator>unknown</dc:creator>
              <dc:date>2005-09-17T22:46:00</dc:date>
            </office:change-info>
          </text:insertion>
        </text:changed-region>
        <text:changed-region text:id="ct-1384615332">
          <text:insertion>
            <office:change-info>
              <dc:creator>unknown</dc:creator>
              <dc:date>2005-09-17T23:28:00</dc:date>
            </office:change-info>
          </text:insertion>
        </text:changed-region>
        <text:changed-region text:id="ct-1384615220">
          <text:insertion>
            <office:change-info>
              <dc:creator>unknown</dc:creator>
              <dc:date>2005-09-17T23:29:00</dc:date>
            </office:change-info>
          </text:insertion>
        </text:changed-region>
        <text:changed-region text:id="ct-1384615108">
          <text:deletion>
            <office:change-info>
              <dc:creator>unknown</dc:creator>
              <dc:date>2005-09-17T23:29:00</dc:date>
            </office:change-info>
            <text:p text:style-name="Standard">it </text:p>
          </text:deletion>
        </text:changed-region>
        <text:changed-region text:id="ct-1384614996">
          <text:insertion>
            <office:change-info>
              <dc:creator>unknown</dc:creator>
              <dc:date>2005-09-17T23:29:00</dc:date>
            </office:change-info>
          </text:insertion>
        </text:changed-region>
        <text:changed-region text:id="ct-1384614884">
          <text:deletion>
            <office:change-info>
              <dc:creator>unknown</dc:creator>
              <dc:date>2005-09-17T15:21:00</dc:date>
            </office:change-info>
            <text:p text:style-name="Standard">binary</text:p>
          </text:deletion>
        </text:changed-region>
        <text:changed-region text:id="ct-1384614772">
          <text:insertion>
            <office:change-info>
              <dc:creator>unknown</dc:creator>
              <dc:date>2005-09-17T22:48:00</dc:date>
            </office:change-info>
          </text:insertion>
        </text:changed-region>
        <text:changed-region text:id="ct-1384614660">
          <text:deletion>
            <office:change-info>
              <dc:creator>unknown</dc:creator>
              <dc:date>2005-09-17T15:21:00</dc:date>
            </office:change-info>
            <text:p text:style-name="Standard">binary</text:p>
          </text:deletion>
        </text:changed-region>
        <text:changed-region text:id="ct-1384614548">
          <text:insertion>
            <office:change-info>
              <dc:creator>unknown</dc:creator>
              <dc:date>2005-09-17T22:48:00</dc:date>
            </office:change-info>
          </text:insertion>
        </text:changed-region>
        <text:changed-region text:id="ct-1384614436">
          <text:insertion>
            <office:change-info>
              <dc:creator>unknown</dc:creator>
              <dc:date>2005-09-17T23:30:00</dc:date>
            </office:change-info>
          </text:insertion>
        </text:changed-region>
        <text:changed-region text:id="ct-1384614324">
          <text:deletion>
            <office:change-info>
              <dc:creator>unknown</dc:creator>
              <dc:date>2005-09-17T23:30:00</dc:date>
            </office:change-info>
            <text:p text:style-name="Standard">existence of the </text:p>
          </text:deletion>
        </text:changed-region>
        <text:changed-region text:id="ct-1384614212">
          <text:insertion>
            <office:change-info>
              <dc:creator>unknown</dc:creator>
              <dc:date>2005-09-17T23:33:00</dc:date>
            </office:change-info>
          </text:insertion>
        </text:changed-region>
        <text:changed-region text:id="ct-1384614100">
          <text:deletion>
            <office:change-info>
              <dc:creator>unknown</dc:creator>
              <dc:date>2005-09-17T23:33:00</dc:date>
            </office:change-info>
            <text:p text:style-name="Standard">T</text:p>
          </text:deletion>
        </text:changed-region>
        <text:changed-region text:id="ct-1384613988">
          <text:insertion>
            <office:change-info>
              <dc:creator>unknown</dc:creator>
              <dc:date>2005-09-17T23:33:00</dc:date>
            </office:change-info>
          </text:insertion>
        </text:changed-region>
        <text:changed-region text:id="ct-1384613876">
          <text:insertion>
            <office:change-info>
              <dc:creator>unknown</dc:creator>
              <dc:date>2005-09-17T23:33:00</dc:date>
            </office:change-info>
          </text:insertion>
        </text:changed-region>
        <text:changed-region text:id="ct-1384613540">
          <text:deletion>
            <office:change-info>
              <dc:creator>unknown</dc:creator>
              <dc:date>2005-09-17T23:33:00</dc:date>
            </office:change-info>
            <text:p text:style-name="Standard">will refer to this attacker </text:p>
          </text:deletion>
        </text:changed-region>
        <text:changed-region text:id="ct-1384613652">
          <text:deletion>
            <office:change-info>
              <dc:creator>unknown</dc:creator>
              <dc:date>2005-09-17T23:31:00</dc:date>
            </office:change-info>
            <text:p text:style-name="Standard">dilemma</text:p>
          </text:deletion>
        </text:changed-region>
        <text:changed-region text:id="ct-1384613764">
          <text:deletion>
            <office:change-info>
              <dc:creator>unknown</dc:creator>
              <dc:date>2005-09-17T23:33:00</dc:date>
            </office:change-info>
            <text:p text:style-name="Standard">—</text:p>
          </text:deletion>
        </text:changed-region>
        <text:changed-region text:id="ct-1384613428">
          <text:insertion>
            <office:change-info>
              <dc:creator>unknown</dc:creator>
              <dc:date>2005-09-17T23:34:00</dc:date>
            </office:change-info>
          </text:insertion>
        </text:changed-region>
        <text:changed-region text:id="ct-1384613316">
          <text:insertion>
            <office:change-info>
              <dc:creator>unknown</dc:creator>
              <dc:date>2005-09-17T23:36:00</dc:date>
            </office:change-info>
          </text:insertion>
        </text:changed-region>
        <text:changed-region text:id="ct-1384613204">
          <text:deletion>
            <office:change-info>
              <dc:creator>unknown</dc:creator>
              <dc:date>2005-09-17T23:36:00</dc:date>
            </office:change-info>
            <text:p text:style-name="Standard">s</text:p>
          </text:deletion>
        </text:changed-region>
        <text:changed-region text:id="ct-1384613092">
          <text:deletion>
            <office:change-info>
              <dc:creator>unknown</dc:creator>
              <dc:date>2005-09-17T23:36:00</dc:date>
            </office:change-info>
            <text:p text:style-name="Standard">may trigger </text:p>
          </text:deletion>
        </text:changed-region>
        <text:changed-region text:id="ct-1384612980">
          <text:insertion>
            <office:change-info>
              <dc:creator>unknown</dc:creator>
              <dc:date>2005-09-17T23:36:00</dc:date>
            </office:change-info>
          </text:insertion>
        </text:changed-region>
        <text:changed-region text:id="ct-1384612868">
          <text:deletion>
            <office:change-info>
              <dc:creator>unknown</dc:creator>
              <dc:date>2005-09-17T23:36:00</dc:date>
            </office:change-info>
            <text:p text:style-name="Standard">does</text:p>
          </text:deletion>
        </text:changed-region>
        <text:changed-region text:id="ct-1384612756">
          <text:insertion>
            <office:change-info>
              <dc:creator>unknown</dc:creator>
              <dc:date>2005-09-17T23:36:00</dc:date>
            </office:change-info>
          </text:insertion>
        </text:changed-region>
        <text:changed-region text:id="ct-1384612644">
          <text:deletion>
            <office:change-info>
              <dc:creator>unknown</dc:creator>
              <dc:date>2005-09-17T23:37:00</dc:date>
            </office:change-info>
            <text:p text:style-name="Standard">them</text:p>
          </text:deletion>
        </text:changed-region>
        <text:changed-region text:id="ct-1384612532">
          <text:insertion>
            <office:change-info>
              <dc:creator>unknown</dc:creator>
              <dc:date>2005-09-17T23:37:00</dc:date>
            </office:change-info>
          </text:insertion>
        </text:changed-region>
        <text:changed-region text:id="ct-1384612420">
          <text:deletion>
            <office:change-info>
              <dc:creator>unknown</dc:creator>
              <dc:date>2005-09-17T23:37:00</dc:date>
            </office:change-info>
            <text:p text:style-name="Standard">them</text:p>
          </text:deletion>
        </text:changed-region>
        <text:changed-region text:id="ct-1384612308">
          <text:insertion>
            <office:change-info>
              <dc:creator>unknown</dc:creator>
              <dc:date>2005-09-17T23:37:00</dc:date>
            </office:change-info>
          </text:insertion>
        </text:changed-region>
        <text:changed-region text:id="ct-1384612196">
          <text:deletion>
            <office:change-info>
              <dc:creator>unknown</dc:creator>
              <dc:date>2005-09-17T23:36:00</dc:date>
            </office:change-info>
            <text:p text:style-name="Standard">—as fragility</text:p>
          </text:deletion>
        </text:changed-region>
        <text:changed-region text:id="ct-1384612084">
          <text:deletion>
            <office:change-info>
              <dc:creator>unknown</dc:creator>
              <dc:date>2005-09-17T23:39:00</dc:date>
            </office:change-info>
            <text:p text:style-name="Standard">a number of different</text:p>
          </text:deletion>
        </text:changed-region>
        <text:changed-region text:id="ct-1384611972">
          <text:insertion>
            <office:change-info>
              <dc:creator>unknown</dc:creator>
              <dc:date>2005-09-17T23:39:00</dc:date>
            </office:change-info>
          </text:insertion>
        </text:changed-region>
        <text:changed-region text:id="ct-1384611792">
          <text:insertion>
            <office:change-info>
              <dc:creator>unknown</dc:creator>
              <dc:date>2005-09-17T23:37:00</dc:date>
            </office:change-info>
          </text:insertion>
        </text:changed-region>
        <text:changed-region text:id="ct-1384611680">
          <text:insertion>
            <office:change-info>
              <dc:creator>unknown</dc:creator>
              <dc:date>2005-09-17T23:39:00</dc:date>
            </office:change-info>
          </text:insertion>
        </text:changed-region>
        <text:changed-region text:id="ct-1384611568">
          <text:deletion>
            <office:change-info>
              <dc:creator>unknown</dc:creator>
              <dc:date>2005-09-17T23:39:00</dc:date>
            </office:change-info>
            <text:p text:style-name="Standard">clock requests, </text:p>
          </text:deletion>
        </text:changed-region>
        <text:changed-region text:id="ct-1384611456">
          <text:deletion>
            <office:change-info>
              <dc:creator>David A. Wheeler</dc:creator>
              <dc:date>2005-08-26T13:07:00</dc:date>
            </office:change-info>
            <text:p text:style-name="Standard">n</text:p>
          </text:deletion>
        </text:changed-region>
        <text:changed-region text:id="ct-1384611344">
          <text:deletion>
            <office:change-info>
              <dc:creator>David A. Wheeler</dc:creator>
              <dc:date>2005-08-26T13:06:00</dc:date>
            </office:change-info>
            <text:p text:style-name="Standard">evil</text:p>
          </text:deletion>
        </text:changed-region>
        <text:changed-region text:id="ct-1384611232">
          <text:insertion>
            <office:change-info>
              <dc:creator>David A. Wheeler</dc:creator>
              <dc:date>2005-08-26T13:06:00</dc:date>
            </office:change-info>
          </text:insertion>
        </text:changed-region>
        <text:changed-region text:id="ct-1384611120">
          <text:deletion>
            <office:change-info>
              <dc:creator>unknown</dc:creator>
              <dc:date>2005-09-17T23:41:00</dc:date>
            </office:change-info>
            <text:p text:style-name="Standard">simply </text:p>
          </text:deletion>
        </text:changed-region>
        <text:changed-region text:id="ct-1384611008">
          <text:insertion>
            <office:change-info>
              <dc:creator>unknown</dc:creator>
              <dc:date>2005-09-17T23:41:00</dc:date>
            </office:change-info>
          </text:insertion>
        </text:changed-region>
        <text:changed-region text:id="ct-1384610784">
          <text:deletion>
            <office:change-info>
              <dc:creator>unknown</dc:creator>
              <dc:date>2005-09-17T23:41:00</dc:date>
            </office:change-info>
            <text:p text:style-name="Standard">may choose to</text:p>
          </text:deletion>
        </text:changed-region>
        <text:changed-region text:id="ct-1384610896">
          <text:deletion>
            <office:change-info>
              <dc:creator>unknown</dc:creator>
              <dc:date>2005-09-17T23:42:00</dc:date>
            </office:change-info>
            <text:p text:style-name="Standard"><text:s/></text:p>
          </text:deletion>
        </text:changed-region>
        <text:changed-region text:id="ct-1384610672">
          <text:deletion>
            <office:change-info>
              <dc:creator>unknown</dc:creator>
              <dc:date>2005-09-17T23:41:00</dc:date>
            </office:change-info>
            <text:p text:style-name="Standard">,</text:p>
          </text:deletion>
        </text:changed-region>
        <text:changed-region text:id="ct-1384610560">
          <text:insertion>
            <office:change-info>
              <dc:creator>unknown</dc:creator>
              <dc:date>2005-09-17T23:41:00</dc:date>
            </office:change-info>
          </text:insertion>
        </text:changed-region>
        <text:changed-region text:id="ct-1384610336">
          <text:deletion>
            <office:change-info>
              <dc:creator>unknown</dc:creator>
              <dc:date>2005-09-17T23:40:00</dc:date>
            </office:change-info>
            <text:p text:style-name="Standard">in which case</text:p>
          </text:deletion>
        </text:changed-region>
        <text:changed-region text:id="ct-1384610448">
          <text:deletion>
            <office:change-info>
              <dc:creator>unknown</dc:creator>
              <dc:date>2005-09-17T23:41:00</dc:date>
            </office:change-info>
            <text:p text:style-name="Standard"><text:s/></text:p>
          </text:deletion>
        </text:changed-region>
        <text:changed-region text:id="ct-1384610224">
          <text:deletion>
            <office:change-info>
              <dc:creator>unknown</dc:creator>
              <dc:date>2005-09-17T23:40:00</dc:date>
            </office:change-info>
            <text:p text:style-name="Standard">real </text:p>
          </text:deletion>
        </text:changed-region>
        <text:changed-region text:id="ct-1384610112">
          <text:deletion>
            <office:change-info>
              <dc:creator>unknown</dc:creator>
              <dc:date>2005-09-17T23:40:00</dc:date>
            </office:change-info>
            <text:p text:style-name="Standard">may be </text:p>
          </text:deletion>
        </text:changed-region>
        <text:changed-region text:id="ct-1384610000">
          <text:insertion>
            <office:change-info>
              <dc:creator>unknown</dc:creator>
              <dc:date>2005-09-17T23:42:00</dc:date>
            </office:change-info>
          </text:insertion>
        </text:changed-region>
        <text:changed-region text:id="ct-1384609888">
          <text:insertion>
            <office:change-info>
              <dc:creator>unknown</dc:creator>
              <dc:date>2005-09-17T23:41:00</dc:date>
            </office:change-info>
          </text:insertion>
        </text:changed-region>
        <text:changed-region text:id="ct-1384609776">
          <text:deletion>
            <office:change-info>
              <dc:creator>David A. Wheeler</dc:creator>
              <dc:date>2005-08-26T13:06:00</dc:date>
            </office:change-info>
            <text:p text:style-name="Standard">evil</text:p>
          </text:deletion>
        </text:changed-region>
        <text:changed-region text:id="ct-1384609664">
          <text:insertion>
            <office:change-info>
              <dc:creator>David A. Wheeler</dc:creator>
              <dc:date>2005-08-26T13:06:00</dc:date>
            </office:change-info>
          </text:insertion>
        </text:changed-region>
        <text:changed-region text:id="ct-1384609440">
          <text:deletion>
            <office:change-info>
              <dc:creator>unknown</dc:creator>
              <dc:date>2005-09-17T15:21:00</dc:date>
            </office:change-info>
            <text:p text:style-name="Standard">binary</text:p>
          </text:deletion>
        </text:changed-region>
        <text:changed-region text:id="ct-1384609552">
          <text:deletion>
            <office:change-info>
              <dc:creator>unknown</dc:creator>
              <dc:date>2005-09-17T22:48:00</dc:date>
            </office:change-info>
            <text:p text:style-name="Standard"><text:s/></text:p>
          </text:deletion>
        </text:changed-region>
        <text:changed-region text:id="ct-1384609328">
          <text:insertion>
            <office:change-info>
              <dc:creator>unknown</dc:creator>
              <dc:date>2005-09-17T22:48:00</dc:date>
            </office:change-info>
          </text:insertion>
        </text:changed-region>
        <text:changed-region text:id="ct-1384609216">
          <text:deletion>
            <office:change-info>
              <dc:creator>unknown</dc:creator>
              <dc:date>2005-09-17T15:21:00</dc:date>
            </office:change-info>
            <text:p text:style-name="Standard">binary</text:p>
          </text:deletion>
        </text:changed-region>
        <text:changed-region text:id="ct-1384609104">
          <text:insertion>
            <office:change-info>
              <dc:creator>unknown</dc:creator>
              <dc:date>2005-09-17T23:12:00</dc:date>
            </office:change-info>
          </text:insertion>
        </text:changed-region>
        <text:changed-region text:id="ct-1384608880">
          <text:deletion>
            <office:change-info>
              <dc:creator>unknown</dc:creator>
              <dc:date>2005-09-17T15:21:00</dc:date>
            </office:change-info>
            <text:p text:style-name="Standard">binary</text:p>
          </text:deletion>
        </text:changed-region>
        <text:changed-region text:id="ct-1384608992">
          <text:deletion>
            <office:change-info>
              <dc:creator>unknown</dc:creator>
              <dc:date>2005-09-17T23:12:00</dc:date>
            </office:change-info>
            <text:p text:style-name="Standard"><text:s/></text:p>
          </text:deletion>
        </text:changed-region>
        <text:changed-region text:id="ct-1384608768">
          <text:deletion>
            <office:change-info>
              <dc:creator>David A. Wheeler</dc:creator>
              <dc:date>2005-08-26T16:08:00</dc:date>
            </office:change-info>
            <text:h text:style-name="Heading_20_1" text:outline-level="1">Analysis of </text:h>
          </text:deletion>
        </text:changed-region>
        <text:changed-region text:id="ct-1384608656">
          <text:deletion>
            <office:change-info>
              <dc:creator>David A. Wheeler</dc:creator>
              <dc:date>2005-08-26T17:37:00</dc:date>
            </office:change-info>
            <text:h text:style-name="Heading_20_1" text:outline-level="1">D</text:h>
          </text:deletion>
        </text:changed-region>
        <text:changed-region text:id="ct-1384608544">
          <text:insertion>
            <office:change-info>
              <dc:creator>David A. Wheeler</dc:creator>
              <dc:date>2005-08-26T17:37:00</dc:date>
            </office:change-info>
          </text:insertion>
        </text:changed-region>
        <text:changed-region text:id="ct-1384608432">
          <text:deletion>
            <office:change-info>
              <dc:creator>David A. Wheeler</dc:creator>
              <dc:date>2005-08-26T17:37:00</dc:date>
            </office:change-info>
            <text:h text:style-name="Heading_20_1" text:outline-level="1">C</text:h>
          </text:deletion>
        </text:changed-region>
        <text:changed-region text:id="ct-1384608320">
          <text:insertion>
            <office:change-info>
              <dc:creator>David A. Wheeler</dc:creator>
              <dc:date>2005-08-26T17:37:00</dc:date>
            </office:change-info>
          </text:insertion>
        </text:changed-region>
        <text:changed-region text:id="ct-1384608208">
          <text:insertion>
            <office:change-info>
              <dc:creator>unknown</dc:creator>
              <dc:date>2005-09-17T21:49:00</dc:date>
            </office:change-info>
          </text:insertion>
        </text:changed-region>
        <text:changed-region text:id="ct-1384607872">
          <text:deletion>
            <office:change-info>
              <dc:creator>David A. Wheeler</dc:creator>
              <dc:date>2005-08-26T16:14:00</dc:date>
            </office:change-info>
            <text:p text:style-name="P12">This section describes diverse double-compiling </text:p>
          </text:deletion>
        </text:changed-region>
        <text:changed-region text:id="ct-1384607984">
          <text:deletion>
            <office:change-info>
              <dc:creator>David A. Wheeler</dc:creator>
              <dc:date>2005-08-26T16:08:00</dc:date>
            </office:change-info>
            <text:p text:style-name="P12">in more detail, </text:p>
          </text:deletion>
        </text:changed-region>
        <text:changed-region text:id="ct-1384608096">
          <text:deletion>
            <office:change-info>
              <dc:creator>David A. Wheeler</dc:creator>
              <dc:date>2005-08-26T16:14:00</dc:date>
            </office:change-info>
            <text:p text:style-name="P12">and presents an argument for why it counters the threat.</text:p>
            <text:p text:style-name="P12"/>
            <text:h text:style-name="Heading_20_2" text:outline-level="2">Description</text:h>
            <text:p text:style-name="P12"/>
          </text:deletion>
        </text:changed-region>
        <text:changed-region text:id="ct-1384734712">
          <text:insertion>
            <office:change-info>
              <dc:creator>David A. Wheeler</dc:creator>
              <dc:date>2005-08-26T16:08:00</dc:date>
            </office:change-info>
          </text:insertion>
        </text:changed-region>
        <text:changed-region text:id="ct-1384734488">
          <text:insertion>
            <office:change-info>
              <dc:creator>unknown</dc:creator>
              <dc:date>2005-09-17T21:49:00</dc:date>
            </office:change-info>
          </text:insertion>
        </text:changed-region>
        <text:changed-region text:id="ct-1384734600">
          <text:insertion>
            <office:change-info>
              <dc:creator>David A. Wheeler</dc:creator>
              <dc:date>2005-08-26T16:08:00</dc:date>
            </office:change-info>
          </text:insertion>
        </text:changed-region>
        <text:changed-region text:id="ct-1384734376">
          <text:insertion>
            <office:change-info>
              <dc:creator>unknown</dc:creator>
              <dc:date>2005-09-18T17:31:00</dc:date>
            </office:change-info>
          </text:insertion>
        </text:changed-region>
        <text:changed-region text:id="ct-1384734264">
          <text:deletion>
            <office:change-info>
              <dc:creator>unknown</dc:creator>
              <dc:date>2005-09-18T19:20:00</dc:date>
            </office:change-info>
            <text:p text:style-name="P12">[Spencer1998]</text:p>
          </text:deletion>
          <text:insertion>
            <office:change-info office:chg-author="David A. Wheeler" office:chg-date-time="2005-08-26T16:08:00"/>
          </text:insertion>
        </text:changed-region>
        <text:changed-region text:id="ct-1384734152">
          <text:insertion>
            <office:change-info>
              <dc:creator>David A. Wheeler</dc:creator>
              <dc:date>2005-08-26T16:08:00</dc:date>
            </office:change-info>
          </text:insertion>
        </text:changed-region>
        <text:changed-region text:id="ct-1384734040">
          <text:deletion>
            <office:change-info>
              <dc:creator>unknown</dc:creator>
              <dc:date>2005-09-17T15:52:00</dc:date>
            </office:change-info>
            <text:p text:style-name="P12">techniques</text:p>
          </text:deletion>
          <text:insertion>
            <office:change-info office:chg-author="David A. Wheeler" office:chg-date-time="2005-08-26T16:08:00"/>
          </text:insertion>
        </text:changed-region>
        <text:changed-region text:id="ct-1384733928">
          <text:insertion>
            <office:change-info>
              <dc:creator>unknown</dc:creator>
              <dc:date>2005-09-17T15:52:00</dc:date>
            </office:change-info>
          </text:insertion>
        </text:changed-region>
        <text:changed-region text:id="ct-1384733816">
          <text:insertion>
            <office:change-info>
              <dc:creator>David A. Wheeler</dc:creator>
              <dc:date>2005-08-26T16:08:00</dc:date>
            </office:change-info>
          </text:insertion>
        </text:changed-region>
        <text:changed-region text:id="ct-1384733704">
          <text:insertion>
            <office:change-info>
              <dc:creator>unknown</dc:creator>
              <dc:date>2005-09-18T17:31:00</dc:date>
            </office:change-info>
          </text:insertion>
        </text:changed-region>
        <text:changed-region text:id="ct-1384733592">
          <text:deletion>
            <office:change-info>
              <dc:creator>unknown</dc:creator>
              <dc:date>2005-09-18T19:20:00</dc:date>
            </office:change-info>
            <text:p text:style-name="P12">[McKeeman1970] </text:p>
          </text:deletion>
          <text:insertion>
            <office:change-info office:chg-author="David A. Wheeler" office:chg-date-time="2005-08-26T16:08:00"/>
          </text:insertion>
        </text:changed-region>
        <text:changed-region text:id="ct-1384733480">
          <text:insertion>
            <office:change-info>
              <dc:creator>unknown</dc:creator>
              <dc:date>2005-09-18T17:31:00</dc:date>
            </office:change-info>
          </text:insertion>
        </text:changed-region>
        <text:changed-region text:id="ct-1384733368">
          <text:deletion>
            <office:change-info>
              <dc:creator>unknown</dc:creator>
              <dc:date>2005-09-18T19:20:00</dc:date>
            </office:change-info>
            <text:p text:style-name="P12">[Spencer2005]</text:p>
          </text:deletion>
          <text:insertion>
            <office:change-info office:chg-author="David A. Wheeler" office:chg-date-time="2005-08-26T16:08:00"/>
          </text:insertion>
        </text:changed-region>
        <text:changed-region text:id="ct-1384733256">
          <text:insertion>
            <office:change-info>
              <dc:creator>David A. Wheeler</dc:creator>
              <dc:date>2005-08-26T16:08:00</dc:date>
            </office:change-info>
          </text:insertion>
        </text:changed-region>
        <text:changed-region text:id="ct-1384733144">
          <text:insertion>
            <office:change-info>
              <dc:creator>unknown</dc:creator>
              <dc:date>2005-09-18T17:34:00</dc:date>
            </office:change-info>
          </text:insertion>
        </text:changed-region>
        <text:changed-region text:id="ct-1384733032">
          <text:insertion>
            <office:change-info>
              <dc:creator>unknown</dc:creator>
              <dc:date>2005-09-18T17:33:00</dc:date>
            </office:change-info>
          </text:insertion>
        </text:changed-region>
        <text:changed-region text:id="ct-1384732920">
          <text:deletion>
            <office:change-info>
              <dc:creator>unknown</dc:creator>
              <dc:date>2005-09-18T19:21:00</dc:date>
            </office:change-info>
            <text:p text:style-name="P12">[Mohring2004] [Libra2004] [Buck2004]</text:p>
          </text:deletion>
          <text:insertion>
            <office:change-info office:chg-author="David A. Wheeler" office:chg-date-time="2005-08-26T16:08:00"/>
          </text:insertion>
        </text:changed-region>
        <text:changed-region text:id="ct-1384732808">
          <text:insertion>
            <office:change-info>
              <dc:creator>David A. Wheeler</dc:creator>
              <dc:date>2005-08-26T16:08:00</dc:date>
            </office:change-info>
          </text:insertion>
        </text:changed-region>
        <text:changed-region text:id="ct-1384732696">
          <text:deletion>
            <office:change-info>
              <dc:creator>unknown</dc:creator>
              <dc:date>2005-09-17T21:49:00</dc:date>
            </office:change-info>
            <text:p text:style-name="Standard">diverse double-compiling</text:p>
          </text:deletion>
          <text:insertion>
            <office:change-info office:chg-author="David A. Wheeler" office:chg-date-time="2005-08-26T16:08:00"/>
          </text:insertion>
        </text:changed-region>
        <text:changed-region text:id="ct-1384732584">
          <text:insertion>
            <office:change-info>
              <dc:creator>unknown</dc:creator>
              <dc:date>2005-09-17T21:49:00</dc:date>
            </office:change-info>
          </text:insertion>
        </text:changed-region>
        <text:changed-region text:id="ct-1384732472">
          <text:insertion>
            <office:change-info>
              <dc:creator>David A. Wheeler</dc:creator>
              <dc:date>2005-08-26T16:08:00</dc:date>
            </office:change-info>
          </text:insertion>
        </text:changed-region>
        <text:changed-region text:id="ct-1384732360">
          <text:deletion>
            <office:change-info>
              <dc:creator>unknown</dc:creator>
              <dc:date>2005-09-17T15:21:00</dc:date>
            </office:change-info>
            <text:p text:style-name="Standard">binary</text:p>
          </text:deletion>
          <text:insertion>
            <office:change-info office:chg-author="David A. Wheeler" office:chg-date-time="2005-08-26T16:08:00"/>
          </text:insertion>
        </text:changed-region>
        <text:changed-region text:id="ct-1384732248">
          <text:insertion>
            <office:change-info>
              <dc:creator>unknown</dc:creator>
              <dc:date>2005-09-17T23:09:00</dc:date>
            </office:change-info>
          </text:insertion>
        </text:changed-region>
        <text:changed-region text:id="ct-1384732136">
          <text:insertion>
            <office:change-info>
              <dc:creator>unknown</dc:creator>
              <dc:date>2005-08-28T21:27:00</dc:date>
            </office:change-info>
          </text:insertion>
        </text:changed-region>
        <text:changed-region text:id="ct-1384732024">
          <text:insertion>
            <office:change-info>
              <dc:creator>David A. Wheeler</dc:creator>
              <dc:date>2005-08-26T16:08:00</dc:date>
            </office:change-info>
          </text:insertion>
        </text:changed-region>
        <text:changed-region text:id="ct-1384731912">
          <text:deletion>
            <office:change-info>
              <dc:creator>unknown</dc:creator>
              <dc:date>2005-09-17T21:44:00</dc:date>
            </office:change-info>
            <text:p text:style-name="Standard">approach</text:p>
          </text:deletion>
          <text:insertion>
            <office:change-info office:chg-author="David A. Wheeler" office:chg-date-time="2005-08-26T16:08:00"/>
          </text:insertion>
        </text:changed-region>
        <text:changed-region text:id="ct-1384731800">
          <text:insertion>
            <office:change-info>
              <dc:creator>unknown</dc:creator>
              <dc:date>2005-09-17T21:44:00</dc:date>
            </office:change-info>
          </text:insertion>
        </text:changed-region>
        <text:changed-region text:id="ct-1384731688">
          <text:insertion>
            <office:change-info>
              <dc:creator>David A. Wheeler</dc:creator>
              <dc:date>2005-08-26T16:08:00</dc:date>
            </office:change-info>
          </text:insertion>
        </text:changed-region>
        <text:changed-region text:id="ct-1384731576">
          <text:deletion>
            <office:change-info>
              <dc:creator>unknown</dc:creator>
              <dc:date>2005-08-28T21:25:00</dc:date>
            </office:change-info>
            <text:p text:style-name="Standard">implicity </text:p>
          </text:deletion>
          <text:insertion>
            <office:change-info office:chg-author="David A. Wheeler" office:chg-date-time="2005-08-26T16:08:00"/>
          </text:insertion>
        </text:changed-region>
        <text:changed-region text:id="ct-1384731464">
          <text:insertion>
            <office:change-info>
              <dc:creator>David A. Wheeler</dc:creator>
              <dc:date>2005-08-26T16:08:00</dc:date>
            </office:change-info>
          </text:insertion>
        </text:changed-region>
        <text:changed-region text:id="ct-1384731352">
          <text:deletion>
            <office:change-info>
              <dc:creator>unknown</dc:creator>
              <dc:date>2005-08-28T21:25:00</dc:date>
            </office:change-info>
            <text:p text:style-name="Standard">by </text:p>
          </text:deletion>
          <text:insertion>
            <office:change-info office:chg-author="David A. Wheeler" office:chg-date-time="2005-08-26T16:08:00"/>
          </text:insertion>
        </text:changed-region>
        <text:changed-region text:id="ct-1384731240">
          <text:insertion>
            <office:change-info>
              <dc:creator>David A. Wheeler</dc:creator>
              <dc:date>2005-08-26T16:08:00</dc:date>
            </office:change-info>
          </text:insertion>
        </text:changed-region>
        <text:changed-region text:id="ct-1384731128">
          <text:deletion>
            <office:change-info>
              <dc:creator>unknown</dc:creator>
              <dc:date>2005-08-28T21:26:00</dc:date>
            </office:change-info>
            <text:p text:style-name="Standard">,</text:p>
          </text:deletion>
          <text:insertion>
            <office:change-info office:chg-author="David A. Wheeler" office:chg-date-time="2005-08-26T16:08:00"/>
          </text:insertion>
        </text:changed-region>
        <text:changed-region text:id="ct-1384731016">
          <text:insertion>
            <office:change-info>
              <dc:creator>David A. Wheeler</dc:creator>
              <dc:date>2005-08-26T16:08:00</dc:date>
            </office:change-info>
          </text:insertion>
        </text:changed-region>
        <text:changed-region text:id="ct-1384730904">
          <text:insertion>
            <office:change-info>
              <dc:creator>unknown</dc:creator>
              <dc:date>2005-08-28T21:26:00</dc:date>
            </office:change-info>
          </text:insertion>
        </text:changed-region>
        <text:changed-region text:id="ct-1384730792">
          <text:insertion>
            <office:change-info>
              <dc:creator>David A. Wheeler</dc:creator>
              <dc:date>2005-08-26T16:08:00</dc:date>
            </office:change-info>
          </text:insertion>
        </text:changed-region>
        <text:changed-region text:id="ct-1384730612">
          <text:deletion>
            <office:change-info>
              <dc:creator>unknown</dc:creator>
              <dc:date>2005-08-28T21:26:00</dc:date>
            </office:change-info>
            <text:p text:style-name="Standard">e</text:p>
          </text:deletion>
          <text:insertion>
            <office:change-info office:chg-author="David A. Wheeler" office:chg-date-time="2005-08-26T16:08:00"/>
          </text:insertion>
        </text:changed-region>
        <text:changed-region text:id="ct-1384730500">
          <text:insertion>
            <office:change-info>
              <dc:creator>unknown</dc:creator>
              <dc:date>2005-08-28T21:26:00</dc:date>
            </office:change-info>
          </text:insertion>
        </text:changed-region>
        <text:changed-region text:id="ct-1384730388">
          <text:insertion>
            <office:change-info>
              <dc:creator>David A. Wheeler</dc:creator>
              <dc:date>2005-08-26T16:08:00</dc:date>
            </office:change-info>
          </text:insertion>
        </text:changed-region>
        <text:changed-region text:id="ct-1384730276">
          <text:deletion>
            <office:change-info>
              <dc:creator>unknown</dc:creator>
              <dc:date>2005-08-28T21:26:00</dc:date>
            </office:change-info>
            <text:p text:style-name="Standard">implied </text:p>
          </text:deletion>
          <text:insertion>
            <office:change-info office:chg-author="David A. Wheeler" office:chg-date-time="2005-08-26T16:08:00"/>
          </text:insertion>
        </text:changed-region>
        <text:changed-region text:id="ct-1384730164">
          <text:insertion>
            <office:change-info>
              <dc:creator>David A. Wheeler</dc:creator>
              <dc:date>2005-08-26T16:08:00</dc:date>
            </office:change-info>
          </text:insertion>
        </text:changed-region>
        <text:changed-region text:id="ct-1384730052">
          <text:deletion>
            <office:change-info>
              <dc:creator>unknown</dc:creator>
              <dc:date>2005-08-28T21:26:00</dc:date>
            </office:change-info>
            <text:p text:style-name="Standard"><text:s/>is invalidated</text:p>
          </text:deletion>
          <text:insertion>
            <office:change-info office:chg-author="David A. Wheeler" office:chg-date-time="2005-08-26T16:08:00"/>
          </text:insertion>
        </text:changed-region>
        <text:changed-region text:id="ct-1384729940">
          <text:insertion>
            <office:change-info>
              <dc:creator>David A. Wheeler</dc:creator>
              <dc:date>2005-08-26T16:08:00</dc:date>
            </office:change-info>
          </text:insertion>
        </text:changed-region>
        <text:changed-region text:id="ct-1384729828">
          <text:insertion>
            <office:change-info>
              <dc:creator>unknown</dc:creator>
              <dc:date>2005-09-22T22:13:00</dc:date>
            </office:change-info>
          </text:insertion>
        </text:changed-region>
        <text:changed-region text:id="ct-1384729716">
          <text:insertion>
            <office:change-info>
              <dc:creator>David A. Wheeler</dc:creator>
              <dc:date>2005-08-26T16:08:00</dc:date>
            </office:change-info>
          </text:insertion>
        </text:changed-region>
        <text:changed-region text:id="ct-1384729604">
          <text:deletion>
            <office:change-info>
              <dc:creator>unknown</dc:creator>
              <dc:date>2005-09-17T23:43:00</dc:date>
            </office:change-info>
            <text:p text:style-name="Standard">in the same way</text:p>
          </text:deletion>
          <text:insertion>
            <office:change-info office:chg-author="David A. Wheeler" office:chg-date-time="2005-08-26T16:08:00"/>
          </text:insertion>
        </text:changed-region>
        <text:changed-region text:id="ct-1384729492">
          <text:insertion>
            <office:change-info>
              <dc:creator>unknown</dc:creator>
              <dc:date>2005-09-17T23:44:00</dc:date>
            </office:change-info>
          </text:insertion>
        </text:changed-region>
        <text:changed-region text:id="ct-1384729380">
          <text:insertion>
            <office:change-info>
              <dc:creator>unknown</dc:creator>
              <dc:date>2005-09-17T23:43:00</dc:date>
            </office:change-info>
          </text:insertion>
        </text:changed-region>
        <text:changed-region text:id="ct-1384729268">
          <text:insertion>
            <office:change-info>
              <dc:creator>David A. Wheeler</dc:creator>
              <dc:date>2005-08-26T16:08:00</dc:date>
            </office:change-info>
          </text:insertion>
        </text:changed-region>
        <text:changed-region text:id="ct-1384729156">
          <text:deletion>
            <office:change-info>
              <dc:creator>unknown</dc:creator>
              <dc:date>2005-09-17T21:49:00</dc:date>
            </office:change-info>
            <text:p text:style-name="Standard">diverse double-compiling</text:p>
          </text:deletion>
        </text:changed-region>
        <text:changed-region text:id="ct-1384728932">
          <text:insertion>
            <office:change-info>
              <dc:creator>unknown</dc:creator>
              <dc:date>2005-09-17T21:49:00</dc:date>
            </office:change-info>
          </text:insertion>
        </text:changed-region>
        <text:changed-region text:id="ct-1384728820">
          <text:insertion>
            <office:change-info>
              <dc:creator>David A. Wheeler</dc:creator>
              <dc:date>2005-08-26T16:23:00</dc:date>
            </office:change-info>
          </text:insertion>
        </text:changed-region>
        <text:changed-region text:id="ct-1384729044">
          <text:insertion>
            <office:change-info>
              <dc:creator>unknown</dc:creator>
              <dc:date>2005-09-17T23:55:00</dc:date>
            </office:change-info>
          </text:insertion>
        </text:changed-region>
        <text:changed-region text:id="ct-1384728596">
          <text:deletion>
            <office:change-info>
              <dc:creator>unknown</dc:creator>
              <dc:date>2005-08-28T21:28:00</dc:date>
            </office:change-info>
            <text:p text:style-name="Standard"><text:s/>of an experiment; it detects when a compiler cannot regenerate itself)</text:p>
          </text:deletion>
          <text:insertion>
            <office:change-info office:chg-author="David A. Wheeler" office:chg-date-time="2005-08-26T16:24:00"/>
          </text:insertion>
        </text:changed-region>
        <text:changed-region text:id="ct-1384728708">
          <text:deletion>
            <office:change-info>
              <dc:creator>unknown</dc:creator>
              <dc:date>2005-08-28T21:28:00</dc:date>
            </office:change-info>
            <text:p text:style-name="Standard"><text:s/>(this check acts like the control</text:p>
          </text:deletion>
          <text:insertion>
            <office:change-info office:chg-author="David A. Wheeler" office:chg-date-time="2005-08-26T16:23:00"/>
          </text:insertion>
        </text:changed-region>
        <text:changed-region text:id="ct-1384728372">
          <text:deletion>
            <office:change-info>
              <dc:creator>unknown</dc:creator>
              <dc:date>2005-08-28T21:34:00</dc:date>
            </office:change-info>
            <text:p text:style-name="Standard"><text:s/></text:p>
          </text:deletion>
        </text:changed-region>
        <text:changed-region text:id="ct-1384728484">
          <text:deletion>
            <office:change-info>
              <dc:creator>unknown</dc:creator>
              <dc:date>2005-09-17T15:21:00</dc:date>
            </office:change-info>
            <text:p text:style-name="Standard">binary</text:p>
          </text:deletion>
        </text:changed-region>
        <text:changed-region text:id="ct-1384728260">
          <text:insertion>
            <office:change-info>
              <dc:creator>unknown</dc:creator>
              <dc:date>2005-09-17T23:09:00</dc:date>
            </office:change-info>
          </text:insertion>
        </text:changed-region>
        <text:changed-region text:id="ct-1384728148">
          <text:deletion>
            <office:change-info>
              <dc:creator>unknown</dc:creator>
              <dc:date>2005-09-17T15:21:00</dc:date>
            </office:change-info>
            <text:p text:style-name="Standard">binary</text:p>
          </text:deletion>
        </text:changed-region>
        <text:changed-region text:id="ct-1384728036">
          <text:insertion>
            <office:change-info>
              <dc:creator>unknown</dc:creator>
              <dc:date>2005-09-17T23:09:00</dc:date>
            </office:change-info>
          </text:insertion>
        </text:changed-region>
        <text:changed-region text:id="ct-1384727812">
          <text:deletion>
            <office:change-info>
              <dc:creator>unknown</dc:creator>
              <dc:date>2005-09-17T16:05:00</dc:date>
            </office:change-info>
            <text:p text:style-name="P13"><text:s/></text:p>
          </text:deletion>
        </text:changed-region>
        <text:changed-region text:id="ct-1384727924">
          <text:deletion>
            <office:change-info>
              <dc:creator>unknown</dc:creator>
              <dc:date>2005-08-25T23:52:00</dc:date>
            </office:change-info>
            <text:p text:style-name="P13">S</text:p>
          </text:deletion>
        </text:changed-region>
        <text:changed-region text:id="ct-1384727700">
          <text:insertion>
            <office:change-info>
              <dc:creator>unknown</dc:creator>
              <dc:date>2005-09-17T16:05:00</dc:date>
            </office:change-info>
          </text:insertion>
        </text:changed-region>
        <text:changed-region text:id="ct-1384727588">
          <text:deletion>
            <office:change-info>
              <dc:creator>unknown</dc:creator>
              <dc:date>2005-09-17T16:06:00</dc:date>
            </office:change-info>
            <text:p text:style-name="P14">t</text:p>
          </text:deletion>
        </text:changed-region>
        <text:changed-region text:id="ct-1384727476">
          <text:insertion>
            <office:change-info>
              <dc:creator>unknown</dc:creator>
              <dc:date>2005-09-17T16:05:00</dc:date>
            </office:change-info>
          </text:insertion>
        </text:changed-region>
        <text:changed-region text:id="ct-1384727364">
          <text:insertion>
            <office:change-info>
              <dc:creator>unknown</dc:creator>
              <dc:date>2005-09-17T16:06:00</dc:date>
            </office:change-info>
          </text:insertion>
        </text:changed-region>
        <text:changed-region text:id="ct-1384727252">
          <text:deletion>
            <office:change-info>
              <dc:creator>David A. Wheeler</dc:creator>
              <dc:date>2005-08-26T13:09:00</dc:date>
            </office:change-info>
            <text:p text:style-name="Standard">purported</text:p>
          </text:deletion>
        </text:changed-region>
        <text:changed-region text:id="ct-1384727140">
          <text:insertion>
            <office:change-info>
              <dc:creator>David A. Wheeler</dc:creator>
              <dc:date>2005-08-26T13:09:00</dc:date>
            </office:change-info>
          </text:insertion>
        </text:changed-region>
        <text:changed-region text:id="ct-1384727028">
          <text:insertion>
            <office:change-info>
              <dc:creator>unknown</dc:creator>
              <dc:date>2005-09-17T23:44:00</dc:date>
            </office:change-info>
          </text:insertion>
        </text:changed-region>
        <text:changed-region text:id="ct-1384726916">
          <text:insertion>
            <office:change-info>
              <dc:creator>unknown</dc:creator>
              <dc:date>2005-09-17T23:45:00</dc:date>
            </office:change-info>
          </text:insertion>
        </text:changed-region>
        <text:changed-region text:id="ct-1384726804">
          <text:insertion>
            <office:change-info>
              <dc:creator>unknown</dc:creator>
              <dc:date>2005-08-26T00:09:00</dc:date>
            </office:change-info>
          </text:insertion>
        </text:changed-region>
        <text:changed-region text:id="ct-1384726692">
          <text:insertion>
            <office:change-info>
              <dc:creator>unknown</dc:creator>
              <dc:date>2005-08-26T00:10:00</dc:date>
            </office:change-info>
          </text:insertion>
        </text:changed-region>
        <text:changed-region text:id="ct-1384726512">
          <text:deletion>
            <office:change-info>
              <dc:creator>unknown</dc:creator>
              <dc:date>2005-08-26T00:10:00</dc:date>
            </office:change-info>
            <text:p text:style-name="Standard">takes </text:p>
          </text:deletion>
        </text:changed-region>
        <text:changed-region text:id="ct-1384726400">
          <text:insertion>
            <office:change-info>
              <dc:creator>unknown</dc:creator>
              <dc:date>2005-08-26T00:10:00</dc:date>
            </office:change-info>
          </text:insertion>
        </text:changed-region>
        <text:changed-region text:id="ct-1384726288">
          <text:insertion>
            <office:change-info>
              <dc:creator>unknown</dc:creator>
              <dc:date>2005-08-26T00:10:00</dc:date>
            </office:change-info>
          </text:insertion>
        </text:changed-region>
        <text:changed-region text:id="ct-1384726176">
          <text:insertion>
            <office:change-info>
              <dc:creator>unknown</dc:creator>
              <dc:date>2005-08-26T00:10:00</dc:date>
            </office:change-info>
          </text:insertion>
        </text:changed-region>
        <text:changed-region text:id="ct-1384725952">
          <text:deletion>
            <office:change-info>
              <dc:creator>unknown</dc:creator>
              <dc:date>2005-09-17T15:21:00</dc:date>
            </office:change-info>
            <text:p text:style-name="Standard">binary</text:p>
          </text:deletion>
        </text:changed-region>
        <text:changed-region text:id="ct-1384726064">
          <text:deletion>
            <office:change-info>
              <dc:creator>unknown</dc:creator>
              <dc:date>2005-09-17T15:22:00</dc:date>
            </office:change-info>
            <text:p text:style-name="Standard"><text:s/></text:p>
          </text:deletion>
        </text:changed-region>
        <text:changed-region text:id="ct-1384725840">
          <text:insertion>
            <office:change-info>
              <dc:creator>unknown</dc:creator>
              <dc:date>2005-08-28T21:35:00</dc:date>
            </office:change-info>
          </text:insertion>
        </text:changed-region>
        <text:changed-region text:id="ct-1384725728">
          <text:deletion>
            <office:change-info>
              <dc:creator>David A. Wheeler</dc:creator>
              <dc:date>2005-08-26T17:20:00</dc:date>
            </office:change-info>
            <text:p text:style-name="Standard">going</text:p>
          </text:deletion>
        </text:changed-region>
        <text:changed-region text:id="ct-1384725616">
          <text:insertion>
            <office:change-info>
              <dc:creator>David A. Wheeler</dc:creator>
              <dc:date>2005-08-26T17:20:00</dc:date>
            </office:change-info>
          </text:insertion>
        </text:changed-region>
        <text:changed-region text:id="ct-1384725504">
          <text:deletion>
            <office:change-info>
              <dc:creator>unknown</dc:creator>
              <dc:date>2005-08-26T00:11:00</dc:date>
            </office:change-info>
            <text:p text:style-name="Standard">If the compiler was generated from previous step, that is shown as a directed line going into the top of the box. </text:p>
          </text:deletion>
        </text:changed-region>
        <text:changed-region text:id="ct-1384725392">
          <text:deletion>
            <office:change-info>
              <dc:creator>unknown</dc:creator>
              <dc:date>2005-09-17T21:49:00</dc:date>
            </office:change-info>
            <text:p text:style-name="Standard">diverse double-compiling</text:p>
          </text:deletion>
        </text:changed-region>
        <text:changed-region text:id="ct-1384725280">
          <text:insertion>
            <office:change-info>
              <dc:creator>unknown</dc:creator>
              <dc:date>2005-09-17T21:49:00</dc:date>
            </office:change-info>
          </text:insertion>
        </text:changed-region>
        <text:changed-region text:id="ct-1384725168">
          <text:insertion>
            <office:change-info>
              <dc:creator>unknown</dc:creator>
              <dc:date>2005-08-28T21:28:00</dc:date>
            </office:change-info>
          </text:insertion>
        </text:changed-region>
        <text:changed-region text:id="ct-1384724944">
          <text:deletion>
            <office:change-info>
              <dc:creator>David A. Wheeler</dc:creator>
              <dc:date>2005-08-26T16:24:00</dc:date>
            </office:change-info>
            <text:p text:style-name="Standard">, which acts like the control of an experi</text:p>
          </text:deletion>
          <text:insertion>
            <office:change-info office:chg-author="unknown" office:chg-date-time="2005-08-26T00:13:00"/>
          </text:insertion>
        </text:changed-region>
        <text:changed-region text:id="ct-1384725056">
          <text:deletion>
            <office:change-info>
              <dc:creator>David A. Wheeler</dc:creator>
              <dc:date>2005-08-26T16:24:00</dc:date>
            </office:change-info>
            <text:p text:style-name="Standard">ment</text:p>
          </text:deletion>
          <text:insertion>
            <office:change-info office:chg-author="unknown" office:chg-date-time="2005-08-26T00:14:00"/>
          </text:insertion>
        </text:changed-region>
        <text:changed-region text:id="ct-1384724832">
          <text:insertion>
            <office:change-info>
              <dc:creator>unknown</dc:creator>
              <dc:date>2005-08-26T00:14:00</dc:date>
            </office:change-info>
          </text:insertion>
        </text:changed-region>
        <text:changed-region text:id="ct-1384724608">
          <text:deletion>
            <office:change-info>
              <dc:creator>unknown</dc:creator>
              <dc:date>2005-08-26T00:14:00</dc:date>
            </office:change-info>
            <text:p text:style-name="Standard">by </text:p>
          </text:deletion>
        </text:changed-region>
        <text:changed-region text:id="ct-1384724720">
          <text:deletion>
            <office:change-info>
              <dc:creator>unknown</dc:creator>
              <dc:date>2005-08-26T00:13:00</dc:date>
            </office:change-info>
            <text:p text:style-name="Standard"><text:s/></text:p>
          </text:deletion>
        </text:changed-region>
        <text:changed-region text:id="ct-1384724496">
          <text:insertion>
            <office:change-info>
              <dc:creator>unknown</dc:creator>
              <dc:date>2005-08-26T00:14:00</dc:date>
            </office:change-info>
          </text:insertion>
        </text:changed-region>
        <text:changed-region text:id="ct-1384724272">
          <text:deletion>
            <office:change-info>
              <dc:creator>unknown</dc:creator>
              <dc:date>2005-08-28T21:36:00</dc:date>
            </office:change-info>
            <text:p text:style-name="Standard"><text:s/>the</text:p>
          </text:deletion>
        </text:changed-region>
        <text:changed-region text:id="ct-1384724384">
          <text:deletion>
            <office:change-info>
              <dc:creator>unknown</dc:creator>
              <dc:date>2005-08-26T00:14:00</dc:date>
            </office:change-info>
            <text:p text:style-name="Standard">ing</text:p>
          </text:deletion>
        </text:changed-region>
        <text:changed-region text:id="ct-1384723936">
          <text:deletion>
            <office:change-info>
              <dc:creator>unknown</dc:creator>
              <dc:date>2005-09-17T16:06:00</dc:date>
            </office:change-info>
            <text:p text:style-name="P13">s</text:p>
          </text:deletion>
          <text:insertion>
            <office:change-info office:chg-author="David A. Wheeler" office:chg-date-time="2005-08-26T16:25:00"/>
          </text:insertion>
        </text:changed-region>
        <text:changed-region text:id="ct-1384724048">
          <text:deletion>
            <office:change-info>
              <dc:creator>David A. Wheeler</dc:creator>
              <dc:date>2005-08-26T16:25:00</dc:date>
            </office:change-info>
            <text:p text:style-name="P13">S</text:p>
          </text:deletion>
        </text:changed-region>
        <text:changed-region text:id="ct-1384724160">
          <text:deletion>
            <office:change-info>
              <dc:creator>unknown</dc:creator>
              <dc:date>2005-09-17T23:53:00</dc:date>
            </office:change-info>
            <text:p text:style-name="P13"><text:s/></text:p>
          </text:deletion>
        </text:changed-region>
        <text:changed-region text:id="ct-1384723824">
          <text:insertion>
            <office:change-info>
              <dc:creator>unknown</dc:creator>
              <dc:date>2005-09-17T23:53:00</dc:date>
            </office:change-info>
          </text:insertion>
        </text:changed-region>
        <text:changed-region text:id="ct-1384723712">
          <text:insertion>
            <office:change-info>
              <dc:creator>unknown</dc:creator>
              <dc:date>2005-08-26T00:14:00</dc:date>
            </office:change-info>
          </text:insertion>
        </text:changed-region>
        <text:changed-region text:id="ct-1384723600">
          <text:deletion>
            <office:change-info>
              <dc:creator>unknown</dc:creator>
              <dc:date>2005-08-26T00:14:00</dc:date>
            </office:change-info>
            <text:p text:style-name="Standard">ing</text:p>
          </text:deletion>
        </text:changed-region>
        <text:changed-region text:id="ct-1384723488">
          <text:deletion>
            <office:change-info>
              <dc:creator>unknown</dc:creator>
              <dc:date>2005-09-17T15:22:00</dc:date>
            </office:change-info>
            <text:p text:style-name="Standard">binary</text:p>
          </text:deletion>
        </text:changed-region>
        <text:changed-region text:id="ct-1384723376">
          <text:insertion>
            <office:change-info>
              <dc:creator>unknown</dc:creator>
              <dc:date>2005-09-17T23:10:00</dc:date>
            </office:change-info>
          </text:insertion>
        </text:changed-region>
        <text:changed-region text:id="ct-1384723152">
          <text:insertion>
            <office:change-info>
              <dc:creator>unknown</dc:creator>
              <dc:date>2005-09-17T16:00:00</dc:date>
            </office:change-info>
          </text:insertion>
        </text:changed-region>
        <text:changed-region text:id="ct-1384722816">
          <text:deletion>
            <office:change-info>
              <dc:creator>unknown</dc:creator>
              <dc:date>2005-09-17T16:00:00</dc:date>
            </office:change-info>
            <text:p text:style-name="Standard">)</text:p>
          </text:deletion>
        </text:changed-region>
        <text:changed-region text:id="ct-1384722928">
          <text:deletion>
            <office:change-info>
              <dc:creator>unknown</dc:creator>
              <dc:date>2005-08-25T23:52:00</dc:date>
            </office:change-info>
            <text:p text:style-name="Standard">S</text:p>
          </text:deletion>
        </text:changed-region>
        <text:changed-region text:id="ct-1384723040">
          <text:deletion>
            <office:change-info>
              <dc:creator>unknown</dc:creator>
              <dc:date>2005-09-17T16:00:00</dc:date>
            </office:change-info>
            <text:p text:style-name="Standard">A(</text:p>
          </text:deletion>
        </text:changed-region>
        <text:changed-region text:id="ct-1384722704">
          <text:insertion>
            <office:change-info>
              <dc:creator>unknown</dc:creator>
              <dc:date>2005-08-26T00:11:00</dc:date>
            </office:change-info>
          </text:insertion>
        </text:changed-region>
        <text:changed-region text:id="ct-1384722592">
          <text:deletion>
            <office:change-info>
              <dc:creator>unknown</dc:creator>
              <dc:date>2005-08-26T00:11:00</dc:date>
            </office:change-info>
            <text:p text:style-name="Standard"><text:s/>(</text:p>
          </text:deletion>
        </text:changed-region>
        <text:changed-region text:id="ct-1384722300">
          <text:deletion>
            <office:change-info>
              <dc:creator>unknown</dc:creator>
              <dc:date>2005-08-25T23:52:00</dc:date>
            </office:change-info>
            <text:p text:style-name="Standard">S</text:p>
          </text:deletion>
        </text:changed-region>
        <text:changed-region text:id="ct-1384722412">
          <text:deletion>
            <office:change-info>
              <dc:creator>unknown</dc:creator>
              <dc:date>2005-09-17T23:52:00</dc:date>
            </office:change-info>
            <text:p text:style-name="Standard"><text:s/></text:p>
          </text:deletion>
        </text:changed-region>
        <text:changed-region text:id="ct-1384723264">
          <text:insertion>
            <office:change-info>
              <dc:creator>unknown</dc:creator>
              <dc:date>2005-09-17T23:52:00</dc:date>
            </office:change-info>
          </text:insertion>
        </text:changed-region>
        <text:changed-region text:id="ct-1384722188">
          <text:insertion>
            <office:change-info>
              <dc:creator>unknown</dc:creator>
              <dc:date>2005-08-26T00:11:00</dc:date>
            </office:change-info>
          </text:insertion>
        </text:changed-region>
        <text:changed-region text:id="ct-1384722076">
          <text:deletion>
            <office:change-info>
              <dc:creator>unknown</dc:creator>
              <dc:date>2005-08-26T00:11:00</dc:date>
            </office:change-info>
            <text:p text:style-name="Standard">)</text:p>
          </text:deletion>
        </text:changed-region>
        <text:changed-region text:id="ct-1384721964">
          <text:deletion>
            <office:change-info>
              <dc:creator>unknown</dc:creator>
              <dc:date>2005-08-26T00:12:00</dc:date>
            </office:change-info>
            <text:p text:style-name="Standard">We then</text:p>
          </text:deletion>
        </text:changed-region>
        <text:changed-region text:id="ct-1384721852">
          <text:insertion>
            <office:change-info>
              <dc:creator>unknown</dc:creator>
              <dc:date>2005-08-26T00:14:00</dc:date>
            </office:change-info>
          </text:insertion>
        </text:changed-region>
        <text:changed-region text:id="ct-1384721740">
          <text:insertion>
            <office:change-info>
              <dc:creator>unknown</dc:creator>
              <dc:date>2005-08-26T00:12:00</dc:date>
            </office:change-info>
          </text:insertion>
        </text:changed-region>
        <text:changed-region text:id="ct-1384721628">
          <text:insertion>
            <office:change-info>
              <dc:creator>unknown</dc:creator>
              <dc:date>2005-08-26T00:14:00</dc:date>
            </office:change-info>
          </text:insertion>
        </text:changed-region>
        <text:changed-region text:id="ct-1384721516">
          <text:deletion>
            <office:change-info>
              <dc:creator>unknown</dc:creator>
              <dc:date>2005-08-26T00:14:00</dc:date>
            </office:change-info>
            <text:p text:style-name="Standard">check </text:p>
          </text:deletion>
        </text:changed-region>
        <text:changed-region text:id="ct-1384721404">
          <text:deletion>
            <office:change-info>
              <dc:creator>unknown</dc:creator>
              <dc:date>2005-08-26T00:12:00</dc:date>
            </office:change-info>
            <text:p text:style-name="Standard">make sure that </text:p>
          </text:deletion>
        </text:changed-region>
        <text:changed-region text:id="ct-1384721292">
          <text:insertion>
            <office:change-info>
              <dc:creator>unknown</dc:creator>
              <dc:date>2005-08-26T00:12:00</dc:date>
            </office:change-info>
          </text:insertion>
        </text:changed-region>
        <text:changed-region text:id="ct-1384720956">
          <text:deletion>
            <office:change-info>
              <dc:creator>unknown</dc:creator>
              <dc:date>2005-09-17T16:02:00</dc:date>
            </office:change-info>
            <text:p text:style-name="P13">)</text:p>
          </text:deletion>
        </text:changed-region>
        <text:changed-region text:id="ct-1384721068">
          <text:deletion>
            <office:change-info>
              <dc:creator>unknown</dc:creator>
              <dc:date>2005-08-25T23:52:00</dc:date>
            </office:change-info>
            <text:p text:style-name="P13">S</text:p>
          </text:deletion>
        </text:changed-region>
        <text:changed-region text:id="ct-1384721180">
          <text:deletion>
            <office:change-info>
              <dc:creator>unknown</dc:creator>
              <dc:date>2005-09-17T16:02:00</dc:date>
            </office:change-info>
            <text:p text:style-name="P13">A(</text:p>
          </text:deletion>
        </text:changed-region>
        <text:changed-region text:id="ct-1384720844">
          <text:insertion>
            <office:change-info>
              <dc:creator>unknown</dc:creator>
              <dc:date>2005-09-17T16:02:00</dc:date>
            </office:change-info>
          </text:insertion>
        </text:changed-region>
        <text:changed-region text:id="ct-1384720508">
          <text:deletion>
            <office:change-info>
              <dc:creator>unknown</dc:creator>
              <dc:date>2005-09-17T16:02:00</dc:date>
            </office:change-info>
            <text:p text:style-name="P13">)</text:p>
          </text:deletion>
        </text:changed-region>
        <text:changed-region text:id="ct-1384720620">
          <text:deletion>
            <office:change-info>
              <dc:creator>unknown</dc:creator>
              <dc:date>2005-08-25T23:53:00</dc:date>
            </office:change-info>
            <text:p text:style-name="P13">S</text:p>
          </text:deletion>
        </text:changed-region>
        <text:changed-region text:id="ct-1384720732">
          <text:deletion>
            <office:change-info>
              <dc:creator>unknown</dc:creator>
              <dc:date>2005-09-17T16:02:00</dc:date>
            </office:change-info>
            <text:p text:style-name="P13">A(</text:p>
          </text:deletion>
        </text:changed-region>
        <text:changed-region text:id="ct-1384720396">
          <text:insertion>
            <office:change-info>
              <dc:creator>unknown</dc:creator>
              <dc:date>2005-09-17T16:02:00</dc:date>
            </office:change-info>
          </text:insertion>
        </text:changed-region>
        <text:changed-region text:id="ct-1384720172">
          <text:deletion>
            <office:change-info>
              <dc:creator>unknown</dc:creator>
              <dc:date>2005-09-17T21:49:00</dc:date>
            </office:change-info>
            <text:p text:style-name="Standard">diverse double-compiling</text:p>
          </text:deletion>
        </text:changed-region>
        <text:changed-region text:id="ct-1384720284">
          <text:deletion>
            <office:change-info>
              <dc:creator>unknown</dc:creator>
              <dc:date>2005-08-28T21:36:00</dc:date>
            </office:change-info>
            <text:p text:style-name="Standard">the heart of </text:p>
          </text:deletion>
        </text:changed-region>
        <text:changed-region text:id="ct-1384720060">
          <text:insertion>
            <office:change-info>
              <dc:creator>unknown</dc:creator>
              <dc:date>2005-09-17T21:49:00</dc:date>
            </office:change-info>
          </text:insertion>
        </text:changed-region>
        <text:changed-region text:id="ct-1384719948">
          <text:insertion>
            <office:change-info>
              <dc:creator>David A. Wheeler</dc:creator>
              <dc:date>2005-08-26T16:29:00</dc:date>
            </office:change-info>
          </text:insertion>
        </text:changed-region>
        <text:changed-region text:id="ct-1384719836">
          <text:deletion>
            <office:change-info>
              <dc:creator>David A. Wheeler</dc:creator>
              <dc:date>2005-08-26T16:29:00</dc:date>
            </office:change-info>
            <text:p text:style-name="Standard">,</text:p>
          </text:deletion>
        </text:changed-region>
        <text:changed-region text:id="ct-1384719724">
          <text:insertion>
            <office:change-info>
              <dc:creator>unknown</dc:creator>
              <dc:date>2005-08-26T00:15:00</dc:date>
            </office:change-info>
          </text:insertion>
        </text:changed-region>
        <text:changed-region text:id="ct-1384719612">
          <text:insertion>
            <office:change-info>
              <dc:creator>unknown</dc:creator>
              <dc:date>2005-08-26T00:15:00</dc:date>
            </office:change-info>
          </text:insertion>
        </text:changed-region>
        <text:changed-region text:id="ct-1384719500">
          <text:deletion>
            <office:change-info>
              <dc:creator>unknown</dc:creator>
              <dc:date>2005-08-26T00:15:00</dc:date>
            </office:change-info>
            <text:p text:style-name="Standard">ing </text:p>
          </text:deletion>
        </text:changed-region>
        <text:changed-region text:id="ct-1384719388">
          <text:insertion>
            <office:change-info>
              <dc:creator>David A. Wheeler</dc:creator>
              <dc:date>2005-08-26T16:29:00</dc:date>
            </office:change-info>
          </text:insertion>
        </text:changed-region>
        <text:changed-region text:id="ct-1384719276">
          <text:insertion>
            <office:change-info>
              <dc:creator>unknown</dc:creator>
              <dc:date>2005-08-25T23:53:00</dc:date>
            </office:change-info>
          </text:insertion>
        </text:changed-region>
        <text:changed-region text:id="ct-1384719164">
          <text:deletion>
            <office:change-info>
              <dc:creator>unknown</dc:creator>
              <dc:date>2005-08-25T23:53:00</dc:date>
            </office:change-info>
            <text:p text:style-name="P13">S</text:p>
          </text:deletion>
        </text:changed-region>
        <text:changed-region text:id="ct-1384719052">
          <text:insertion>
            <office:change-info>
              <dc:creator>unknown</dc:creator>
              <dc:date>2005-09-17T23:53:00</dc:date>
            </office:change-info>
          </text:insertion>
        </text:changed-region>
        <text:changed-region text:id="ct-1384718940">
          <text:insertion>
            <office:change-info>
              <dc:creator>unknown</dc:creator>
              <dc:date>2005-09-17T16:02:00</dc:date>
            </office:change-info>
          </text:insertion>
        </text:changed-region>
        <text:changed-region text:id="ct-1384718604">
          <text:deletion>
            <office:change-info>
              <dc:creator>unknown</dc:creator>
              <dc:date>2005-09-17T16:02:00</dc:date>
            </office:change-info>
            <text:p text:style-name="P13">)</text:p>
          </text:deletion>
        </text:changed-region>
        <text:changed-region text:id="ct-1384718716">
          <text:deletion>
            <office:change-info>
              <dc:creator>unknown</dc:creator>
              <dc:date>2005-08-25T23:53:00</dc:date>
            </office:change-info>
            <text:p text:style-name="P13">S</text:p>
          </text:deletion>
        </text:changed-region>
        <text:changed-region text:id="ct-1384718828">
          <text:deletion>
            <office:change-info>
              <dc:creator>unknown</dc:creator>
              <dc:date>2005-09-17T16:02:00</dc:date>
            </office:change-info>
            <text:p text:style-name="P13">T(</text:p>
          </text:deletion>
        </text:changed-region>
        <text:changed-region text:id="ct-1384718492">
          <text:insertion>
            <office:change-info>
              <dc:creator>unknown</dc:creator>
              <dc:date>2005-08-26T00:15:00</dc:date>
            </office:change-info>
          </text:insertion>
        </text:changed-region>
        <text:changed-region text:id="ct-1384718312">
          <text:deletion>
            <office:change-info>
              <dc:creator>unknown</dc:creator>
              <dc:date>2005-08-26T00:15:00</dc:date>
            </office:change-info>
            <text:p text:style-name="Standard"><text:s text:c="2"/>(</text:p>
          </text:deletion>
        </text:changed-region>
        <text:changed-region text:id="ct-1384718200">
          <text:insertion>
            <office:change-info>
              <dc:creator>unknown</dc:creator>
              <dc:date>2005-08-25T23:53:00</dc:date>
            </office:change-info>
          </text:insertion>
        </text:changed-region>
        <text:changed-region text:id="ct-1384718088">
          <text:deletion>
            <office:change-info>
              <dc:creator>unknown</dc:creator>
              <dc:date>2005-08-25T23:53:00</dc:date>
            </office:change-info>
            <text:p text:style-name="P13">S</text:p>
          </text:deletion>
        </text:changed-region>
        <text:changed-region text:id="ct-1384717976">
          <text:insertion>
            <office:change-info>
              <dc:creator>unknown</dc:creator>
              <dc:date>2005-09-17T23:54:00</dc:date>
            </office:change-info>
          </text:insertion>
        </text:changed-region>
        <text:changed-region text:id="ct-1384717864">
          <text:deletion>
            <office:change-info>
              <dc:creator>unknown</dc:creator>
              <dc:date>2005-08-26T00:15:00</dc:date>
            </office:change-info>
            <text:p text:style-name="Standard">)</text:p>
          </text:deletion>
        </text:changed-region>
        <text:changed-region text:id="ct-1384717528">
          <text:deletion>
            <office:change-info>
              <dc:creator>unknown</dc:creator>
              <dc:date>2005-09-17T16:03:00</dc:date>
            </office:change-info>
            <text:p text:style-name="P13">)</text:p>
          </text:deletion>
        </text:changed-region>
        <text:changed-region text:id="ct-1384717640">
          <text:deletion>
            <office:change-info>
              <dc:creator>unknown</dc:creator>
              <dc:date>2005-08-25T23:53:00</dc:date>
            </office:change-info>
            <text:p text:style-name="P13">S</text:p>
          </text:deletion>
        </text:changed-region>
        <text:changed-region text:id="ct-1384717752">
          <text:deletion>
            <office:change-info>
              <dc:creator>unknown</dc:creator>
              <dc:date>2005-09-17T16:03:00</dc:date>
            </office:change-info>
            <text:p text:style-name="P13">T(</text:p>
          </text:deletion>
        </text:changed-region>
        <text:changed-region text:id="ct-1384717416">
          <text:insertion>
            <office:change-info>
              <dc:creator>unknown</dc:creator>
              <dc:date>2005-09-17T16:03:00</dc:date>
            </office:change-info>
          </text:insertion>
        </text:changed-region>
        <text:changed-region text:id="ct-1384717304">
          <text:insertion>
            <office:change-info>
              <dc:creator>unknown</dc:creator>
              <dc:date>2005-08-25T23:53:00</dc:date>
            </office:change-info>
          </text:insertion>
        </text:changed-region>
        <text:changed-region text:id="ct-1384717192">
          <text:deletion>
            <office:change-info>
              <dc:creator>unknown</dc:creator>
              <dc:date>2005-08-25T23:53:00</dc:date>
            </office:change-info>
            <text:p text:style-name="P13">S</text:p>
          </text:deletion>
        </text:changed-region>
        <text:changed-region text:id="ct-1384717080">
          <text:insertion>
            <office:change-info>
              <dc:creator>unknown</dc:creator>
              <dc:date>2005-09-17T23:54:00</dc:date>
            </office:change-info>
          </text:insertion>
        </text:changed-region>
        <text:changed-region text:id="ct-1384716968">
          <text:insertion>
            <office:change-info>
              <dc:creator>unknown</dc:creator>
              <dc:date>2005-08-26T00:16:00</dc:date>
            </office:change-info>
          </text:insertion>
        </text:changed-region>
        <text:changed-region text:id="ct-1384716856">
          <text:deletion>
            <office:change-info>
              <dc:creator>unknown</dc:creator>
              <dc:date>2005-08-26T00:16:00</dc:date>
            </office:change-info>
            <text:p text:style-name="Standard">itself</text:p>
          </text:deletion>
        </text:changed-region>
        <text:changed-region text:id="ct-1384716744">
          <text:deletion>
            <office:change-info>
              <dc:creator>unknown</dc:creator>
              <dc:date>2005-09-17T15:22:00</dc:date>
            </office:change-info>
            <text:p text:style-name="Standard">binary</text:p>
          </text:deletion>
        </text:changed-region>
        <text:changed-region text:id="ct-1384716632">
          <text:insertion>
            <office:change-info>
              <dc:creator>unknown</dc:creator>
              <dc:date>2005-09-17T23:10:00</dc:date>
            </office:change-info>
          </text:insertion>
        </text:changed-region>
        <text:changed-region text:id="ct-1384716072">
          <text:deletion>
            <office:change-info>
              <dc:creator>unknown</dc:creator>
              <dc:date>2005-09-17T16:03:00</dc:date>
            </office:change-info>
            <text:p text:style-name="P15">)</text:p>
          </text:deletion>
        </text:changed-region>
        <text:changed-region text:id="ct-1384716184">
          <text:deletion>
            <office:change-info>
              <dc:creator>unknown</dc:creator>
              <dc:date>2005-08-25T23:53:00</dc:date>
            </office:change-info>
            <text:p text:style-name="P15">S</text:p>
          </text:deletion>
        </text:changed-region>
        <text:changed-region text:id="ct-1384716296">
          <text:deletion>
            <office:change-info>
              <dc:creator>unknown</dc:creator>
              <dc:date>2005-09-17T16:03:00</dc:date>
            </office:change-info>
            <text:p text:style-name="P15">))(</text:p>
          </text:deletion>
        </text:changed-region>
        <text:changed-region text:id="ct-1384716408">
          <text:deletion>
            <office:change-info>
              <dc:creator>unknown</dc:creator>
              <dc:date>2005-08-25T23:53:00</dc:date>
            </office:change-info>
            <text:p text:style-name="P15">S</text:p>
          </text:deletion>
        </text:changed-region>
        <text:changed-region text:id="ct-1384716520">
          <text:deletion>
            <office:change-info>
              <dc:creator>unknown</dc:creator>
              <dc:date>2005-09-17T16:03:00</dc:date>
            </office:change-info>
            <text:p text:style-name="P15">(T(</text:p>
          </text:deletion>
        </text:changed-region>
        <text:changed-region text:id="ct-1384715960">
          <text:insertion>
            <office:change-info>
              <dc:creator>unknown</dc:creator>
              <dc:date>2005-09-17T16:03:00</dc:date>
            </office:change-info>
          </text:insertion>
        </text:changed-region>
        <text:changed-region text:id="ct-1384715848">
          <text:deletion>
            <office:change-info>
              <dc:creator>unknown</dc:creator>
              <dc:date>2005-08-26T00:16:00</dc:date>
            </office:change-info>
            <text:p text:style-name="Standard">o</text:p>
          </text:deletion>
        </text:changed-region>
        <text:changed-region text:id="ct-1384715736">
          <text:insertion>
            <office:change-info>
              <dc:creator>unknown</dc:creator>
              <dc:date>2005-08-26T00:16:00</dc:date>
            </office:change-info>
          </text:insertion>
        </text:changed-region>
        <text:changed-region text:id="ct-1384715400">
          <text:deletion>
            <office:change-info>
              <dc:creator>unknown</dc:creator>
              <dc:date>2005-09-17T16:03:00</dc:date>
            </office:change-info>
            <text:p text:style-name="P13">)</text:p>
          </text:deletion>
        </text:changed-region>
        <text:changed-region text:id="ct-1384715512">
          <text:deletion>
            <office:change-info>
              <dc:creator>unknown</dc:creator>
              <dc:date>2005-08-25T23:53:00</dc:date>
            </office:change-info>
            <text:p text:style-name="P13">S</text:p>
          </text:deletion>
        </text:changed-region>
        <text:changed-region text:id="ct-1384715624">
          <text:deletion>
            <office:change-info>
              <dc:creator>unknown</dc:creator>
              <dc:date>2005-09-17T16:03:00</dc:date>
            </office:change-info>
            <text:p text:style-name="P13">A(</text:p>
          </text:deletion>
        </text:changed-region>
        <text:changed-region text:id="ct-1384715288">
          <text:insertion>
            <office:change-info>
              <dc:creator>unknown</dc:creator>
              <dc:date>2005-09-17T16:03:00</dc:date>
            </office:change-info>
          </text:insertion>
        </text:changed-region>
        <text:changed-region text:id="ct-1384714728">
          <text:deletion>
            <office:change-info>
              <dc:creator>unknown</dc:creator>
              <dc:date>2005-09-17T16:04:00</dc:date>
            </office:change-info>
            <text:p text:style-name="P13">)</text:p>
          </text:deletion>
        </text:changed-region>
        <text:changed-region text:id="ct-1384714840">
          <text:deletion>
            <office:change-info>
              <dc:creator>unknown</dc:creator>
              <dc:date>2005-08-25T23:54:00</dc:date>
            </office:change-info>
            <text:p text:style-name="P13">S</text:p>
          </text:deletion>
        </text:changed-region>
        <text:changed-region text:id="ct-1384714952">
          <text:deletion>
            <office:change-info>
              <dc:creator>unknown</dc:creator>
              <dc:date>2005-09-17T16:04:00</dc:date>
            </office:change-info>
            <text:p text:style-name="P13">))(</text:p>
          </text:deletion>
        </text:changed-region>
        <text:changed-region text:id="ct-1384715064">
          <text:deletion>
            <office:change-info>
              <dc:creator>unknown</dc:creator>
              <dc:date>2005-08-25T23:53:00</dc:date>
            </office:change-info>
            <text:p text:style-name="P13">S</text:p>
          </text:deletion>
        </text:changed-region>
        <text:changed-region text:id="ct-1384715176">
          <text:deletion>
            <office:change-info>
              <dc:creator>unknown</dc:creator>
              <dc:date>2005-09-17T16:04:00</dc:date>
            </office:change-info>
            <text:p text:style-name="P13">T(</text:p>
          </text:deletion>
        </text:changed-region>
        <text:changed-region text:id="ct-1384714616">
          <text:insertion>
            <office:change-info>
              <dc:creator>unknown</dc:creator>
              <dc:date>2005-09-17T16:04:00</dc:date>
            </office:change-info>
          </text:insertion>
        </text:changed-region>
        <text:changed-region text:id="ct-1384714504">
          <text:insertion>
            <office:change-info>
              <dc:creator>David A. Wheeler</dc:creator>
              <dc:date>2005-08-26T17:22:00</dc:date>
            </office:change-info>
          </text:insertion>
        </text:changed-region>
        <text:changed-region text:id="ct-1384714392">
          <text:deletion>
            <office:change-info>
              <dc:creator>David A. Wheeler</dc:creator>
              <dc:date>2005-08-26T17:22:00</dc:date>
            </office:change-info>
            <text:p text:style-name="Standard">and </text:p>
          </text:deletion>
        </text:changed-region>
        <text:changed-region text:id="ct-1384714212">
          <text:insertion>
            <office:change-info>
              <dc:creator>David A. Wheeler</dc:creator>
              <dc:date>2005-08-26T17:22:00</dc:date>
            </office:change-info>
          </text:insertion>
        </text:changed-region>
        <text:changed-region text:id="ct-1384714100">
          <text:deletion>
            <office:change-info>
              <dc:creator>unknown</dc:creator>
              <dc:date>2005-09-17T16:03:00</dc:date>
            </office:change-info>
            <text:p text:style-name="Standard">A(<text:span text:style-name="T1">s</text:span>)</text:p>
          </text:deletion>
          <text:insertion>
            <office:change-info office:chg-author="David A. Wheeler" office:chg-date-time="2005-08-26T17:22:00"/>
          </text:insertion>
        </text:changed-region>
        <text:changed-region text:id="ct-1384713988">
          <text:insertion>
            <office:change-info>
              <dc:creator>unknown</dc:creator>
              <dc:date>2005-09-17T16:03:00</dc:date>
            </office:change-info>
          </text:insertion>
        </text:changed-region>
        <text:changed-region text:id="ct-1384713204">
          <text:deletion>
            <office:change-info>
              <dc:creator>David A. Wheeler</dc:creator>
              <dc:date>2005-08-26T17:16:00</dc:date>
            </office:change-info>
            <text:p text:style-name="P13">)) </text:p>
          </text:deletion>
        </text:changed-region>
        <text:changed-region text:id="ct-1384713316">
          <text:deletion>
            <office:change-info>
              <dc:creator>David A. Wheeler</dc:creator>
              <dc:date>2005-08-26T17:22:00</dc:date>
            </office:change-info>
            <text:p text:style-name="P13">S</text:p>
          </text:deletion>
        </text:changed-region>
        <text:changed-region text:id="ct-1384713428">
          <text:deletion>
            <office:change-info>
              <dc:creator>David A. Wheeler</dc:creator>
              <dc:date>2005-08-26T17:16:00</dc:date>
            </office:change-info>
            <text:p text:style-name="P13">s</text:p>
          </text:deletion>
          <text:insertion>
            <office:change-info office:chg-author="unknown" office:chg-date-time="2005-08-25T23:54:00"/>
          </text:insertion>
        </text:changed-region>
        <text:changed-region text:id="ct-1384713540">
          <text:deletion>
            <office:change-info>
              <dc:creator>David A. Wheeler</dc:creator>
              <dc:date>2005-08-26T17:16:00</dc:date>
            </office:change-info>
            <text:p text:style-name="P13">(</text:p>
          </text:deletion>
        </text:changed-region>
        <text:changed-region text:id="ct-1384713652">
          <text:deletion>
            <office:change-info>
              <dc:creator>David A. Wheeler</dc:creator>
              <dc:date>2005-08-26T17:16:00</dc:date>
            </office:change-info>
            <text:p text:style-name="P13">A</text:p>
          </text:deletion>
          <text:insertion>
            <office:change-info office:chg-author="unknown" office:chg-date-time="2005-08-26T00:16:00"/>
          </text:insertion>
        </text:changed-region>
        <text:changed-region text:id="ct-1384713764">
          <text:deletion>
            <office:change-info>
              <dc:creator>unknown</dc:creator>
              <dc:date>2005-08-26T00:16:00</dc:date>
            </office:change-info>
            <text:p text:style-name="P13">T</text:p>
          </text:deletion>
        </text:changed-region>
        <text:changed-region text:id="ct-1384713876">
          <text:deletion>
            <office:change-info>
              <dc:creator>David A. Wheeler</dc:creator>
              <dc:date>2005-08-26T17:16:00</dc:date>
            </office:change-info>
            <text:p text:style-name="P13">(and </text:p>
          </text:deletion>
        </text:changed-region>
        <text:changed-region text:id="ct-1384713092">
          <text:insertion>
            <office:change-info>
              <dc:creator>unknown</dc:creator>
              <dc:date>2005-08-25T23:54:00</dc:date>
            </office:change-info>
          </text:insertion>
        </text:changed-region>
        <text:changed-region text:id="ct-1384712980">
          <text:deletion>
            <office:change-info>
              <dc:creator>unknown</dc:creator>
              <dc:date>2005-08-25T23:54:00</dc:date>
            </office:change-info>
            <text:p text:style-name="P13">S</text:p>
          </text:deletion>
        </text:changed-region>
        <text:changed-region text:id="ct-1384712868">
          <text:insertion>
            <office:change-info>
              <dc:creator>unknown</dc:creator>
              <dc:date>2005-09-18T16:09:00</dc:date>
            </office:change-info>
          </text:insertion>
        </text:changed-region>
        <text:changed-region text:id="ct-1384749504">
          <text:deletion>
            <office:change-info>
              <dc:creator>David A. Wheeler</dc:creator>
              <dc:date>2005-08-26T16:56:00</dc:date>
            </office:change-info>
            <text:h text:style-name="Heading_20_1" text:outline-level="1"><text:s/>and Assumptions</text:h>
          </text:deletion>
        </text:changed-region>
        <text:changed-region text:id="ct-1384749392">
          <text:insertion>
            <office:change-info>
              <dc:creator>David A. Wheeler</dc:creator>
              <dc:date>2005-08-26T16:30:00</dc:date>
            </office:change-info>
          </text:insertion>
        </text:changed-region>
        <text:changed-region text:id="ct-1384748160">
          <text:deletion>
            <office:change-info>
              <dc:creator>unknown</dc:creator>
              <dc:date>2005-09-18</dc:date>
            </office:change-info>
            <text:p text:style-name="P12">itor</text:p>
          </text:deletion>
        </text:changed-region>
        <text:changed-region text:id="ct-1384748384">
          <text:insertion>
            <office:change-info>
              <dc:creator>unknown</dc:creator>
              <dc:date>2005-09-18</dc:date>
            </office:change-info>
          </text:insertion>
        </text:changed-region>
        <text:changed-region text:id="ct-1384748272">
          <text:deletion>
            <office:change-info>
              <dc:creator>unknown</dc:creator>
              <dc:date>2005-09-17T21:49:00</dc:date>
            </office:change-info>
            <text:p text:style-name="P12">diverse double-compiling</text:p>
          </text:deletion>
        </text:changed-region>
        <text:changed-region text:id="ct-1384748048">
          <text:insertion>
            <office:change-info>
              <dc:creator>unknown</dc:creator>
              <dc:date>2005-09-17T21:49:00</dc:date>
            </office:change-info>
          </text:insertion>
        </text:changed-region>
        <text:changed-region text:id="ct-1384747936">
          <text:insertion>
            <office:change-info>
              <dc:creator>unknown</dc:creator>
              <dc:date>2005-09-18T00:01:00</dc:date>
            </office:change-info>
          </text:insertion>
        </text:changed-region>
        <text:changed-region text:id="ct-1385541596">
          <text:deletion>
            <office:change-info>
              <dc:creator>unknown</dc:creator>
              <dc:date>2005-09-18T00:01:00</dc:date>
            </office:change-info>
            <text:p text:style-name="P16">. T, Compare2, and the environment(s) used during </text:p>
          </text:deletion>
        </text:changed-region>
        <text:changed-region text:id="ct-1384747152">
          <text:deletion>
            <office:change-info>
              <dc:creator>unknown</dc:creator>
              <dc:date>2005-09-17T21:49:00</dc:date>
            </office:change-info>
            <text:p text:style-name="P16">diverse double-compiling</text:p>
          </text:deletion>
        </text:changed-region>
        <text:changed-region text:id="ct-1384747264">
          <text:deletion>
            <office:change-info>
              <dc:creator>unknown</dc:creator>
              <dc:date>2005-09-18T00:01:00</dc:date>
            </office:change-info>
            <text:p text:style-name="P16"><text:s/>(</text:p>
          </text:deletion>
        </text:changed-region>
        <text:changed-region text:id="ct-1384747376">
          <text:deletion>
            <office:change-info>
              <dc:creator>unknown</dc:creator>
              <dc:date>2005-08-28T21:42:00</dc:date>
            </office:change-info>
            <text:p text:style-name="P16">that </text:p>
          </text:deletion>
        </text:changed-region>
        <text:changed-region text:id="ct-1384747488">
          <text:deletion>
            <office:change-info>
              <dc:creator>unknown</dc:creator>
              <dc:date>2005-09-18T00:01:00</dc:date>
            </office:change-info>
            <text:p text:style-name="P16">run T, </text:p>
          </text:deletion>
        </text:changed-region>
        <text:changed-region text:id="ct-1384747600">
          <text:deletion>
            <office:change-info>
              <dc:creator>unknown</dc:creator>
              <dc:date>2005-09-17T16:04:00</dc:date>
            </office:change-info>
            <text:p text:style-name="P16">T</text:p>
          </text:deletion>
        </text:changed-region>
        <text:changed-region text:id="ct-1384747712">
          <text:deletion>
            <office:change-info>
              <dc:creator>unknown</dc:creator>
              <dc:date>2005-08-28T21:41:00</dc:date>
            </office:change-info>
            <text:p text:style-name="P16">S</text:p>
          </text:deletion>
        </text:changed-region>
        <text:changed-region text:id="ct-1384747824">
          <text:deletion>
            <office:change-info>
              <dc:creator>unknown</dc:creator>
              <dc:date>2005-09-18T00:01:00</dc:date>
            </office:change-info>
            <text:p text:style-name="P16">, and compare2, and </text:p>
          </text:deletion>
        </text:changed-region>
        <text:changed-region text:id="ct-1385541484">
          <text:insertion>
            <office:change-info>
              <dc:creator>unknown</dc:creator>
              <dc:date>2005-09-17T16:05:00</dc:date>
            </office:change-info>
          </text:insertion>
        </text:changed-region>
        <text:changed-region text:id="ct-1385541148">
          <text:deletion>
            <office:change-info>
              <dc:creator>unknown</dc:creator>
              <dc:date>2005-08-25T23:55:00</dc:date>
            </office:change-info>
            <text:p text:style-name="P17">S</text:p>
          </text:deletion>
        </text:changed-region>
        <text:changed-region text:id="ct-1385541260">
          <text:deletion>
            <office:change-info>
              <dc:creator>unknown</dc:creator>
              <dc:date>2005-09-19T22:38:00</dc:date>
            </office:change-info>
            <text:p text:style-name="P17">)</text:p>
          </text:deletion>
        </text:changed-region>
        <text:changed-region text:id="ct-1385541372">
          <text:deletion>
            <office:change-info>
              <dc:creator>unknown</dc:creator>
              <dc:date>2005-08-28T21:43:00</dc:date>
            </office:change-info>
            <text:p text:style-name="P17">,</text:p>
          </text:deletion>
        </text:changed-region>
        <text:changed-region text:id="ct-1385541036">
          <text:insertion>
            <office:change-info>
              <dc:creator>unknown</dc:creator>
              <dc:date>2005-08-28T21:43:00</dc:date>
            </office:change-info>
          </text:insertion>
        </text:changed-region>
        <text:changed-region text:id="ct-1385540924">
          <text:insertion>
            <office:change-info>
              <dc:creator>unknown</dc:creator>
              <dc:date>2005-08-28T21:43:00</dc:date>
            </office:change-info>
          </text:insertion>
        </text:changed-region>
        <text:changed-region text:id="ct-1385540812">
          <text:deletion>
            <office:change-info>
              <dc:creator>unknown</dc:creator>
              <dc:date>2005-08-28T21:43:00</dc:date>
            </office:change-info>
            <text:p text:style-name="P12">must </text:p>
          </text:deletion>
        </text:changed-region>
        <text:changed-region text:id="ct-1385540700">
          <text:insertion>
            <office:change-info>
              <dc:creator>unknown</dc:creator>
              <dc:date>2005-08-28T21:44:00</dc:date>
            </office:change-info>
          </text:insertion>
        </text:changed-region>
        <text:changed-region text:id="ct-1385540364">
          <text:deletion>
            <office:change-info>
              <dc:creator>unknown</dc:creator>
              <dc:date>2005-08-28T21:44:00</dc:date>
            </office:change-info>
            <text:p text:style-name="P12">.</text:p>
          </text:deletion>
        </text:changed-region>
        <text:changed-region text:id="ct-1385540476">
          <text:deletion>
            <office:change-info>
              <dc:creator>unknown</dc:creator>
              <dc:date>2005-08-25T23:55:00</dc:date>
            </office:change-info>
            <text:p text:style-name="P12">V</text:p>
          </text:deletion>
        </text:changed-region>
        <text:changed-region text:id="ct-1385540588">
          <text:deletion>
            <office:change-info>
              <dc:creator>unknown</dc:creator>
              <dc:date>2005-08-28T21:44:00</dc:date>
            </office:change-info>
            <text:p text:style-name="P12"><text:s text:c="2"/>Justifying this assumption is discussed in section </text:p>
          </text:deletion>
        </text:changed-region>
        <text:changed-region text:id="ct-1385540252">
          <text:insertion>
            <office:change-info>
              <dc:creator>David A. Wheeler</dc:creator>
              <dc:date>2005-08-26T14:26:00</dc:date>
            </office:change-info>
          </text:insertion>
        </text:changed-region>
        <text:changed-region text:id="ct-1385540140">
          <text:deletion>
            <office:change-info>
              <dc:creator>David A. Wheeler</dc:creator>
              <dc:date>2005-08-26T14:26:00</dc:date>
            </office:change-info>
            <text:p text:style-name="P12">n’t</text:p>
          </text:deletion>
        </text:changed-region>
        <text:changed-region text:id="ct-1385540028">
          <text:insertion>
            <office:change-info>
              <dc:creator>David A. Wheeler</dc:creator>
              <dc:date>2005-08-26T14:25:00</dc:date>
            </office:change-info>
          </text:insertion>
        </text:changed-region>
        <text:changed-region text:id="ct-1385539916">
          <text:deletion>
            <office:change-info>
              <dc:creator>David A. Wheeler</dc:creator>
              <dc:date>2005-08-26T14:25:00</dc:date>
            </office:change-info>
            <text:p text:style-name="P12">n’t</text:p>
          </text:deletion>
        </text:changed-region>
        <text:changed-region text:id="ct-1385539804">
          <text:insertion>
            <office:change-info>
              <dc:creator>unknown</dc:creator>
              <dc:date>2005-08-28T21:44:00</dc:date>
            </office:change-info>
          </text:insertion>
        </text:changed-region>
        <text:changed-region text:id="ct-1385539692">
          <text:insertion>
            <office:change-info>
              <dc:creator>unknown</dc:creator>
              <dc:date>2005-09-18T16:11:00</dc:date>
            </office:change-info>
          </text:insertion>
        </text:changed-region>
        <text:changed-region text:id="ct-1385539580">
          <text:insertion>
            <office:change-info>
              <dc:creator>unknown</dc:creator>
              <dc:date>2005-09-17T16:07:00</dc:date>
            </office:change-info>
          </text:insertion>
        </text:changed-region>
        <text:changed-region text:id="ct-1385539356">
          <text:deletion>
            <office:change-info>
              <dc:creator>unknown</dc:creator>
              <dc:date>2005-08-25T23:55:00</dc:date>
            </office:change-info>
            <text:p text:style-name="P18">S</text:p>
          </text:deletion>
        </text:changed-region>
        <text:changed-region text:id="ct-1385539468">
          <text:deletion>
            <office:change-info>
              <dc:creator>unknown</dc:creator>
              <dc:date>2005-09-17T16:07:00</dc:date>
            </office:change-info>
            <text:p text:style-name="P18"><text:s/></text:p>
          </text:deletion>
        </text:changed-region>
        <text:changed-region text:id="ct-1385539244">
          <text:format-change>
            <office:change-info>
              <dc:creator>unknown</dc:creator>
              <dc:date>2005-09-17T16:55:00</dc:date>
            </office:change-info>
          </text:format-change>
        </text:changed-region>
        <text:changed-region text:id="ct-1385539132">
          <text:deletion>
            <office:change-info>
              <dc:creator>unknown</dc:creator>
              <dc:date>2005-08-28T21:45:00</dc:date>
            </office:change-info>
            <text:p text:style-name="P12">directly</text:p>
          </text:deletion>
        </text:changed-region>
        <text:changed-region text:id="ct-1385539020">
          <text:insertion>
            <office:change-info>
              <dc:creator>unknown</dc:creator>
              <dc:date>2005-08-28T21:45:00</dc:date>
            </office:change-info>
          </text:insertion>
        </text:changed-region>
        <text:changed-region text:id="ct-1385538908">
          <text:deletion>
            <office:change-info>
              <dc:creator>unknown</dc:creator>
              <dc:date>2005-08-25T23:55:00</dc:date>
            </office:change-info>
            <text:p text:style-name="P19">S</text:p>
          </text:deletion>
        </text:changed-region>
        <text:changed-region text:id="ct-1385538796">
          <text:insertion>
            <office:change-info>
              <dc:creator>unknown</dc:creator>
              <dc:date>2005-09-17T16:08:00</dc:date>
            </office:change-info>
          </text:insertion>
        </text:changed-region>
        <text:changed-region text:id="ct-1385538684">
          <text:deletion>
            <office:change-info>
              <dc:creator>unknown</dc:creator>
              <dc:date>2005-08-25T23:55:00</dc:date>
            </office:change-info>
            <text:p text:style-name="P19">S</text:p>
          </text:deletion>
        </text:changed-region>
        <text:changed-region text:id="ct-1385538572">
          <text:insertion>
            <office:change-info>
              <dc:creator>unknown</dc:creator>
              <dc:date>2005-09-17T16:08:00</dc:date>
            </office:change-info>
          </text:insertion>
        </text:changed-region>
        <text:changed-region text:id="ct-1385538460">
          <text:deletion>
            <office:change-info>
              <dc:creator>unknown</dc:creator>
              <dc:date>2005-08-25T23:55:00</dc:date>
            </office:change-info>
            <text:p text:style-name="P19">S</text:p>
          </text:deletion>
        </text:changed-region>
        <text:changed-region text:id="ct-1385538348">
          <text:insertion>
            <office:change-info>
              <dc:creator>unknown</dc:creator>
              <dc:date>2005-09-17T16:08:00</dc:date>
            </office:change-info>
          </text:insertion>
        </text:changed-region>
        <text:changed-region text:id="ct-1385538236">
          <text:deletion>
            <office:change-info>
              <dc:creator>unknown</dc:creator>
              <dc:date>2005-08-25T23:56:00</dc:date>
            </office:change-info>
            <text:p text:style-name="P19">S</text:p>
          </text:deletion>
        </text:changed-region>
        <text:changed-region text:id="ct-1385538124">
          <text:insertion>
            <office:change-info>
              <dc:creator>unknown</dc:creator>
              <dc:date>2005-09-17T16:08:00</dc:date>
            </office:change-info>
          </text:insertion>
        </text:changed-region>
        <text:changed-region text:id="ct-1385538012">
          <text:insertion>
            <office:change-info>
              <dc:creator>unknown</dc:creator>
              <dc:date>2005-08-25T23:56:00</dc:date>
            </office:change-info>
          </text:insertion>
        </text:changed-region>
        <text:changed-region text:id="ct-1385537900">
          <text:deletion>
            <office:change-info>
              <dc:creator>unknown</dc:creator>
              <dc:date>2005-09-22T22:14:00</dc:date>
            </office:change-info>
            <text:p text:style-name="P12"><text:s/>a</text:p>
          </text:deletion>
        </text:changed-region>
        <text:changed-region text:id="ct-1385537788">
          <text:insertion>
            <office:change-info>
              <dc:creator>David A. Wheeler</dc:creator>
              <dc:date>2005-08-26T13:03:00</dc:date>
            </office:change-info>
          </text:insertion>
        </text:changed-region>
        <text:changed-region text:id="ct-1385537676">
          <text:insertion>
            <office:change-info>
              <dc:creator>David A. Wheeler</dc:creator>
              <dc:date>2005-08-26T13:04:00</dc:date>
            </office:change-info>
          </text:insertion>
        </text:changed-region>
        <text:changed-region text:id="ct-1385144280">
          <text:deletion>
            <office:change-info>
              <dc:creator>David A. Wheeler</dc:creator>
              <dc:date>2005-08-26T13:04:00</dc:date>
            </office:change-info>
            <text:p text:style-name="P12">'</text:p>
          </text:deletion>
        </text:changed-region>
        <text:changed-region text:id="ct-1385144168">
          <text:deletion>
            <office:change-info>
              <dc:creator>unknown</dc:creator>
              <dc:date>2005-08-25T23:56:00</dc:date>
            </office:change-info>
            <text:p text:style-name="P19">S</text:p>
          </text:deletion>
        </text:changed-region>
        <text:changed-region text:id="ct-1385144056">
          <text:insertion>
            <office:change-info>
              <dc:creator>unknown</dc:creator>
              <dc:date>2005-09-17T16:08:00</dc:date>
            </office:change-info>
          </text:insertion>
        </text:changed-region>
        <text:changed-region text:id="ct-1385143944">
          <text:insertion>
            <office:change-info>
              <dc:creator>David A. Wheeler</dc:creator>
              <dc:date>2005-08-26T16:57:00</dc:date>
            </office:change-info>
          </text:insertion>
        </text:changed-region>
        <text:changed-region text:id="ct-1385143832">
          <text:deletion>
            <office:change-info>
              <dc:creator>unknown</dc:creator>
              <dc:date>2005-09-18T00:11:00</dc:date>
            </office:change-info>
            <text:p text:style-name="P12">is </text:p>
          </text:deletion>
        </text:changed-region>
        <text:changed-region text:id="ct-1385143720">
          <text:insertion>
            <office:change-info>
              <dc:creator>unknown</dc:creator>
              <dc:date>2005-09-18T00:11:00</dc:date>
            </office:change-info>
          </text:insertion>
        </text:changed-region>
        <text:changed-region text:id="ct-1385143608">
          <text:insertion>
            <office:change-info>
              <dc:creator>unknown</dc:creator>
              <dc:date>2005-09-18T00:05:00</dc:date>
            </office:change-info>
          </text:insertion>
        </text:changed-region>
        <text:changed-region text:id="ct-1385143272">
          <text:deletion>
            <office:change-info>
              <dc:creator>unknown</dc:creator>
              <dc:date>2005-09-17T16:09:00</dc:date>
            </office:change-info>
            <text:p text:style-name="P19">)</text:p>
          </text:deletion>
        </text:changed-region>
        <text:changed-region text:id="ct-1385143384">
          <text:deletion>
            <office:change-info>
              <dc:creator>unknown</dc:creator>
              <dc:date>2005-08-25T23:56:00</dc:date>
            </office:change-info>
            <text:p text:style-name="P19">S</text:p>
          </text:deletion>
        </text:changed-region>
        <text:changed-region text:id="ct-1385143496">
          <text:deletion>
            <office:change-info>
              <dc:creator>unknown</dc:creator>
              <dc:date>2005-09-17T16:09:00</dc:date>
            </office:change-info>
            <text:p text:style-name="P19">A(</text:p>
          </text:deletion>
        </text:changed-region>
        <text:changed-region text:id="ct-1385143160">
          <text:insertion>
            <office:change-info>
              <dc:creator>unknown</dc:creator>
              <dc:date>2005-09-17T16:09:00</dc:date>
            </office:change-info>
          </text:insertion>
        </text:changed-region>
        <text:changed-region text:id="ct-1385143048">
          <text:format-change>
            <office:change-info>
              <dc:creator>unknown</dc:creator>
              <dc:date>2005-09-18T00:04:00</dc:date>
            </office:change-info>
          </text:format-change>
        </text:changed-region>
        <text:changed-region text:id="ct-1385142488">
          <text:deletion>
            <office:change-info>
              <dc:creator>unknown</dc:creator>
              <dc:date>2005-09-17T16:09:00</dc:date>
            </office:change-info>
            <text:p text:style-name="P19">)</text:p>
          </text:deletion>
        </text:changed-region>
        <text:changed-region text:id="ct-1385142600">
          <text:deletion>
            <office:change-info>
              <dc:creator>unknown</dc:creator>
              <dc:date>2005-08-25T23:56:00</dc:date>
            </office:change-info>
            <text:p text:style-name="P19">S</text:p>
          </text:deletion>
        </text:changed-region>
        <text:changed-region text:id="ct-1385142712">
          <text:deletion>
            <office:change-info>
              <dc:creator>unknown</dc:creator>
              <dc:date>2005-09-17T16:09:00</dc:date>
            </office:change-info>
            <text:p text:style-name="P19">))(</text:p>
          </text:deletion>
        </text:changed-region>
        <text:changed-region text:id="ct-1385142824">
          <text:deletion>
            <office:change-info>
              <dc:creator>unknown</dc:creator>
              <dc:date>2005-08-25T23:56:00</dc:date>
            </office:change-info>
            <text:p text:style-name="P19">S</text:p>
          </text:deletion>
        </text:changed-region>
        <text:changed-region text:id="ct-1385142936">
          <text:deletion>
            <office:change-info>
              <dc:creator>unknown</dc:creator>
              <dc:date>2005-09-17T16:09:00</dc:date>
            </office:change-info>
            <text:p text:style-name="P19">(T(</text:p>
          </text:deletion>
        </text:changed-region>
        <text:changed-region text:id="ct-1385142376">
          <text:insertion>
            <office:change-info>
              <dc:creator>unknown</dc:creator>
              <dc:date>2005-09-17T16:09:00</dc:date>
            </office:change-info>
          </text:insertion>
        </text:changed-region>
        <text:changed-region text:id="ct-1385142264">
          <text:insertion>
            <office:change-info>
              <dc:creator>unknown</dc:creator>
              <dc:date>2005-09-18T00:11:00</dc:date>
            </office:change-info>
          </text:insertion>
        </text:changed-region>
        <text:changed-region text:id="ct-1385142152">
          <text:insertion>
            <office:change-info>
              <dc:creator>unknown</dc:creator>
              <dc:date>2005-09-18T00:05:00</dc:date>
            </office:change-info>
          </text:insertion>
        </text:changed-region>
        <text:changed-region text:id="ct-1385142040">
          <text:insertion>
            <office:change-info>
              <dc:creator>unknown</dc:creator>
              <dc:date>2005-09-18T00:11:00</dc:date>
            </office:change-info>
          </text:insertion>
        </text:changed-region>
        <text:changed-region text:id="ct-1385141928">
          <text:insertion>
            <office:change-info>
              <dc:creator>unknown</dc:creator>
              <dc:date>2005-09-18T00:06:00</dc:date>
            </office:change-info>
          </text:insertion>
        </text:changed-region>
        <text:changed-region text:id="ct-1385141816">
          <text:insertion>
            <office:change-info>
              <dc:creator>unknown</dc:creator>
              <dc:date>2005-09-18T00:07:00</dc:date>
            </office:change-info>
          </text:insertion>
        </text:changed-region>
        <text:changed-region text:id="ct-1385140696">
          <text:deletion>
            <office:change-info>
              <dc:creator>unknown</dc:creator>
              <dc:date>2005-09-18T00:10:00</dc:date>
            </office:change-info>
            <text:p text:style-name="P12"><text:s text:c="2"/>If timestamps are embedded in the output, </text:p>
          </text:deletion>
        </text:changed-region>
        <text:changed-region text:id="ct-1385140808">
          <text:deletion>
            <office:change-info>
              <dc:creator>unknown</dc:creator>
              <dc:date>2005-09-18T00:09:00</dc:date>
            </office:change-info>
            <text:p text:style-name="P12">ideally </text:p>
          </text:deletion>
        </text:changed-region>
        <text:changed-region text:id="ct-1385140920">
          <text:deletion>
            <office:change-info>
              <dc:creator>unknown</dc:creator>
              <dc:date>2005-09-18T00:10:00</dc:date>
            </office:change-info>
            <text:p text:style-name="P12">the time</text:p>
          </text:deletion>
        </text:changed-region>
        <text:changed-region text:id="ct-1385141032">
          <text:deletion>
            <office:change-info>
              <dc:creator>unknown</dc:creator>
              <dc:date>2005-09-18T00:08:00</dc:date>
            </office:change-info>
            <text:p text:style-name="P12">stamps</text:p>
          </text:deletion>
        </text:changed-region>
        <text:changed-region text:id="ct-1385141144">
          <text:deletion>
            <office:change-info>
              <dc:creator>unknown</dc:creator>
              <dc:date>2005-09-18T00:10:00</dc:date>
            </office:change-info>
            <text:p text:style-name="P12"><text:s/>should be controlled so that they will be identical in both </text:p>
          </text:deletion>
        </text:changed-region>
        <text:changed-region text:id="ct-1385141256">
          <text:deletion>
            <office:change-info>
              <dc:creator>unknown</dc:creator>
              <dc:date>2005-09-18T00:09:00</dc:date>
            </office:change-info>
            <text:p text:style-name="P12">processes</text:p>
          </text:deletion>
        </text:changed-region>
        <text:changed-region text:id="ct-1385141368">
          <text:deletion>
            <office:change-info>
              <dc:creator>unknown</dc:creator>
              <dc:date>2005-09-18T00:08:00</dc:date>
            </office:change-info>
            <text:p text:style-name="P12">;</text:p>
          </text:deletion>
        </text:changed-region>
        <text:changed-region text:id="ct-1385141480">
          <text:deletion>
            <office:change-info>
              <dc:creator>unknown</dc:creator>
              <dc:date>2005-09-18T00:10:00</dc:date>
            </office:change-info>
            <text:p text:style-name="P12"><text:s/>alternative</text:p>
          </text:deletion>
        </text:changed-region>
        <text:changed-region text:id="ct-1385141592">
          <text:deletion>
            <office:change-info>
              <dc:creator>unknown</dc:creator>
              <dc:date>2005-09-18T00:09:00</dc:date>
            </office:change-info>
            <text:p text:style-name="P12">s are </text:p>
          </text:deletion>
        </text:changed-region>
        <text:changed-region text:id="ct-1385141704">
          <text:deletion>
            <office:change-info>
              <dc:creator>unknown</dc:creator>
              <dc:date>2005-09-18T00:10:00</dc:date>
            </office:change-info>
            <text:p text:style-name="P12">discussed later.</text:p>
          </text:deletion>
        </text:changed-region>
        <text:changed-region text:id="ct-1385140584">
          <text:insertion>
            <office:change-info>
              <dc:creator>unknown</dc:creator>
              <dc:date>2005-08-25T23:56:00</dc:date>
            </office:change-info>
          </text:insertion>
        </text:changed-region>
        <text:changed-region text:id="ct-1385140472">
          <text:deletion>
            <office:change-info>
              <dc:creator>unknown</dc:creator>
              <dc:date>2005-08-25T23:56:00</dc:date>
            </office:change-info>
            <text:p text:style-name="P19">S</text:p>
          </text:deletion>
        </text:changed-region>
        <text:changed-region text:id="ct-1385140360">
          <text:insertion>
            <office:change-info>
              <dc:creator>unknown</dc:creator>
              <dc:date>2005-09-17T16:09:00</dc:date>
            </office:change-info>
          </text:insertion>
        </text:changed-region>
        <text:changed-region text:id="ct-1385910228">
          <text:deletion>
            <office:change-info>
              <dc:creator>unknown</dc:creator>
              <dc:date>2005-09-18T16:19:00</dc:date>
            </office:change-info>
            <text:p text:style-name="P12">determininistic</text:p>
          </text:deletion>
        </text:changed-region>
        <text:changed-region text:id="ct-1385910116">
          <text:insertion>
            <office:change-info>
              <dc:creator>unknown</dc:creator>
              <dc:date>2005-09-18T16:19:00</dc:date>
            </office:change-info>
          </text:insertion>
        </text:changed-region>
        <text:changed-region text:id="ct-1385910004">
          <text:insertion>
            <office:change-info>
              <dc:creator>unknown</dc:creator>
              <dc:date>2005-08-28T21:47:00</dc:date>
            </office:change-info>
          </text:insertion>
        </text:changed-region>
        <text:changed-region text:id="ct-1385909892">
          <text:deletion>
            <office:change-info>
              <dc:creator>unknown</dc:creator>
              <dc:date>2005-08-28T21:48:00</dc:date>
            </office:change-info>
            <text:p text:style-name="P12">it </text:p>
          </text:deletion>
        </text:changed-region>
        <text:changed-region text:id="ct-1385909780">
          <text:insertion>
            <office:change-info>
              <dc:creator>unknown</dc:creator>
              <dc:date>2005-08-28T21:48:00</dc:date>
            </office:change-info>
          </text:insertion>
        </text:changed-region>
        <text:changed-region text:id="ct-1385909668">
          <text:deletion>
            <office:change-info>
              <dc:creator>unknown</dc:creator>
              <dc:date>2005-08-28T21:48:00</dc:date>
            </office:change-info>
            <text:p text:style-name="P12">;</text:p>
          </text:deletion>
        </text:changed-region>
        <text:changed-region text:id="ct-1385909556">
          <text:insertion>
            <office:change-info>
              <dc:creator>unknown</dc:creator>
              <dc:date>2005-09-18T00:15:00</dc:date>
            </office:change-info>
          </text:insertion>
        </text:changed-region>
        <text:changed-region text:id="ct-1385909444">
          <text:deletion>
            <office:change-info>
              <dc:creator>unknown</dc:creator>
              <dc:date>2005-08-28T21:48:00</dc:date>
            </office:change-info>
            <text:p text:style-name="P12">u</text:p>
          </text:deletion>
        </text:changed-region>
        <text:changed-region text:id="ct-1385909332">
          <text:insertion>
            <office:change-info>
              <dc:creator>unknown</dc:creator>
              <dc:date>2005-09-18T00:15:00</dc:date>
            </office:change-info>
          </text:insertion>
        </text:changed-region>
        <text:changed-region text:id="ct-1385909220">
          <text:deletion>
            <office:change-info>
              <dc:creator>unknown</dc:creator>
              <dc:date>2005-09-18T00:15:00</dc:date>
            </office:change-info>
            <text:p text:style-name="P12">too</text:p>
          </text:deletion>
        </text:changed-region>
        <text:changed-region text:id="ct-1385909108">
          <text:insertion>
            <office:change-info>
              <dc:creator>unknown</dc:creator>
              <dc:date>2005-09-18T00:15:00</dc:date>
            </office:change-info>
          </text:insertion>
        </text:changed-region>
        <text:changed-region text:id="ct-1385908996">
          <text:insertion>
            <office:change-info>
              <dc:creator>David A. Wheeler</dc:creator>
              <dc:date>2005-08-26T16:58:00</dc:date>
            </office:change-info>
          </text:insertion>
        </text:changed-region>
        <text:changed-region text:id="ct-1385908884">
          <text:insertion>
            <office:change-info>
              <dc:creator>unknown</dc:creator>
              <dc:date>2005-09-18T00:15:00</dc:date>
            </office:change-info>
          </text:insertion>
        </text:changed-region>
        <text:changed-region text:id="ct-1385908772">
          <text:insertion>
            <office:change-info>
              <dc:creator>David A. Wheeler</dc:creator>
              <dc:date>2005-08-26T16:58:00</dc:date>
            </office:change-info>
          </text:insertion>
        </text:changed-region>
        <text:changed-region text:id="ct-1385908660">
          <text:insertion>
            <office:change-info>
              <dc:creator>David A. Wheeler</dc:creator>
              <dc:date>2005-08-26T14:26:00</dc:date>
            </office:change-info>
          </text:insertion>
        </text:changed-region>
        <text:changed-region text:id="ct-1385908548">
          <text:deletion>
            <office:change-info>
              <dc:creator>David A. Wheeler</dc:creator>
              <dc:date>2005-08-26T14:26:00</dc:date>
            </office:change-info>
            <text:p text:style-name="P12">’</text:p>
          </text:deletion>
        </text:changed-region>
        <text:changed-region text:id="ct-1385908436">
          <text:insertion>
            <office:change-info>
              <dc:creator>David A. Wheeler</dc:creator>
              <dc:date>2005-08-26T14:26:00</dc:date>
            </office:change-info>
          </text:insertion>
        </text:changed-region>
        <text:changed-region text:id="ct-1385908324">
          <text:insertion>
            <office:change-info>
              <dc:creator>unknown</dc:creator>
              <dc:date>2005-09-18T00:10:00</dc:date>
            </office:change-info>
          </text:insertion>
        </text:changed-region>
        <text:changed-region text:id="ct-1385908212">
          <text:deletion>
            <office:change-info>
              <dc:creator>unknown</dc:creator>
              <dc:date>2005-08-28T21:49:00</dc:date>
            </office:change-info>
            <text:p text:style-name="Standard">acts as an experimental control. U</text:p>
          </text:deletion>
        </text:changed-region>
        <text:changed-region text:id="ct-1385907988">
          <text:insertion>
            <office:change-info>
              <dc:creator>unknown</dc:creator>
              <dc:date>2005-08-28T21:49:00</dc:date>
            </office:change-info>
          </text:insertion>
        </text:changed-region>
        <text:changed-region text:id="ct-1385908100">
          <text:deletion>
            <office:change-info>
              <dc:creator>unknown</dc:creator>
              <dc:date>2005-09-17T15:22:00</dc:date>
            </office:change-info>
            <text:p text:style-name="Standard">binary</text:p>
          </text:deletion>
        </text:changed-region>
        <text:changed-region text:id="ct-1385907876">
          <text:insertion>
            <office:change-info>
              <dc:creator>unknown</dc:creator>
              <dc:date>2005-09-17T23:10:00</dc:date>
            </office:change-info>
          </text:insertion>
        </text:changed-region>
        <text:changed-region text:id="ct-1385907764">
          <text:insertion>
            <office:change-info>
              <dc:creator>David A. Wheeler</dc:creator>
              <dc:date>2005-08-26T14:25:00</dc:date>
            </office:change-info>
          </text:insertion>
        </text:changed-region>
        <text:changed-region text:id="ct-1385907652">
          <text:deletion>
            <office:change-info>
              <dc:creator>David A. Wheeler</dc:creator>
              <dc:date>2005-08-26T14:25:00</dc:date>
            </office:change-info>
            <text:p text:style-name="Standard">n’t</text:p>
          </text:deletion>
        </text:changed-region>
        <text:changed-region text:id="ct-1385907540">
          <text:insertion>
            <office:change-info>
              <dc:creator>David A. Wheeler</dc:creator>
              <dc:date>2005-08-26T16:58:00</dc:date>
            </office:change-info>
          </text:insertion>
        </text:changed-region>
        <text:changed-region text:id="ct-1385907428">
          <text:insertion>
            <office:change-info>
              <dc:creator>unknown</dc:creator>
              <dc:date>2005-09-18T00:17:00</dc:date>
            </office:change-info>
          </text:insertion>
        </text:changed-region>
        <text:changed-region text:id="ct-1385907316">
          <text:deletion>
            <office:change-info>
              <dc:creator>David A. Wheeler</dc:creator>
              <dc:date>2005-08-26T16:58:00</dc:date>
            </office:change-info>
            <text:p text:style-name="Standard"><text:s/>to check that process instead</text:p>
          </text:deletion>
        </text:changed-region>
        <text:changed-region text:id="ct-1385893504">
          <text:deletion>
            <office:change-info>
              <dc:creator>unknown</dc:creator>
              <dc:date>2005-09-17T16:11:00</dc:date>
            </office:change-info>
            <text:p text:style-name="P19">) </text:p>
          </text:deletion>
        </text:changed-region>
        <text:changed-region text:id="ct-1385893616">
          <text:deletion>
            <office:change-info>
              <dc:creator>unknown</dc:creator>
              <dc:date>2005-08-25T23:56:00</dc:date>
            </office:change-info>
            <text:p text:style-name="P19">S</text:p>
          </text:deletion>
        </text:changed-region>
        <text:changed-region text:id="ct-1385893728">
          <text:deletion>
            <office:change-info>
              <dc:creator>unknown</dc:creator>
              <dc:date>2005-09-17T16:11:00</dc:date>
            </office:change-info>
            <text:p text:style-name="P19">T(</text:p>
          </text:deletion>
        </text:changed-region>
        <text:changed-region text:id="ct-1385893392">
          <text:insertion>
            <office:change-info>
              <dc:creator>unknown</dc:creator>
              <dc:date>2005-09-22T23:18:00</dc:date>
            </office:change-info>
          </text:insertion>
        </text:changed-region>
        <text:changed-region text:id="ct-1385893280">
          <text:insertion>
            <office:change-info>
              <dc:creator>unknown</dc:creator>
              <dc:date>2005-09-17T16:11:00</dc:date>
            </office:change-info>
          </text:insertion>
        </text:changed-region>
        <text:changed-region text:id="ct-1385893168">
          <text:deletion>
            <office:change-info>
              <dc:creator>David A. Wheeler</dc:creator>
              <dc:date>2005-08-26T16:59:00</dc:date>
            </office:change-info>
            <text:p text:style-name="P12">,</text:p>
          </text:deletion>
        </text:changed-region>
        <text:changed-region text:id="ct-1385893056">
          <text:insertion>
            <office:change-info>
              <dc:creator>unknown</dc:creator>
              <dc:date>2005-08-25T23:57:00</dc:date>
            </office:change-info>
          </text:insertion>
        </text:changed-region>
        <text:changed-region text:id="ct-1385892944">
          <text:deletion>
            <office:change-info>
              <dc:creator>unknown</dc:creator>
              <dc:date>2005-08-25T23:57:00</dc:date>
            </office:change-info>
            <text:p text:style-name="P19">S</text:p>
          </text:deletion>
        </text:changed-region>
        <text:changed-region text:id="ct-1385892832">
          <text:insertion>
            <office:change-info>
              <dc:creator>unknown</dc:creator>
              <dc:date>2005-09-18T08:57:00</dc:date>
            </office:change-info>
          </text:insertion>
        </text:changed-region>
        <text:changed-region text:id="ct-1385892720">
          <text:deletion>
            <office:change-info>
              <dc:creator>David A. Wheeler</dc:creator>
              <dc:date>2005-08-26T16:59:00</dc:date>
            </office:change-info>
            <text:p text:style-name="P12">actually </text:p>
          </text:deletion>
        </text:changed-region>
        <text:changed-region text:id="ct-1385892608">
          <text:deletion>
            <office:change-info>
              <dc:creator>unknown</dc:creator>
              <dc:date>2005-08-30T21:29:00</dc:date>
            </office:change-info>
            <text:p text:style-name="P12">Stage 1 of diverse double-compiling</text:p>
          </text:deletion>
        </text:changed-region>
        <text:changed-region text:id="ct-1385892496">
          <text:insertion>
            <office:change-info>
              <dc:creator>unknown</dc:creator>
              <dc:date>2005-09-22T22:15:00</dc:date>
            </office:change-info>
          </text:insertion>
        </text:changed-region>
        <text:changed-region text:id="ct-1385892272">
          <text:deletion>
            <office:change-info>
              <dc:creator>unknown</dc:creator>
              <dc:date>2005-09-17T16:12:00</dc:date>
            </office:change-info>
            <text:p text:style-name="P19">s</text:p>
          </text:deletion>
          <text:insertion>
            <office:change-info office:chg-author="David A. Wheeler" office:chg-date-time="2005-08-26T16:59:00"/>
          </text:insertion>
        </text:changed-region>
        <text:changed-region text:id="ct-1385892384">
          <text:deletion>
            <office:change-info>
              <dc:creator>David A. Wheeler</dc:creator>
              <dc:date>2005-08-26T16:59:00</dc:date>
            </office:change-info>
            <text:p text:style-name="P19">S</text:p>
          </text:deletion>
        </text:changed-region>
        <text:changed-region text:id="ct-1385892160">
          <text:insertion>
            <office:change-info>
              <dc:creator>unknown</dc:creator>
              <dc:date>2005-09-17T16:12:00</dc:date>
            </office:change-info>
          </text:insertion>
        </text:changed-region>
        <text:changed-region text:id="ct-1385891824">
          <text:deletion>
            <office:change-info>
              <dc:creator>unknown</dc:creator>
              <dc:date>2005-09-17T16:11:00</dc:date>
            </office:change-info>
            <text:p text:style-name="P19">)</text:p>
          </text:deletion>
        </text:changed-region>
        <text:changed-region text:id="ct-1385891936">
          <text:deletion>
            <office:change-info>
              <dc:creator>unknown</dc:creator>
              <dc:date>2005-08-25T23:57:00</dc:date>
            </office:change-info>
            <text:p text:style-name="P19">S</text:p>
          </text:deletion>
        </text:changed-region>
        <text:changed-region text:id="ct-1385892048">
          <text:deletion>
            <office:change-info>
              <dc:creator>unknown</dc:creator>
              <dc:date>2005-09-17T16:11:00</dc:date>
            </office:change-info>
            <text:p text:style-name="P19">T(</text:p>
          </text:deletion>
        </text:changed-region>
        <text:changed-region text:id="ct-1385891712">
          <text:insertion>
            <office:change-info>
              <dc:creator>unknown</dc:creator>
              <dc:date>2005-09-17T16:11:00</dc:date>
            </office:change-info>
          </text:insertion>
        </text:changed-region>
        <text:changed-region text:id="ct-1385891376">
          <text:deletion>
            <office:change-info>
              <dc:creator>unknown</dc:creator>
              <dc:date>2005-09-17T16:11:00</dc:date>
            </office:change-info>
            <text:p text:style-name="P19">)</text:p>
          </text:deletion>
        </text:changed-region>
        <text:changed-region text:id="ct-1385891488">
          <text:deletion>
            <office:change-info>
              <dc:creator>unknown</dc:creator>
              <dc:date>2005-08-25T23:57:00</dc:date>
            </office:change-info>
            <text:p text:style-name="P19">S</text:p>
          </text:deletion>
        </text:changed-region>
        <text:changed-region text:id="ct-1385891600">
          <text:deletion>
            <office:change-info>
              <dc:creator>unknown</dc:creator>
              <dc:date>2005-09-17T16:11:00</dc:date>
            </office:change-info>
            <text:p text:style-name="P19">T(</text:p>
          </text:deletion>
        </text:changed-region>
        <text:changed-region text:id="ct-1385891264">
          <text:insertion>
            <office:change-info>
              <dc:creator>unknown</dc:creator>
              <dc:date>2005-09-17T16:11:00</dc:date>
            </office:change-info>
          </text:insertion>
        </text:changed-region>
        <text:changed-region text:id="ct-1385891040">
          <text:deletion>
            <office:change-info>
              <dc:creator>unknown</dc:creator>
              <dc:date>2005-09-17T16:12:00</dc:date>
            </office:change-info>
            <text:p text:style-name="P12"><text:s/></text:p>
          </text:deletion>
        </text:changed-region>
        <text:changed-region text:id="ct-1385891152">
          <text:deletion>
            <office:change-info>
              <dc:creator>unknown</dc:creator>
              <dc:date>2005-09-17T15:22:00</dc:date>
            </office:change-info>
            <text:p text:style-name="P12">binary</text:p>
          </text:deletion>
        </text:changed-region>
        <text:changed-region text:id="ct-1385890928">
          <text:deletion>
            <office:change-info>
              <dc:creator>unknown</dc:creator>
              <dc:date>2005-08-25T23:57:00</dc:date>
            </office:change-info>
            <text:p text:style-name="P19">S</text:p>
          </text:deletion>
        </text:changed-region>
        <text:changed-region text:id="ct-1385890816">
          <text:insertion>
            <office:change-info>
              <dc:creator>unknown</dc:creator>
              <dc:date>2005-09-17T16:12:00</dc:date>
            </office:change-info>
          </text:insertion>
        </text:changed-region>
        <text:changed-region text:id="ct-1385890704">
          <text:deletion>
            <office:change-info>
              <dc:creator>unknown</dc:creator>
              <dc:date>2005-08-25T23:57:00</dc:date>
            </office:change-info>
            <text:p text:style-name="P12"><text:s/></text:p>
          </text:deletion>
        </text:changed-region>
        <text:changed-region text:id="ct-1385890592">
          <text:deletion>
            <office:change-info>
              <dc:creator>unknown</dc:creator>
              <dc:date>2005-08-25T23:58:00</dc:date>
            </office:change-info>
            <text:p text:style-name="P12">ST</text:p>
          </text:deletion>
        </text:changed-region>
        <text:changed-region text:id="ct-1385890480">
          <text:insertion>
            <office:change-info>
              <dc:creator>unknown</dc:creator>
              <dc:date>2005-09-17T16:12:00</dc:date>
            </office:change-info>
          </text:insertion>
        </text:changed-region>
        <text:changed-region text:id="ct-1385890368">
          <text:insertion>
            <office:change-info>
              <dc:creator>unknown</dc:creator>
              <dc:date>2005-08-25T23:58:00</dc:date>
            </office:change-info>
          </text:insertion>
        </text:changed-region>
        <text:changed-region text:id="ct-1385890256">
          <text:deletion>
            <office:change-info>
              <dc:creator>unknown</dc:creator>
              <dc:date>2005-08-25T23:58:00</dc:date>
            </office:change-info>
            <text:p text:style-name="P19">S</text:p>
          </text:deletion>
        </text:changed-region>
        <text:changed-region text:id="ct-1385890144">
          <text:insertion>
            <office:change-info>
              <dc:creator>unknown</dc:creator>
              <dc:date>2005-09-18T08:58:00</dc:date>
            </office:change-info>
          </text:insertion>
        </text:changed-region>
        <text:changed-region text:id="ct-1385890032">
          <text:insertion>
            <office:change-info>
              <dc:creator>unknown</dc:creator>
              <dc:date>2005-09-18T08:58:00</dc:date>
            </office:change-info>
          </text:insertion>
        </text:changed-region>
        <text:changed-region text:id="ct-1385889920">
          <text:deletion>
            <office:change-info>
              <dc:creator>unknown</dc:creator>
              <dc:date>2005-09-17T23:10:00</dc:date>
            </office:change-info>
            <text:p text:style-name="P12">executable</text:p>
          </text:deletion>
        </text:changed-region>
        <text:changed-region text:id="ct-1385881592">
          <text:insertion>
            <office:change-info>
              <dc:creator>unknown</dc:creator>
              <dc:date>2005-09-17T23:10:00</dc:date>
            </office:change-info>
          </text:insertion>
        </text:changed-region>
        <text:changed-region text:id="ct-1385881256">
          <text:deletion>
            <office:change-info>
              <dc:creator>unknown</dc:creator>
              <dc:date>2005-09-17T16:12:00</dc:date>
            </office:change-info>
            <text:p text:style-name="P19">)</text:p>
          </text:deletion>
        </text:changed-region>
        <text:changed-region text:id="ct-1385881368">
          <text:deletion>
            <office:change-info>
              <dc:creator>unknown</dc:creator>
              <dc:date>2005-08-25T23:58:00</dc:date>
            </office:change-info>
            <text:p text:style-name="P19">A</text:p>
          </text:deletion>
        </text:changed-region>
        <text:changed-region text:id="ct-1385881480">
          <text:deletion>
            <office:change-info>
              <dc:creator>unknown</dc:creator>
              <dc:date>2005-09-17T16:12:00</dc:date>
            </office:change-info>
            <text:p text:style-name="P19">T(</text:p>
          </text:deletion>
        </text:changed-region>
        <text:changed-region text:id="ct-1385881144">
          <text:insertion>
            <office:change-info>
              <dc:creator>unknown</dc:creator>
              <dc:date>2005-09-17T16:12:00</dc:date>
            </office:change-info>
          </text:insertion>
        </text:changed-region>
        <text:changed-region text:id="ct-1385880920">
          <text:deletion>
            <office:change-info>
              <dc:creator>unknown</dc:creator>
              <dc:date>2005-09-17T16:13:00</dc:date>
            </office:change-info>
            <text:p text:style-name="P19"><text:s/></text:p>
          </text:deletion>
        </text:changed-region>
        <text:changed-region text:id="ct-1385881032">
          <text:deletion>
            <office:change-info>
              <dc:creator>unknown</dc:creator>
              <dc:date>2005-08-25T23:57:00</dc:date>
            </office:change-info>
            <text:p text:style-name="P19">S</text:p>
          </text:deletion>
        </text:changed-region>
        <text:changed-region text:id="ct-1385880808">
          <text:insertion>
            <office:change-info>
              <dc:creator>unknown</dc:creator>
              <dc:date>2005-09-17T16:12:00</dc:date>
            </office:change-info>
          </text:insertion>
        </text:changed-region>
        <text:changed-region text:id="ct-1385880472">
          <text:deletion>
            <office:change-info>
              <dc:creator>unknown</dc:creator>
              <dc:date>2005-09-17T16:13:00</dc:date>
            </office:change-info>
            <text:p text:style-name="P19">)</text:p>
          </text:deletion>
        </text:changed-region>
        <text:changed-region text:id="ct-1385880584">
          <text:deletion>
            <office:change-info>
              <dc:creator>unknown</dc:creator>
              <dc:date>2005-08-25T23:58:00</dc:date>
            </office:change-info>
            <text:p text:style-name="P19">A</text:p>
          </text:deletion>
        </text:changed-region>
        <text:changed-region text:id="ct-1385880696">
          <text:deletion>
            <office:change-info>
              <dc:creator>unknown</dc:creator>
              <dc:date>2005-09-17T16:13:00</dc:date>
            </office:change-info>
            <text:p text:style-name="P19">T(</text:p>
          </text:deletion>
        </text:changed-region>
        <text:changed-region text:id="ct-1385880360">
          <text:insertion>
            <office:change-info>
              <dc:creator>unknown</dc:creator>
              <dc:date>2005-09-18T08:58:00</dc:date>
            </office:change-info>
          </text:insertion>
        </text:changed-region>
        <text:changed-region text:id="ct-1385880248">
          <text:insertion>
            <office:change-info>
              <dc:creator>unknown</dc:creator>
              <dc:date>2005-09-17T16:13:00</dc:date>
            </office:change-info>
          </text:insertion>
        </text:changed-region>
        <text:changed-region text:id="ct-1385880136">
          <text:deletion>
            <office:change-info>
              <dc:creator>David A. Wheeler</dc:creator>
              <dc:date>2005-08-26T13:06:00</dc:date>
            </office:change-info>
            <text:p text:style-name="P12">evil</text:p>
          </text:deletion>
        </text:changed-region>
        <text:changed-region text:id="ct-1385880024">
          <text:insertion>
            <office:change-info>
              <dc:creator>David A. Wheeler</dc:creator>
              <dc:date>2005-08-26T13:06:00</dc:date>
            </office:change-info>
          </text:insertion>
        </text:changed-region>
        <text:changed-region text:id="ct-1385879464">
          <text:deletion>
            <office:change-info>
              <dc:creator>unknown</dc:creator>
              <dc:date>2005-09-17T16:13:00</dc:date>
            </office:change-info>
            <text:p text:style-name="P19">)</text:p>
          </text:deletion>
        </text:changed-region>
        <text:changed-region text:id="ct-1385879576">
          <text:deletion>
            <office:change-info>
              <dc:creator>unknown</dc:creator>
              <dc:date>2005-08-25T23:58:00</dc:date>
            </office:change-info>
            <text:p text:style-name="P19">S</text:p>
          </text:deletion>
        </text:changed-region>
        <text:changed-region text:id="ct-1385879688">
          <text:deletion>
            <office:change-info>
              <dc:creator>unknown</dc:creator>
              <dc:date>2005-09-17T16:13:00</dc:date>
            </office:change-info>
            <text:p text:style-name="P19">))(</text:p>
          </text:deletion>
        </text:changed-region>
        <text:changed-region text:id="ct-1385879800">
          <text:deletion>
            <office:change-info>
              <dc:creator>unknown</dc:creator>
              <dc:date>2005-08-25T23:58:00</dc:date>
            </office:change-info>
            <text:p text:style-name="P19">S</text:p>
          </text:deletion>
        </text:changed-region>
        <text:changed-region text:id="ct-1385879912">
          <text:deletion>
            <office:change-info>
              <dc:creator>unknown</dc:creator>
              <dc:date>2005-09-17T16:13:00</dc:date>
            </office:change-info>
            <text:p text:style-name="P19">(T(</text:p>
          </text:deletion>
        </text:changed-region>
        <text:changed-region text:id="ct-1385879240">
          <text:insertion>
            <office:change-info>
              <dc:creator>unknown</dc:creator>
              <dc:date>2005-09-17T16:13:00</dc:date>
            </office:change-info>
          </text:insertion>
        </text:changed-region>
        <text:changed-region text:id="ct-1385879128">
          <text:deletion>
            <office:change-info>
              <dc:creator>unknown</dc:creator>
              <dc:date>2005-09-17T16:14:00</dc:date>
            </office:change-info>
            <text:p text:style-name="P20"><text:s/></text:p>
          </text:deletion>
        </text:changed-region>
        <text:changed-region text:id="ct-1385879016">
          <text:deletion>
            <office:change-info>
              <dc:creator>unknown</dc:creator>
              <dc:date>2005-09-17T21:50:00</dc:date>
            </office:change-info>
            <text:p text:style-name="P12">diverse double-compiling</text:p>
          </text:deletion>
        </text:changed-region>
        <text:changed-region text:id="ct-1385878904">
          <text:insertion>
            <office:change-info>
              <dc:creator>unknown</dc:creator>
              <dc:date>2005-09-17T21:50:00</dc:date>
            </office:change-info>
          </text:insertion>
        </text:changed-region>
        <text:changed-region text:id="ct-1385878792">
          <text:deletion>
            <office:change-info>
              <dc:creator>David A. Wheeler</dc:creator>
              <dc:date>2005-08-26T13:06:00</dc:date>
            </office:change-info>
            <text:p text:style-name="P12">evil</text:p>
          </text:deletion>
        </text:changed-region>
        <text:changed-region text:id="ct-1385878680">
          <text:insertion>
            <office:change-info>
              <dc:creator>David A. Wheeler</dc:creator>
              <dc:date>2005-08-26T13:06:00</dc:date>
            </office:change-info>
          </text:insertion>
        </text:changed-region>
        <text:changed-region text:id="ct-1385878568">
          <text:deletion>
            <office:change-info>
              <dc:creator>unknown</dc:creator>
              <dc:date>2005-09-17T21:50:00</dc:date>
            </office:change-info>
            <text:p text:style-name="P12">diverse double-compiling</text:p>
          </text:deletion>
        </text:changed-region>
        <text:changed-region text:id="ct-1385879352">
          <text:insertion>
            <office:change-info>
              <dc:creator>unknown</dc:creator>
              <dc:date>2005-09-17T21:50:00</dc:date>
            </office:change-info>
          </text:insertion>
        </text:changed-region>
        <text:changed-region text:id="ct-1385878456">
          <text:deletion>
            <office:change-info>
              <dc:creator>unknown</dc:creator>
              <dc:date>2005-08-30T21:31:00</dc:date>
            </office:change-info>
            <text:p text:style-name="P12"><text:s/>and </text:p>
          </text:deletion>
        </text:changed-region>
        <text:changed-region text:id="ct-1385878344">
          <text:insertion>
            <office:change-info>
              <dc:creator>unknown</dc:creator>
              <dc:date>2005-08-30T21:31:00</dc:date>
            </office:change-info>
          </text:insertion>
        </text:changed-region>
        <text:changed-region text:id="ct-1385878232">
          <text:insertion>
            <office:change-info>
              <dc:creator>unknown</dc:creator>
              <dc:date>2005-08-30T21:31:00</dc:date>
            </office:change-info>
          </text:insertion>
        </text:changed-region>
        <text:changed-region text:id="ct-1385877896">
          <text:deletion>
            <office:change-info>
              <dc:creator>unknown</dc:creator>
              <dc:date>2005-08-30T21:32:00</dc:date>
            </office:change-info>
            <text:p text:style-name="P19">) </text:p>
          </text:deletion>
        </text:changed-region>
        <text:changed-region text:id="ct-1385878008">
          <text:deletion>
            <office:change-info>
              <dc:creator>unknown</dc:creator>
              <dc:date>2005-08-25T23:59:00</dc:date>
            </office:change-info>
            <text:p text:style-name="P19">S</text:p>
          </text:deletion>
        </text:changed-region>
        <text:changed-region text:id="ct-1385878120">
          <text:deletion>
            <office:change-info>
              <dc:creator>unknown</dc:creator>
              <dc:date>2005-08-30T21:32:00</dc:date>
            </office:change-info>
            <text:p text:style-name="P19"><text:s/>such a process T(</text:p>
          </text:deletion>
        </text:changed-region>
        <text:changed-region text:id="ct-1385877784">
          <text:insertion>
            <office:change-info>
              <dc:creator>unknown</dc:creator>
              <dc:date>2005-08-25T23:59:00</dc:date>
            </office:change-info>
          </text:insertion>
        </text:changed-region>
        <text:changed-region text:id="ct-1385877672">
          <text:deletion>
            <office:change-info>
              <dc:creator>unknown</dc:creator>
              <dc:date>2005-08-25T23:59:00</dc:date>
            </office:change-info>
            <text:p text:style-name="P19">S</text:p>
          </text:deletion>
        </text:changed-region>
        <text:changed-region text:id="ct-1385861108">
          <text:insertion>
            <office:change-info>
              <dc:creator>unknown</dc:creator>
              <dc:date>2005-09-17T16:14:00</dc:date>
            </office:change-info>
          </text:insertion>
        </text:changed-region>
        <text:changed-region text:id="ct-1385860996">
          <text:deletion>
            <office:change-info>
              <dc:creator>unknown</dc:creator>
              <dc:date>2005-08-30T21:32:00</dc:date>
            </office:change-info>
            <text:p text:style-name="P12"><text:s/></text:p>
          </text:deletion>
        </text:changed-region>
        <text:changed-region text:id="ct-1385860884">
          <text:deletion>
            <office:change-info>
              <dc:creator>David A. Wheeler</dc:creator>
              <dc:date>2005-08-26T13:06:00</dc:date>
            </office:change-info>
            <text:p text:style-name="P12">evil</text:p>
          </text:deletion>
        </text:changed-region>
        <text:changed-region text:id="ct-1385860772">
          <text:insertion>
            <office:change-info>
              <dc:creator>David A. Wheeler</dc:creator>
              <dc:date>2005-08-26T13:06:00</dc:date>
            </office:change-info>
          </text:insertion>
        </text:changed-region>
        <text:changed-region text:id="ct-1385860660">
          <text:deletion>
            <office:change-info>
              <dc:creator>unknown</dc:creator>
              <dc:date>2005-09-17T16:15:00</dc:date>
            </office:change-info>
            <text:p text:style-name="P12"><text:s/></text:p>
          </text:deletion>
        </text:changed-region>
        <text:changed-region text:id="ct-1385860100">
          <text:deletion>
            <office:change-info>
              <dc:creator>unknown</dc:creator>
              <dc:date>2005-09-17T16:14:00</dc:date>
            </office:change-info>
            <text:p text:style-name="P19">)</text:p>
          </text:deletion>
        </text:changed-region>
        <text:changed-region text:id="ct-1385860212">
          <text:deletion>
            <office:change-info>
              <dc:creator>unknown</dc:creator>
              <dc:date>2005-08-25T23:59:00</dc:date>
            </office:change-info>
            <text:p text:style-name="P19">S</text:p>
          </text:deletion>
        </text:changed-region>
        <text:changed-region text:id="ct-1385860324">
          <text:deletion>
            <office:change-info>
              <dc:creator>unknown</dc:creator>
              <dc:date>2005-09-17T16:14:00</dc:date>
            </office:change-info>
            <text:p text:style-name="P19">))(</text:p>
          </text:deletion>
        </text:changed-region>
        <text:changed-region text:id="ct-1385860436">
          <text:deletion>
            <office:change-info>
              <dc:creator>unknown</dc:creator>
              <dc:date>2005-08-25T23:59:00</dc:date>
            </office:change-info>
            <text:p text:style-name="P19">S</text:p>
          </text:deletion>
        </text:changed-region>
        <text:changed-region text:id="ct-1385860548">
          <text:deletion>
            <office:change-info>
              <dc:creator>unknown</dc:creator>
              <dc:date>2005-09-17T16:14:00</dc:date>
            </office:change-info>
            <text:p text:style-name="P19">(T(</text:p>
          </text:deletion>
        </text:changed-region>
        <text:changed-region text:id="ct-1385859988">
          <text:insertion>
            <office:change-info>
              <dc:creator>unknown</dc:creator>
              <dc:date>2005-09-18T08:58:00</dc:date>
            </office:change-info>
          </text:insertion>
        </text:changed-region>
        <text:changed-region text:id="ct-1385859876">
          <text:insertion>
            <office:change-info>
              <dc:creator>unknown</dc:creator>
              <dc:date>2005-09-18T08:59:00</dc:date>
            </office:change-info>
          </text:insertion>
        </text:changed-region>
        <text:changed-region text:id="ct-1385859764">
          <text:insertion>
            <office:change-info>
              <dc:creator>unknown</dc:creator>
              <dc:date>2005-09-17T16:14:00</dc:date>
            </office:change-info>
          </text:insertion>
        </text:changed-region>
        <text:changed-region text:id="ct-1385859652">
          <text:insertion>
            <office:change-info>
              <dc:creator>unknown</dc:creator>
              <dc:date>2005-09-22T22:03:00</dc:date>
            </office:change-info>
          </text:insertion>
        </text:changed-region>
        <text:changed-region text:id="ct-1385859316">
          <text:deletion>
            <office:change-info>
              <dc:creator>unknown</dc:creator>
              <dc:date>2005-09-17T16:15:00</dc:date>
            </office:change-info>
            <text:p text:style-name="P19">)</text:p>
          </text:deletion>
        </text:changed-region>
        <text:changed-region text:id="ct-1385859428">
          <text:deletion>
            <office:change-info>
              <dc:creator>unknown</dc:creator>
              <dc:date>2005-08-26</dc:date>
            </office:change-info>
            <text:p text:style-name="P19">S</text:p>
          </text:deletion>
        </text:changed-region>
        <text:changed-region text:id="ct-1385859540">
          <text:deletion>
            <office:change-info>
              <dc:creator>unknown</dc:creator>
              <dc:date>2005-09-17T16:15:00</dc:date>
            </office:change-info>
            <text:p text:style-name="P19">A(</text:p>
          </text:deletion>
        </text:changed-region>
        <text:changed-region text:id="ct-1385859204">
          <text:insertion>
            <office:change-info>
              <dc:creator>unknown</dc:creator>
              <dc:date>2005-09-17T16:15:00</dc:date>
            </office:change-info>
          </text:insertion>
        </text:changed-region>
        <text:changed-region text:id="ct-1385859092">
          <text:insertion>
            <office:change-info>
              <dc:creator>unknown</dc:creator>
              <dc:date>2005-08-26</dc:date>
            </office:change-info>
          </text:insertion>
        </text:changed-region>
        <text:changed-region text:id="ct-1385858980">
          <text:deletion>
            <office:change-info>
              <dc:creator>unknown</dc:creator>
              <dc:date>2005-08-26</dc:date>
            </office:change-info>
            <text:p text:style-name="P19">S</text:p>
          </text:deletion>
        </text:changed-region>
        <text:changed-region text:id="ct-1385858868">
          <text:insertion>
            <office:change-info>
              <dc:creator>unknown</dc:creator>
              <dc:date>2005-09-17T16:15:00</dc:date>
            </office:change-info>
          </text:insertion>
        </text:changed-region>
        <text:changed-region text:id="ct-1385858532">
          <text:deletion>
            <office:change-info>
              <dc:creator>unknown</dc:creator>
              <dc:date>2005-09-17T16:15:00</dc:date>
            </office:change-info>
            <text:p text:style-name="P19">)</text:p>
          </text:deletion>
        </text:changed-region>
        <text:changed-region text:id="ct-1385858644">
          <text:deletion>
            <office:change-info>
              <dc:creator>unknown</dc:creator>
              <dc:date>2005-08-26</dc:date>
            </office:change-info>
            <text:p text:style-name="P19">S</text:p>
          </text:deletion>
        </text:changed-region>
        <text:changed-region text:id="ct-1385858756">
          <text:deletion>
            <office:change-info>
              <dc:creator>unknown</dc:creator>
              <dc:date>2005-09-17T16:15:00</dc:date>
            </office:change-info>
            <text:p text:style-name="P19">T(</text:p>
          </text:deletion>
        </text:changed-region>
        <text:changed-region text:id="ct-1385858420">
          <text:insertion>
            <office:change-info>
              <dc:creator>unknown</dc:creator>
              <dc:date>2005-09-17T16:15:00</dc:date>
            </office:change-info>
          </text:insertion>
        </text:changed-region>
        <text:changed-region text:id="ct-1385858084">
          <text:deletion>
            <office:change-info>
              <dc:creator>unknown</dc:creator>
              <dc:date>2005-09-17T16:15:00</dc:date>
            </office:change-info>
            <text:p text:style-name="P19">)</text:p>
          </text:deletion>
        </text:changed-region>
        <text:changed-region text:id="ct-1385858196">
          <text:deletion>
            <office:change-info>
              <dc:creator>unknown</dc:creator>
              <dc:date>2005-08-26</dc:date>
            </office:change-info>
            <text:p text:style-name="P19">S</text:p>
          </text:deletion>
        </text:changed-region>
        <text:changed-region text:id="ct-1385858308">
          <text:deletion>
            <office:change-info>
              <dc:creator>unknown</dc:creator>
              <dc:date>2005-09-17T16:15:00</dc:date>
            </office:change-info>
            <text:p text:style-name="P19">T(</text:p>
          </text:deletion>
        </text:changed-region>
        <text:changed-region text:id="ct-1385857972">
          <text:insertion>
            <office:change-info>
              <dc:creator>unknown</dc:creator>
              <dc:date>2005-09-17T16:15:00</dc:date>
            </office:change-info>
          </text:insertion>
        </text:changed-region>
        <text:changed-region text:id="ct-1385857860">
          <text:insertion>
            <office:change-info>
              <dc:creator>unknown</dc:creator>
              <dc:date>2005-08-26</dc:date>
            </office:change-info>
          </text:insertion>
        </text:changed-region>
        <text:changed-region text:id="ct-1385857748">
          <text:deletion>
            <office:change-info>
              <dc:creator>unknown</dc:creator>
              <dc:date>2005-08-26</dc:date>
            </office:change-info>
            <text:p text:style-name="P21">S</text:p>
          </text:deletion>
        </text:changed-region>
        <text:changed-region text:id="ct-1385857636">
          <text:insertion>
            <office:change-info>
              <dc:creator>unknown</dc:creator>
              <dc:date>2005-09-18T16:09:00</dc:date>
            </office:change-info>
          </text:insertion>
        </text:changed-region>
        <text:changed-region text:id="ct-1385857524">
          <text:deletion>
            <office:change-info>
              <dc:creator>unknown</dc:creator>
              <dc:date>2005-09-17T15:22:00</dc:date>
            </office:change-info>
            <text:p text:style-name="P12">binary</text:p>
          </text:deletion>
        </text:changed-region>
        <text:changed-region text:id="ct-1385857412">
          <text:insertion>
            <office:change-info>
              <dc:creator>unknown</dc:creator>
              <dc:date>2005-09-17T23:10:00</dc:date>
            </office:change-info>
          </text:insertion>
        </text:changed-region>
        <text:changed-region text:id="ct-1385983760">
          <text:deletion>
            <office:change-info>
              <dc:creator>unknown</dc:creator>
              <dc:date>2005-09-17T16:16:00</dc:date>
            </office:change-info>
            <text:p text:style-name="P19">)</text:p>
          </text:deletion>
        </text:changed-region>
        <text:changed-region text:id="ct-1385983872">
          <text:deletion>
            <office:change-info>
              <dc:creator>unknown</dc:creator>
              <dc:date>2005-08-26</dc:date>
            </office:change-info>
            <text:p text:style-name="P19">S</text:p>
          </text:deletion>
        </text:changed-region>
        <text:changed-region text:id="ct-1385983984">
          <text:deletion>
            <office:change-info>
              <dc:creator>unknown</dc:creator>
              <dc:date>2005-09-17T16:16:00</dc:date>
            </office:change-info>
            <text:p text:style-name="P19">))(</text:p>
          </text:deletion>
        </text:changed-region>
        <text:changed-region text:id="ct-1385857188">
          <text:deletion>
            <office:change-info>
              <dc:creator>unknown</dc:creator>
              <dc:date>2005-08-26</dc:date>
            </office:change-info>
            <text:p text:style-name="P19">S</text:p>
          </text:deletion>
        </text:changed-region>
        <text:changed-region text:id="ct-1385857300">
          <text:deletion>
            <office:change-info>
              <dc:creator>unknown</dc:creator>
              <dc:date>2005-09-17T16:16:00</dc:date>
            </office:change-info>
            <text:p text:style-name="P19">(T(</text:p>
          </text:deletion>
        </text:changed-region>
        <text:changed-region text:id="ct-1385983648">
          <text:insertion>
            <office:change-info>
              <dc:creator>unknown</dc:creator>
              <dc:date>2005-09-17T16:16:00</dc:date>
            </office:change-info>
          </text:insertion>
        </text:changed-region>
        <text:changed-region text:id="ct-1385983536">
          <text:deletion>
            <office:change-info>
              <dc:creator>unknown</dc:creator>
              <dc:date>2005-09-17T15:22:00</dc:date>
            </office:change-info>
            <text:p text:style-name="P12">binary</text:p>
          </text:deletion>
        </text:changed-region>
        <text:changed-region text:id="ct-1385983424">
          <text:insertion>
            <office:change-info>
              <dc:creator>unknown</dc:creator>
              <dc:date>2005-09-17T23:10:00</dc:date>
            </office:change-info>
          </text:insertion>
        </text:changed-region>
        <text:changed-region text:id="ct-1385983312">
          <text:deletion>
            <office:change-info>
              <dc:creator>David A. Wheeler</dc:creator>
              <dc:date>2005-08-26T14:26:00</dc:date>
            </office:change-info>
            <text:p text:style-name="P12">’</text:p>
          </text:deletion>
        </text:changed-region>
        <text:changed-region text:id="ct-1385983200">
          <text:insertion>
            <office:change-info>
              <dc:creator>David A. Wheeler</dc:creator>
              <dc:date>2005-08-26T14:26:00</dc:date>
            </office:change-info>
          </text:insertion>
        </text:changed-region>
        <text:changed-region text:id="ct-1385983088">
          <text:insertion>
            <office:change-info>
              <dc:creator>unknown</dc:creator>
              <dc:date>2005-08-26T00:01:00</dc:date>
            </office:change-info>
          </text:insertion>
        </text:changed-region>
        <text:changed-region text:id="ct-1385982976">
          <text:deletion>
            <office:change-info>
              <dc:creator>unknown</dc:creator>
              <dc:date>2005-08-26T00:01:00</dc:date>
            </office:change-info>
            <text:p text:style-name="P19">S</text:p>
          </text:deletion>
        </text:changed-region>
        <text:changed-region text:id="ct-1385982864">
          <text:insertion>
            <office:change-info>
              <dc:creator>unknown</dc:creator>
              <dc:date>2005-09-17T16:16:00</dc:date>
            </office:change-info>
          </text:insertion>
        </text:changed-region>
        <text:changed-region text:id="ct-1385982528">
          <text:deletion>
            <office:change-info>
              <dc:creator>unknown</dc:creator>
              <dc:date>2005-09-17T16:16:00</dc:date>
            </office:change-info>
            <text:p text:style-name="P19">)</text:p>
          </text:deletion>
        </text:changed-region>
        <text:changed-region text:id="ct-1385982640">
          <text:deletion>
            <office:change-info>
              <dc:creator>unknown</dc:creator>
              <dc:date>2005-08-26T00:01:00</dc:date>
            </office:change-info>
            <text:p text:style-name="P19">S</text:p>
          </text:deletion>
        </text:changed-region>
        <text:changed-region text:id="ct-1385982752">
          <text:deletion>
            <office:change-info>
              <dc:creator>unknown</dc:creator>
              <dc:date>2005-09-17T16:16:00</dc:date>
            </office:change-info>
            <text:p text:style-name="P19">A(</text:p>
          </text:deletion>
        </text:changed-region>
        <text:changed-region text:id="ct-1385982416">
          <text:insertion>
            <office:change-info>
              <dc:creator>unknown</dc:creator>
              <dc:date>2005-09-17T16:16:00</dc:date>
            </office:change-info>
          </text:insertion>
        </text:changed-region>
        <text:changed-region text:id="ct-1385982304">
          <text:deletion>
            <office:change-info>
              <dc:creator>unknown</dc:creator>
              <dc:date>2005-09-18T09:01:00</dc:date>
            </office:change-info>
            <text:p text:style-name="P12">In</text:p>
          </text:deletion>
        </text:changed-region>
        <text:changed-region text:id="ct-1385982192">
          <text:insertion>
            <office:change-info>
              <dc:creator>unknown</dc:creator>
              <dc:date>2005-09-18T09:01:00</dc:date>
            </office:change-info>
          </text:insertion>
        </text:changed-region>
        <text:changed-region text:id="ct-1385981856">
          <text:deletion>
            <office:change-info>
              <dc:creator>unknown</dc:creator>
              <dc:date>2005-09-17T16:16:00</dc:date>
            </office:change-info>
            <text:p text:style-name="P19">)</text:p>
          </text:deletion>
        </text:changed-region>
        <text:changed-region text:id="ct-1385981968">
          <text:deletion>
            <office:change-info>
              <dc:creator>unknown</dc:creator>
              <dc:date>2005-08-26T00:01:00</dc:date>
            </office:change-info>
            <text:p text:style-name="P19">A</text:p>
          </text:deletion>
        </text:changed-region>
        <text:changed-region text:id="ct-1385982080">
          <text:deletion>
            <office:change-info>
              <dc:creator>unknown</dc:creator>
              <dc:date>2005-09-17T16:16:00</dc:date>
            </office:change-info>
            <text:p text:style-name="P19">T(</text:p>
          </text:deletion>
        </text:changed-region>
        <text:changed-region text:id="ct-1385981744">
          <text:insertion>
            <office:change-info>
              <dc:creator>unknown</dc:creator>
              <dc:date>2005-09-17T16:16:00</dc:date>
            </office:change-info>
          </text:insertion>
        </text:changed-region>
        <text:changed-region text:id="ct-1385981632">
          <text:deletion>
            <office:change-info>
              <dc:creator>unknown</dc:creator>
              <dc:date>2005-09-17T16:16:00</dc:date>
            </office:change-info>
            <text:p text:style-name="P12">S</text:p>
          </text:deletion>
        </text:changed-region>
        <text:changed-region text:id="ct-1385981520">
          <text:insertion>
            <office:change-info>
              <dc:creator>unknown</dc:creator>
              <dc:date>2005-09-17T16:16:00</dc:date>
            </office:change-info>
          </text:insertion>
        </text:changed-region>
        <text:changed-region text:id="ct-1385980960">
          <text:deletion>
            <office:change-info>
              <dc:creator>unknown</dc:creator>
              <dc:date>2005-09-17T16:17:00</dc:date>
            </office:change-info>
            <text:p text:style-name="P19">)</text:p>
          </text:deletion>
        </text:changed-region>
        <text:changed-region text:id="ct-1385981072">
          <text:deletion>
            <office:change-info>
              <dc:creator>unknown</dc:creator>
              <dc:date>2005-08-26T00:01:00</dc:date>
            </office:change-info>
            <text:p text:style-name="P19">S</text:p>
          </text:deletion>
        </text:changed-region>
        <text:changed-region text:id="ct-1385981184">
          <text:deletion>
            <office:change-info>
              <dc:creator>unknown</dc:creator>
              <dc:date>2005-09-17T16:17:00</dc:date>
            </office:change-info>
            <text:p text:style-name="P19">))(</text:p>
          </text:deletion>
        </text:changed-region>
        <text:changed-region text:id="ct-1385981296">
          <text:deletion>
            <office:change-info>
              <dc:creator>unknown</dc:creator>
              <dc:date>2005-08-26T00:01:00</dc:date>
            </office:change-info>
            <text:p text:style-name="P19">S</text:p>
          </text:deletion>
        </text:changed-region>
        <text:changed-region text:id="ct-1385981408">
          <text:deletion>
            <office:change-info>
              <dc:creator>unknown</dc:creator>
              <dc:date>2005-09-17T16:17:00</dc:date>
            </office:change-info>
            <text:p text:style-name="P19">(T(</text:p>
          </text:deletion>
        </text:changed-region>
        <text:changed-region text:id="ct-1385980848">
          <text:insertion>
            <office:change-info>
              <dc:creator>unknown</dc:creator>
              <dc:date>2005-09-17T16:17:00</dc:date>
            </office:change-info>
          </text:insertion>
        </text:changed-region>
        <text:changed-region text:id="ct-1385980736">
          <text:deletion>
            <office:change-info>
              <dc:creator>David A. Wheeler</dc:creator>
              <dc:date>2005-08-26T13:10:00</dc:date>
            </office:change-info>
            <text:p text:style-name="P12">than</text:p>
          </text:deletion>
        </text:changed-region>
        <text:changed-region text:id="ct-1385980624">
          <text:insertion>
            <office:change-info>
              <dc:creator>David A. Wheeler</dc:creator>
              <dc:date>2005-08-26T13:10:00</dc:date>
            </office:change-info>
          </text:insertion>
        </text:changed-region>
        <text:changed-region text:id="ct-1385980512">
          <text:deletion>
            <office:change-info>
              <dc:creator>unknown</dc:creator>
              <dc:date>2005-08-28T21:51:00</dc:date>
            </office:change-info>
            <text:p text:style-name="P12"><text:s/></text:p>
          </text:deletion>
        </text:changed-region>
        <text:changed-region text:id="ct-1385980400">
          <text:deletion>
            <office:change-info>
              <dc:creator>unknown</dc:creator>
              <dc:date>2005-08-26T00:01:00</dc:date>
            </office:change-info>
            <text:p text:style-name="P19">S</text:p>
          </text:deletion>
        </text:changed-region>
        <text:changed-region text:id="ct-1385980288">
          <text:insertion>
            <office:change-info>
              <dc:creator>unknown</dc:creator>
              <dc:date>2005-09-17T16:17:00</dc:date>
            </office:change-info>
          </text:insertion>
        </text:changed-region>
        <text:changed-region text:id="ct-1385980176">
          <text:deletion>
            <office:change-info>
              <dc:creator>unknown</dc:creator>
              <dc:date>2005-08-28T21:54:00</dc:date>
            </office:change-info>
            <text:p text:style-name="Standard">A few notes may clarify this process</text:p>
          </text:deletion>
        </text:changed-region>
        <text:changed-region text:id="ct-1385980064">
          <text:insertion>
            <office:change-info>
              <dc:creator>unknown</dc:creator>
              <dc:date>2005-08-28T21:54:00</dc:date>
            </office:change-info>
          </text:insertion>
        </text:changed-region>
        <text:changed-region text:id="ct-1385963500">
          <text:insertion>
            <office:change-info>
              <dc:creator>unknown</dc:creator>
              <dc:date>2005-08-28T21:55:00</dc:date>
            </office:change-info>
          </text:insertion>
        </text:changed-region>
        <text:changed-region text:id="ct-1385963276">
          <text:deletion>
            <office:change-info>
              <dc:creator>unknown</dc:creator>
              <dc:date>2005-08-28T21:55:00</dc:date>
            </office:change-info>
            <text:p text:style-name="P12">This process</text:p>
          </text:deletion>
        </text:changed-region>
        <text:changed-region text:id="ct-1385963164">
          <text:insertion>
            <office:change-info>
              <dc:creator>unknown</dc:creator>
              <dc:date>2005-08-28T21:55:00</dc:date>
            </office:change-info>
          </text:insertion>
        </text:changed-region>
        <text:changed-region text:id="ct-1385963052">
          <text:deletion>
            <office:change-info>
              <dc:creator>unknown</dc:creator>
              <dc:date>2005-09-17T15:22:00</dc:date>
            </office:change-info>
            <text:p text:style-name="P12">binary</text:p>
          </text:deletion>
        </text:changed-region>
        <text:changed-region text:id="ct-1385962828">
          <text:insertion>
            <office:change-info>
              <dc:creator>unknown</dc:creator>
              <dc:date>2005-09-17T23:10:00</dc:date>
            </office:change-info>
          </text:insertion>
        </text:changed-region>
        <text:changed-region text:id="ct-1385962716">
          <text:deletion>
            <office:change-info>
              <dc:creator>unknown</dc:creator>
              <dc:date>2005-09-18T09:01:00</dc:date>
            </office:change-info>
            <text:p text:style-name="P12">full of</text:p>
          </text:deletion>
        </text:changed-region>
        <text:changed-region text:id="ct-1385962940">
          <text:deletion>
            <office:change-info>
              <dc:creator>unknown</dc:creator>
              <dc:date>2005-09-22T22:27:00</dc:date>
            </office:change-info>
            <text:p text:style-name="P12">be </text:p>
          </text:deletion>
        </text:changed-region>
        <text:changed-region text:id="ct-1385962604">
          <text:insertion>
            <office:change-info>
              <dc:creator>unknown</dc:creator>
              <dc:date>2005-09-18T09:01:00</dc:date>
            </office:change-info>
          </text:insertion>
        </text:changed-region>
        <text:changed-region text:id="ct-1385962492">
          <text:deletion>
            <office:change-info>
              <dc:creator>unknown</dc:creator>
              <dc:date>2005-09-17T15:22:00</dc:date>
            </office:change-info>
            <text:p text:style-name="P12">binary</text:p>
          </text:deletion>
        </text:changed-region>
        <text:changed-region text:id="ct-1385962380">
          <text:insertion>
            <office:change-info>
              <dc:creator>unknown</dc:creator>
              <dc:date>2005-09-17T23:10:00</dc:date>
            </office:change-info>
          </text:insertion>
        </text:changed-region>
        <text:changed-region text:id="ct-1385962268">
          <text:deletion>
            <office:change-info>
              <dc:creator>unknown</dc:creator>
              <dc:date>2005-09-18T09:02:00</dc:date>
            </office:change-info>
            <text:p text:style-name="P12"><text:s/>be full of them</text:p>
          </text:deletion>
        </text:changed-region>
        <text:changed-region text:id="ct-1385962156">
          <text:deletion>
            <office:change-info>
              <dc:creator>unknown</dc:creator>
              <dc:date>2005-09-17T15:23:00</dc:date>
            </office:change-info>
            <text:p text:style-name="P12">binary</text:p>
          </text:deletion>
        </text:changed-region>
        <text:changed-region text:id="ct-1385962044">
          <text:insertion>
            <office:change-info>
              <dc:creator>unknown</dc:creator>
              <dc:date>2005-09-17T23:10:00</dc:date>
            </office:change-info>
          </text:insertion>
        </text:changed-region>
        <text:changed-region text:id="ct-1385961932">
          <text:deletion>
            <office:change-info>
              <dc:creator>unknown</dc:creator>
              <dc:date>2005-08-30T21:33:00</dc:date>
            </office:change-info>
            <text:p text:style-name="P12">then </text:p>
          </text:deletion>
        </text:changed-region>
        <text:changed-region text:id="ct-1385961820">
          <text:deletion>
            <office:change-info>
              <dc:creator>unknown</dc:creator>
              <dc:date>2005-08-28T21:55:00</dc:date>
            </office:change-info>
            <text:p text:style-name="P12">This process </text:p>
          </text:deletion>
        </text:changed-region>
        <text:changed-region text:id="ct-1385961708">
          <text:insertion>
            <office:change-info>
              <dc:creator>unknown</dc:creator>
              <dc:date>2005-08-28T21:55:00</dc:date>
            </office:change-info>
          </text:insertion>
        </text:changed-region>
        <text:changed-region text:id="ct-1385961596">
          <text:deletion>
            <office:change-info>
              <dc:creator>unknown</dc:creator>
              <dc:date>2005-09-17T15:23:00</dc:date>
            </office:change-info>
            <text:p text:style-name="P12">binary</text:p>
          </text:deletion>
        </text:changed-region>
        <text:changed-region text:id="ct-1385961484">
          <text:insertion>
            <office:change-info>
              <dc:creator>unknown</dc:creator>
              <dc:date>2005-09-17T23:10:00</dc:date>
            </office:change-info>
          </text:insertion>
        </text:changed-region>
        <text:changed-region text:id="ct-1385961372">
          <text:deletion>
            <office:change-info>
              <dc:creator>unknown</dc:creator>
              <dc:date>2005-09-17T22:44:00</dc:date>
            </office:change-info>
            <text:p text:style-name="P12">binaries</text:p>
          </text:deletion>
        </text:changed-region>
        <text:changed-region text:id="ct-1385961260">
          <text:insertion>
            <office:change-info>
              <dc:creator>unknown</dc:creator>
              <dc:date>2005-09-17T22:46:00</dc:date>
            </office:change-info>
          </text:insertion>
        </text:changed-region>
        <text:changed-region text:id="ct-1385961148">
          <text:deletion>
            <office:change-info>
              <dc:creator>unknown</dc:creator>
              <dc:date>2005-08-30T21:33:00</dc:date>
            </office:change-info>
            <text:p text:style-name="P12">thus </text:p>
          </text:deletion>
        </text:changed-region>
        <text:changed-region text:id="ct-1385960588">
          <text:deletion>
            <office:change-info>
              <dc:creator>unknown</dc:creator>
              <dc:date>2005-08-28T21:57:00</dc:date>
            </office:change-info>
            <text:p text:style-name="P19">. <text:s/>A primary way to justify that trust is by increasing diversity, the topic of the next section.</text:p>
          </text:deletion>
        </text:changed-region>
        <text:changed-region text:id="ct-1385960700">
          <text:deletion>
            <office:change-info>
              <dc:creator>unknown</dc:creator>
              <dc:date>2005-08-26T00:02:00</dc:date>
            </office:change-info>
            <text:p text:style-name="P19">S</text:p>
          </text:deletion>
        </text:changed-region>
        <text:changed-region text:id="ct-1385960812">
          <text:deletion>
            <office:change-info>
              <dc:creator>unknown</dc:creator>
              <dc:date>2005-08-28T21:57:00</dc:date>
            </office:change-info>
            <text:p text:style-name="P19"><text:s/>triggers and payloads against </text:p>
          </text:deletion>
        </text:changed-region>
        <text:changed-region text:id="ct-1385960924">
          <text:deletion>
            <office:change-info>
              <dc:creator>unknown</dc:creator>
              <dc:date>2005-08-28T21:52:00</dc:date>
            </office:change-info>
            <text:p text:style-name="P19"><text:s/>any</text:p>
          </text:deletion>
        </text:changed-region>
        <text:changed-region text:id="ct-1385961036">
          <text:deletion>
            <office:change-info>
              <dc:creator>unknown</dc:creator>
              <dc:date>2005-08-28T21:57:00</dc:date>
            </office:change-info>
            <text:list text:style-name="L4">
              <text:list-item>
                <text:p text:style-name="P22"/>
              </text:list-item>
              <text:list-item>
                <text:p text:style-name="P23">For this technique to work, we must select a T and environment (such as the kernel, libraries being used, and so on) to do the diverse double-compiling that we can justifiably trust will not contain</text:p>
              </text:list-item>
            </text:list>
          </text:deletion>
        </text:changed-region>
        <text:changed-region text:id="ct-1385960476">
          <text:insertion>
            <office:change-info>
              <dc:creator>unknown</dc:creator>
              <dc:date>2005-09-17T21:50:00</dc:date>
            </office:change-info>
          </text:insertion>
        </text:changed-region>
        <text:changed-region text:id="ct-1385960364">
          <text:deletion>
            <office:change-info>
              <dc:creator>unknown</dc:creator>
              <dc:date>2005-09-17T21:50:00</dc:date>
            </office:change-info>
            <text:p text:style-name="Standard">Diverse double-compilation </text:p>
          </text:deletion>
        </text:changed-region>
        <text:changed-region text:id="ct-1385960252">
          <text:deletion>
            <office:change-info>
              <dc:creator>unknown</dc:creator>
              <dc:date>2005-09-17T21:50:00</dc:date>
            </office:change-info>
            <text:p text:style-name="Standard"><text:s/>to run diverse double-compiling,</text:p>
          </text:deletion>
        </text:changed-region>
        <text:changed-region text:id="ct-1385960140">
          <text:insertion>
            <office:change-info>
              <dc:creator>unknown</dc:creator>
              <dc:date>2005-08-26T00:02:00</dc:date>
            </office:change-info>
          </text:insertion>
        </text:changed-region>
        <text:changed-region text:id="ct-1385960028">
          <text:deletion>
            <office:change-info>
              <dc:creator>unknown</dc:creator>
              <dc:date>2005-08-26T00:02:00</dc:date>
            </office:change-info>
            <text:p text:style-name="P13">S</text:p>
          </text:deletion>
        </text:changed-region>
        <text:changed-region text:id="ct-1385959916">
          <text:insertion>
            <office:change-info>
              <dc:creator>unknown</dc:creator>
              <dc:date>2005-09-17T16:18:00</dc:date>
            </office:change-info>
          </text:insertion>
        </text:changed-region>
        <text:changed-region text:id="ct-1385959804">
          <text:insertion>
            <office:change-info>
              <dc:creator>unknown</dc:creator>
              <dc:date>2005-09-18T09:03:00</dc:date>
            </office:change-info>
          </text:insertion>
        </text:changed-region>
        <text:changed-region text:id="ct-1385959692">
          <text:deletion>
            <office:change-info>
              <dc:creator>unknown</dc:creator>
              <dc:date>2005-09-22T22:28:00</dc:date>
            </office:change-info>
            <text:p text:style-name="Standard">,</text:p>
          </text:deletion>
        </text:changed-region>
        <text:changed-region text:id="ct-1385959580">
          <text:insertion>
            <office:change-info>
              <dc:creator>unknown</dc:creator>
              <dc:date>2005-09-22T22:28:00</dc:date>
            </office:change-info>
          </text:insertion>
        </text:changed-region>
        <text:changed-region text:id="ct-1385955304">
          <text:deletion>
            <office:change-info>
              <dc:creator>unknown</dc:creator>
              <dc:date>2005-09-18T09:03:00</dc:date>
            </office:change-info>
            <text:p text:style-name="Standard">including</text:p>
          </text:deletion>
        </text:changed-region>
        <text:changed-region text:id="ct-1385955192">
          <text:insertion>
            <office:change-info>
              <dc:creator>unknown</dc:creator>
              <dc:date>2005-09-18T09:03:00</dc:date>
            </office:change-info>
          </text:insertion>
        </text:changed-region>
        <text:changed-region text:id="ct-1385955080">
          <text:insertion>
            <office:change-info>
              <dc:creator>David A. Wheeler</dc:creator>
              <dc:date>2005-08-26T17:01:00</dc:date>
            </office:change-info>
          </text:insertion>
        </text:changed-region>
        <text:changed-region text:id="ct-1385954968">
          <text:deletion>
            <office:change-info>
              <dc:creator>unknown</dc:creator>
              <dc:date>2005-09-17T21:51:00</dc:date>
            </office:change-info>
            <text:p text:style-name="Standard">diverse double-compiling</text:p>
          </text:deletion>
        </text:changed-region>
        <text:changed-region text:id="ct-1385954856">
          <text:insertion>
            <office:change-info>
              <dc:creator>unknown</dc:creator>
              <dc:date>2005-09-17T21:51:00</dc:date>
            </office:change-info>
          </text:insertion>
        </text:changed-region>
        <text:changed-region text:id="ct-1385954744">
          <text:insertion>
            <office:change-info>
              <dc:creator>David A. Wheeler</dc:creator>
              <dc:date>2005-08-26T17:01:00</dc:date>
            </office:change-info>
          </text:insertion>
        </text:changed-region>
        <text:changed-region text:id="ct-1385954520">
          <text:deletion>
            <office:change-info>
              <dc:creator>David A. Wheeler</dc:creator>
              <dc:date>2005-08-26T17:01:00</dc:date>
            </office:change-info>
            <text:p text:style-name="Standard"><text:s/>(</text:p>
          </text:deletion>
        </text:changed-region>
        <text:changed-region text:id="ct-1385954632">
          <text:deletion>
            <office:change-info>
              <dc:creator>David A. Wheeler</dc:creator>
              <dc:date>2005-08-26T13:50:00</dc:date>
            </office:change-info>
            <text:p text:style-name="Standard">making sure</text:p>
          </text:deletion>
        </text:changed-region>
        <text:changed-region text:id="ct-1385954408">
          <text:deletion>
            <office:change-info>
              <dc:creator>David A. Wheeler</dc:creator>
              <dc:date>2005-08-26T13:50:00</dc:date>
            </office:change-info>
            <text:p text:style-name="Standard">the proof corresponds to </text:p>
          </text:deletion>
        </text:changed-region>
        <text:changed-region text:id="ct-1385954296">
          <text:insertion>
            <office:change-info>
              <dc:creator>David A. Wheeler</dc:creator>
              <dc:date>2005-08-26T13:50:00</dc:date>
            </office:change-info>
          </text:insertion>
        </text:changed-region>
        <text:changed-region text:id="ct-1385954184">
          <text:insertion>
            <office:change-info>
              <dc:creator>David A. Wheeler</dc:creator>
              <dc:date>2005-08-26T13:51:00</dc:date>
            </office:change-info>
          </text:insertion>
        </text:changed-region>
        <text:changed-region text:id="ct-1385954072">
          <text:deletion>
            <office:change-info>
              <dc:creator>David A. Wheeler</dc:creator>
              <dc:date>2005-08-26T17:01:00</dc:date>
            </office:change-info>
            <text:p text:style-name="Standard">)</text:p>
          </text:deletion>
        </text:changed-region>
        <text:changed-region text:id="ct-1385953960">
          <text:insertion>
            <office:change-info>
              <dc:creator>unknown</dc:creator>
              <dc:date>2005-08-28T21:53:00</dc:date>
            </office:change-info>
          </text:insertion>
        </text:changed-region>
        <text:changed-region text:id="ct-1385953848">
          <text:insertion>
            <office:change-info>
              <dc:creator>unknown</dc:creator>
              <dc:date>2005-08-28T21:54:00</dc:date>
            </office:change-info>
          </text:insertion>
        </text:changed-region>
        <text:changed-region text:id="ct-1385953736">
          <text:insertion>
            <office:change-info>
              <dc:creator>unknown</dc:creator>
              <dc:date>2005-08-30T22:20:00</dc:date>
            </office:change-info>
          </text:insertion>
        </text:changed-region>
        <text:changed-region text:id="ct-1385953624">
          <text:deletion>
            <office:change-info>
              <dc:creator>unknown</dc:creator>
              <dc:date>2005-08-30T22:20:00</dc:date>
            </office:change-info>
            <text:p text:style-name="Standard">through </text:p>
          </text:deletion>
        </text:changed-region>
        <text:changed-region text:id="ct-1385953512">
          <text:insertion>
            <office:change-info>
              <dc:creator>unknown</dc:creator>
              <dc:date>2005-08-30T22:20:00</dc:date>
            </office:change-info>
          </text:insertion>
        </text:changed-region>
        <text:changed-region text:id="ct-1385953400">
          <text:insertion>
            <office:change-info>
              <dc:creator>David A. Wheeler</dc:creator>
              <dc:date>2005-08-26T14:05:00</dc:date>
            </office:change-info>
          </text:insertion>
        </text:changed-region>
        <text:changed-region text:id="ct-1385953176">
          <text:deletion>
            <office:change-info>
              <dc:creator>unknown</dc:creator>
              <dc:date>2005-08-30T22:20:00</dc:date>
            </office:change-info>
            <text:p text:style-name="Standard">mutation</text:p>
          </text:deletion>
        </text:changed-region>
        <text:changed-region text:id="ct-1385953288">
          <text:deletion>
            <office:change-info>
              <dc:creator>unknown</dc:creator>
              <dc:date>2005-08-30T22:20:00</dc:date>
            </office:change-info>
            <text:p text:style-name="Standard"><text:s/></text:p>
          </text:deletion>
          <text:insertion>
            <office:change-info office:chg-author="David A. Wheeler" office:chg-date-time="2005-08-26T14:05:00"/>
          </text:insertion>
        </text:changed-region>
        <text:changed-region text:id="ct-1385952840">
          <text:deletion>
            <office:change-info>
              <dc:creator>David A. Wheeler</dc:creator>
              <dc:date>2005-08-26T14:04:00</dc:date>
            </office:change-info>
            <text:p text:style-name="Standard"><text:s text:c="2"/>The first three have been mentioned in public postings, but not examined in detail; </text:p>
          </text:deletion>
        </text:changed-region>
        <text:changed-region text:id="ct-1385952952">
          <text:deletion>
            <office:change-info>
              <dc:creator>David A. Wheeler</dc:creator>
              <dc:date>2005-08-26T14:03:00</dc:date>
            </office:change-info>
            <text:p text:style-name="Standard">I know of</text:p>
          </text:deletion>
        </text:changed-region>
        <text:changed-region text:id="ct-1385953064">
          <text:deletion>
            <office:change-info>
              <dc:creator>David A. Wheeler</dc:creator>
              <dc:date>2005-08-26T14:04:00</dc:date>
            </office:change-info>
            <text:p text:style-name="Standard"><text:s/>no discussion of the last point in relationship to diverse double-compiling.</text:p>
          </text:deletion>
        </text:changed-region>
        <text:changed-region text:id="ct-1385952728">
          <text:deletion>
            <office:change-info>
              <dc:creator>unknown</dc:creator>
              <dc:date>2005-09-17T15:23:00</dc:date>
            </office:change-info>
            <text:p text:style-name="Standard">binary</text:p>
          </text:deletion>
        </text:changed-region>
        <text:changed-region text:id="ct-1385952616">
          <text:insertion>
            <office:change-info>
              <dc:creator>unknown</dc:creator>
              <dc:date>2005-09-17T23:11:00</dc:date>
            </office:change-info>
          </text:insertion>
        </text:changed-region>
        <text:changed-region text:id="ct-1385952504">
          <text:insertion>
            <office:change-info>
              <dc:creator>David A. Wheeler</dc:creator>
              <dc:date>2005-08-26T14:05:00</dc:date>
            </office:change-info>
          </text:insertion>
        </text:changed-region>
        <text:changed-region text:id="ct-1385952392">
          <text:deletion>
            <office:change-info>
              <dc:creator>unknown</dc:creator>
              <dc:date>2005-09-17T15:23:00</dc:date>
            </office:change-info>
            <text:p text:style-name="Standard">binary</text:p>
          </text:deletion>
        </text:changed-region>
        <text:changed-region text:id="ct-1385952280">
          <text:insertion>
            <office:change-info>
              <dc:creator>unknown</dc:creator>
              <dc:date>2005-09-17T23:11:00</dc:date>
            </office:change-info>
          </text:insertion>
        </text:changed-region>
        <text:changed-region text:id="ct-1385952168">
          <text:deletion>
            <office:change-info>
              <dc:creator>unknown</dc:creator>
              <dc:date>2005-08-28T22:00:00</dc:date>
            </office:change-info>
            <text:p text:style-name="Standard"><text:s/></text:p>
          </text:deletion>
        </text:changed-region>
        <text:changed-region text:id="ct-1385952056">
          <text:insertion>
            <office:change-info>
              <dc:creator>unknown</dc:creator>
              <dc:date>2005-08-28T22:00:00</dc:date>
            </office:change-info>
          </text:insertion>
        </text:changed-region>
        <text:changed-region text:id="ct-1385951944">
          <text:deletion>
            <office:change-info>
              <dc:creator>unknown</dc:creator>
              <dc:date>2005-09-17T22:44:00</dc:date>
            </office:change-info>
            <text:p text:style-name="Standard">binaries</text:p>
          </text:deletion>
        </text:changed-region>
        <text:changed-region text:id="ct-1385951832">
          <text:insertion>
            <office:change-info>
              <dc:creator>unknown</dc:creator>
              <dc:date>2005-09-17T22:47:00</dc:date>
            </office:change-info>
          </text:insertion>
        </text:changed-region>
        <text:changed-region text:id="ct-1385951720">
          <text:deletion>
            <office:change-info>
              <dc:creator>unknown</dc:creator>
              <dc:date>2005-09-22T22:29:00</dc:date>
            </office:change-info>
            <text:p text:style-name="Standard">have </text:p>
          </text:deletion>
        </text:changed-region>
        <text:changed-region text:id="ct-1385951608">
          <text:deletion>
            <office:change-info>
              <dc:creator>unknown</dc:creator>
              <dc:date>2005-09-17T15:23:00</dc:date>
            </office:change-info>
            <text:p text:style-name="Standard">binary</text:p>
          </text:deletion>
        </text:changed-region>
        <text:changed-region text:id="ct-1385951496">
          <text:insertion>
            <office:change-info>
              <dc:creator>unknown</dc:creator>
              <dc:date>2005-09-17T23:11:00</dc:date>
            </office:change-info>
          </text:insertion>
        </text:changed-region>
        <text:changed-region text:id="ct-1385951384">
          <text:deletion>
            <office:change-info>
              <dc:creator>unknown</dc:creator>
              <dc:date>2005-09-17T21:51:00</dc:date>
            </office:change-info>
            <text:p text:style-name="Standard">diverse double-compiling</text:p>
          </text:deletion>
        </text:changed-region>
        <text:changed-region text:id="ct-1385951204">
          <text:insertion>
            <office:change-info>
              <dc:creator>unknown</dc:creator>
              <dc:date>2005-09-17T21:51:00</dc:date>
            </office:change-info>
          </text:insertion>
        </text:changed-region>
        <text:changed-region text:id="ct-1385951092">
          <text:insertion>
            <office:change-info>
              <dc:creator>unknown</dc:creator>
              <dc:date>2005-09-18T17:35:00</dc:date>
            </office:change-info>
          </text:insertion>
        </text:changed-region>
        <text:changed-region text:id="ct-1385950980">
          <text:deletion>
            <office:change-info>
              <dc:creator>unknown</dc:creator>
              <dc:date>2005-09-18T19:21:00</dc:date>
            </office:change-info>
            <text:p text:style-name="Standard">[Magdsick2003]</text:p>
          </text:deletion>
        </text:changed-region>
        <text:changed-region text:id="ct-1385950868">
          <text:deletion>
            <office:change-info>
              <dc:creator>unknown</dc:creator>
              <dc:date>2005-09-17T15:23:00</dc:date>
            </office:change-info>
            <text:p text:style-name="Standard">binary</text:p>
          </text:deletion>
        </text:changed-region>
        <text:changed-region text:id="ct-1385950756">
          <text:insertion>
            <office:change-info>
              <dc:creator>unknown</dc:creator>
              <dc:date>2005-09-17T23:11:00</dc:date>
            </office:change-info>
          </text:insertion>
        </text:changed-region>
        <text:changed-region text:id="ct-1385950644">
          <text:deletion>
            <office:change-info>
              <dc:creator>unknown</dc:creator>
              <dc:date>2005-09-17T15:23:00</dc:date>
            </office:change-info>
            <text:p text:style-name="Standard">binary</text:p>
          </text:deletion>
        </text:changed-region>
        <text:changed-region text:id="ct-1385950532">
          <text:insertion>
            <office:change-info>
              <dc:creator>unknown</dc:creator>
              <dc:date>2005-09-17T23:11:00</dc:date>
            </office:change-info>
          </text:insertion>
        </text:changed-region>
        <text:changed-region text:id="ct-1385950420">
          <text:deletion>
            <office:change-info>
              <dc:creator>unknown</dc:creator>
              <dc:date>2005-09-17T22:44:00</dc:date>
            </office:change-info>
            <text:p text:style-name="Standard">binaries</text:p>
          </text:deletion>
        </text:changed-region>
        <text:changed-region text:id="ct-1385950308">
          <text:insertion>
            <office:change-info>
              <dc:creator>unknown</dc:creator>
              <dc:date>2005-09-17T22:47:00</dc:date>
            </office:change-info>
          </text:insertion>
        </text:changed-region>
        <text:changed-region text:id="ct-1385950196">
          <text:deletion>
            <office:change-info>
              <dc:creator>unknown</dc:creator>
              <dc:date>2005-09-17T21:51:00</dc:date>
            </office:change-info>
            <text:p text:style-name="Standard">diverse double-compiling</text:p>
          </text:deletion>
        </text:changed-region>
        <text:changed-region text:id="ct-1385950084">
          <text:insertion>
            <office:change-info>
              <dc:creator>unknown</dc:creator>
              <dc:date>2005-09-17T21:51:00</dc:date>
            </office:change-info>
          </text:insertion>
        </text:changed-region>
        <text:changed-region text:id="ct-1385949972">
          <text:deletion>
            <office:change-info>
              <dc:creator>unknown</dc:creator>
              <dc:date>2005-09-17T15:23:00</dc:date>
            </office:change-info>
            <text:p text:style-name="Standard">binary</text:p>
          </text:deletion>
        </text:changed-region>
        <text:changed-region text:id="ct-1385949860">
          <text:insertion>
            <office:change-info>
              <dc:creator>unknown</dc:creator>
              <dc:date>2005-09-17T23:11:00</dc:date>
            </office:change-info>
          </text:insertion>
        </text:changed-region>
        <text:changed-region text:id="ct-1385949748">
          <text:deletion>
            <office:change-info>
              <dc:creator>David A. Wheeler</dc:creator>
              <dc:date>2005-08-26T13:06:00</dc:date>
            </office:change-info>
            <text:p text:style-name="Standard">evil</text:p>
          </text:deletion>
        </text:changed-region>
        <text:changed-region text:id="ct-1385949636">
          <text:insertion>
            <office:change-info>
              <dc:creator>David A. Wheeler</dc:creator>
              <dc:date>2005-08-26T13:06:00</dc:date>
            </office:change-info>
          </text:insertion>
        </text:changed-region>
        <text:changed-region text:id="ct-1385949412">
          <text:deletion>
            <office:change-info>
              <dc:creator>unknown</dc:creator>
              <dc:date>2005-08-28T22:01:00</dc:date>
            </office:change-info>
            <text:p text:style-name="Standard"><text:s/></text:p>
          </text:deletion>
        </text:changed-region>
        <text:changed-region text:id="ct-1385949524">
          <text:deletion>
            <office:change-info>
              <dc:creator>David A. Wheeler</dc:creator>
              <dc:date>2005-08-26T13:08:00</dc:date>
            </office:change-info>
            <text:p text:style-name="Standard">malicious</text:p>
          </text:deletion>
        </text:changed-region>
        <text:changed-region text:id="ct-1385949300">
          <text:deletion>
            <office:change-info>
              <dc:creator>David A. Wheeler</dc:creator>
              <dc:date>2005-08-26T14:25:00</dc:date>
            </office:change-info>
            <text:p text:style-name="Standard">won’t</text:p>
          </text:deletion>
        </text:changed-region>
        <text:changed-region text:id="ct-1385949188">
          <text:insertion>
            <office:change-info>
              <dc:creator>David A. Wheeler</dc:creator>
              <dc:date>2005-08-26T14:25:00</dc:date>
            </office:change-info>
          </text:insertion>
        </text:changed-region>
        <text:changed-region text:id="ct-1385949076">
          <text:insertion>
            <office:change-info>
              <dc:creator>unknown</dc:creator>
              <dc:date>2005-08-26T00:02:00</dc:date>
            </office:change-info>
          </text:insertion>
        </text:changed-region>
        <text:changed-region text:id="ct-1385948964">
          <text:deletion>
            <office:change-info>
              <dc:creator>unknown</dc:creator>
              <dc:date>2005-08-26T00:02:00</dc:date>
            </office:change-info>
            <text:p text:style-name="P13">S</text:p>
          </text:deletion>
        </text:changed-region>
        <text:changed-region text:id="ct-1385948852">
          <text:insertion>
            <office:change-info>
              <dc:creator>unknown</dc:creator>
              <dc:date>2005-09-17T16:19:00</dc:date>
            </office:change-info>
          </text:insertion>
        </text:changed-region>
        <text:changed-region text:id="ct-1385948740">
          <text:insertion>
            <office:change-info>
              <dc:creator>unknown</dc:creator>
              <dc:date>2005-09-18T09:06:00</dc:date>
            </office:change-info>
          </text:insertion>
        </text:changed-region>
        <text:changed-region text:id="ct-1385948516">
          <text:insertion>
            <office:change-info>
              <dc:creator>unknown</dc:creator>
              <dc:date>2005-09-18T09:07:00</dc:date>
            </office:change-info>
          </text:insertion>
        </text:changed-region>
        <text:changed-region text:id="ct-1385948292">
          <text:deletion>
            <office:change-info>
              <dc:creator>unknown</dc:creator>
              <dc:date>2005-09-18T09:05:00</dc:date>
            </office:change-info>
            <text:p text:style-name="Standard"><text:s/></text:p>
          </text:deletion>
        </text:changed-region>
        <text:changed-region text:id="ct-1385948404">
          <text:deletion>
            <office:change-info>
              <dc:creator>unknown</dc:creator>
              <dc:date>2005-08-26T00:03:00</dc:date>
            </office:change-info>
            <text:p text:style-name="Standard">ST</text:p>
          </text:deletion>
        </text:changed-region>
        <text:changed-region text:id="ct-1385948628">
          <text:deletion>
            <office:change-info>
              <dc:creator>unknown</dc:creator>
              <dc:date>2005-09-18T09:04:00</dc:date>
            </office:change-info>
            <text:p text:style-name="Standard">and/or </text:p>
          </text:deletion>
        </text:changed-region>
        <text:changed-region text:id="ct-1385948180">
          <text:deletion>
            <office:change-info>
              <dc:creator>unknown</dc:creator>
              <dc:date>2005-09-18T09:06:00</dc:date>
            </office:change-info>
            <text:p text:style-name="Standard"><text:s/>or</text:p>
          </text:deletion>
        </text:changed-region>
        <text:changed-region text:id="ct-1385948068">
          <text:insertion>
            <office:change-info>
              <dc:creator>unknown</dc:creator>
              <dc:date>2005-09-18T09:06:00</dc:date>
            </office:change-info>
          </text:insertion>
        </text:changed-region>
        <text:changed-region text:id="ct-1385947956">
          <text:insertion>
            <office:change-info>
              <dc:creator>unknown</dc:creator>
              <dc:date>2005-09-18T09:06:00</dc:date>
            </office:change-info>
          </text:insertion>
        </text:changed-region>
        <text:changed-region text:id="ct-1385947844">
          <text:insertion>
            <office:change-info>
              <dc:creator>unknown</dc:creator>
              <dc:date>2005-09-18T09:04:00</dc:date>
            </office:change-info>
          </text:insertion>
        </text:changed-region>
        <text:changed-region text:id="ct-1385947732">
          <text:insertion>
            <office:change-info>
              <dc:creator>unknown</dc:creator>
              <dc:date>2005-09-18T09:06:00</dc:date>
            </office:change-info>
          </text:insertion>
        </text:changed-region>
        <text:changed-region text:id="ct-1385947620">
          <text:deletion>
            <office:change-info>
              <dc:creator>unknown</dc:creator>
              <dc:date>2005-09-17T22:44:00</dc:date>
            </office:change-info>
            <text:p text:style-name="Standard">binaries</text:p>
          </text:deletion>
        </text:changed-region>
        <text:changed-region text:id="ct-1385947508">
          <text:insertion>
            <office:change-info>
              <dc:creator>unknown</dc:creator>
              <dc:date>2005-09-17T22:47:00</dc:date>
            </office:change-info>
          </text:insertion>
        </text:changed-region>
        <text:changed-region text:id="ct-1385947396">
          <text:insertion>
            <office:change-info>
              <dc:creator>unknown</dc:creator>
              <dc:date>2005-08-30T22:19:00</dc:date>
            </office:change-info>
          </text:insertion>
        </text:changed-region>
        <text:changed-region text:id="ct-1385947284">
          <text:insertion>
            <office:change-info>
              <dc:creator>unknown</dc:creator>
              <dc:date>2005-08-30T22:20:00</dc:date>
            </office:change-info>
          </text:insertion>
        </text:changed-region>
        <text:changed-region text:id="ct-1385926624">
          <text:deletion>
            <office:change-info>
              <dc:creator>unknown</dc:creator>
              <dc:date>2005-08-30T22:20:00</dc:date>
            </office:change-info>
            <text:h text:style-name="Heading_20_2" text:outline-level="2">S</text:h>
          </text:deletion>
          <text:insertion>
            <office:change-info office:chg-author="David A. Wheeler" office:chg-date-time="2005-08-26T14:05:00"/>
          </text:insertion>
        </text:changed-region>
        <text:changed-region text:id="ct-1385926512">
          <text:insertion>
            <office:change-info>
              <dc:creator>unknown</dc:creator>
              <dc:date>2005-08-30T22:20:00</dc:date>
            </office:change-info>
          </text:insertion>
        </text:changed-region>
        <text:changed-region text:id="ct-1385926400">
          <text:insertion>
            <office:change-info>
              <dc:creator>David A. Wheeler</dc:creator>
              <dc:date>2005-08-26T14:05:00</dc:date>
            </office:change-info>
          </text:insertion>
        </text:changed-region>
        <text:changed-region text:id="ct-1385925952">
          <text:deletion>
            <office:change-info>
              <dc:creator>David A. Wheeler</dc:creator>
              <dc:date>2005-08-26T14:06:00</dc:date>
            </office:change-info>
            <text:h text:style-name="Heading_20_2" text:outline-level="2"><text:s/>to create diversity</text:h>
          </text:deletion>
        </text:changed-region>
        <text:changed-region text:id="ct-1385926064">
          <text:deletion>
            <office:change-info>
              <dc:creator>unknown</dc:creator>
              <dc:date>2005-08-30T22:20:00</dc:date>
            </office:change-info>
            <text:h text:style-name="Heading_20_2" text:outline-level="2">utations</text:h>
          </text:deletion>
        </text:changed-region>
        <text:changed-region text:id="ct-1385926176">
          <text:deletion>
            <office:change-info>
              <dc:creator>David A. Wheeler</dc:creator>
              <dc:date>2005-08-26T14:05:00</dc:date>
            </office:change-info>
            <text:h text:style-name="Heading_20_2" text:outline-level="2">M</text:h>
          </text:deletion>
        </text:changed-region>
        <text:changed-region text:id="ct-1385926288">
          <text:deletion>
            <office:change-info>
              <dc:creator>unknown</dc:creator>
              <dc:date>2005-08-30T22:20:00</dc:date>
            </office:change-info>
            <text:h text:style-name="Heading_20_2" text:outline-level="2"><text:s/>m</text:h>
          </text:deletion>
          <text:insertion>
            <office:change-info office:chg-author="David A. Wheeler" office:chg-date-time="2005-08-26T14:05:00"/>
          </text:insertion>
        </text:changed-region>
        <text:changed-region text:id="ct-1385925840">
          <text:insertion>
            <office:change-info>
              <dc:creator>unknown</dc:creator>
              <dc:date>2005-08-30T22:20:00</dc:date>
            </office:change-info>
          </text:insertion>
        </text:changed-region>
        <text:changed-region text:id="ct-1385925728">
          <text:deletion>
            <office:change-info>
              <dc:creator>unknown</dc:creator>
              <dc:date>2005-08-28T21:59:00</dc:date>
            </office:change-info>
            <text:p text:style-name="Standard">semantic-preserving </text:p>
          </text:deletion>
        </text:changed-region>
        <text:changed-region text:id="ct-1385925504">
          <text:deletion>
            <office:change-info>
              <dc:creator>unknown</dc:creator>
              <dc:date>2005-09-17T21:51:00</dc:date>
            </office:change-info>
            <text:p text:style-name="Standard">diverse double-compiling</text:p>
          </text:deletion>
        </text:changed-region>
        <text:changed-region text:id="ct-1385925616">
          <text:insertion>
            <office:change-info>
              <dc:creator>unknown</dc:creator>
              <dc:date>2005-09-17T21:51:00</dc:date>
            </office:change-info>
          </text:insertion>
        </text:changed-region>
        <text:changed-region text:id="ct-1385924832">
          <text:deletion>
            <office:change-info>
              <dc:creator>unknown</dc:creator>
              <dc:date>2005-09-18T09:09:00</dc:date>
            </office:change-info>
            <text:p text:style-name="P11">T.</text:p>
          </text:deletion>
        </text:changed-region>
        <text:changed-region text:id="ct-1385924944">
          <text:deletion>
            <office:change-info>
              <dc:creator>unknown</dc:creator>
              <dc:date>2005-09-18T09:09:00</dc:date>
            </office:change-info>
            <text:p text:style-name="P11">compiler </text:p>
          </text:deletion>
          <text:insertion>
            <office:change-info office:chg-author="David A. Wheeler" office:chg-date-time="2005-08-26T15:38:00"/>
          </text:insertion>
        </text:changed-region>
        <text:changed-region text:id="ct-1385925056">
          <text:deletion>
            <office:change-info>
              <dc:creator>unknown</dc:creator>
              <dc:date>2005-09-18T09:09:00</dc:date>
            </office:change-info>
            <text:p text:style-name="P11"><text:s/>change the input as seen by </text:p>
          </text:deletion>
        </text:changed-region>
        <text:changed-region text:id="ct-1385925168">
          <text:deletion>
            <office:change-info>
              <dc:creator>unknown</dc:creator>
              <dc:date>2005-08-30T22:21:00</dc:date>
            </office:change-info>
            <text:p text:style-name="P11">doing so would</text:p>
          </text:deletion>
        </text:changed-region>
        <text:changed-region text:id="ct-1385925280">
          <text:deletion>
            <office:change-info>
              <dc:creator>unknown</dc:creator>
              <dc:date>2005-09-18T09:09:00</dc:date>
            </office:change-info>
            <text:p text:style-name="P11"><text:s/></text:p>
          </text:deletion>
        </text:changed-region>
        <text:changed-region text:id="ct-1385925392">
          <text:deletion>
            <office:change-info>
              <dc:creator>unknown</dc:creator>
              <dc:date>2005-08-30T22:21:00</dc:date>
            </office:change-info>
            <text:p text:style-name="P11">;</text:p>
          </text:deletion>
        </text:changed-region>
        <text:changed-region text:id="ct-1385924720">
          <text:insertion>
            <office:change-info>
              <dc:creator>David A. Wheeler</dc:creator>
              <dc:date>2005-08-26T15:36:00</dc:date>
            </office:change-info>
          </text:insertion>
        </text:changed-region>
        <text:changed-region text:id="ct-1385924608">
          <text:insertion>
            <office:change-info>
              <dc:creator>unknown</dc:creator>
              <dc:date>2005-09-18T17:37:00</dc:date>
            </office:change-info>
          </text:insertion>
        </text:changed-region>
        <text:changed-region text:id="ct-1385924496">
          <text:deletion>
            <office:change-info>
              <dc:creator>unknown</dc:creator>
              <dc:date>2005-09-18T19:21:00</dc:date>
            </office:change-info>
            <text:p text:style-name="Standard">[Draper1984] [McDermott1988]</text:p>
          </text:deletion>
          <text:insertion>
            <office:change-info office:chg-author="David A. Wheeler" office:chg-date-time="2005-08-26T15:36:00"/>
          </text:insertion>
        </text:changed-region>
        <text:changed-region text:id="ct-1385924384">
          <text:insertion>
            <office:change-info>
              <dc:creator>unknown</dc:creator>
              <dc:date>2005-09-18T09:09:00</dc:date>
            </office:change-info>
          </text:insertion>
        </text:changed-region>
        <text:changed-region text:id="ct-1385924272">
          <text:insertion>
            <office:change-info>
              <dc:creator>unknown</dc:creator>
              <dc:date>2005-09-18T09:10:00</dc:date>
            </office:change-info>
          </text:insertion>
        </text:changed-region>
        <text:changed-region text:id="ct-1385924160">
          <text:deletion>
            <office:change-info>
              <dc:creator>unknown</dc:creator>
              <dc:date>2005-08-30T22:22:00</dc:date>
            </office:change-info>
            <text:p text:style-name="Standard"><text:s/></text:p>
          </text:deletion>
        </text:changed-region>
        <text:changed-region text:id="ct-1385924048">
          <text:deletion>
            <office:change-info>
              <dc:creator>unknown</dc:creator>
              <dc:date>2005-08-28T21:59:00</dc:date>
            </office:change-info>
            <text:p text:style-name="Standard">were narrowly defined</text:p>
          </text:deletion>
        </text:changed-region>
        <text:changed-region text:id="ct-1385923936">
          <text:insertion>
            <office:change-info>
              <dc:creator>unknown</dc:creator>
              <dc:date>2005-08-28T21:59:00</dc:date>
            </office:change-info>
          </text:insertion>
        </text:changed-region>
        <text:changed-region text:id="ct-1385923824">
          <text:insertion>
            <office:change-info>
              <dc:creator>unknown</dc:creator>
              <dc:date>2005-09-18T17:38:00</dc:date>
            </office:change-info>
          </text:insertion>
        </text:changed-region>
        <text:changed-region text:id="ct-1385923712">
          <text:deletion>
            <office:change-info>
              <dc:creator>unknown</dc:creator>
              <dc:date>2005-09-18T19:21:00</dc:date>
            </office:change-info>
            <text:p text:style-name="Standard">[Forrest1997]</text:p>
          </text:deletion>
        </text:changed-region>
        <text:changed-region text:id="ct-1385923600">
          <text:insertion>
            <office:change-info>
              <dc:creator>David A. Wheeler</dc:creator>
              <dc:date>2005-08-26T15:37:00</dc:date>
            </office:change-info>
          </text:insertion>
        </text:changed-region>
        <text:changed-region text:id="ct-1385923488">
          <text:deletion>
            <office:change-info>
              <dc:creator>unknown</dc:creator>
              <dc:date>2005-09-18T09:12:00</dc:date>
            </office:change-info>
            <text:p text:style-name="Standard">.</text:p>
          </text:deletion>
          <text:insertion>
            <office:change-info office:chg-author="David A. Wheeler" office:chg-date-time="2005-08-26T15:37:00"/>
          </text:insertion>
        </text:changed-region>
        <text:changed-region text:id="ct-1385923376">
          <text:insertion>
            <office:change-info>
              <dc:creator>David A. Wheeler</dc:creator>
              <dc:date>2005-08-26T15:37:00</dc:date>
            </office:change-info>
          </text:insertion>
        </text:changed-region>
        <text:changed-region text:id="ct-1385923264">
          <text:insertion>
            <office:change-info>
              <dc:creator>unknown</dc:creator>
              <dc:date>2005-09-18T17:38:00</dc:date>
            </office:change-info>
          </text:insertion>
        </text:changed-region>
        <text:changed-region text:id="ct-1385923152">
          <text:deletion>
            <office:change-info>
              <dc:creator>unknown</dc:creator>
              <dc:date>2005-09-18T19:22:00</dc:date>
            </office:change-info>
            <text:p text:style-name="Standard">[McDermott1988]</text:p>
          </text:deletion>
          <text:insertion>
            <office:change-info office:chg-author="David A. Wheeler" office:chg-date-time="2005-08-26T15:37:00"/>
          </text:insertion>
        </text:changed-region>
        <text:changed-region text:id="ct-1385923040">
          <text:insertion>
            <office:change-info>
              <dc:creator>unknown</dc:creator>
              <dc:date>2005-09-18T09:12:00</dc:date>
            </office:change-info>
          </text:insertion>
        </text:changed-region>
        <text:changed-region text:id="ct-1385922928">
          <text:deletion>
            <office:change-info>
              <dc:creator>unknown</dc:creator>
              <dc:date>2005-08-30T22:22:00</dc:date>
            </office:change-info>
            <text:p text:style-name="Standard">for</text:p>
          </text:deletion>
        </text:changed-region>
        <text:changed-region text:id="ct-1385922816">
          <text:insertion>
            <office:change-info>
              <dc:creator>unknown</dc:creator>
              <dc:date>2005-08-30T22:22:00</dc:date>
            </office:change-info>
          </text:insertion>
        </text:changed-region>
        <text:changed-region text:id="ct-1385922704">
          <text:deletion>
            <office:change-info>
              <dc:creator>unknown</dc:creator>
              <dc:date>2005-09-18T09:13:00</dc:date>
            </office:change-info>
            <text:p text:style-name="Standard">in compiler T </text:p>
          </text:deletion>
        </text:changed-region>
        <text:changed-region text:id="ct-1385922524">
          <text:insertion>
            <office:change-info>
              <dc:creator>unknown</dc:creator>
              <dc:date>2005-09-18T09:13:00</dc:date>
            </office:change-info>
          </text:insertion>
        </text:changed-region>
        <text:changed-region text:id="ct-1385922412">
          <text:insertion>
            <office:change-info>
              <dc:creator>unknown</dc:creator>
              <dc:date>2005-09-18T09:14:00</dc:date>
            </office:change-info>
          </text:insertion>
        </text:changed-region>
        <text:changed-region text:id="ct-1385922300">
          <text:deletion>
            <office:change-info>
              <dc:creator>unknown</dc:creator>
              <dc:date>2005-09-18T09:14:00</dc:date>
            </office:change-info>
            <text:p text:style-name="Standard">for </text:p>
          </text:deletion>
        </text:changed-region>
        <text:changed-region text:id="ct-1385922188">
          <text:insertion>
            <office:change-info>
              <dc:creator>unknown</dc:creator>
              <dc:date>2005-09-18T09:14:00</dc:date>
            </office:change-info>
          </text:insertion>
        </text:changed-region>
        <text:changed-region text:id="ct-1385922076">
          <text:deletion>
            <office:change-info>
              <dc:creator>unknown</dc:creator>
              <dc:date>2005-09-18T09:14:00</dc:date>
            </office:change-info>
            <text:p text:style-name="Standard">(if triggered) </text:p>
          </text:deletion>
        </text:changed-region>
        <text:changed-region text:id="ct-1385921964">
          <text:insertion>
            <office:change-info>
              <dc:creator>unknown</dc:creator>
              <dc:date>2005-09-18T09:14:00</dc:date>
            </office:change-info>
          </text:insertion>
        </text:changed-region>
        <text:changed-region text:id="ct-1385921852">
          <text:deletion>
            <office:change-info>
              <dc:creator>unknown</dc:creator>
              <dc:date>2005-09-18T09:15:00</dc:date>
            </office:change-info>
            <text:p text:style-name="Standard">Note that if performed automatically, this implies that there is</text:p>
          </text:deletion>
        </text:changed-region>
        <text:changed-region text:id="ct-1385921740">
          <text:insertion>
            <office:change-info>
              <dc:creator>unknown</dc:creator>
              <dc:date>2005-09-18T09:15:00</dc:date>
            </office:change-info>
          </text:insertion>
        </text:changed-region>
        <text:changed-region text:id="ct-1385921628">
          <text:deletion>
            <office:change-info>
              <dc:creator>unknown</dc:creator>
              <dc:date>2005-09-18T09:15:00</dc:date>
            </office:change-info>
            <text:p text:style-name="Standard">some </text:p>
          </text:deletion>
        </text:changed-region>
        <text:changed-region text:id="ct-1385921516">
          <text:insertion>
            <office:change-info>
              <dc:creator>unknown</dc:creator>
              <dc:date>2005-09-18T09:15:00</dc:date>
            </office:change-info>
          </text:insertion>
        </text:changed-region>
        <text:changed-region text:id="ct-1385921404">
          <text:insertion>
            <office:change-info>
              <dc:creator>unknown</dc:creator>
              <dc:date>2005-09-18T09:15:00</dc:date>
            </office:change-info>
          </text:insertion>
        </text:changed-region>
        <text:changed-region text:id="ct-1385921292">
          <text:deletion>
            <office:change-info>
              <dc:creator>unknown</dc:creator>
              <dc:date>2005-08-30T22:24:00</dc:date>
            </office:change-info>
            <text:p text:style-name="Standard">However, i</text:p>
          </text:deletion>
        </text:changed-region>
        <text:changed-region text:id="ct-1385921180">
          <text:insertion>
            <office:change-info>
              <dc:creator>unknown</dc:creator>
              <dc:date>2005-08-30T22:24:00</dc:date>
            </office:change-info>
          </text:insertion>
        </text:changed-region>
        <text:changed-region text:id="ct-1385921068">
          <text:deletion>
            <office:change-info>
              <dc:creator>unknown</dc:creator>
              <dc:date>2005-08-30T22:24:00</dc:date>
            </office:change-info>
            <text:p text:style-name="Standard"><text:s/>insertion point</text:p>
          </text:deletion>
        </text:changed-region>
        <text:changed-region text:id="ct-1385920396">
          <text:deletion>
            <office:change-info>
              <dc:creator>David A. Wheeler</dc:creator>
              <dc:date>2005-08-26T16:34:00</dc:date>
            </office:change-info>
            <text:p text:style-name="P12">Inexact comparisons may be needed. The comparisons (Compare1 and 2) need not require an identical result as long as it can be shown that the differences that do not cause a change in behavior. <text:s/>This might occur if, for example, outputs included embedded compilation </text:p>
          </text:deletion>
        </text:changed-region>
        <text:changed-region text:id="ct-1385920508">
          <text:deletion>
            <office:change-info>
              <dc:creator>David A. Wheeler</dc:creator>
              <dc:date>2005-08-26T16:33:00</dc:date>
            </office:change-info>
            <text:p text:style-name="P12"><text:s/></text:p>
          </text:deletion>
        </text:changed-region>
        <text:changed-region text:id="ct-1385920620">
          <text:deletion>
            <office:change-info>
              <dc:creator>David A. Wheeler</dc:creator>
              <dc:date>2005-08-26T16:34:00</dc:date>
            </office:change-info>
            <text:p text:style-name="P12">timestamps. <text:s/>However, showing that differences in files do not cause differences in the functionality, in the presence of an adversary, is extremely difficult. <text:s/>An alternative that can work in some cases is to run additional self-generation stages until a stable result occurs. Another approach</text:p>
          </text:deletion>
        </text:changed-region>
        <text:changed-region text:id="ct-1385920732">
          <text:deletion>
            <office:change-info>
              <dc:creator>David A. Wheeler</dc:creator>
              <dc:date>2005-08-26T16:33:00</dc:date>
            </office:change-info>
            <text:p text:style-name="P12"><text:s/>(used in VII)</text:p>
          </text:deletion>
        </text:changed-region>
        <text:changed-region text:id="ct-1385920844">
          <text:deletion>
            <office:change-info>
              <dc:creator>David A. Wheeler</dc:creator>
              <dc:date>2005-08-26T16:34:00</dc:date>
            </office:change-info>
            <text:p text:style-name="P12"><text:s/>is to first work to make the results identical, and then show that the steps leading from that trusted point do not introduce an attack.</text:p>
          </text:deletion>
        </text:changed-region>
        <text:changed-region text:id="ct-1385920956">
          <text:deletion>
            <office:change-info>
              <dc:creator>unknown</dc:creator>
              <dc:date>2005-08-26T22:52:00</dc:date>
            </office:change-info>
            <text:p text:style-name="Standard"/>
            <text:p text:style-name="P12"/>
          </text:deletion>
        </text:changed-region>
        <text:changed-region text:id="ct-1385920284">
          <text:insertion>
            <office:change-info>
              <dc:creator>David A. Wheeler</dc:creator>
              <dc:date>2005-08-26T16:41:00</dc:date>
            </office:change-info>
          </text:insertion>
        </text:changed-region>
        <text:changed-region text:id="ct-1385920172">
          <text:insertion>
            <office:change-info>
              <dc:creator>David A. Wheeler</dc:creator>
              <dc:date>2005-08-26T16:41:00</dc:date>
            </office:change-info>
          </text:insertion>
        </text:changed-region>
        <text:changed-region text:id="ct-1385920060">
          <text:insertion>
            <office:change-info>
              <dc:creator>David A. Wheeler</dc:creator>
              <dc:date>2005-08-26T16:34:00</dc:date>
            </office:change-info>
          </text:insertion>
        </text:changed-region>
        <text:changed-region text:id="ct-1385919948">
          <text:insertion>
            <office:change-info>
              <dc:creator>David A. Wheeler</dc:creator>
              <dc:date>2005-08-26T16:35:00</dc:date>
            </office:change-info>
          </text:insertion>
        </text:changed-region>
        <text:changed-region text:id="ct-1385919836">
          <text:insertion>
            <office:change-info>
              <dc:creator>unknown</dc:creator>
              <dc:date>2005-09-18T17:40:00</dc:date>
            </office:change-info>
          </text:insertion>
        </text:changed-region>
        <text:changed-region text:id="ct-1385919724">
          <text:deletion>
            <office:change-info>
              <dc:creator>unknown</dc:creator>
              <dc:date>2005-09-18T19:22:00</dc:date>
            </office:change-info>
            <text:p text:style-name="Standard">[Roskind 1988]</text:p>
          </text:deletion>
          <text:insertion>
            <office:change-info office:chg-author="David A. Wheeler" office:chg-date-time="2005-08-26T16:35:00"/>
          </text:insertion>
        </text:changed-region>
        <text:changed-region text:id="ct-1385919612">
          <text:insertion>
            <office:change-info>
              <dc:creator>unknown</dc:creator>
              <dc:date>2005-09-18T09:16:00</dc:date>
            </office:change-info>
          </text:insertion>
        </text:changed-region>
        <text:changed-region text:id="ct-1385919500">
          <text:insertion>
            <office:change-info>
              <dc:creator>unknown</dc:creator>
              <dc:date>2005-08-26T00:04:00</dc:date>
            </office:change-info>
          </text:insertion>
        </text:changed-region>
        <text:changed-region text:id="ct-1385919388">
          <text:deletion>
            <office:change-info>
              <dc:creator>unknown</dc:creator>
              <dc:date>2005-08-26T00:03:00</dc:date>
            </office:change-info>
            <text:p text:style-name="P13">S</text:p>
          </text:deletion>
        </text:changed-region>
        <text:changed-region text:id="ct-1385919276">
          <text:insertion>
            <office:change-info>
              <dc:creator>unknown</dc:creator>
              <dc:date>2005-09-18T09:16:00</dc:date>
            </office:change-info>
          </text:insertion>
        </text:changed-region>
        <text:changed-region text:id="ct-1385919164">
          <text:insertion>
            <office:change-info>
              <dc:creator>unknown</dc:creator>
              <dc:date>2005-09-18T09:17:00</dc:date>
            </office:change-info>
          </text:insertion>
        </text:changed-region>
        <text:changed-region text:id="ct-1385919052">
          <text:insertion>
            <office:change-info>
              <dc:creator>unknown</dc:creator>
              <dc:date>2005-08-26T00:04:00</dc:date>
            </office:change-info>
          </text:insertion>
        </text:changed-region>
        <text:changed-region text:id="ct-1385918940">
          <text:deletion>
            <office:change-info>
              <dc:creator>unknown</dc:creator>
              <dc:date>2005-08-26T00:04:00</dc:date>
            </office:change-info>
            <text:p text:style-name="P13">S</text:p>
          </text:deletion>
        </text:changed-region>
        <text:changed-region text:id="ct-1385918828">
          <text:insertion>
            <office:change-info>
              <dc:creator>unknown</dc:creator>
              <dc:date>2005-09-18T09:16:00</dc:date>
            </office:change-info>
          </text:insertion>
        </text:changed-region>
        <text:changed-region text:id="ct-1385918716">
          <text:insertion>
            <office:change-info>
              <dc:creator>unknown</dc:creator>
              <dc:date>2005-08-26T00:04:00</dc:date>
            </office:change-info>
          </text:insertion>
        </text:changed-region>
        <text:changed-region text:id="ct-1385918604">
          <text:deletion>
            <office:change-info>
              <dc:creator>unknown</dc:creator>
              <dc:date>2005-08-26T00:04:00</dc:date>
            </office:change-info>
            <text:p text:style-name="P13">S</text:p>
          </text:deletion>
        </text:changed-region>
        <text:changed-region text:id="ct-1386045400">
          <text:insertion>
            <office:change-info>
              <dc:creator>unknown</dc:creator>
              <dc:date>2005-09-18T09:17:00</dc:date>
            </office:change-info>
          </text:insertion>
        </text:changed-region>
        <text:changed-region text:id="ct-1386045288">
          <text:insertion>
            <office:change-info>
              <dc:creator>unknown</dc:creator>
              <dc:date>2005-08-26T00:04:00</dc:date>
            </office:change-info>
          </text:insertion>
        </text:changed-region>
        <text:changed-region text:id="ct-1386045176">
          <text:deletion>
            <office:change-info>
              <dc:creator>unknown</dc:creator>
              <dc:date>2005-08-26T00:04:00</dc:date>
            </office:change-info>
            <text:p text:style-name="P13">S</text:p>
          </text:deletion>
        </text:changed-region>
        <text:changed-region text:id="ct-1386045064">
          <text:insertion>
            <office:change-info>
              <dc:creator>unknown</dc:creator>
              <dc:date>2005-09-18T09:17:00</dc:date>
            </office:change-info>
          </text:insertion>
        </text:changed-region>
        <text:changed-region text:id="ct-1386044952">
          <text:insertion>
            <office:change-info>
              <dc:creator>David A. Wheeler</dc:creator>
              <dc:date>2005-08-26T14:25:00</dc:date>
            </office:change-info>
          </text:insertion>
        </text:changed-region>
        <text:changed-region text:id="ct-1386044840">
          <text:deletion>
            <office:change-info>
              <dc:creator>David A. Wheeler</dc:creator>
              <dc:date>2005-08-26T14:25:00</dc:date>
            </office:change-info>
            <text:p text:style-name="Standard">can’t</text:p>
          </text:deletion>
        </text:changed-region>
        <text:changed-region text:id="ct-1386044728">
          <text:insertion>
            <office:change-info>
              <dc:creator>unknown</dc:creator>
              <dc:date>2005-08-26T00:04:00</dc:date>
            </office:change-info>
          </text:insertion>
        </text:changed-region>
        <text:changed-region text:id="ct-1386044616">
          <text:deletion>
            <office:change-info>
              <dc:creator>unknown</dc:creator>
              <dc:date>2005-08-26T00:04:00</dc:date>
            </office:change-info>
            <text:p text:style-name="P13">S</text:p>
          </text:deletion>
        </text:changed-region>
        <text:changed-region text:id="ct-1386044504">
          <text:insertion>
            <office:change-info>
              <dc:creator>unknown</dc:creator>
              <dc:date>2005-09-18T09:17:00</dc:date>
            </office:change-info>
          </text:insertion>
        </text:changed-region>
        <text:changed-region text:id="ct-1386044392">
          <text:insertion>
            <office:change-info>
              <dc:creator>unknown</dc:creator>
              <dc:date>2005-08-26T00:04:00</dc:date>
            </office:change-info>
          </text:insertion>
        </text:changed-region>
        <text:changed-region text:id="ct-1386044280">
          <text:deletion>
            <office:change-info>
              <dc:creator>unknown</dc:creator>
              <dc:date>2005-08-26T00:04:00</dc:date>
            </office:change-info>
            <text:p text:style-name="P13">S</text:p>
          </text:deletion>
        </text:changed-region>
        <text:changed-region text:id="ct-1386044168">
          <text:insertion>
            <office:change-info>
              <dc:creator>unknown</dc:creator>
              <dc:date>2005-09-17T16:20:00</dc:date>
            </office:change-info>
          </text:insertion>
        </text:changed-region>
        <text:changed-region text:id="ct-1386044056">
          <text:insertion>
            <office:change-info>
              <dc:creator>David A. Wheeler</dc:creator>
              <dc:date>2005-08-26T14:27:00</dc:date>
            </office:change-info>
          </text:insertion>
        </text:changed-region>
        <text:changed-region text:id="ct-1386043944">
          <text:deletion>
            <office:change-info>
              <dc:creator>David A. Wheeler</dc:creator>
              <dc:date>2005-08-26T14:27:00</dc:date>
            </office:change-info>
            <text:p text:style-name="Standard">’</text:p>
          </text:deletion>
        </text:changed-region>
        <text:changed-region text:id="ct-1386043832">
          <text:insertion>
            <office:change-info>
              <dc:creator>David A. Wheeler</dc:creator>
              <dc:date>2005-08-26T14:27:00</dc:date>
            </office:change-info>
          </text:insertion>
        </text:changed-region>
        <text:changed-region text:id="ct-1386043720">
          <text:insertion>
            <office:change-info>
              <dc:creator>unknown</dc:creator>
              <dc:date>2005-09-18T09:18:00</dc:date>
            </office:change-info>
          </text:insertion>
        </text:changed-region>
        <text:changed-region text:id="ct-1386043608">
          <text:insertion>
            <office:change-info>
              <dc:creator>unknown</dc:creator>
              <dc:date>2005-08-26T00:05:00</dc:date>
            </office:change-info>
          </text:insertion>
        </text:changed-region>
        <text:changed-region text:id="ct-1386043496">
          <text:deletion>
            <office:change-info>
              <dc:creator>unknown</dc:creator>
              <dc:date>2005-08-26T00:05:00</dc:date>
            </office:change-info>
            <text:p text:style-name="Standard">.</text:p>
          </text:deletion>
        </text:changed-region>
        <text:changed-region text:id="ct-1386043384">
          <text:deletion>
            <office:change-info>
              <dc:creator>unknown</dc:creator>
              <dc:date>2005-08-26T00:05:00</dc:date>
            </office:change-info>
            <text:p text:style-name="Standard">This also raises the spectre of</text:p>
          </text:deletion>
        </text:changed-region>
        <text:changed-region text:id="ct-1386043160">
          <text:deletion>
            <office:change-info>
              <dc:creator>unknown</dc:creator>
              <dc:date>2005-08-26T00:05:00</dc:date>
            </office:change-info>
            <text:p text:style-name="Standard"><text:s/>described next</text:p>
          </text:deletion>
        </text:changed-region>
        <text:changed-region text:id="ct-1386043272">
          <text:deletion>
            <office:change-info>
              <dc:creator>unknown</dc:creator>
              <dc:date>2005-08-28T22:05:00</dc:date>
            </office:change-info>
            <text:p text:style-name="Standard">,</text:p>
          </text:deletion>
        </text:changed-region>
        <text:changed-region text:id="ct-1386043048">
          <text:deletion>
            <office:change-info>
              <dc:creator>unknown</dc:creator>
              <dc:date>2005-08-26T00:05:00</dc:date>
            </office:change-info>
            <text:p text:style-name="Standard">Later versions may need rechecking to prevent “pop-up” attacks. <text:s/></text:p>
          </text:deletion>
        </text:changed-region>
        <text:changed-region text:id="ct-1386042936">
          <text:deletion>
            <office:change-info>
              <dc:creator>unknown</dc:creator>
              <dc:date>2005-09-17T16:21:00</dc:date>
            </office:change-info>
            <text:p text:style-name="Standard">-</text:p>
          </text:deletion>
        </text:changed-region>
        <text:changed-region text:id="ct-1386042824">
          <text:insertion>
            <office:change-info>
              <dc:creator>unknown</dc:creator>
              <dc:date>2005-08-26T00:06:00</dc:date>
            </office:change-info>
          </text:insertion>
        </text:changed-region>
        <text:changed-region text:id="ct-1386042600">
          <text:deletion>
            <office:change-info>
              <dc:creator>unknown</dc:creator>
              <dc:date>2005-09-17T16:21:00</dc:date>
            </office:change-info>
            <text:p text:style-name="P13">-1</text:p>
          </text:deletion>
        </text:changed-region>
        <text:changed-region text:id="ct-1386042712">
          <text:deletion>
            <office:change-info>
              <dc:creator>unknown</dc:creator>
              <dc:date>2005-08-26T00:06:00</dc:date>
            </office:change-info>
            <text:p text:style-name="P13">S</text:p>
          </text:deletion>
        </text:changed-region>
        <text:changed-region text:id="ct-1386042488">
          <text:insertion>
            <office:change-info>
              <dc:creator>unknown</dc:creator>
              <dc:date>2005-09-17T16:21:00</dc:date>
            </office:change-info>
          </text:insertion>
        </text:changed-region>
        <text:changed-region text:id="ct-1386042264">
          <text:deletion>
            <office:change-info>
              <dc:creator>unknown</dc:creator>
              <dc:date>2005-09-17T16:22:00</dc:date>
            </office:change-info>
            <text:p text:style-name="P13">-2</text:p>
          </text:deletion>
        </text:changed-region>
        <text:changed-region text:id="ct-1386042376">
          <text:deletion>
            <office:change-info>
              <dc:creator>unknown</dc:creator>
              <dc:date>2005-08-26T00:06:00</dc:date>
            </office:change-info>
            <text:p text:style-name="P13">S</text:p>
          </text:deletion>
        </text:changed-region>
        <text:changed-region text:id="ct-1386042152">
          <text:insertion>
            <office:change-info>
              <dc:creator>unknown</dc:creator>
              <dc:date>2005-09-17T16:22:00</dc:date>
            </office:change-info>
          </text:insertion>
        </text:changed-region>
        <text:changed-region text:id="ct-1386042040">
          <text:deletion>
            <office:change-info>
              <dc:creator>unknown</dc:creator>
              <dc:date>2005-09-17T16:23:00</dc:date>
            </office:change-info>
            <text:p text:style-name="Standard">-</text:p>
          </text:deletion>
        </text:changed-region>
        <text:changed-region text:id="ct-1386041816">
          <text:deletion>
            <office:change-info>
              <dc:creator>unknown</dc:creator>
              <dc:date>2005-09-17T16:23:00</dc:date>
            </office:change-info>
            <text:p text:style-name="P13">-3</text:p>
          </text:deletion>
        </text:changed-region>
        <text:changed-region text:id="ct-1386041928">
          <text:deletion>
            <office:change-info>
              <dc:creator>unknown</dc:creator>
              <dc:date>2005-08-26T00:06:00</dc:date>
            </office:change-info>
            <text:p text:style-name="P13">S</text:p>
          </text:deletion>
        </text:changed-region>
        <text:changed-region text:id="ct-1386041704">
          <text:insertion>
            <office:change-info>
              <dc:creator>unknown</dc:creator>
              <dc:date>2005-09-17T16:23:00</dc:date>
            </office:change-info>
          </text:insertion>
        </text:changed-region>
        <text:changed-region text:id="ct-1386041592">
          <text:deletion>
            <office:change-info>
              <dc:creator>unknown</dc:creator>
              <dc:date>2005-09-17T16:23:00</dc:date>
            </office:change-info>
            <text:p text:style-name="Standard">-</text:p>
          </text:deletion>
        </text:changed-region>
        <text:changed-region text:id="ct-1386041480">
          <text:deletion>
            <office:change-info>
              <dc:creator>unknown</dc:creator>
              <dc:date>2005-09-17T16:23:00</dc:date>
            </office:change-info>
            <text:p text:style-name="Standard">-</text:p>
          </text:deletion>
        </text:changed-region>
        <text:changed-region text:id="ct-1386004436">
          <text:deletion>
            <office:change-info>
              <dc:creator>unknown</dc:creator>
              <dc:date>2005-09-17T16:23:00</dc:date>
            </office:change-info>
            <text:p text:style-name="Standard">-</text:p>
          </text:deletion>
        </text:changed-region>
        <text:changed-region text:id="ct-1386004324">
          <text:deletion>
            <office:change-info>
              <dc:creator>David A. Wheeler</dc:creator>
              <dc:date>2005-08-26T13:06:00</dc:date>
            </office:change-info>
            <text:p text:style-name="Standard">evil</text:p>
          </text:deletion>
        </text:changed-region>
        <text:changed-region text:id="ct-1386004212">
          <text:insertion>
            <office:change-info>
              <dc:creator>David A. Wheeler</dc:creator>
              <dc:date>2005-08-26T13:06:00</dc:date>
            </office:change-info>
          </text:insertion>
        </text:changed-region>
        <text:changed-region text:id="ct-1386003988">
          <text:deletion>
            <office:change-info>
              <dc:creator>unknown</dc:creator>
              <dc:date>2005-09-17T16:23:00</dc:date>
            </office:change-info>
            <text:p text:style-name="P13">-3</text:p>
          </text:deletion>
        </text:changed-region>
        <text:changed-region text:id="ct-1386004100">
          <text:deletion>
            <office:change-info>
              <dc:creator>unknown</dc:creator>
              <dc:date>2005-08-26T00:06:00</dc:date>
            </office:change-info>
            <text:p text:style-name="P13">S</text:p>
          </text:deletion>
        </text:changed-region>
        <text:changed-region text:id="ct-1386003876">
          <text:insertion>
            <office:change-info>
              <dc:creator>unknown</dc:creator>
              <dc:date>2005-09-17T16:23:00</dc:date>
            </office:change-info>
          </text:insertion>
        </text:changed-region>
        <text:changed-region text:id="ct-1386003764">
          <text:deletion>
            <office:change-info>
              <dc:creator>unknown</dc:creator>
              <dc:date>2005-09-17T21:51:00</dc:date>
            </office:change-info>
            <text:p text:style-name="Standard">diverse double-compiling</text:p>
          </text:deletion>
        </text:changed-region>
        <text:changed-region text:id="ct-1386003652">
          <text:insertion>
            <office:change-info>
              <dc:creator>unknown</dc:creator>
              <dc:date>2005-09-17T21:51:00</dc:date>
            </office:change-info>
          </text:insertion>
        </text:changed-region>
        <text:changed-region text:id="ct-1386003540">
          <text:insertion>
            <office:change-info>
              <dc:creator>unknown</dc:creator>
              <dc:date>2005-08-26T00:06:00</dc:date>
            </office:change-info>
          </text:insertion>
        </text:changed-region>
        <text:changed-region text:id="ct-1386003428">
          <text:deletion>
            <office:change-info>
              <dc:creator>unknown</dc:creator>
              <dc:date>2005-08-26T00:06:00</dc:date>
            </office:change-info>
            <text:p text:style-name="Standard">(</text:p>
          </text:deletion>
        </text:changed-region>
        <text:changed-region text:id="ct-1386003316">
          <text:deletion>
            <office:change-info>
              <dc:creator>David A. Wheeler</dc:creator>
              <dc:date>2005-08-26T14:27:00</dc:date>
            </office:change-info>
            <text:p text:style-name="Standard">’</text:p>
          </text:deletion>
        </text:changed-region>
        <text:changed-region text:id="ct-1386003204">
          <text:insertion>
            <office:change-info>
              <dc:creator>David A. Wheeler</dc:creator>
              <dc:date>2005-08-26T14:27:00</dc:date>
            </office:change-info>
          </text:insertion>
        </text:changed-region>
        <text:changed-region text:id="ct-1386003092">
          <text:insertion>
            <office:change-info>
              <dc:creator>unknown</dc:creator>
              <dc:date>2005-09-18T09:18:00</dc:date>
            </office:change-info>
          </text:insertion>
        </text:changed-region>
        <text:changed-region text:id="ct-1386002756">
          <text:deletion>
            <office:change-info>
              <dc:creator>unknown</dc:creator>
              <dc:date>2005-08-26T00:06:00</dc:date>
            </office:change-info>
            <text:p text:style-name="Standard">)</text:p>
          </text:deletion>
        </text:changed-region>
        <text:changed-region text:id="ct-1386002868">
          <text:deletion>
            <office:change-info>
              <dc:creator>unknown</dc:creator>
              <dc:date>2005-09-18T09:18:00</dc:date>
            </office:change-info>
            <text:p text:style-name="Standard">of attack</text:p>
          </text:deletion>
        </text:changed-region>
        <text:changed-region text:id="ct-1386002980">
          <text:deletion>
            <office:change-info>
              <dc:creator>unknown</dc:creator>
              <dc:date>2005-09-18T09:19:00</dc:date>
            </office:change-info>
            <text:p text:style-name="Standard"><text:s/></text:p>
          </text:deletion>
        </text:changed-region>
        <text:changed-region text:id="ct-1386002644">
          <text:insertion>
            <office:change-info>
              <dc:creator>unknown</dc:creator>
              <dc:date>2005-09-18T09:21:00</dc:date>
            </office:change-info>
          </text:insertion>
        </text:changed-region>
        <text:changed-region text:id="ct-1386002532">
          <text:insertion>
            <office:change-info>
              <dc:creator>unknown</dc:creator>
              <dc:date>2005-08-26T00:06:00</dc:date>
            </office:change-info>
          </text:insertion>
        </text:changed-region>
        <text:changed-region text:id="ct-1386002420">
          <text:deletion>
            <office:change-info>
              <dc:creator>unknown</dc:creator>
              <dc:date>2005-08-26T00:06:00</dc:date>
            </office:change-info>
            <text:p text:style-name="P13">S</text:p>
          </text:deletion>
        </text:changed-region>
        <text:changed-region text:id="ct-1386002308">
          <text:insertion>
            <office:change-info>
              <dc:creator>unknown</dc:creator>
              <dc:date>2005-09-18T09:20:00</dc:date>
            </office:change-info>
          </text:insertion>
        </text:changed-region>
        <text:changed-region text:id="ct-1386002196">
          <text:deletion>
            <office:change-info>
              <dc:creator>unknown</dc:creator>
              <dc:date>2005-09-18T09:20:00</dc:date>
            </office:change-info>
            <text:p text:style-name="Standard">or</text:p>
          </text:deletion>
        </text:changed-region>
        <text:changed-region text:id="ct-1386002084">
          <text:insertion>
            <office:change-info>
              <dc:creator>unknown</dc:creator>
              <dc:date>2005-09-18T09:20:00</dc:date>
            </office:change-info>
          </text:insertion>
        </text:changed-region>
        <text:changed-region text:id="ct-1386001972">
          <text:deletion>
            <office:change-info>
              <dc:creator>unknown</dc:creator>
              <dc:date>2005-09-18T09:20:00</dc:date>
            </office:change-info>
            <text:p text:style-name="Standard">,</text:p>
          </text:deletion>
        </text:changed-region>
        <text:changed-region text:id="ct-1386001860">
          <text:insertion>
            <office:change-info>
              <dc:creator>unknown</dc:creator>
              <dc:date>2005-09-18T09:21:00</dc:date>
            </office:change-info>
          </text:insertion>
        </text:changed-region>
        <text:changed-region text:id="ct-1386001748">
          <text:insertion>
            <office:change-info>
              <dc:creator>David A. Wheeler</dc:creator>
              <dc:date>2005-08-26T16:34:00</dc:date>
            </office:change-info>
          </text:insertion>
        </text:changed-region>
        <text:changed-region text:id="ct-1386001636">
          <text:deletion>
            <office:change-info>
              <dc:creator>unknown</dc:creator>
              <dc:date>2005-09-17T21:51:00</dc:date>
            </office:change-info>
            <text:p text:style-name="Standard">diverse double-compiling</text:p>
          </text:deletion>
        </text:changed-region>
        <text:changed-region text:id="ct-1386001412">
          <text:insertion>
            <office:change-info>
              <dc:creator>unknown</dc:creator>
              <dc:date>2005-09-17T21:51:00</dc:date>
            </office:change-info>
          </text:insertion>
        </text:changed-region>
        <text:changed-region text:id="ct-1386001524">
          <text:deletion>
            <office:change-info>
              <dc:creator>unknown</dc:creator>
              <dc:date>2005-09-17T17:04:00</dc:date>
            </office:change-info>
            <text:p text:style-name="Standard">untrusted </text:p>
          </text:deletion>
        </text:changed-region>
        <text:changed-region text:id="ct-1386001300">
          <text:insertion>
            <office:change-info>
              <dc:creator>unknown</dc:creator>
              <dc:date>2005-09-17T17:05:00</dc:date>
            </office:change-info>
          </text:insertion>
        </text:changed-region>
        <text:changed-region text:id="ct-1386001188">
          <text:deletion>
            <office:change-info>
              <dc:creator>unknown</dc:creator>
              <dc:date>2005-09-17T17:05:00</dc:date>
            </office:change-info>
            <text:p text:style-name="Standard">untrusted </text:p>
          </text:deletion>
        </text:changed-region>
        <text:changed-region text:id="ct-1386001076">
          <text:insertion>
            <office:change-info>
              <dc:creator>unknown</dc:creator>
              <dc:date>2005-09-17T17:05:00</dc:date>
            </office:change-info>
          </text:insertion>
        </text:changed-region>
        <text:changed-region text:id="ct-1386000964">
          <text:insertion>
            <office:change-info>
              <dc:creator>unknown</dc:creator>
              <dc:date>2005-08-26T00:07:00</dc:date>
            </office:change-info>
          </text:insertion>
        </text:changed-region>
        <text:changed-region text:id="ct-1386000852">
          <text:deletion>
            <office:change-info>
              <dc:creator>unknown</dc:creator>
              <dc:date>2005-08-26T00:07:00</dc:date>
            </office:change-info>
            <text:p text:style-name="P13">S</text:p>
          </text:deletion>
        </text:changed-region>
        <text:changed-region text:id="ct-1386000740">
          <text:insertion>
            <office:change-info>
              <dc:creator>unknown</dc:creator>
              <dc:date>2005-09-17T16:25:00</dc:date>
            </office:change-info>
          </text:insertion>
        </text:changed-region>
        <text:changed-region text:id="ct-1386000628">
          <text:insertion>
            <office:change-info>
              <dc:creator>unknown</dc:creator>
              <dc:date>2005-08-26T00:07:00</dc:date>
            </office:change-info>
          </text:insertion>
        </text:changed-region>
        <text:changed-region text:id="ct-1386000516">
          <text:deletion>
            <office:change-info>
              <dc:creator>unknown</dc:creator>
              <dc:date>2005-08-26T00:07:00</dc:date>
            </office:change-info>
            <text:p text:style-name="P13">S</text:p>
          </text:deletion>
        </text:changed-region>
        <text:changed-region text:id="ct-1386000336">
          <text:insertion>
            <office:change-info>
              <dc:creator>unknown</dc:creator>
              <dc:date>2005-09-17T16:25:00</dc:date>
            </office:change-info>
          </text:insertion>
        </text:changed-region>
        <text:changed-region text:id="ct-1386000224">
          <text:insertion>
            <office:change-info>
              <dc:creator>unknown</dc:creator>
              <dc:date>2005-08-28T22:07:00</dc:date>
            </office:change-info>
          </text:insertion>
        </text:changed-region>
        <text:changed-region text:id="ct-1386000112">
          <text:insertion>
            <office:change-info>
              <dc:creator>unknown</dc:creator>
              <dc:date>2005-08-28T22:08:00</dc:date>
            </office:change-info>
          </text:insertion>
        </text:changed-region>
        <text:changed-region text:id="ct-1386000000">
          <text:insertion>
            <office:change-info>
              <dc:creator>unknown</dc:creator>
              <dc:date>2005-09-22T22:16:00</dc:date>
            </office:change-info>
          </text:insertion>
        </text:changed-region>
        <text:changed-region text:id="ct-1385999888">
          <text:insertion>
            <office:change-info>
              <dc:creator>unknown</dc:creator>
              <dc:date>2005-09-18T09:22:00</dc:date>
            </office:change-info>
          </text:insertion>
        </text:changed-region>
        <text:changed-region text:id="ct-1385999776">
          <text:insertion>
            <office:change-info>
              <dc:creator>unknown</dc:creator>
              <dc:date>2005-08-26T00:07:00</dc:date>
            </office:change-info>
          </text:insertion>
        </text:changed-region>
        <text:changed-region text:id="ct-1385999664">
          <text:deletion>
            <office:change-info>
              <dc:creator>unknown</dc:creator>
              <dc:date>2005-08-26T00:07:00</dc:date>
            </office:change-info>
            <text:p text:style-name="P13">S</text:p>
          </text:deletion>
        </text:changed-region>
        <text:changed-region text:id="ct-1385999552">
          <text:insertion>
            <office:change-info>
              <dc:creator>unknown</dc:creator>
              <dc:date>2005-09-17T16:26:00</dc:date>
            </office:change-info>
          </text:insertion>
        </text:changed-region>
        <text:changed-region text:id="ct-1385999440">
          <text:insertion>
            <office:change-info>
              <dc:creator>unknown</dc:creator>
              <dc:date>2005-09-18T16:14:00</dc:date>
            </office:change-info>
          </text:insertion>
        </text:changed-region>
        <text:changed-region text:id="ct-1385999328">
          <text:insertion>
            <office:change-info>
              <dc:creator>unknown</dc:creator>
              <dc:date>2005-09-18T16:15:00</dc:date>
            </office:change-info>
          </text:insertion>
        </text:changed-region>
        <text:changed-region text:id="ct-1385999216">
          <text:insertion>
            <office:change-info>
              <dc:creator>unknown</dc:creator>
              <dc:date>2005-09-18T16:16:00</dc:date>
            </office:change-info>
          </text:insertion>
        </text:changed-region>
        <text:changed-region text:id="ct-1385999104">
          <text:deletion>
            <office:change-info>
              <dc:creator>unknown</dc:creator>
              <dc:date>2005-09-18T09:23:00</dc:date>
            </office:change-info>
            <text:p text:style-name="Standard">the trusted environment</text:p>
          </text:deletion>
        </text:changed-region>
        <text:changed-region text:id="ct-1385998992">
          <text:insertion>
            <office:change-info>
              <dc:creator>unknown</dc:creator>
              <dc:date>2005-09-18T09:23:00</dc:date>
            </office:change-info>
          </text:insertion>
        </text:changed-region>
        <text:changed-region text:id="ct-1385998544">
          <text:deletion>
            <office:change-info>
              <dc:creator>unknown</dc:creator>
              <dc:date>2005-09-18T09:24:00</dc:date>
            </office:change-info>
            <text:p text:style-name="Standard">ve shown that</text:p>
          </text:deletion>
        </text:changed-region>
        <text:changed-region text:id="ct-1385998656">
          <text:deletion>
            <office:change-info>
              <dc:creator>unknown</dc:creator>
              <dc:date>2005-09-18T09:24:00</dc:date>
            </office:change-info>
            <text:p text:style-name="Standard"><text:s/>ha</text:p>
          </text:deletion>
          <text:insertion>
            <office:change-info office:chg-author="David A. Wheeler" office:chg-date-time="2005-08-26T14:27:00"/>
          </text:insertion>
        </text:changed-region>
        <text:changed-region text:id="ct-1385998768">
          <text:deletion>
            <office:change-info>
              <dc:creator>David A. Wheeler</dc:creator>
              <dc:date>2005-08-26T14:27:00</dc:date>
            </office:change-info>
            <text:p text:style-name="Standard">’</text:p>
          </text:deletion>
        </text:changed-region>
        <text:changed-region text:id="ct-1385998880">
          <text:deletion>
            <office:change-info>
              <dc:creator>unknown</dc:creator>
              <dc:date>2005-09-18T09:24:00</dc:date>
            </office:change-info>
            <text:p text:style-name="Standard"><text:s/>we</text:p>
          </text:deletion>
        </text:changed-region>
        <text:changed-region text:id="ct-1385998432">
          <text:insertion>
            <office:change-info>
              <dc:creator>unknown</dc:creator>
              <dc:date>2005-08-26T00:07:00</dc:date>
            </office:change-info>
          </text:insertion>
        </text:changed-region>
        <text:changed-region text:id="ct-1385998320">
          <text:deletion>
            <office:change-info>
              <dc:creator>unknown</dc:creator>
              <dc:date>2005-08-26T00:07:00</dc:date>
            </office:change-info>
            <text:p text:style-name="P13">S</text:p>
          </text:deletion>
        </text:changed-region>
        <text:changed-region text:id="ct-1385998208">
          <text:insertion>
            <office:change-info>
              <dc:creator>unknown</dc:creator>
              <dc:date>2005-09-17T16:26:00</dc:date>
            </office:change-info>
          </text:insertion>
        </text:changed-region>
        <text:changed-region text:id="ct-1385998096">
          <text:insertion>
            <office:change-info>
              <dc:creator>unknown</dc:creator>
              <dc:date>2005-09-17T15:06:00</dc:date>
            </office:change-info>
          </text:insertion>
        </text:changed-region>
        <text:changed-region text:id="ct-1385997984">
          <text:insertion>
            <office:change-info>
              <dc:creator>unknown</dc:creator>
              <dc:date>2005-08-26T00:07:00</dc:date>
            </office:change-info>
          </text:insertion>
        </text:changed-region>
        <text:changed-region text:id="ct-1385997872">
          <text:deletion>
            <office:change-info>
              <dc:creator>unknown</dc:creator>
              <dc:date>2005-08-26T00:07:00</dc:date>
            </office:change-info>
            <text:p text:style-name="P13">S</text:p>
          </text:deletion>
        </text:changed-region>
        <text:changed-region text:id="ct-1385997760">
          <text:insertion>
            <office:change-info>
              <dc:creator>unknown</dc:creator>
              <dc:date>2005-09-17T16:26:00</dc:date>
            </office:change-info>
          </text:insertion>
        </text:changed-region>
        <text:changed-region text:id="ct-1385997648">
          <text:insertion>
            <office:change-info>
              <dc:creator>unknown</dc:creator>
              <dc:date>2005-08-28T22:09:00</dc:date>
            </office:change-info>
          </text:insertion>
        </text:changed-region>
        <text:changed-region text:id="ct-1385997536">
          <text:insertion>
            <office:change-info>
              <dc:creator>unknown</dc:creator>
              <dc:date>2005-08-26T00:07:00</dc:date>
            </office:change-info>
          </text:insertion>
        </text:changed-region>
        <text:changed-region text:id="ct-1385997424">
          <text:deletion>
            <office:change-info>
              <dc:creator>unknown</dc:creator>
              <dc:date>2005-08-26T00:07:00</dc:date>
            </office:change-info>
            <text:p text:style-name="P13">S</text:p>
          </text:deletion>
        </text:changed-region>
        <text:changed-region text:id="ct-1385997312">
          <text:insertion>
            <office:change-info>
              <dc:creator>unknown</dc:creator>
              <dc:date>2005-09-17T16:26:00</dc:date>
            </office:change-info>
          </text:insertion>
        </text:changed-region>
        <text:changed-region text:id="ct-1385997200">
          <text:insertion>
            <office:change-info>
              <dc:creator>unknown</dc:creator>
              <dc:date>2005-08-26T00:07:00</dc:date>
            </office:change-info>
          </text:insertion>
        </text:changed-region>
        <text:changed-region text:id="ct-1385997088">
          <text:deletion>
            <office:change-info>
              <dc:creator>unknown</dc:creator>
              <dc:date>2005-08-26T00:07:00</dc:date>
            </office:change-info>
            <text:p text:style-name="P13">S</text:p>
          </text:deletion>
        </text:changed-region>
        <text:changed-region text:id="ct-1385996976">
          <text:insertion>
            <office:change-info>
              <dc:creator>unknown</dc:creator>
              <dc:date>2005-09-17T16:26:00</dc:date>
            </office:change-info>
          </text:insertion>
        </text:changed-region>
        <text:changed-region text:id="ct-1385996864">
          <text:deletion>
            <office:change-info>
              <dc:creator>unknown</dc:creator>
              <dc:date>2005-09-17T21:51:00</dc:date>
            </office:change-info>
            <text:p text:style-name="Standard">diverse double-compiling</text:p>
          </text:deletion>
        </text:changed-region>
        <text:changed-region text:id="ct-1385996752">
          <text:insertion>
            <office:change-info>
              <dc:creator>unknown</dc:creator>
              <dc:date>2005-09-17T21:51:00</dc:date>
            </office:change-info>
          </text:insertion>
        </text:changed-region>
        <text:changed-region text:id="ct-1385996640">
          <text:deletion>
            <office:change-info>
              <dc:creator>unknown</dc:creator>
              <dc:date>2005-09-17T21:51:00</dc:date>
            </office:change-info>
            <text:p text:style-name="Standard">Diverse double-compiling</text:p>
          </text:deletion>
        </text:changed-region>
        <text:changed-region text:id="ct-1385996528">
          <text:insertion>
            <office:change-info>
              <dc:creator>unknown</dc:creator>
              <dc:date>2005-09-17T21:51:00</dc:date>
            </office:change-info>
          </text:insertion>
        </text:changed-region>
        <text:changed-region text:id="ct-1385996416">
          <text:deletion>
            <office:change-info>
              <dc:creator>unknown</dc:creator>
              <dc:date>2005-09-17T21:51:00</dc:date>
            </office:change-info>
            <text:p text:style-name="Standard">diverse double-compiling</text:p>
          </text:deletion>
        </text:changed-region>
        <text:changed-region text:id="ct-1385992184">
          <text:insertion>
            <office:change-info>
              <dc:creator>unknown</dc:creator>
              <dc:date>2005-09-17T21:51:00</dc:date>
            </office:change-info>
          </text:insertion>
        </text:changed-region>
        <text:changed-region text:id="ct-1385992072">
          <text:deletion>
            <office:change-info>
              <dc:creator>unknown</dc:creator>
              <dc:date>2005-08-28T22:09:00</dc:date>
            </office:change-info>
            <text:p text:style-name="Standard">to run</text:p>
          </text:deletion>
        </text:changed-region>
        <text:changed-region text:id="ct-1385991960">
          <text:insertion>
            <office:change-info>
              <dc:creator>unknown</dc:creator>
              <dc:date>2005-08-28T22:09:00</dc:date>
            </office:change-info>
          </text:insertion>
        </text:changed-region>
        <text:changed-region text:id="ct-1385991848">
          <text:deletion>
            <office:change-info>
              <dc:creator>unknown</dc:creator>
              <dc:date>2005-08-28T22:09:00</dc:date>
            </office:change-info>
            <text:p text:style-name="Standard"><text:s/></text:p>
          </text:deletion>
        </text:changed-region>
        <text:changed-region text:id="ct-1385991736">
          <text:insertion>
            <office:change-info>
              <dc:creator>unknown</dc:creator>
              <dc:date>2005-08-28T22:09:00</dc:date>
            </office:change-info>
          </text:insertion>
        </text:changed-region>
        <text:changed-region text:id="ct-1385991624">
          <text:deletion>
            <office:change-info>
              <dc:creator>unknown</dc:creator>
              <dc:date>2005-09-17T21:51:00</dc:date>
            </office:change-info>
            <text:p text:style-name="Standard">diverse double-compiling</text:p>
          </text:deletion>
        </text:changed-region>
        <text:changed-region text:id="ct-1385991512">
          <text:insertion>
            <office:change-info>
              <dc:creator>unknown</dc:creator>
              <dc:date>2005-09-17T21:51:00</dc:date>
            </office:change-info>
          </text:insertion>
        </text:changed-region>
        <text:changed-region text:id="ct-1385991400">
          <text:deletion>
            <office:change-info>
              <dc:creator>unknown</dc:creator>
              <dc:date>2005-08-28T22:09:00</dc:date>
            </office:change-info>
            <text:p text:style-name="Standard">i</text:p>
          </text:deletion>
        </text:changed-region>
        <text:changed-region text:id="ct-1385991288">
          <text:deletion>
            <office:change-info>
              <dc:creator>unknown</dc:creator>
              <dc:date>2005-08-28T22:10:00</dc:date>
            </office:change-info>
            <text:p text:style-name="Standard">An</text:p>
          </text:deletion>
        </text:changed-region>
        <text:changed-region text:id="ct-1385991176">
          <text:insertion>
            <office:change-info>
              <dc:creator>unknown</dc:creator>
              <dc:date>2005-08-28T22:10:00</dc:date>
            </office:change-info>
          </text:insertion>
        </text:changed-region>
        <text:changed-region text:id="ct-1385991064">
          <text:deletion>
            <office:change-info>
              <dc:creator>unknown</dc:creator>
              <dc:date>2005-08-28T22:10:00</dc:date>
            </office:change-info>
            <text:p text:style-name="Standard">o</text:p>
          </text:deletion>
        </text:changed-region>
        <text:changed-region text:id="ct-1385990952">
          <text:insertion>
            <office:change-info>
              <dc:creator>unknown</dc:creator>
              <dc:date>2005-08-28T22:10:00</dc:date>
            </office:change-info>
          </text:insertion>
        </text:changed-region>
        <text:changed-region text:id="ct-1385990840">
          <text:insertion>
            <office:change-info>
              <dc:creator>unknown</dc:creator>
              <dc:date>2005-08-28T22:10:00</dc:date>
            </office:change-info>
          </text:insertion>
        </text:changed-region>
        <text:changed-region text:id="ct-1385990728">
          <text:deletion>
            <office:change-info>
              <dc:creator>David A. Wheeler</dc:creator>
              <dc:date>2005-08-26T14:25:00</dc:date>
            </office:change-info>
            <text:p text:style-name="Standard">n’t</text:p>
          </text:deletion>
        </text:changed-region>
        <text:changed-region text:id="ct-1385990616">
          <text:insertion>
            <office:change-info>
              <dc:creator>David A. Wheeler</dc:creator>
              <dc:date>2005-08-26T14:25:00</dc:date>
            </office:change-info>
          </text:insertion>
        </text:changed-region>
        <text:changed-region text:id="ct-1385990504">
          <text:deletion>
            <office:change-info>
              <dc:creator>unknown</dc:creator>
              <dc:date>2005-09-18T19:24:00</dc:date>
            </office:change-info>
            <text:p text:style-name="Standard">.</text:p>
          </text:deletion>
        </text:changed-region>
        <text:changed-region text:id="ct-1385990392">
          <text:insertion>
            <office:change-info>
              <dc:creator>unknown</dc:creator>
              <dc:date>2005-09-18T17:34:00</dc:date>
            </office:change-info>
          </text:insertion>
        </text:changed-region>
        <text:changed-region text:id="ct-1385990280">
          <text:deletion>
            <office:change-info>
              <dc:creator>unknown</dc:creator>
              <dc:date>2005-09-18T19:24:00</dc:date>
            </office:change-info>
            <text:p text:style-name="Standard">[Mohring2004]</text:p>
          </text:deletion>
        </text:changed-region>
        <text:changed-region text:id="ct-1385990168">
          <text:insertion>
            <office:change-info>
              <dc:creator>unknown</dc:creator>
              <dc:date>2005-09-18T19:24:00</dc:date>
            </office:change-info>
          </text:insertion>
        </text:changed-region>
        <text:changed-region text:id="ct-1385990056">
          <text:insertion>
            <office:change-info>
              <dc:creator>unknown</dc:creator>
              <dc:date>2005-08-26T22:53:00</dc:date>
            </office:change-info>
          </text:insertion>
        </text:changed-region>
        <text:changed-region text:id="ct-1385989944">
          <text:deletion>
            <office:change-info>
              <dc:creator>unknown</dc:creator>
              <dc:date>2005-08-26T22:53:00</dc:date>
            </office:change-info>
            <text:p text:style-name="Standard"/>
            <text:list text:style-name="L5">
              <text:list-item>
                <text:p text:style-name="P24"/>
              </text:list-item>
            </text:list>
          </text:deletion>
        </text:changed-region>
        <text:changed-region text:id="ct-1385989832">
          <text:deletion>
            <office:change-info>
              <dc:creator>David A. Wheeler</dc:creator>
              <dc:date>2005-08-26T17:38:00</dc:date>
            </office:change-info>
            <text:h text:style-name="Heading_20_1" text:outline-level="1">U</text:h>
          </text:deletion>
        </text:changed-region>
        <text:changed-region text:id="ct-1385989720">
          <text:insertion>
            <office:change-info>
              <dc:creator>David A. Wheeler</dc:creator>
              <dc:date>2005-08-26T17:38:00</dc:date>
            </office:change-info>
          </text:insertion>
        </text:changed-region>
        <text:changed-region text:id="ct-1385989608">
          <text:deletion>
            <office:change-info>
              <dc:creator>David A. Wheeler</dc:creator>
              <dc:date>2005-08-26T17:38:00</dc:date>
            </office:change-info>
            <text:h text:style-name="Heading_20_1" text:outline-level="1">T</text:h>
          </text:deletion>
        </text:changed-region>
        <text:changed-region text:id="ct-1385989496">
          <text:insertion>
            <office:change-info>
              <dc:creator>David A. Wheeler</dc:creator>
              <dc:date>2005-08-26T17:38:00</dc:date>
            </office:change-info>
          </text:insertion>
        </text:changed-region>
        <text:changed-region text:id="ct-1385989048">
          <text:deletion>
            <office:change-info>
              <dc:creator>David A. Wheeler</dc:creator>
              <dc:date>2005-08-26T16:04:00</dc:date>
            </office:change-info>
            <text:p text:style-name="P12">Diverse double-compiling has never </text:p>
          </text:deletion>
        </text:changed-region>
        <text:changed-region text:id="ct-1385989160">
          <text:deletion>
            <office:change-info>
              <dc:creator>David A. Wheeler</dc:creator>
              <dc:date>2005-08-26T14:00:00</dc:date>
            </office:change-info>
            <text:p text:style-name="P12">(to my knowledge) </text:p>
          </text:deletion>
        </text:changed-region>
        <text:changed-region text:id="ct-1385989272">
          <text:deletion>
            <office:change-info>
              <dc:creator>David A. Wheeler</dc:creator>
              <dc:date>2005-08-26T16:04:00</dc:date>
            </office:change-info>
            <text:p text:style-name="P12">been publicly demonstrated</text:p>
          </text:deletion>
        </text:changed-region>
        <text:changed-region text:id="ct-1385989384">
          <text:deletion>
            <office:change-info>
              <dc:creator>unknown</dc:creator>
              <dc:date>2005-08-26T22:53:00</dc:date>
            </office:change-info>
            <text:p text:style-name="P12"/>
            <text:p text:style-name="P12"/>
          </text:deletion>
        </text:changed-region>
        <text:changed-region text:id="ct-1385988936">
          <text:insertion>
            <office:change-info>
              <dc:creator>David A. Wheeler</dc:creator>
              <dc:date>2005-08-26T16:04:00</dc:date>
            </office:change-info>
          </text:insertion>
        </text:changed-region>
        <text:changed-region text:id="ct-1385988824">
          <text:insertion>
            <office:change-info>
              <dc:creator>unknown</dc:creator>
              <dc:date>2005-09-18T17:41:00</dc:date>
            </office:change-info>
          </text:insertion>
        </text:changed-region>
        <text:changed-region text:id="ct-1385988712">
          <text:deletion>
            <office:change-info>
              <dc:creator>unknown</dc:creator>
              <dc:date>2005-09-18T19:22:00</dc:date>
            </office:change-info>
            <text:p text:style-name="Standard">[Lord2004]</text:p>
          </text:deletion>
        </text:changed-region>
        <text:changed-region text:id="ct-1385988600">
          <text:insertion>
            <office:change-info>
              <dc:creator>unknown</dc:creator>
              <dc:date>2005-09-18T17:41:00</dc:date>
            </office:change-info>
          </text:insertion>
        </text:changed-region>
        <text:changed-region text:id="ct-1385988488">
          <text:deletion>
            <office:change-info>
              <dc:creator>unknown</dc:creator>
              <dc:date>2005-09-18T19:22:00</dc:date>
            </office:change-info>
            <text:p text:style-name="Standard">[Jendrissek2004]</text:p>
          </text:deletion>
        </text:changed-region>
        <text:changed-region text:id="ct-1385988376">
          <text:insertion>
            <office:change-info>
              <dc:creator>David A. Wheeler</dc:creator>
              <dc:date>2005-08-26T16:05:00</dc:date>
            </office:change-info>
          </text:insertion>
        </text:changed-region>
        <text:changed-region text:id="ct-1385988264">
          <text:insertion>
            <office:change-info>
              <dc:creator>David A. Wheeler</dc:creator>
              <dc:date>2005-08-26T14:09:00</dc:date>
            </office:change-info>
          </text:insertion>
        </text:changed-region>
        <text:changed-region text:id="ct-1385988084">
          <text:insertion>
            <office:change-info>
              <dc:creator>David A. Wheeler</dc:creator>
              <dc:date>2005-08-26T16:05:00</dc:date>
            </office:change-info>
          </text:insertion>
        </text:changed-region>
        <text:changed-region text:id="ct-1385987748">
          <text:deletion>
            <office:change-info>
              <dc:creator>David A. Wheeler</dc:creator>
              <dc:date>2005-08-26T14:09:00</dc:date>
            </office:change-info>
            <text:p text:style-name="Standard">, so </text:p>
          </text:deletion>
        </text:changed-region>
        <text:changed-region text:id="ct-1385987860">
          <text:deletion>
            <office:change-info>
              <dc:creator>David A. Wheeler</dc:creator>
              <dc:date>2005-08-26T14:08:00</dc:date>
            </office:change-info>
            <text:p text:style-name="Standard">I performed a demonstration of the technique</text:p>
          </text:deletion>
        </text:changed-region>
        <text:changed-region text:id="ct-1385987972">
          <text:deletion>
            <office:change-info>
              <dc:creator>David A. Wheeler</dc:creator>
              <dc:date>2005-08-26T16:05:00</dc:date>
            </office:change-info>
            <text:p text:style-name="Standard">.</text:p>
          </text:deletion>
        </text:changed-region>
        <text:changed-region text:id="ct-1385987636">
          <text:insertion>
            <office:change-info>
              <dc:creator>David A. Wheeler</dc:creator>
              <dc:date>2005-08-26T16:05:00</dc:date>
            </office:change-info>
          </text:insertion>
        </text:changed-region>
        <text:changed-region text:id="ct-1385987524">
          <text:deletion>
            <office:change-info>
              <dc:creator>David A. Wheeler</dc:creator>
              <dc:date>2005-08-26T16:05:00</dc:date>
            </office:change-info>
            <text:p text:style-name="Standard"><text:s text:c="2"/></text:p>
          </text:deletion>
        </text:changed-region>
        <text:changed-region text:id="ct-1385987412">
          <text:insertion>
            <office:change-info>
              <dc:creator>unknown</dc:creator>
              <dc:date>2005-08-28T22:12:00</dc:date>
            </office:change-info>
          </text:insertion>
        </text:changed-region>
        <text:changed-region text:id="ct-1385987300">
          <text:deletion>
            <office:change-info>
              <dc:creator>unknown</dc:creator>
              <dc:date>2005-08-28T22:12:00</dc:date>
            </office:change-info>
            <text:p text:style-name="Standard">was</text:p>
          </text:deletion>
        </text:changed-region>
        <text:changed-region text:id="ct-1385987188">
          <text:insertion>
            <office:change-info>
              <dc:creator>unknown</dc:creator>
              <dc:date>2005-08-28T22:12:00</dc:date>
            </office:change-info>
          </text:insertion>
        </text:changed-region>
        <text:changed-region text:id="ct-1385987076">
          <text:insertion>
            <office:change-info>
              <dc:creator>David A. Wheeler</dc:creator>
              <dc:date>2005-08-26T14:10:00</dc:date>
            </office:change-info>
          </text:insertion>
        </text:changed-region>
        <text:changed-region text:id="ct-1385986964">
          <text:deletion>
            <office:change-info>
              <dc:creator>David A. Wheeler</dc:creator>
              <dc:date>2005-08-26T14:10:00</dc:date>
            </office:change-info>
            <text:p text:style-name="Standard">For an </text:p>
          </text:deletion>
        </text:changed-region>
        <text:changed-region text:id="ct-1385986852">
          <text:insertion>
            <office:change-info>
              <dc:creator>David A. Wheeler</dc:creator>
              <dc:date>2005-08-26T14:10:00</dc:date>
            </office:change-info>
          </text:insertion>
        </text:changed-region>
        <text:changed-region text:id="ct-1385986740">
          <text:deletion>
            <office:change-info>
              <dc:creator>David A. Wheeler</dc:creator>
              <dc:date>2005-08-26T14:10:00</dc:date>
            </office:change-info>
            <text:p text:style-name="Standard"><text:s/>I also wanted a compiler that was</text:p>
          </text:deletion>
        </text:changed-region>
        <text:changed-region text:id="ct-1385986628">
          <text:insertion>
            <office:change-info>
              <dc:creator>David A. Wheeler</dc:creator>
              <dc:date>2005-08-26T14:10:00</dc:date>
            </office:change-info>
          </text:insertion>
        </text:changed-region>
        <text:changed-region text:id="ct-1385986516">
          <text:insertion>
            <office:change-info>
              <dc:creator>David A. Wheeler</dc:creator>
              <dc:date>2005-08-26T14:11:00</dc:date>
            </office:change-info>
          </text:insertion>
        </text:changed-region>
        <text:changed-region text:id="ct-1385986404">
          <text:deletion>
            <office:change-info>
              <dc:creator>David A. Wheeler</dc:creator>
              <dc:date>2005-08-26T14:11:00</dc:date>
            </office:change-info>
            <text:p text:style-name="Standard">an</text:p>
          </text:deletion>
        </text:changed-region>
        <text:changed-region text:id="ct-1385986292">
          <text:insertion>
            <office:change-info>
              <dc:creator>David A. Wheeler</dc:creator>
              <dc:date>2005-08-26T14:11:00</dc:date>
            </office:change-info>
          </text:insertion>
        </text:changed-region>
        <text:changed-region text:id="ct-1385986180">
          <text:deletion>
            <office:change-info>
              <dc:creator>David A. Wheeler</dc:creator>
              <dc:date>2005-08-26T14:11:00</dc:date>
            </office:change-info>
            <text:p text:style-name="Standard">d</text:p>
          </text:deletion>
        </text:changed-region>
        <text:changed-region text:id="ct-1385986068">
          <text:deletion>
            <office:change-info>
              <dc:creator>David A. Wheeler</dc:creator>
              <dc:date>2005-08-26T14:11:00</dc:date>
            </office:change-info>
            <text:p text:style-name="Standard">(</text:p>
          </text:deletion>
        </text:changed-region>
        <text:changed-region text:id="ct-1385985956">
          <text:insertion>
            <office:change-info>
              <dc:creator>David A. Wheeler</dc:creator>
              <dc:date>2005-08-26T14:12:00</dc:date>
            </office:change-info>
          </text:insertion>
        </text:changed-region>
        <text:changed-region text:id="ct-1385985844">
          <text:insertion>
            <office:change-info>
              <dc:creator>David A. Wheeler</dc:creator>
              <dc:date>2005-08-26T14:11:00</dc:date>
            </office:change-info>
          </text:insertion>
        </text:changed-region>
        <text:changed-region text:id="ct-1385985732">
          <text:deletion>
            <office:change-info>
              <dc:creator>David A. Wheeler</dc:creator>
              <dc:date>2005-08-26T14:11:00</dc:date>
            </office:change-info>
            <text:p text:style-name="Standard">)</text:p>
          </text:deletion>
        </text:changed-region>
        <text:changed-region text:id="ct-1385985620">
          <text:insertion>
            <office:change-info>
              <dc:creator>unknown</dc:creator>
              <dc:date>2005-09-18T17:42:00</dc:date>
            </office:change-info>
          </text:insertion>
        </text:changed-region>
        <text:changed-region text:id="ct-1385985508">
          <text:deletion>
            <office:change-info>
              <dc:creator>unknown</dc:creator>
              <dc:date>2005-09-18T19:22:00</dc:date>
            </office:change-info>
            <text:p text:style-name="Standard">[Wheeler2005]</text:p>
          </text:deletion>
        </text:changed-region>
        <text:changed-region text:id="ct-1385985396">
          <text:insertion>
            <office:change-info>
              <dc:creator>David A. Wheeler</dc:creator>
              <dc:date>2005-08-26T14:12:00</dc:date>
            </office:change-info>
          </text:insertion>
        </text:changed-region>
        <text:changed-region text:id="ct-1385985284">
          <text:insertion>
            <office:change-info>
              <dc:creator>David A. Wheeler</dc:creator>
              <dc:date>2005-08-26T14:11:00</dc:date>
            </office:change-info>
          </text:insertion>
        </text:changed-region>
        <text:changed-region text:id="ct-1385985172">
          <text:insertion>
            <office:change-info>
              <dc:creator>David A. Wheeler</dc:creator>
              <dc:date>2005-08-26T14:11:00</dc:date>
            </office:change-info>
          </text:insertion>
        </text:changed-region>
        <text:changed-region text:id="ct-1385985060">
          <text:deletion>
            <office:change-info>
              <dc:creator>David A. Wheeler</dc:creator>
              <dc:date>2005-08-26T14:11:00</dc:date>
            </office:change-info>
            <text:p text:style-name="Standard">could be </text:p>
          </text:deletion>
        </text:changed-region>
        <text:changed-region text:id="ct-1385984948">
          <text:deletion>
            <office:change-info>
              <dc:creator>David A. Wheeler</dc:creator>
              <dc:date>2005-08-26T14:11:00</dc:date>
            </office:change-info>
            <text:p text:style-name="Standard">I also wanted a</text:p>
          </text:deletion>
        </text:changed-region>
        <text:changed-region text:id="ct-1385984836">
          <text:insertion>
            <office:change-info>
              <dc:creator>David A. Wheeler</dc:creator>
              <dc:date>2005-08-26T14:11:00</dc:date>
            </office:change-info>
          </text:insertion>
        </text:changed-region>
        <text:changed-region text:id="ct-1385984724">
          <text:insertion>
            <office:change-info>
              <dc:creator>David A. Wheeler</dc:creator>
              <dc:date>2005-08-26T14:12:00</dc:date>
            </office:change-info>
          </text:insertion>
        </text:changed-region>
        <text:changed-region text:id="ct-1385984612">
          <text:deletion>
            <office:change-info>
              <dc:creator>David A. Wheeler</dc:creator>
              <dc:date>2005-08-26T14:12:00</dc:date>
            </office:change-info>
            <text:p text:style-name="Standard">fairly</text:p>
          </text:deletion>
        </text:changed-region>
        <text:changed-region text:id="ct-1385984500">
          <text:insertion>
            <office:change-info>
              <dc:creator>David A. Wheeler</dc:creator>
              <dc:date>2005-08-26T14:12:00</dc:date>
            </office:change-info>
          </text:insertion>
        </text:changed-region>
        <text:changed-region text:id="ct-1385984388">
          <text:deletion>
            <office:change-info>
              <dc:creator>David A. Wheeler</dc:creator>
              <dc:date>2005-08-26T14:12:00</dc:date>
            </office:change-info>
            <text:p text:style-name="Standard"><text:s/>compiler</text:p>
          </text:deletion>
        </text:changed-region>
        <text:changed-region text:id="ct-1385984276">
          <text:deletion>
            <office:change-info>
              <dc:creator>David A. Wheeler</dc:creator>
              <dc:date>2005-08-26T14:10:00</dc:date>
            </office:change-info>
            <text:p text:style-name="Standard">For this purpose, I chose t</text:p>
          </text:deletion>
        </text:changed-region>
        <text:changed-region text:id="ct-1385984164">
          <text:insertion>
            <office:change-info>
              <dc:creator>David A. Wheeler</dc:creator>
              <dc:date>2005-08-26T14:12:00</dc:date>
            </office:change-info>
          </text:insertion>
        </text:changed-region>
        <text:changed-region text:id="ct-1386115056">
          <text:insertion>
            <office:change-info>
              <dc:creator>David A. Wheeler</dc:creator>
              <dc:date>2005-08-26T14:12:00</dc:date>
            </office:change-info>
          </text:insertion>
        </text:changed-region>
        <text:changed-region text:id="ct-1386114944">
          <text:insertion>
            <office:change-info>
              <dc:creator>unknown</dc:creator>
              <dc:date>2005-09-18T09:25:00</dc:date>
            </office:change-info>
          </text:insertion>
        </text:changed-region>
        <text:changed-region text:id="ct-1386114832">
          <text:deletion>
            <office:change-info>
              <dc:creator>unknown</dc:creator>
              <dc:date>2005-09-18T09:25:00</dc:date>
            </office:change-info>
            <text:p text:style-name="Standard">T</text:p>
          </text:deletion>
        </text:changed-region>
        <text:changed-region text:id="ct-1386114720">
          <text:insertion>
            <office:change-info>
              <dc:creator>unknown</dc:creator>
              <dc:date>2005-09-18T09:25:00</dc:date>
            </office:change-info>
          </text:insertion>
        </text:changed-region>
        <text:changed-region text:id="ct-1386114608">
          <text:deletion>
            <office:change-info>
              <dc:creator>unknown</dc:creator>
              <dc:date>2005-08-28T22:14:00</dc:date>
            </office:change-info>
            <text:p text:style-name="Standard">http://fabrice.bellard.free.fr/tcc/ (or via </text:p>
          </text:deletion>
        </text:changed-region>
        <text:changed-region text:id="ct-1386114496">
          <text:deletion>
            <office:change-info>
              <dc:creator>unknown</dc:creator>
              <dc:date>2005-08-28T22:14:00</dc:date>
            </office:change-info>
            <text:p text:style-name="Standard">)</text:p>
          </text:deletion>
        </text:changed-region>
        <text:changed-region text:id="ct-1386114384">
          <text:deletion>
            <office:change-info>
              <dc:creator>unknown</dc:creator>
              <dc:date>2005-09-18T09:25:00</dc:date>
            </office:change-info>
            <text:p text:style-name="Standard">very </text:p>
          </text:deletion>
        </text:changed-region>
        <text:changed-region text:id="ct-1386114272">
          <text:insertion>
            <office:change-info>
              <dc:creator>unknown</dc:creator>
              <dc:date>2005-09-18T09:25:00</dc:date>
            </office:change-info>
          </text:insertion>
        </text:changed-region>
        <text:changed-region text:id="ct-1386114160">
          <text:deletion>
            <office:change-info>
              <dc:creator>unknown</dc:creator>
              <dc:date>2005-09-18T09:25:00</dc:date>
            </office:change-info>
            <text:p text:style-name="Standard">T</text:p>
          </text:deletion>
        </text:changed-region>
        <text:changed-region text:id="ct-1386114048">
          <text:insertion>
            <office:change-info>
              <dc:creator>unknown</dc:creator>
              <dc:date>2005-09-18T09:25:00</dc:date>
            </office:change-info>
          </text:insertion>
        </text:changed-region>
        <text:changed-region text:id="ct-1386113936">
          <text:deletion>
            <office:change-info>
              <dc:creator>unknown</dc:creator>
              <dc:date>2005-09-17T21:51:00</dc:date>
            </office:change-info>
            <text:p text:style-name="Standard">diverse double-compiling</text:p>
          </text:deletion>
        </text:changed-region>
        <text:changed-region text:id="ct-1386113824">
          <text:insertion>
            <office:change-info>
              <dc:creator>unknown</dc:creator>
              <dc:date>2005-09-17T21:51:00</dc:date>
            </office:change-info>
          </text:insertion>
        </text:changed-region>
        <text:changed-region text:id="ct-1386113712">
          <text:deletion>
            <office:change-info>
              <dc:creator>David A. Wheeler</dc:creator>
              <dc:date>2005-08-26T17:38:00</dc:date>
            </office:change-info>
            <text:h text:style-name="Heading_20_2" text:outline-level="2">C</text:h>
          </text:deletion>
        </text:changed-region>
        <text:changed-region text:id="ct-1386113600">
          <text:insertion>
            <office:change-info>
              <dc:creator>David A. Wheeler</dc:creator>
              <dc:date>2005-08-26T17:38:00</dc:date>
            </office:change-info>
          </text:insertion>
        </text:changed-region>
        <text:changed-region text:id="ct-1386113264">
          <text:deletion>
            <office:change-info>
              <dc:creator>unknown</dc:creator>
              <dc:date>2005-08-26T22:48:00</dc:date>
            </office:change-info>
            <text:p text:style-name="Standard"><text:s/></text:p>
          </text:deletion>
        </text:changed-region>
        <text:changed-region text:id="ct-1386113376">
          <text:deletion>
            <office:change-info>
              <dc:creator>David A. Wheeler</dc:creator>
              <dc:date>2005-08-26T14:13:00</dc:date>
            </office:change-info>
            <text:p text:style-name="Standard">I ran</text:p>
          </text:deletion>
        </text:changed-region>
        <text:changed-region text:id="ct-1386113488">
          <text:deletion>
            <office:change-info>
              <dc:creator>unknown</dc:creator>
              <dc:date>2005-08-26T22:48:00</dc:date>
            </office:change-info>
            <text:p text:style-name="Standard">I first needed to establish a test configuration. <text:s/></text:p>
          </text:deletion>
        </text:changed-region>
        <text:changed-region text:id="ct-1386113152">
          <text:insertion>
            <office:change-info>
              <dc:creator>David A. Wheeler</dc:creator>
              <dc:date>2005-08-26T14:13:00</dc:date>
            </office:change-info>
          </text:insertion>
        </text:changed-region>
        <text:changed-region text:id="ct-1386113040">
          <text:deletion>
            <office:change-info>
              <dc:creator>David A. Wheeler</dc:creator>
              <dc:date>2005-08-26T14:13:00</dc:date>
            </office:change-info>
            <text:p text:style-name="Standard">a</text:p>
          </text:deletion>
        </text:changed-region>
        <text:changed-region text:id="ct-1386112928">
          <text:deletion>
            <office:change-info>
              <dc:creator>David A. Wheeler</dc:creator>
              <dc:date>2005-08-26T14:13:00</dc:date>
            </office:change-info>
            <text:p text:style-name="Standard">my </text:p>
          </text:deletion>
        </text:changed-region>
        <text:changed-region text:id="ct-1386112816">
          <text:insertion>
            <office:change-info>
              <dc:creator>David A. Wheeler</dc:creator>
              <dc:date>2005-08-26T14:13:00</dc:date>
            </office:change-info>
          </text:insertion>
        </text:changed-region>
        <text:changed-region text:id="ct-1386112704">
          <text:deletion>
            <office:change-info>
              <dc:creator>David A. Wheeler</dc:creator>
              <dc:date>2005-08-26T14:13:00</dc:date>
            </office:change-info>
            <text:p text:style-name="Standard">my</text:p>
          </text:deletion>
        </text:changed-region>
        <text:changed-region text:id="ct-1386112592">
          <text:insertion>
            <office:change-info>
              <dc:creator>David A. Wheeler</dc:creator>
              <dc:date>2005-08-26T14:13:00</dc:date>
            </office:change-info>
          </text:insertion>
        </text:changed-region>
        <text:changed-region text:id="ct-1386112480">
          <text:deletion>
            <office:change-info>
              <dc:creator>David A. Wheeler</dc:creator>
              <dc:date>2005-08-26T14:13:00</dc:date>
            </office:change-info>
            <text:p text:style-name="Standard">purposes, and I used </text:p>
          </text:deletion>
        </text:changed-region>
        <text:changed-region text:id="ct-1386112368">
          <text:deletion>
            <office:change-info>
              <dc:creator>David A. Wheeler</dc:creator>
              <dc:date>2005-08-26T14:14:00</dc:date>
            </office:change-info>
            <text:p text:style-name="Standard">as my</text:p>
          </text:deletion>
        </text:changed-region>
        <text:changed-region text:id="ct-1386112256">
          <text:insertion>
            <office:change-info>
              <dc:creator>David A. Wheeler</dc:creator>
              <dc:date>2005-08-26T14:14:00</dc:date>
            </office:change-info>
          </text:insertion>
        </text:changed-region>
        <text:changed-region text:id="ct-1386112144">
          <text:deletion>
            <office:change-info>
              <dc:creator>David A. Wheeler</dc:creator>
              <dc:date>2005-08-26T14:14:00</dc:date>
            </office:change-info>
            <text:p text:style-name="Standard">“</text:p>
          </text:deletion>
        </text:changed-region>
        <text:changed-region text:id="ct-1386112032">
          <text:insertion>
            <office:change-info>
              <dc:creator>David A. Wheeler</dc:creator>
              <dc:date>2005-08-26T14:14:00</dc:date>
            </office:change-info>
          </text:insertion>
        </text:changed-region>
        <text:changed-region text:id="ct-1386111920">
          <text:deletion>
            <office:change-info>
              <dc:creator>David A. Wheeler</dc:creator>
              <dc:date>2005-08-26T14:14:00</dc:date>
            </office:change-info>
            <text:p text:style-name="Standard">hostile”</text:p>
          </text:deletion>
        </text:changed-region>
        <text:changed-region text:id="ct-1386111808">
          <text:insertion>
            <office:change-info>
              <dc:creator>David A. Wheeler</dc:creator>
              <dc:date>2005-08-26T14:15:00</dc:date>
            </office:change-info>
          </text:insertion>
        </text:changed-region>
        <text:changed-region text:id="ct-1386111696">
          <text:deletion>
            <office:change-info>
              <dc:creator>David A. Wheeler</dc:creator>
              <dc:date>2005-08-26T14:15:00</dc:date>
            </office:change-info>
            <text:p text:style-name="Standard">I used </text:p>
          </text:deletion>
        </text:changed-region>
        <text:changed-region text:id="ct-1386111584">
          <text:insertion>
            <office:change-info>
              <dc:creator>David A. Wheeler</dc:creator>
              <dc:date>2005-08-26T14:16:00</dc:date>
            </office:change-info>
          </text:insertion>
        </text:changed-region>
        <text:changed-region text:id="ct-1386111472">
          <text:insertion>
            <office:change-info>
              <dc:creator>David A. Wheeler</dc:creator>
              <dc:date>2005-08-26T14:17:00</dc:date>
            </office:change-info>
          </text:insertion>
        </text:changed-region>
        <text:changed-region text:id="ct-1386111248">
          <text:deletion>
            <office:change-info>
              <dc:creator>David A. Wheeler</dc:creator>
              <dc:date>2005-08-26T14:15:00</dc:date>
            </office:change-info>
            <text:p text:style-name="Standard"><text:s/>to simulate a traditional chain of recompilations</text:p>
          </text:deletion>
        </text:changed-region>
        <text:changed-region text:id="ct-1386111360">
          <text:deletion>
            <office:change-info>
              <dc:creator>David A. Wheeler</dc:creator>
              <dc:date>2005-08-26T14:17:00</dc:date>
            </office:change-info>
            <text:p text:style-name="Standard">;</text:p>
          </text:deletion>
        </text:changed-region>
        <text:changed-region text:id="ct-1386111136">
          <text:deletion>
            <office:change-info>
              <dc:creator>David A. Wheeler</dc:creator>
              <dc:date>2005-08-26T14:17:00</dc:date>
            </office:change-info>
            <text:p text:style-name="Standard">t</text:p>
          </text:deletion>
        </text:changed-region>
        <text:changed-region text:id="ct-1386090476">
          <text:insertion>
            <office:change-info>
              <dc:creator>David A. Wheeler</dc:creator>
              <dc:date>2005-08-26T14:17:00</dc:date>
            </office:change-info>
          </text:insertion>
        </text:changed-region>
        <text:changed-region text:id="ct-1386090364">
          <text:insertion>
            <office:change-info>
              <dc:creator>David A. Wheeler</dc:creator>
              <dc:date>2005-08-26T13:47:00</dc:date>
            </office:change-info>
          </text:insertion>
        </text:changed-region>
        <text:changed-region text:id="ct-1386090252">
          <text:insertion>
            <office:change-info>
              <dc:creator>David A. Wheeler</dc:creator>
              <dc:date>2005-08-26T13:48:00</dc:date>
            </office:change-info>
          </text:insertion>
        </text:changed-region>
        <text:changed-region text:id="ct-1386090028">
          <text:deletion>
            <office:change-info>
              <dc:creator>unknown</dc:creator>
              <dc:date>2005-08-26T22:48:00</dc:date>
            </office:change-info>
            <text:p text:style-name="Standard"/>
            <text:p text:style-name="Standard"/>
          </text:deletion>
        </text:changed-region>
        <text:changed-region text:id="ct-1386089916">
          <text:deletion>
            <office:change-info>
              <dc:creator>David A. Wheeler</dc:creator>
              <dc:date>2005-08-26T14:15:00</dc:date>
            </office:change-info>
            <text:p text:style-name="Standard">I then simulated a </text:p>
          </text:deletion>
        </text:changed-region>
        <text:changed-region text:id="ct-1386090140">
          <text:deletion>
            <office:change-info>
              <dc:creator>David A. Wheeler</dc:creator>
              <dc:date>2005-08-26T14:17:00</dc:date>
            </office:change-info>
            <text:p text:style-name="Standard">typical sequence of recompilations where a compiler would be updated, compiled, be used to compile itself, and then have only its binaries released.</text:p>
          </text:deletion>
        </text:changed-region>
        <text:changed-region text:id="ct-1386089804">
          <text:deletion>
            <office:change-info>
              <dc:creator>David A. Wheeler</dc:creator>
              <dc:date>2005-08-26T14:19:00</dc:date>
            </office:change-info>
            <text:p text:style-name="Standard">I used </text:p>
          </text:deletion>
        </text:changed-region>
        <text:changed-region text:id="ct-1386089692">
          <text:insertion>
            <office:change-info>
              <dc:creator>David A. Wheeler</dc:creator>
              <dc:date>2005-08-26T14:19:00</dc:date>
            </office:change-info>
          </text:insertion>
        </text:changed-region>
        <text:changed-region text:id="ct-1386089580">
          <text:insertion>
            <office:change-info>
              <dc:creator>David A. Wheeler</dc:creator>
              <dc:date>2005-08-26T14:19:00</dc:date>
            </office:change-info>
          </text:insertion>
        </text:changed-region>
        <text:changed-region text:id="ct-1386089356">
          <text:deletion>
            <office:change-info>
              <dc:creator>unknown</dc:creator>
              <dc:date>2005-09-18T09:26:00</dc:date>
            </office:change-info>
            <text:p text:style-name="Standard"><text:s/></text:p>
          </text:deletion>
        </text:changed-region>
        <text:changed-region text:id="ct-1386089468">
          <text:deletion>
            <office:change-info>
              <dc:creator>David A. Wheeler</dc:creator>
              <dc:date>2005-08-26T14:19:00</dc:date>
            </office:change-info>
            <text:p text:style-name="Standard">and had</text:p>
          </text:deletion>
        </text:changed-region>
        <text:changed-region text:id="ct-1386089244">
          <text:deletion>
            <office:change-info>
              <dc:creator>David A. Wheeler</dc:creator>
              <dc:date>2005-08-26T14:25:00</dc:date>
            </office:change-info>
            <text:p text:style-name="Standard">n’t</text:p>
          </text:deletion>
        </text:changed-region>
        <text:changed-region text:id="ct-1386089132">
          <text:insertion>
            <office:change-info>
              <dc:creator>David A. Wheeler</dc:creator>
              <dc:date>2005-08-26T14:25:00</dc:date>
            </office:change-info>
          </text:insertion>
        </text:changed-region>
        <text:changed-region text:id="ct-1386089020">
          <text:insertion>
            <office:change-info>
              <dc:creator>unknown</dc:creator>
              <dc:date>2005-09-22T22:57:00</dc:date>
            </office:change-info>
          </text:insertion>
        </text:changed-region>
        <text:changed-region text:id="ct-1386088908">
          <text:insertion>
            <office:change-info>
              <dc:creator>David A. Wheeler</dc:creator>
              <dc:date>2005-08-26T14:17:00</dc:date>
            </office:change-info>
          </text:insertion>
        </text:changed-region>
        <text:changed-region text:id="ct-1386088796">
          <text:deletion>
            <office:change-info>
              <dc:creator>David A. Wheeler</dc:creator>
              <dc:date>2005-08-26T14:17:00</dc:date>
            </office:change-info>
            <text:p text:style-name="Standard">won’t</text:p>
          </text:deletion>
        </text:changed-region>
        <text:changed-region text:id="ct-1386088684">
          <text:deletion>
            <office:change-info>
              <dc:creator>unknown</dc:creator>
              <dc:date>2005-09-18T16:20:00</dc:date>
            </office:change-info>
            <text:p text:style-name="Standard">intial</text:p>
          </text:deletion>
        </text:changed-region>
        <text:changed-region text:id="ct-1386088572">
          <text:insertion>
            <office:change-info>
              <dc:creator>unknown</dc:creator>
              <dc:date>2005-09-18T16:20:00</dc:date>
            </office:change-info>
          </text:insertion>
        </text:changed-region>
        <text:changed-region text:id="ct-1386088460">
          <text:deletion>
            <office:change-info>
              <dc:creator>unknown</dc:creator>
              <dc:date>2005-09-17T15:23:00</dc:date>
            </office:change-info>
            <text:p text:style-name="Standard">binary</text:p>
          </text:deletion>
        </text:changed-region>
        <text:changed-region text:id="ct-1386088236">
          <text:insertion>
            <office:change-info>
              <dc:creator>unknown</dc:creator>
              <dc:date>2005-09-17T23:11:00</dc:date>
            </office:change-info>
          </text:insertion>
        </text:changed-region>
        <text:changed-region text:id="ct-1386088348">
          <text:deletion>
            <office:change-info>
              <dc:creator>unknown</dc:creator>
              <dc:date>2005-09-17T15:23:00</dc:date>
            </office:change-info>
            <text:p text:style-name="Standard">binary</text:p>
          </text:deletion>
        </text:changed-region>
        <text:changed-region text:id="ct-1386088124">
          <text:insertion>
            <office:change-info>
              <dc:creator>unknown</dc:creator>
              <dc:date>2005-09-17T23:11:00</dc:date>
            </office:change-info>
          </text:insertion>
        </text:changed-region>
        <text:changed-region text:id="ct-1386088012">
          <text:deletion>
            <office:change-info>
              <dc:creator>unknown</dc:creator>
              <dc:date>2005-09-18T12:39:00</dc:date>
            </office:change-info>
            <text:p text:style-name="Standard">which</text:p>
          </text:deletion>
        </text:changed-region>
        <text:changed-region text:id="ct-1386087900">
          <text:insertion>
            <office:change-info>
              <dc:creator>unknown</dc:creator>
              <dc:date>2005-09-18T12:39:00</dc:date>
            </office:change-info>
          </text:insertion>
        </text:changed-region>
        <text:changed-region text:id="ct-1386087788">
          <text:deletion>
            <office:change-info>
              <dc:creator>unknown</dc:creator>
              <dc:date>2005-09-17T15:23:00</dc:date>
            </office:change-info>
            <text:p text:style-name="Standard">binary</text:p>
          </text:deletion>
        </text:changed-region>
        <text:changed-region text:id="ct-1386087676">
          <text:insertion>
            <office:change-info>
              <dc:creator>unknown</dc:creator>
              <dc:date>2005-09-17T23:11:00</dc:date>
            </office:change-info>
          </text:insertion>
        </text:changed-region>
        <text:changed-region text:id="ct-1386087564">
          <text:deletion>
            <office:change-info>
              <dc:creator>unknown</dc:creator>
              <dc:date>2005-09-17T15:23:00</dc:date>
            </office:change-info>
            <text:p text:style-name="Standard">binary</text:p>
          </text:deletion>
        </text:changed-region>
        <text:changed-region text:id="ct-1386087452">
          <text:insertion>
            <office:change-info>
              <dc:creator>unknown</dc:creator>
              <dc:date>2005-09-17T23:11:00</dc:date>
            </office:change-info>
          </text:insertion>
        </text:changed-region>
        <text:changed-region text:id="ct-1386087340">
          <text:deletion>
            <office:change-info>
              <dc:creator>unknown</dc:creator>
              <dc:date>2005-09-18T09:27:00</dc:date>
            </office:change-info>
            <text:p text:style-name="Standard">Will</text:p>
          </text:deletion>
        </text:changed-region>
        <text:changed-region text:id="ct-1386087228">
          <text:insertion>
            <office:change-info>
              <dc:creator>unknown</dc:creator>
              <dc:date>2005-09-18T09:27:00</dc:date>
            </office:change-info>
          </text:insertion>
        </text:changed-region>
        <text:changed-region text:id="ct-1386087116">
          <text:deletion>
            <office:change-info>
              <dc:creator>unknown</dc:creator>
              <dc:date>2005-09-18T09:27:00</dc:date>
            </office:change-info>
            <text:p text:style-name="Standard">diverse-double compiling</text:p>
          </text:deletion>
        </text:changed-region>
        <text:changed-region text:id="ct-1386087004">
          <text:insertion>
            <office:change-info>
              <dc:creator>unknown</dc:creator>
              <dc:date>2005-09-18T09:27:00</dc:date>
            </office:change-info>
          </text:insertion>
        </text:changed-region>
        <text:changed-region text:id="ct-1386086892">
          <text:deletion>
            <office:change-info>
              <dc:creator>David A. Wheeler</dc:creator>
              <dc:date>2005-08-26T17:23:00</dc:date>
            </office:change-info>
            <text:p text:style-name="Standard"/>
            <text:p text:style-name="P12"/>
          </text:deletion>
        </text:changed-region>
        <text:changed-region text:id="ct-1386086780">
          <text:deletion>
            <office:change-info>
              <dc:creator>David A. Wheeler</dc:creator>
              <dc:date>2005-08-26T17:23:00</dc:date>
            </office:change-info>
            <text:p text:style-name="P25"/>
            <text:p text:style-name="P12"/>
            <text:p text:style-name="P12"/>
            <text:p text:style-name="P25"/>
          </text:deletion>
        </text:changed-region>
        <text:changed-region text:id="ct-1386086668">
          <text:insertion>
            <office:change-info>
              <dc:creator>unknown</dc:creator>
              <dc:date>2005-09-17T16:30:00</dc:date>
            </office:change-info>
          </text:insertion>
        </text:changed-region>
        <text:changed-region text:id="ct-1386086556">
          <text:deletion>
            <office:change-info>
              <dc:creator>unknown</dc:creator>
              <dc:date>2005-09-17T16:30:00</dc:date>
            </office:change-info>
            <text:p text:style-name="Standard">T</text:p>
          </text:deletion>
        </text:changed-region>
        <text:changed-region text:id="ct-1386082280">
          <text:insertion>
            <office:change-info>
              <dc:creator>unknown</dc:creator>
              <dc:date>2005-09-17T16:30:00</dc:date>
            </office:change-info>
          </text:insertion>
        </text:changed-region>
        <text:changed-region text:id="ct-1386082056">
          <text:deletion>
            <office:change-info>
              <dc:creator>unknown</dc:creator>
              <dc:date>2005-09-17T16:30:00</dc:date>
            </office:change-info>
            <text:p text:style-name="Standard"><text:s/></text:p>
          </text:deletion>
        </text:changed-region>
        <text:changed-region text:id="ct-1386082168">
          <text:deletion>
            <office:change-info>
              <dc:creator>unknown</dc:creator>
              <dc:date>2005-09-17T15:23:00</dc:date>
            </office:change-info>
            <text:p text:style-name="Standard">binary</text:p>
          </text:deletion>
        </text:changed-region>
        <text:changed-region text:id="ct-1386081832">
          <text:deletion>
            <office:change-info>
              <dc:creator>unknown</dc:creator>
              <dc:date>2005-09-17T16:30:00</dc:date>
            </office:change-info>
            <text:p text:style-name="Standard"><text:s/></text:p>
          </text:deletion>
        </text:changed-region>
        <text:changed-region text:id="ct-1386081944">
          <text:deletion>
            <office:change-info>
              <dc:creator>unknown</dc:creator>
              <dc:date>2005-09-17T15:23:00</dc:date>
            </office:change-info>
            <text:p text:style-name="Standard">binary</text:p>
          </text:deletion>
        </text:changed-region>
        <text:changed-region text:id="ct-1386081720">
          <text:insertion>
            <office:change-info>
              <dc:creator>unknown</dc:creator>
              <dc:date>2005-09-18T12:40:00</dc:date>
            </office:change-info>
          </text:insertion>
        </text:changed-region>
        <text:changed-region text:id="ct-1386081608">
          <text:deletion>
            <office:change-info>
              <dc:creator>unknown</dc:creator>
              <dc:date>2005-09-17T15:23:00</dc:date>
            </office:change-info>
            <text:p text:style-name="Standard">binary</text:p>
          </text:deletion>
        </text:changed-region>
        <text:changed-region text:id="ct-1386081496">
          <text:insertion>
            <office:change-info>
              <dc:creator>unknown</dc:creator>
              <dc:date>2005-09-17T23:11:00</dc:date>
            </office:change-info>
          </text:insertion>
        </text:changed-region>
        <text:changed-region text:id="ct-1386081384">
          <text:deletion>
            <office:change-info>
              <dc:creator>unknown</dc:creator>
              <dc:date>2005-09-18T12:41:00</dc:date>
            </office:change-info>
            <text:p text:style-name="Standard">several </text:p>
          </text:deletion>
        </text:changed-region>
        <text:changed-region text:id="ct-1386081272">
          <text:deletion>
            <office:change-info>
              <dc:creator>unknown</dc:creator>
              <dc:date>2005-09-17T16:31:00</dc:date>
            </office:change-info>
            <text:p text:style-name="Standard">of source files </text:p>
          </text:deletion>
        </text:changed-region>
        <text:changed-region text:id="ct-1386081160">
          <text:insertion>
            <office:change-info>
              <dc:creator>unknown</dc:creator>
              <dc:date>2005-09-17T16:31:00</dc:date>
            </office:change-info>
          </text:insertion>
        </text:changed-region>
        <text:changed-region text:id="ct-1386081048">
          <text:deletion>
            <office:change-info>
              <dc:creator>unknown</dc:creator>
              <dc:date>2005-09-17T16:32:00</dc:date>
            </office:change-info>
            <text:p text:style-name="Standard">here as “tcc+.c.” </text:p>
          </text:deletion>
        </text:changed-region>
        <text:changed-region text:id="ct-1386080936">
          <text:deletion>
            <office:change-info>
              <dc:creator>unknown</dc:creator>
              <dc:date>2005-09-18T12:41:00</dc:date>
            </office:change-info>
            <text:p text:style-name="Standard"><text:s/>that</text:p>
          </text:deletion>
        </text:changed-region>
        <text:changed-region text:id="ct-1386080824">
          <text:insertion>
            <office:change-info>
              <dc:creator>unknown</dc:creator>
              <dc:date>2005-09-18T12:41:00</dc:date>
            </office:change-info>
          </text:insertion>
        </text:changed-region>
        <text:changed-region text:id="ct-1386080712">
          <text:insertion>
            <office:change-info>
              <dc:creator>unknown</dc:creator>
              <dc:date>2005-09-18T09:29:00</dc:date>
            </office:change-info>
          </text:insertion>
        </text:changed-region>
        <text:changed-region text:id="ct-1386080600">
          <text:insertion>
            <office:change-info>
              <dc:creator>unknown</dc:creator>
              <dc:date>2005-09-18T12:41:00</dc:date>
            </office:change-info>
          </text:insertion>
        </text:changed-region>
        <text:changed-region text:id="ct-1386080488">
          <text:deletion>
            <office:change-info>
              <dc:creator>unknown</dc:creator>
              <dc:date>2005-09-17T21:52:00</dc:date>
            </office:change-info>
            <text:p text:style-name="Standard">diverse double-compiling</text:p>
          </text:deletion>
        </text:changed-region>
        <text:changed-region text:id="ct-1386080264">
          <text:insertion>
            <office:change-info>
              <dc:creator>unknown</dc:creator>
              <dc:date>2005-09-17T21:52:00</dc:date>
            </office:change-info>
          </text:insertion>
        </text:changed-region>
        <text:changed-region text:id="ct-1386080376">
          <text:insertion>
            <office:change-info>
              <dc:creator>unknown</dc:creator>
              <dc:date>2005-09-17T16:33:00</dc:date>
            </office:change-info>
          </text:insertion>
        </text:changed-region>
        <text:changed-region text:id="ct-1386080152">
          <text:insertion>
            <office:change-info>
              <dc:creator>unknown</dc:creator>
              <dc:date>2005-09-17T16:33:00</dc:date>
            </office:change-info>
          </text:insertion>
        </text:changed-region>
        <text:changed-region text:id="ct-1386080040">
          <text:insertion>
            <office:change-info>
              <dc:creator>unknown</dc:creator>
              <dc:date>2005-09-18T09:30:00</dc:date>
            </office:change-info>
          </text:insertion>
        </text:changed-region>
        <text:changed-region text:id="ct-1386079928">
          <text:deletion>
            <office:change-info>
              <dc:creator>unknown</dc:creator>
              <dc:date>2005-09-18T09:30:00</dc:date>
            </office:change-info>
            <text:p text:style-name="Standard">(</text:p>
          </text:deletion>
        </text:changed-region>
        <text:changed-region text:id="ct-1386079816">
          <text:deletion>
            <office:change-info>
              <dc:creator>unknown</dc:creator>
              <dc:date>2005-09-18T09:31:00</dc:date>
            </office:change-info>
            <text:p text:style-name="Standard">)</text:p>
          </text:deletion>
        </text:changed-region>
        <text:changed-region text:id="ct-1386079704">
          <text:deletion>
            <office:change-info>
              <dc:creator>unknown</dc:creator>
              <dc:date>2005-09-17T21:52:00</dc:date>
            </office:change-info>
            <text:p text:style-name="Standard">diverse double-compiling</text:p>
          </text:deletion>
        </text:changed-region>
        <text:changed-region text:id="ct-1386079592">
          <text:insertion>
            <office:change-info>
              <dc:creator>unknown</dc:creator>
              <dc:date>2005-09-17T21:52:00</dc:date>
            </office:change-info>
          </text:insertion>
        </text:changed-region>
        <text:changed-region text:id="ct-1386079480">
          <text:insertion>
            <office:change-info>
              <dc:creator>unknown</dc:creator>
              <dc:date>2005-09-17T16:34:00</dc:date>
            </office:change-info>
          </text:insertion>
        </text:changed-region>
        <text:changed-region text:id="ct-1386079368">
          <text:deletion>
            <office:change-info>
              <dc:creator>unknown</dc:creator>
              <dc:date>2005-09-18T12:44:00</dc:date>
            </office:change-info>
            <text:p text:style-name="Standard">need to make</text:p>
          </text:deletion>
        </text:changed-region>
        <text:changed-region text:id="ct-1386079256">
          <text:insertion>
            <office:change-info>
              <dc:creator>unknown</dc:creator>
              <dc:date>2005-09-18T12:44:00</dc:date>
            </office:change-info>
          </text:insertion>
        </text:changed-region>
        <text:changed-region text:id="ct-1386079144">
          <text:deletion>
            <office:change-info>
              <dc:creator>unknown</dc:creator>
              <dc:date>2005-09-18T12:44:00</dc:date>
            </office:change-info>
            <text:p text:style-name="Standard">sure </text:p>
          </text:deletion>
        </text:changed-region>
        <text:changed-region text:id="ct-1386079032">
          <text:insertion>
            <office:change-info>
              <dc:creator>unknown</dc:creator>
              <dc:date>2005-09-18T12:42:00</dc:date>
            </office:change-info>
          </text:insertion>
        </text:changed-region>
        <text:changed-region text:id="ct-1386078696">
          <text:deletion>
            <office:change-info>
              <dc:creator>unknown</dc:creator>
              <dc:date>2005-09-18T12:44:00</dc:date>
            </office:change-info>
            <text:p text:style-name="Standard"><text:s/></text:p>
          </text:deletion>
        </text:changed-region>
        <text:changed-region text:id="ct-1386078808">
          <text:deletion>
            <office:change-info>
              <dc:creator>unknown</dc:creator>
              <dc:date>2005-09-18T12:43:00</dc:date>
            </office:change-info>
            <text:p text:style-name="Standard">available</text:p>
          </text:deletion>
        </text:changed-region>
        <text:changed-region text:id="ct-1386078920">
          <text:deletion>
            <office:change-info>
              <dc:creator>unknown</dc:creator>
              <dc:date>2005-09-18T12:44:00</dc:date>
            </office:change-info>
            <text:p text:style-name="Standard">is </text:p>
          </text:deletion>
        </text:changed-region>
        <text:changed-region text:id="ct-1386078584">
          <text:deletion>
            <office:change-info>
              <dc:creator>unknown</dc:creator>
              <dc:date>2005-09-18T12:43:00</dc:date>
            </office:change-info>
            <text:p text:style-name="Standard"><text:s/>requires</text:p>
          </text:deletion>
        </text:changed-region>
        <text:changed-region text:id="ct-1386078472">
          <text:insertion>
            <office:change-info>
              <dc:creator>unknown</dc:creator>
              <dc:date>2005-09-18T12:43:00</dc:date>
            </office:change-info>
          </text:insertion>
        </text:changed-region>
        <text:changed-region text:id="ct-1386078360">
          <text:deletion>
            <office:change-info>
              <dc:creator>unknown</dc:creator>
              <dc:date>2005-09-18T12:42:00</dc:date>
            </office:change-info>
            <text:p text:style-name="Standard">, and that the run-time was compiled in a trustworthy way</text:p>
          </text:deletion>
        </text:changed-region>
        <text:changed-region text:id="ct-1386069988">
          <text:deletion>
            <office:change-info>
              <dc:creator>unknown</dc:creator>
              <dc:date>2005-09-17T21:52:00</dc:date>
            </office:change-info>
            <text:p text:style-name="Standard">diverse double-compiling</text:p>
          </text:deletion>
        </text:changed-region>
        <text:changed-region text:id="ct-1386069876">
          <text:insertion>
            <office:change-info>
              <dc:creator>unknown</dc:creator>
              <dc:date>2005-09-17T21:52:00</dc:date>
            </office:change-info>
          </text:insertion>
        </text:changed-region>
        <text:changed-region text:id="ct-1386069764">
          <text:deletion>
            <office:change-info>
              <dc:creator>David A. Wheeler</dc:creator>
              <dc:date>2005-08-26T14:19:00</dc:date>
            </office:change-info>
            <text:p text:style-name="Standard"><text:s/>I </text:p>
          </text:deletion>
        </text:changed-region>
        <text:changed-region text:id="ct-1386069652">
          <text:insertion>
            <office:change-info>
              <dc:creator>David A. Wheeler</dc:creator>
              <dc:date>2005-08-26T14:19:00</dc:date>
            </office:change-info>
          </text:insertion>
        </text:changed-region>
        <text:changed-region text:id="ct-1386069540">
          <text:deletion>
            <office:change-info>
              <dc:creator>unknown</dc:creator>
              <dc:date>2005-09-18T09:32:00</dc:date>
            </office:change-info>
            <text:p text:style-name="Standard"><text:s/>this down</text:p>
          </text:deletion>
        </text:changed-region>
        <text:changed-region text:id="ct-1386069428">
          <text:insertion>
            <office:change-info>
              <dc:creator>unknown</dc:creator>
              <dc:date>2005-09-18T09:33:00</dc:date>
            </office:change-info>
          </text:insertion>
        </text:changed-region>
        <text:changed-region text:id="ct-1386069316">
          <text:insertion>
            <office:change-info>
              <dc:creator>unknown</dc:creator>
              <dc:date>2005-09-18T12:45:00</dc:date>
            </office:change-info>
          </text:insertion>
        </text:changed-region>
        <text:changed-region text:id="ct-1386069204">
          <text:deletion>
            <office:change-info>
              <dc:creator>unknown</dc:creator>
              <dc:date>2005-09-18T12:45:00</dc:date>
            </office:change-info>
            <text:p text:style-name="Standard">ing</text:p>
          </text:deletion>
        </text:changed-region>
        <text:changed-region text:id="ct-1386069092">
          <text:insertion>
            <office:change-info>
              <dc:creator>unknown</dc:creator>
              <dc:date>2005-09-18T12:45:00</dc:date>
            </office:change-info>
          </text:insertion>
        </text:changed-region>
        <text:changed-region text:id="ct-1386068980">
          <text:insertion>
            <office:change-info>
              <dc:creator>unknown</dc:creator>
              <dc:date>2005-09-18T12:45:00</dc:date>
            </office:change-info>
          </text:insertion>
        </text:changed-region>
        <text:changed-region text:id="ct-1386068868">
          <text:insertion>
            <office:change-info>
              <dc:creator>unknown</dc:creator>
              <dc:date>2005-09-18T09:33:00</dc:date>
            </office:change-info>
          </text:insertion>
        </text:changed-region>
        <text:changed-region text:id="ct-1386068756">
          <text:deletion>
            <office:change-info>
              <dc:creator>unknown</dc:creator>
              <dc:date>2005-09-18T09:33:00</dc:date>
            </office:change-info>
            <text:p text:style-name="Standard">representing </text:p>
          </text:deletion>
        </text:changed-region>
        <text:changed-region text:id="ct-1386068644">
          <text:insertion>
            <office:change-info>
              <dc:creator>David A. Wheeler</dc:creator>
              <dc:date>2005-08-26T14:20:00</dc:date>
            </office:change-info>
          </text:insertion>
        </text:changed-region>
        <text:changed-region text:id="ct-1386068532">
          <text:deletion>
            <office:change-info>
              <dc:creator>David A. Wheeler</dc:creator>
              <dc:date>2005-08-26T14:20:00</dc:date>
            </office:change-info>
            <text:p text:style-name="Standard">floating point 0.0</text:p>
          </text:deletion>
        </text:changed-region>
        <text:changed-region text:id="ct-1386068420">
          <text:deletion>
            <office:change-info>
              <dc:creator>unknown</dc:creator>
              <dc:date>2005-09-18T16:21:00</dc:date>
            </office:change-info>
            <text:h text:style-name="Heading_20_2" text:outline-level="2">Tcc d</text:h>
          </text:deletion>
        </text:changed-region>
        <text:changed-region text:id="ct-1386068084">
          <text:insertion>
            <office:change-info>
              <dc:creator>unknown</dc:creator>
              <dc:date>2005-09-18T16:21:00</dc:date>
            </office:change-info>
          </text:insertion>
        </text:changed-region>
        <text:changed-region text:id="ct-1386068196">
          <text:deletion>
            <office:change-info>
              <dc:creator>unknown</dc:creator>
              <dc:date>2005-09-18T16:21:00</dc:date>
            </office:change-info>
            <text:h text:style-name="Heading_20_2" text:outline-level="2">: </text:h>
          </text:deletion>
        </text:changed-region>
        <text:changed-region text:id="ct-1386068308">
          <text:insertion>
            <office:change-info>
              <dc:creator>unknown</dc:creator>
              <dc:date>2005-09-18T16:21:00</dc:date>
            </office:change-info>
          </text:insertion>
        </text:changed-region>
        <text:changed-region text:id="ct-1386067972">
          <text:insertion>
            <office:change-info>
              <dc:creator>unknown</dc:creator>
              <dc:date>2005-09-18T12:45:00</dc:date>
            </office:change-info>
          </text:insertion>
        </text:changed-region>
        <text:changed-region text:id="ct-1386067860">
          <text:deletion>
            <office:change-info>
              <dc:creator>unknown</dc:creator>
              <dc:date>2005-09-18T12:45:00</dc:date>
            </office:change-info>
            <text:h text:style-name="Heading_20_2" text:outline-level="2">C</text:h>
          </text:deletion>
        </text:changed-region>
        <text:changed-region text:id="ct-1386067076">
          <text:insertion>
            <office:change-info>
              <dc:creator>unknown</dc:creator>
              <dc:date>2005-09-18T12:45:00</dc:date>
            </office:change-info>
          </text:insertion>
        </text:changed-region>
        <text:changed-region text:id="ct-1386066964">
          <text:deletion>
            <office:change-info>
              <dc:creator>unknown</dc:creator>
              <dc:date>2005-09-18T12:46:00</dc:date>
            </office:change-info>
            <text:h text:style-name="Heading_20_2" text:outline-level="2">ting</text:h>
          </text:deletion>
        </text:changed-region>
        <text:changed-region text:id="ct-1386066852">
          <text:insertion>
            <office:change-info>
              <dc:creator>unknown</dc:creator>
              <dc:date>2005-09-18T12:46:00</dc:date>
            </office:change-info>
          </text:insertion>
        </text:changed-region>
        <text:changed-region text:id="ct-1386066628">
          <text:insertion>
            <office:change-info>
              <dc:creator>unknown</dc:creator>
              <dc:date>2005-09-18T12:46:00</dc:date>
            </office:change-info>
          </text:insertion>
        </text:changed-region>
        <text:changed-region text:id="ct-1386066516">
          <text:insertion>
            <office:change-info>
              <dc:creator>unknown</dc:creator>
              <dc:date>2005-09-18T12:47:00</dc:date>
            </office:change-info>
          </text:insertion>
        </text:changed-region>
        <text:changed-region text:id="ct-1386067300">
          <text:insertion>
            <office:change-info>
              <dc:creator>David A. Wheeler</dc:creator>
              <dc:date>2005-08-26T14:27:00</dc:date>
            </office:change-info>
          </text:insertion>
        </text:changed-region>
        <text:changed-region text:id="ct-1386067188">
          <text:deletion>
            <office:change-info>
              <dc:creator>David A. Wheeler</dc:creator>
              <dc:date>2005-08-26T14:27:00</dc:date>
            </office:change-info>
            <text:p text:style-name="Standard">’</text:p>
          </text:deletion>
        </text:changed-region>
        <text:changed-region text:id="ct-1386067748">
          <text:insertion>
            <office:change-info>
              <dc:creator>David A. Wheeler</dc:creator>
              <dc:date>2005-08-26T14:28:00</dc:date>
            </office:change-info>
          </text:insertion>
        </text:changed-region>
        <text:changed-region text:id="ct-1386067636">
          <text:insertion>
            <office:change-info>
              <dc:creator>unknown</dc:creator>
              <dc:date>2005-09-18T16:23:00</dc:date>
            </office:change-info>
          </text:insertion>
        </text:changed-region>
        <text:changed-region text:id="ct-1386067524">
          <text:deletion>
            <office:change-info>
              <dc:creator>unknown</dc:creator>
              <dc:date>2005-09-18T16:23:00</dc:date>
            </office:change-info>
            <text:p text:style-name="Standard">T</text:p>
          </text:deletion>
        </text:changed-region>
        <text:changed-region text:id="ct-1386067412">
          <text:insertion>
            <office:change-info>
              <dc:creator>unknown</dc:creator>
              <dc:date>2005-09-18T16:23:00</dc:date>
            </office:change-info>
          </text:insertion>
        </text:changed-region>
        <text:changed-region text:id="ct-1386066292">
          <text:deletion>
            <office:change-info>
              <dc:creator>unknown</dc:creator>
              <dc:date>2005-09-18T16:24:00</dc:date>
            </office:change-info>
            <text:p text:style-name="Standard"><text:s/>by</text:p>
          </text:deletion>
        </text:changed-region>
        <text:changed-region text:id="ct-1386066404">
          <text:deletion>
            <office:change-info>
              <dc:creator>unknown</dc:creator>
              <dc:date>2005-09-18T16:23:00</dc:date>
            </office:change-info>
            <text:p text:style-name="Standard"><text:s/>where possible</text:p>
          </text:deletion>
        </text:changed-region>
        <text:changed-region text:id="ct-1386066180">
          <text:insertion>
            <office:change-info>
              <dc:creator>unknown</dc:creator>
              <dc:date>2005-09-18T16:24:00</dc:date>
            </office:change-info>
          </text:insertion>
        </text:changed-region>
        <text:changed-region text:id="ct-1386066068">
          <text:insertion>
            <office:change-info>
              <dc:creator>unknown</dc:creator>
              <dc:date>2005-09-18T12:48:00</dc:date>
            </office:change-info>
          </text:insertion>
        </text:changed-region>
        <text:changed-region text:id="ct-1386209248">
          <text:insertion>
            <office:change-info>
              <dc:creator>unknown</dc:creator>
              <dc:date>2005-09-18T16:24:00</dc:date>
            </office:change-info>
          </text:insertion>
        </text:changed-region>
        <text:changed-region text:id="ct-1386209136">
          <text:deletion>
            <office:change-info>
              <dc:creator>unknown</dc:creator>
              <dc:date>2005-09-18T16:24:00</dc:date>
            </office:change-info>
            <text:p text:style-name="Standard">Tcc</text:p>
          </text:deletion>
        </text:changed-region>
        <text:changed-region text:id="ct-1386209024">
          <text:insertion>
            <office:change-info>
              <dc:creator>unknown</dc:creator>
              <dc:date>2005-09-18T16:24:00</dc:date>
            </office:change-info>
          </text:insertion>
        </text:changed-region>
        <text:changed-region text:id="ct-1386208912">
          <text:insertion>
            <office:change-info>
              <dc:creator>unknown</dc:creator>
              <dc:date>2005-09-18T12:48:00</dc:date>
            </office:change-info>
          </text:insertion>
        </text:changed-region>
        <text:changed-region text:id="ct-1386208800">
          <text:format-change>
            <office:change-info>
              <dc:creator>unknown</dc:creator>
              <dc:date>2005-09-18T12:49:00</dc:date>
            </office:change-info>
          </text:format-change>
        </text:changed-region>
        <text:changed-region text:id="ct-1386208688">
          <text:deletion>
            <office:change-info>
              <dc:creator>David A. Wheeler</dc:creator>
              <dc:date>2005-08-26T14:20:00</dc:date>
            </office:change-info>
            <text:p text:style-name="Standard">I only </text:p>
          </text:deletion>
        </text:changed-region>
        <text:changed-region text:id="ct-1386208576">
          <text:insertion>
            <office:change-info>
              <dc:creator>David A. Wheeler</dc:creator>
              <dc:date>2005-08-26T14:21:00</dc:date>
            </office:change-info>
          </text:insertion>
        </text:changed-region>
        <text:changed-region text:id="ct-1386208464">
          <text:deletion>
            <office:change-info>
              <dc:creator>David A. Wheeler</dc:creator>
              <dc:date>2005-08-26T14:21:00</dc:date>
            </office:change-info>
            <text:p text:style-name="Standard">this </text:p>
          </text:deletion>
        </text:changed-region>
        <text:changed-region text:id="ct-1386208352">
          <text:insertion>
            <office:change-info>
              <dc:creator>unknown</dc:creator>
              <dc:date>2005-08-26T22:10:00</dc:date>
            </office:change-info>
          </text:insertion>
        </text:changed-region>
        <text:changed-region text:id="ct-1386208240">
          <text:insertion>
            <office:change-info>
              <dc:creator>unknown</dc:creator>
              <dc:date>2005-09-18T17:42:00</dc:date>
            </office:change-info>
          </text:insertion>
        </text:changed-region>
        <text:changed-region text:id="ct-1386208128">
          <text:deletion>
            <office:change-info>
              <dc:creator>unknown</dc:creator>
              <dc:date>2005-09-18T19:24:00</dc:date>
            </office:change-info>
            <text:p text:style-name="Standard">[Kernighan1998]</text:p>
          </text:deletion>
        </text:changed-region>
        <text:changed-region text:id="ct-1386208016">
          <text:insertion>
            <office:change-info>
              <dc:creator>unknown</dc:creator>
              <dc:date>2005-08-26T21:54:00</dc:date>
            </office:change-info>
          </text:insertion>
        </text:changed-region>
        <text:changed-region text:id="ct-1386207904">
          <text:insertion>
            <office:change-info>
              <dc:creator>unknown</dc:creator>
              <dc:date>2005-08-26T21:56:00</dc:date>
            </office:change-info>
          </text:insertion>
        </text:changed-region>
        <text:changed-region text:id="ct-1386207792">
          <text:insertion>
            <office:change-info>
              <dc:creator>unknown</dc:creator>
              <dc:date>2005-09-18T17:42:00</dc:date>
            </office:change-info>
          </text:insertion>
        </text:changed-region>
        <text:changed-region text:id="ct-1386207680">
          <text:insertion>
            <office:change-info>
              <dc:creator>unknown</dc:creator>
              <dc:date>2005-08-26T22:10:00</dc:date>
            </office:change-info>
          </text:insertion>
        </text:changed-region>
        <text:changed-region text:id="ct-1386207568">
          <text:insertion>
            <office:change-info>
              <dc:creator>unknown</dc:creator>
              <dc:date>2005-08-26T22:11:00</dc:date>
            </office:change-info>
          </text:insertion>
        </text:changed-region>
        <text:changed-region text:id="ct-1386207456">
          <text:deletion>
            <office:change-info>
              <dc:creator>unknown</dc:creator>
              <dc:date>2005-08-26T21:58:00</dc:date>
            </office:change-info>
            <text:p text:style-name="Standard"><text:s/></text:p>
          </text:deletion>
        </text:changed-region>
        <text:changed-region text:id="ct-1386207344">
          <text:format-change>
            <office:change-info>
              <dc:creator>unknown</dc:creator>
              <dc:date>2005-09-18T12:52:00</dc:date>
            </office:change-info>
          </text:format-change>
        </text:changed-region>
        <text:changed-region text:id="ct-1386207232">
          <text:insertion>
            <office:change-info>
              <dc:creator>unknown</dc:creator>
              <dc:date>2005-09-18T12:53:00</dc:date>
            </office:change-info>
          </text:insertion>
        </text:changed-region>
        <text:changed-region text:id="ct-1386207008">
          <text:format-change>
            <office:change-info>
              <dc:creator>unknown</dc:creator>
              <dc:date>2005-09-18T12:52:00</dc:date>
            </office:change-info>
          </text:format-change>
        </text:changed-region>
        <text:changed-region text:id="ct-1386206896">
          <text:insertion>
            <office:change-info>
              <dc:creator>unknown</dc:creator>
              <dc:date>2005-09-18T12:53:00</dc:date>
            </office:change-info>
          </text:insertion>
        </text:changed-region>
        <text:changed-region text:id="ct-1386206672">
          <text:insertion>
            <office:change-info>
              <dc:creator>unknown</dc:creator>
              <dc:date>2005-09-18T12:51:00</dc:date>
            </office:change-info>
          </text:insertion>
        </text:changed-region>
        <text:changed-region text:id="ct-1386206560">
          <text:insertion>
            <office:change-info>
              <dc:creator>unknown</dc:creator>
              <dc:date>2005-09-18T12:50:00</dc:date>
            </office:change-info>
          </text:insertion>
        </text:changed-region>
        <text:changed-region text:id="ct-1386206448">
          <text:format-change>
            <office:change-info>
              <dc:creator>unknown</dc:creator>
              <dc:date>2005-09-18T12:52:00</dc:date>
            </office:change-info>
          </text:format-change>
        </text:changed-region>
        <text:changed-region text:id="ct-1386206336">
          <text:insertion>
            <office:change-info>
              <dc:creator>unknown</dc:creator>
              <dc:date>2005-09-18T12:53:00</dc:date>
            </office:change-info>
          </text:insertion>
        </text:changed-region>
        <text:changed-region text:id="ct-1386206224">
          <text:format-change>
            <office:change-info>
              <dc:creator>unknown</dc:creator>
              <dc:date>2005-09-18T12:52:00</dc:date>
            </office:change-info>
          </text:format-change>
        </text:changed-region>
        <text:changed-region text:id="ct-1386206112">
          <text:insertion>
            <office:change-info>
              <dc:creator>unknown</dc:creator>
              <dc:date>2005-09-18T12:53:00</dc:date>
            </office:change-info>
          </text:insertion>
        </text:changed-region>
        <text:changed-region text:id="ct-1386206000">
          <text:deletion>
            <office:change-info>
              <dc:creator>unknown</dc:creator>
              <dc:date>2005-09-17T21:52:00</dc:date>
            </office:change-info>
            <text:p text:style-name="Standard">diverse double-compiling</text:p>
          </text:deletion>
        </text:changed-region>
        <text:changed-region text:id="ct-1386205888">
          <text:insertion>
            <office:change-info>
              <dc:creator>unknown</dc:creator>
              <dc:date>2005-09-17T21:52:00</dc:date>
            </office:change-info>
          </text:insertion>
        </text:changed-region>
        <text:changed-region text:id="ct-1386205776">
          <text:insertion>
            <office:change-info>
              <dc:creator>unknown</dc:creator>
              <dc:date>2005-08-26T22:16:00</dc:date>
            </office:change-info>
          </text:insertion>
        </text:changed-region>
        <text:changed-region text:id="ct-1386205664">
          <text:insertion>
            <office:change-info>
              <dc:creator>unknown</dc:creator>
              <dc:date>2005-08-26T22:18:00</dc:date>
            </office:change-info>
          </text:insertion>
        </text:changed-region>
        <text:changed-region text:id="ct-1386205552">
          <text:insertion>
            <office:change-info>
              <dc:creator>unknown</dc:creator>
              <dc:date>2005-08-26T22:17:00</dc:date>
            </office:change-info>
          </text:insertion>
        </text:changed-region>
        <text:changed-region text:id="ct-1386205440">
          <text:deletion>
            <office:change-info>
              <dc:creator>unknown</dc:creator>
              <dc:date>2005-09-17T21:52:00</dc:date>
            </office:change-info>
            <text:p text:style-name="Standard">diverse double-compiling</text:p>
          </text:deletion>
        </text:changed-region>
        <text:changed-region text:id="ct-1386205328">
          <text:insertion>
            <office:change-info>
              <dc:creator>unknown</dc:creator>
              <dc:date>2005-09-17T21:52:00</dc:date>
            </office:change-info>
          </text:insertion>
        </text:changed-region>
        <text:changed-region text:id="ct-1386188764">
          <text:insertion>
            <office:change-info>
              <dc:creator>unknown</dc:creator>
              <dc:date>2005-09-18T16:25:00</dc:date>
            </office:change-info>
          </text:insertion>
        </text:changed-region>
        <text:changed-region text:id="ct-1386188652">
          <text:deletion>
            <office:change-info>
              <dc:creator>unknown</dc:creator>
              <dc:date>2005-09-18T16:26:00</dc:date>
            </office:change-info>
            <text:p text:style-name="Standard">T</text:p>
          </text:deletion>
        </text:changed-region>
        <text:changed-region text:id="ct-1386188540">
          <text:insertion>
            <office:change-info>
              <dc:creator>unknown</dc:creator>
              <dc:date>2005-09-18T16:26:00</dc:date>
            </office:change-info>
          </text:insertion>
        </text:changed-region>
        <text:changed-region text:id="ct-1386188204">
          <text:insertion>
            <office:change-info>
              <dc:creator>unknown</dc:creator>
              <dc:date>2005-09-18T09:36:00</dc:date>
            </office:change-info>
          </text:insertion>
        </text:changed-region>
        <text:changed-region text:id="ct-1386188428">
          <text:insertion>
            <office:change-info>
              <dc:creator>unknown</dc:creator>
              <dc:date>2005-09-18T13:36:00</dc:date>
            </office:change-info>
          </text:insertion>
        </text:changed-region>
        <text:changed-region text:id="ct-1386188316">
          <text:deletion>
            <office:change-info>
              <dc:creator>unknown</dc:creator>
              <dc:date>2005-09-18T13:36:00</dc:date>
            </office:change-info>
            <text:p text:style-name="Standard">T</text:p>
          </text:deletion>
        </text:changed-region>
        <text:changed-region text:id="ct-1386188092">
          <text:insertion>
            <office:change-info>
              <dc:creator>unknown</dc:creator>
              <dc:date>2005-09-18T13:36:00</dc:date>
            </office:change-info>
          </text:insertion>
        </text:changed-region>
        <text:changed-region text:id="ct-1386187980">
          <text:deletion>
            <office:change-info>
              <dc:creator>unknown</dc:creator>
              <dc:date>2005-09-18T09:35:00</dc:date>
            </office:change-info>
            <text:p text:style-name="Standard">as a 10-byte </text:p>
          </text:deletion>
        </text:changed-region>
        <text:changed-region text:id="ct-1386187868">
          <text:insertion>
            <office:change-info>
              <dc:creator>unknown</dc:creator>
              <dc:date>2005-09-18T09:35:00</dc:date>
            </office:change-info>
          </text:insertion>
        </text:changed-region>
        <text:changed-region text:id="ct-1386187756">
          <text:deletion>
            <office:change-info>
              <dc:creator>unknown</dc:creator>
              <dc:date>2005-09-18T09:37:00</dc:date>
            </office:change-info>
            <text:p text:style-name="Standard">However,</text:p>
          </text:deletion>
        </text:changed-region>
        <text:changed-region text:id="ct-1386187644">
          <text:insertion>
            <office:change-info>
              <dc:creator>unknown</dc:creator>
              <dc:date>2005-09-18T09:37:00</dc:date>
            </office:change-info>
          </text:insertion>
        </text:changed-region>
        <text:changed-region text:id="ct-1386187532">
          <text:insertion>
            <office:change-info>
              <dc:creator>unknown</dc:creator>
              <dc:date>2005-09-18T09:35:00</dc:date>
            </office:change-info>
          </text:insertion>
        </text:changed-region>
        <text:changed-region text:id="ct-1386187420">
          <text:insertion>
            <office:change-info>
              <dc:creator>unknown</dc:creator>
              <dc:date>2005-09-18T09:35:00</dc:date>
            </office:change-info>
          </text:insertion>
        </text:changed-region>
        <text:changed-region text:id="ct-1386187308">
          <text:insertion>
            <office:change-info>
              <dc:creator>unknown</dc:creator>
              <dc:date>2005-09-18T09:36:00</dc:date>
            </office:change-info>
          </text:insertion>
        </text:changed-region>
        <text:changed-region text:id="ct-1386187196">
          <text:deletion>
            <office:change-info>
              <dc:creator>unknown</dc:creator>
              <dc:date>2005-09-18T09:36:00</dc:date>
            </office:change-info>
            <text:p text:style-name="Standard">outputs long doubles as</text:p>
          </text:deletion>
        </text:changed-region>
        <text:changed-region text:id="ct-1386187084">
          <text:insertion>
            <office:change-info>
              <dc:creator>unknown</dc:creator>
              <dc:date>2005-09-18T09:37:00</dc:date>
            </office:change-info>
          </text:insertion>
        </text:changed-region>
        <text:changed-region text:id="ct-1386186972">
          <text:insertion>
            <office:change-info>
              <dc:creator>unknown</dc:creator>
              <dc:date>2005-09-18T09:36:00</dc:date>
            </office:change-info>
          </text:insertion>
        </text:changed-region>
        <text:changed-region text:id="ct-1386186860">
          <text:deletion>
            <office:change-info>
              <dc:creator>unknown</dc:creator>
              <dc:date>2005-09-18T09:38:00</dc:date>
            </office:change-info>
            <text:p text:style-name="Standard"><text:s/>instead of just 10</text:p>
          </text:deletion>
        </text:changed-region>
        <text:changed-region text:id="ct-1386186748">
          <text:insertion>
            <office:change-info>
              <dc:creator>unknown</dc:creator>
              <dc:date>2005-09-18T09:38:00</dc:date>
            </office:change-info>
          </text:insertion>
        </text:changed-region>
        <text:changed-region text:id="ct-1386186636">
          <text:deletion>
            <office:change-info>
              <dc:creator>unknown</dc:creator>
              <dc:date>2005-09-18T09:40:00</dc:date>
            </office:change-info>
            <text:p text:style-name="Standard">.</text:p>
          </text:deletion>
        </text:changed-region>
        <text:changed-region text:id="ct-1386186524">
          <text:insertion>
            <office:change-info>
              <dc:creator>unknown</dc:creator>
              <dc:date>2005-09-18T17:44:00</dc:date>
            </office:change-info>
          </text:insertion>
        </text:changed-region>
        <text:changed-region text:id="ct-1386186412">
          <text:deletion>
            <office:change-info>
              <dc:creator>unknown</dc:creator>
              <dc:date>2005-09-18T19:24:00</dc:date>
            </office:change-info>
            <text:p text:style-name="Standard">[Dodge2005]</text:p>
          </text:deletion>
        </text:changed-region>
        <text:changed-region text:id="ct-1386186300">
          <text:insertion>
            <office:change-info>
              <dc:creator>unknown</dc:creator>
              <dc:date>2005-09-18T09:39:00</dc:date>
            </office:change-info>
          </text:insertion>
        </text:changed-region>
        <text:changed-region text:id="ct-1386186188">
          <text:deletion>
            <office:change-info>
              <dc:creator>unknown</dc:creator>
              <dc:date>2005-09-18T13:35:00</dc:date>
            </office:change-info>
            <text:p text:style-name="Standard">My solution was to replace </text:p>
          </text:deletion>
        </text:changed-region>
        <text:changed-region text:id="ct-1386186076">
          <text:insertion>
            <office:change-info>
              <dc:creator>unknown</dc:creator>
              <dc:date>2005-09-18T13:35:00</dc:date>
            </office:change-info>
          </text:insertion>
        </text:changed-region>
        <text:changed-region text:id="ct-1386185852">
          <text:insertion>
            <office:change-info>
              <dc:creator>unknown</dc:creator>
              <dc:date>2005-09-18T13:35:00</dc:date>
            </office:change-info>
          </text:insertion>
        </text:changed-region>
        <text:changed-region text:id="ct-1386185964">
          <text:deletion>
            <office:change-info>
              <dc:creator>David A. Wheeler</dc:creator>
              <dc:date>2005-08-26T14:28:00</dc:date>
            </office:change-info>
            <text:p text:style-name="Standard">’</text:p>
          </text:deletion>
        </text:changed-region>
        <text:changed-region text:id="ct-1386185740">
          <text:insertion>
            <office:change-info>
              <dc:creator>David A. Wheeler</dc:creator>
              <dc:date>2005-08-26T14:28:00</dc:date>
            </office:change-info>
          </text:insertion>
        </text:changed-region>
        <text:changed-region text:id="ct-1386185628">
          <text:insertion>
            <office:change-info>
              <dc:creator>unknown</dc:creator>
              <dc:date>2005-08-26T22:12:00</dc:date>
            </office:change-info>
          </text:insertion>
        </text:changed-region>
        <text:changed-region text:id="ct-1386185516">
          <text:deletion>
            <office:change-info>
              <dc:creator>David A. Wheeler</dc:creator>
              <dc:date>2005-08-26T14:21:00</dc:date>
            </office:change-info>
            <text:p text:style-name="Standard">I produced </text:p>
          </text:deletion>
        </text:changed-region>
        <text:changed-region text:id="ct-1386185404">
          <text:insertion>
            <office:change-info>
              <dc:creator>David A. Wheeler</dc:creator>
              <dc:date>2005-08-26T14:21:00</dc:date>
            </office:change-info>
          </text:insertion>
        </text:changed-region>
        <text:changed-region text:id="ct-1386185292">
          <text:insertion>
            <office:change-info>
              <dc:creator>David A. Wheeler</dc:creator>
              <dc:date>2005-08-26T14:21:00</dc:date>
            </office:change-info>
          </text:insertion>
        </text:changed-region>
        <text:changed-region text:id="ct-1386185180">
          <text:deletion>
            <office:change-info>
              <dc:creator>David A. Wheeler</dc:creator>
              <dc:date>2005-08-26T14:21:00</dc:date>
            </office:change-info>
            <text:p text:style-name="Standard">a</text:p>
          </text:deletion>
        </text:changed-region>
        <text:changed-region text:id="ct-1386185068">
          <text:deletion>
            <office:change-info>
              <dc:creator>unknown</dc:creator>
              <dc:date>2005-09-17T21:52:00</dc:date>
            </office:change-info>
            <text:p text:style-name="Standard">diverse double-compiling</text:p>
          </text:deletion>
        </text:changed-region>
        <text:changed-region text:id="ct-1386184956">
          <text:insertion>
            <office:change-info>
              <dc:creator>unknown</dc:creator>
              <dc:date>2005-09-17T21:52:00</dc:date>
            </office:change-info>
          </text:insertion>
        </text:changed-region>
        <text:changed-region text:id="ct-1386184844">
          <text:deletion>
            <office:change-info>
              <dc:creator>unknown</dc:creator>
              <dc:date>2005-09-18T13:36:00</dc:date>
            </office:change-info>
            <text:p text:style-name="Standard">identical </text:p>
          </text:deletion>
        </text:changed-region>
        <text:changed-region text:id="ct-1386377176">
          <text:insertion>
            <office:change-info>
              <dc:creator>unknown</dc:creator>
              <dc:date>2005-09-18T13:36:00</dc:date>
            </office:change-info>
          </text:insertion>
        </text:changed-region>
        <text:changed-region text:id="ct-1386377064">
          <text:insertion>
            <office:change-info>
              <dc:creator>unknown</dc:creator>
              <dc:date>2005-09-18T13:37:00</dc:date>
            </office:change-info>
          </text:insertion>
        </text:changed-region>
        <text:changed-region text:id="ct-1386376952">
          <text:format-change>
            <office:change-info>
              <dc:creator>unknown</dc:creator>
              <dc:date>2005-09-18T13:37:00</dc:date>
            </office:change-info>
          </text:format-change>
        </text:changed-region>
        <text:changed-region text:id="ct-1386376840">
          <text:deletion>
            <office:change-info>
              <dc:creator>unknown</dc:creator>
              <dc:date>2005-09-17T15:23:00</dc:date>
            </office:change-info>
            <text:p text:style-name="Standard">binary</text:p>
          </text:deletion>
        </text:changed-region>
        <text:changed-region text:id="ct-1386376616">
          <text:insertion>
            <office:change-info>
              <dc:creator>unknown</dc:creator>
              <dc:date>2005-09-17T23:11:00</dc:date>
            </office:change-info>
          </text:insertion>
        </text:changed-region>
        <text:changed-region text:id="ct-1386376504">
          <text:deletion>
            <office:change-info>
              <dc:creator>David A. Wheeler</dc:creator>
              <dc:date>2005-08-26T14:22:00</dc:date>
            </office:change-info>
            <text:p text:style-name="Standard">my</text:p>
          </text:deletion>
        </text:changed-region>
        <text:changed-region text:id="ct-1386376392">
          <text:insertion>
            <office:change-info>
              <dc:creator>David A. Wheeler</dc:creator>
              <dc:date>2005-08-26T14:22:00</dc:date>
            </office:change-info>
          </text:insertion>
        </text:changed-region>
        <text:changed-region text:id="ct-1386376280">
          <text:format-change>
            <office:change-info>
              <dc:creator>unknown</dc:creator>
              <dc:date>2005-09-18T13:38:00</dc:date>
            </office:change-info>
          </text:format-change>
        </text:changed-region>
        <text:changed-region text:id="ct-1386376168">
          <text:insertion>
            <office:change-info>
              <dc:creator>unknown</dc:creator>
              <dc:date>2005-09-17T21:52:00</dc:date>
            </office:change-info>
          </text:insertion>
        </text:changed-region>
        <text:changed-region text:id="ct-1386375944">
          <text:insertion>
            <office:change-info>
              <dc:creator>unknown</dc:creator>
              <dc:date>2005-09-18T13:38:00</dc:date>
            </office:change-info>
          </text:insertion>
        </text:changed-region>
        <text:changed-region text:id="ct-1386375832">
          <text:deletion>
            <office:change-info>
              <dc:creator>unknown</dc:creator>
              <dc:date>2005-09-18T13:38:00</dc:date>
            </office:change-info>
            <text:p text:style-name="Standard">U</text:p>
          </text:deletion>
        </text:changed-region>
        <text:changed-region text:id="ct-1386375720">
          <text:insertion>
            <office:change-info>
              <dc:creator>unknown</dc:creator>
              <dc:date>2005-09-18T13:38:00</dc:date>
            </office:change-info>
          </text:insertion>
        </text:changed-region>
        <text:changed-region text:id="ct-1386375608">
          <text:insertion>
            <office:change-info>
              <dc:creator>unknown</dc:creator>
              <dc:date>2005-09-18T13:38:00</dc:date>
            </office:change-info>
          </text:insertion>
        </text:changed-region>
        <text:changed-region text:id="ct-1386375384">
          <text:deletion>
            <office:change-info>
              <dc:creator>unknown</dc:creator>
              <dc:date>2005-09-18T13:38:00</dc:date>
            </office:change-info>
            <text:p text:style-name="Standard"><text:s/>as well</text:p>
          </text:deletion>
        </text:changed-region>
        <text:changed-region text:id="ct-1386375496">
          <text:deletion>
            <office:change-info>
              <dc:creator>unknown</dc:creator>
              <dc:date>2005-09-18T13:39:00</dc:date>
            </office:change-info>
            <text:p text:style-name="Standard">process</text:p>
          </text:deletion>
        </text:changed-region>
        <text:changed-region text:id="ct-1386375272">
          <text:insertion>
            <office:change-info>
              <dc:creator>unknown</dc:creator>
              <dc:date>2005-09-18T13:39:00</dc:date>
            </office:change-info>
          </text:insertion>
        </text:changed-region>
        <text:changed-region text:id="ct-1386375160">
          <text:deletion>
            <office:change-info>
              <dc:creator>unknown</dc:creator>
              <dc:date>2005-09-18T13:39:00</dc:date>
            </office:change-info>
            <text:p text:style-name="Standard">process</text:p>
          </text:deletion>
        </text:changed-region>
        <text:changed-region text:id="ct-1386375048">
          <text:insertion>
            <office:change-info>
              <dc:creator>unknown</dc:creator>
              <dc:date>2005-09-18T13:39:00</dc:date>
            </office:change-info>
          </text:insertion>
        </text:changed-region>
        <text:changed-region text:id="ct-1386374936">
          <text:deletion>
            <office:change-info>
              <dc:creator>unknown</dc:creator>
              <dc:date>2005-09-18T13:40:00</dc:date>
            </office:change-info>
            <text:p text:style-name="Standard">above its microcode </text:p>
          </text:deletion>
        </text:changed-region>
        <text:changed-region text:id="ct-1386374824">
          <text:insertion>
            <office:change-info>
              <dc:creator>unknown</dc:creator>
              <dc:date>2005-09-18T13:40:00</dc:date>
            </office:change-info>
          </text:insertion>
        </text:changed-region>
        <text:changed-region text:id="ct-1386374712">
          <text:insertion>
            <office:change-info>
              <dc:creator>unknown</dc:creator>
              <dc:date>2005-08-28T23:08:00</dc:date>
            </office:change-info>
          </text:insertion>
        </text:changed-region>
        <text:changed-region text:id="ct-1386374600">
          <text:insertion>
            <office:change-info>
              <dc:creator>unknown</dc:creator>
              <dc:date>2005-08-28T23:09:00</dc:date>
            </office:change-info>
          </text:insertion>
        </text:changed-region>
        <text:changed-region text:id="ct-1386374488">
          <text:deletion>
            <office:change-info>
              <dc:creator>unknown</dc:creator>
              <dc:date>2005-08-28T23:09:00</dc:date>
            </office:change-info>
            <text:p text:style-name="Standard">:</text:p>
          </text:deletion>
        </text:changed-region>
        <text:changed-region text:id="ct-1386374376">
          <text:insertion>
            <office:change-info>
              <dc:creator>unknown</dc:creator>
              <dc:date>2005-08-28T23:09:00</dc:date>
            </office:change-info>
          </text:insertion>
        </text:changed-region>
        <text:changed-region text:id="ct-1386374264">
          <text:deletion>
            <office:change-info>
              <dc:creator>unknown</dc:creator>
              <dc:date>2005-08-28T23:09:00</dc:date>
            </office:change-info>
            <text:p text:style-name="Standard">t</text:p>
          </text:deletion>
        </text:changed-region>
        <text:changed-region text:id="ct-1386374152">
          <text:insertion>
            <office:change-info>
              <dc:creator>unknown</dc:creator>
              <dc:date>2005-08-28T23:09:00</dc:date>
            </office:change-info>
          </text:insertion>
        </text:changed-region>
        <text:changed-region text:id="ct-1386374040">
          <text:insertion>
            <office:change-info>
              <dc:creator>unknown</dc:creator>
              <dc:date>2005-09-18T13:41:00</dc:date>
            </office:change-info>
          </text:insertion>
        </text:changed-region>
        <text:changed-region text:id="ct-1386373816">
          <text:deletion>
            <office:change-info>
              <dc:creator>unknown</dc:creator>
              <dc:date>2005-09-18T13:41:00</dc:date>
            </office:change-info>
            <text:p text:style-name="Standard"><text:s/></text:p>
          </text:deletion>
        </text:changed-region>
        <text:changed-region text:id="ct-1386373928">
          <text:deletion>
            <office:change-info>
              <dc:creator>unknown</dc:creator>
              <dc:date>2005-09-17T21:52:00</dc:date>
            </office:change-info>
            <text:p text:style-name="Standard">diverse double-compiling</text:p>
          </text:deletion>
        </text:changed-region>
        <text:changed-region text:id="ct-1386373704">
          <text:insertion>
            <office:change-info>
              <dc:creator>unknown</dc:creator>
              <dc:date>2005-09-18T13:41:00</dc:date>
            </office:change-info>
          </text:insertion>
        </text:changed-region>
        <text:changed-region text:id="ct-1386373592">
          <text:insertion>
            <office:change-info>
              <dc:creator>unknown</dc:creator>
              <dc:date>2005-09-18T09:40:00</dc:date>
            </office:change-info>
          </text:insertion>
        </text:changed-region>
        <text:changed-region text:id="ct-1386373480">
          <text:insertion>
            <office:change-info>
              <dc:creator>unknown</dc:creator>
              <dc:date>2005-09-18T09:41:00</dc:date>
            </office:change-info>
          </text:insertion>
        </text:changed-region>
        <text:changed-region text:id="ct-1386373368">
          <text:deletion>
            <office:change-info>
              <dc:creator>unknown</dc:creator>
              <dc:date>2005-09-18T09:41:00</dc:date>
            </office:change-info>
            <text:p text:style-name="Standard">is </text:p>
          </text:deletion>
        </text:changed-region>
        <text:changed-region text:id="ct-1386373256">
          <text:insertion>
            <office:change-info>
              <dc:creator>unknown</dc:creator>
              <dc:date>2005-09-18T09:42:00</dc:date>
            </office:change-info>
          </text:insertion>
        </text:changed-region>
        <text:changed-region text:id="ct-1386368980">
          <text:deletion>
            <office:change-info>
              <dc:creator>unknown</dc:creator>
              <dc:date>2005-09-22T22:30:00</dc:date>
            </office:change-info>
            <text:p text:style-name="Standard">is </text:p>
          </text:deletion>
        </text:changed-region>
        <text:changed-region text:id="ct-1386368868">
          <text:deletion>
            <office:change-info>
              <dc:creator>unknown</dc:creator>
              <dc:date>2005-09-17T15:23:00</dc:date>
            </office:change-info>
            <text:p text:style-name="Standard">binary</text:p>
          </text:deletion>
        </text:changed-region>
        <text:changed-region text:id="ct-1386368756">
          <text:insertion>
            <office:change-info>
              <dc:creator>unknown</dc:creator>
              <dc:date>2005-09-17T23:11:00</dc:date>
            </office:change-info>
          </text:insertion>
        </text:changed-region>
        <text:changed-region text:id="ct-1386368644">
          <text:deletion>
            <office:change-info>
              <dc:creator>unknown</dc:creator>
              <dc:date>2005-09-17T15:23:00</dc:date>
            </office:change-info>
            <text:p text:style-name="Standard">binary</text:p>
          </text:deletion>
        </text:changed-region>
        <text:changed-region text:id="ct-1386368532">
          <text:insertion>
            <office:change-info>
              <dc:creator>unknown</dc:creator>
              <dc:date>2005-09-17T23:12:00</dc:date>
            </office:change-info>
          </text:insertion>
        </text:changed-region>
        <text:changed-region text:id="ct-1386368420">
          <text:deletion>
            <office:change-info>
              <dc:creator>unknown</dc:creator>
              <dc:date>2005-08-26T21:51:00</dc:date>
            </office:change-info>
            <text:p text:style-name="Standard">shows</text:p>
          </text:deletion>
        </text:changed-region>
        <text:changed-region text:id="ct-1386368308">
          <text:insertion>
            <office:change-info>
              <dc:creator>unknown</dc:creator>
              <dc:date>2005-08-26T21:51:00</dc:date>
            </office:change-info>
          </text:insertion>
        </text:changed-region>
        <text:changed-region text:id="ct-1386368196">
          <text:format-change>
            <office:change-info>
              <dc:creator>unknown</dc:creator>
              <dc:date>2005-08-26T21:51:00</dc:date>
            </office:change-info>
          </text:format-change>
        </text:changed-region>
        <text:changed-region text:id="ct-1386368084">
          <text:deletion>
            <office:change-info>
              <dc:creator>unknown</dc:creator>
              <dc:date>2005-08-26T21:51:00</dc:date>
            </office:change-info>
            <text:p text:style-name="Standard">does </text:p>
          </text:deletion>
        </text:changed-region>
        <text:changed-region text:id="ct-1386367972">
          <text:insertion>
            <office:change-info>
              <dc:creator>unknown</dc:creator>
              <dc:date>2005-08-26T21:52:00</dc:date>
            </office:change-info>
          </text:insertion>
        </text:changed-region>
        <text:changed-region text:id="ct-1386367860">
          <text:deletion>
            <office:change-info>
              <dc:creator>unknown</dc:creator>
              <dc:date>2005-09-17T15:15:00</dc:date>
            </office:change-info>
            <text:p text:style-name="Standard">is more difficult to apply</text:p>
          </text:deletion>
        </text:changed-region>
        <text:changed-region text:id="ct-1386367748">
          <text:insertion>
            <office:change-info>
              <dc:creator>unknown</dc:creator>
              <dc:date>2005-09-17T15:15:00</dc:date>
            </office:change-info>
          </text:insertion>
        </text:changed-region>
        <text:changed-region text:id="ct-1386367636">
          <text:insertion>
            <office:change-info>
              <dc:creator>unknown</dc:creator>
              <dc:date>2005-09-17T15:15:00</dc:date>
            </office:change-info>
          </text:insertion>
        </text:changed-region>
        <text:changed-region text:id="ct-1386367524">
          <text:deletion>
            <office:change-info>
              <dc:creator>unknown</dc:creator>
              <dc:date>2005-09-17T15:15:00</dc:date>
            </office:change-info>
            <text:p text:style-name="Standard">, and it does not address malicious hardware (though it can be applied to hardware specification data)</text:p>
          </text:deletion>
        </text:changed-region>
        <text:changed-region text:id="ct-1386367412">
          <text:insertion>
            <office:change-info>
              <dc:creator>unknown</dc:creator>
              <dc:date>2005-09-17T15:15:00</dc:date>
            </office:change-info>
          </text:insertion>
        </text:changed-region>
        <text:changed-region text:id="ct-1386367300">
          <text:insertion>
            <office:change-info>
              <dc:creator>unknown</dc:creator>
              <dc:date>2005-09-17T15:16:00</dc:date>
            </office:change-info>
          </text:insertion>
        </text:changed-region>
        <text:changed-region text:id="ct-1386367188">
          <text:insertion>
            <office:change-info>
              <dc:creator>unknown</dc:creator>
              <dc:date>2005-09-17T15:17:00</dc:date>
            </office:change-info>
          </text:insertion>
        </text:changed-region>
        <text:changed-region text:id="ct-1386367076">
          <text:insertion>
            <office:change-info>
              <dc:creator>unknown</dc:creator>
              <dc:date>2005-09-17T16:52:00</dc:date>
            </office:change-info>
          </text:insertion>
        </text:changed-region>
        <text:changed-region text:id="ct-1386366852">
          <text:deletion>
            <office:change-info>
              <dc:creator>unknown</dc:creator>
              <dc:date>2005-09-17T21:52:00</dc:date>
            </office:change-info>
            <text:p text:style-name="Standard">diverse double-compiling</text:p>
          </text:deletion>
        </text:changed-region>
        <text:changed-region text:id="ct-1386366964">
          <text:deletion>
            <office:change-info>
              <dc:creator>unknown</dc:creator>
              <dc:date>2005-09-18T13:43:00</dc:date>
            </office:change-info>
            <text:p text:style-name="Standard">increasing the diversity of the </text:p>
          </text:deletion>
        </text:changed-region>
        <text:changed-region text:id="ct-1386366740">
          <text:insertion>
            <office:change-info>
              <dc:creator>unknown</dc:creator>
              <dc:date>2005-09-18T13:43:00</dc:date>
            </office:change-info>
          </text:insertion>
        </text:changed-region>
        <text:changed-region text:id="ct-1386366628">
          <text:insertion>
            <office:change-info>
              <dc:creator>unknown</dc:creator>
              <dc:date>2005-09-17T21:52:00</dc:date>
            </office:change-info>
          </text:insertion>
        </text:changed-region>
        <text:changed-region text:id="ct-1386366516">
          <text:insertion>
            <office:change-info>
              <dc:creator>unknown</dc:creator>
              <dc:date>2005-09-18T13:43:00</dc:date>
            </office:change-info>
          </text:insertion>
        </text:changed-region>
        <text:changed-region text:id="ct-1386366404">
          <text:insertion>
            <office:change-info>
              <dc:creator>unknown</dc:creator>
              <dc:date>2005-09-18T16:05:00</dc:date>
            </office:change-info>
          </text:insertion>
        </text:changed-region>
        <text:changed-region text:id="ct-1386366068">
          <text:insertion>
            <office:change-info>
              <dc:creator>unknown</dc:creator>
              <dc:date>2005-09-18T13:45:00</dc:date>
            </office:change-info>
          </text:insertion>
        </text:changed-region>
        <text:changed-region text:id="ct-1386366180">
          <text:insertion>
            <office:change-info>
              <dc:creator>unknown</dc:creator>
              <dc:date>2005-09-18T17:12:00</dc:date>
            </office:change-info>
          </text:insertion>
        </text:changed-region>
        <text:changed-region text:id="ct-1386366292">
          <text:deletion>
            <office:change-info>
              <dc:creator>unknown</dc:creator>
              <dc:date>2005-09-18T19:27:00</dc:date>
            </office:change-info>
            <text:p text:style-name="References">[Anderson2003]</text:p>
          </text:deletion>
        </text:changed-region>
        <text:changed-region text:id="ct-1386365956">
          <text:deletion>
            <office:change-info>
              <dc:creator>unknown</dc:creator>
              <dc:date>2005-09-18T18:22:00</dc:date>
            </office:change-info>
            <text:p text:style-name="References">Dean </text:p>
          </text:deletion>
        </text:changed-region>
        <text:changed-region text:id="ct-1386365844">
          <text:insertion>
            <office:change-info>
              <dc:creator>unknown</dc:creator>
              <dc:date>2005-09-18T18:23:00</dc:date>
            </office:change-info>
          </text:insertion>
        </text:changed-region>
        <text:changed-region text:id="ct-1386365732">
          <text:format-change>
            <office:change-info>
              <dc:creator>unknown</dc:creator>
              <dc:date>2005-09-18T17:49:00</dc:date>
            </office:change-info>
          </text:format-change>
        </text:changed-region>
        <text:changed-region text:id="ct-1386365620">
          <text:deletion>
            <office:change-info>
              <dc:creator>unknown</dc:creator>
              <dc:date>2005-09-18T18:40:00</dc:date>
            </office:change-info>
            <text:p text:style-name="References">23 </text:p>
          </text:deletion>
        </text:changed-region>
        <text:changed-region text:id="ct-1386365508">
          <text:insertion>
            <office:change-info>
              <dc:creator>unknown</dc:creator>
              <dc:date>2005-09-18T18:55:00</dc:date>
            </office:change-info>
          </text:insertion>
        </text:changed-region>
        <text:changed-region text:id="ct-1386365396">
          <text:insertion>
            <office:change-info>
              <dc:creator>unknown</dc:creator>
              <dc:date>2005-09-18T18:40:00</dc:date>
            </office:change-info>
          </text:insertion>
        </text:changed-region>
        <text:changed-region text:id="ct-1386365284">
          <text:insertion>
            <office:change-info>
              <dc:creator>unknown</dc:creator>
              <dc:date>2005-09-18T17:13:00</dc:date>
            </office:change-info>
          </text:insertion>
        </text:changed-region>
        <text:changed-region text:id="ct-1386365172">
          <text:deletion>
            <office:change-info>
              <dc:creator>unknown</dc:creator>
              <dc:date>2005-09-18T17:13:00</dc:date>
            </office:change-info>
            <text:p text:style-name="References">18:08:33 -0400 (EDT). </text:p>
          </text:deletion>
        </text:changed-region>
        <text:changed-region text:id="ct-1386365060">
          <text:insertion>
            <office:change-info>
              <dc:creator>unknown</dc:creator>
              <dc:date>2005-09-18T18:40:00</dc:date>
            </office:change-info>
          </text:insertion>
        </text:changed-region>
        <text:changed-region text:id="ct-1386360784">
          <text:insertion>
            <office:change-info>
              <dc:creator>unknown</dc:creator>
              <dc:date>2005-09-18T17:14:00</dc:date>
            </office:change-info>
          </text:insertion>
        </text:changed-region>
        <text:changed-region text:id="ct-1386360672">
          <text:insertion>
            <office:change-info>
              <dc:creator>unknown</dc:creator>
              <dc:date>2005-09-18T17:19:00</dc:date>
            </office:change-info>
          </text:insertion>
        </text:changed-region>
        <text:changed-region text:id="ct-1386360560">
          <text:insertion>
            <office:change-info>
              <dc:creator>unknown</dc:creator>
              <dc:date>2005-09-18T19:10:00</dc:date>
            </office:change-info>
          </text:insertion>
        </text:changed-region>
        <text:changed-region text:id="ct-1386360448">
          <text:insertion>
            <office:change-info>
              <dc:creator>unknown</dc:creator>
              <dc:date>2005-09-18T18:41:00</dc:date>
            </office:change-info>
          </text:insertion>
        </text:changed-region>
        <text:changed-region text:id="ct-1386360336">
          <text:insertion>
            <office:change-info>
              <dc:creator>unknown</dc:creator>
              <dc:date>2005-09-18T17:12:00</dc:date>
            </office:change-info>
          </text:insertion>
        </text:changed-region>
        <text:changed-region text:id="ct-1386360224">
          <text:deletion>
            <office:change-info>
              <dc:creator>unknown</dc:creator>
              <dc:date>2005-09-18T16:58:00</dc:date>
            </office:change-info>
            <text:p text:style-name="References">[Anderson2004] Emory A. Anderson, Cynthia E. Irvin, and Roger R. Schell. “Subversion as a Threat in Information Warfare,” Journal of Information Warfare, Vol. 3, No.2, pp. 52-65, June 2004, http://cisr.nps.navy.mil/downloads/04paper_subversion.pdf</text:p>
          </text:deletion>
        </text:changed-region>
        <text:changed-region text:id="ct-1386359888">
          <text:insertion>
            <office:change-info>
              <dc:creator>unknown</dc:creator>
              <dc:date>2005-09-18T17:20:00</dc:date>
            </office:change-info>
          </text:insertion>
        </text:changed-region>
        <text:changed-region text:id="ct-1386360112">
          <text:insertion>
            <office:change-info>
              <dc:creator>unknown</dc:creator>
              <dc:date>2005-09-18T17:21:00</dc:date>
            </office:change-info>
          </text:insertion>
        </text:changed-region>
        <text:changed-region text:id="ct-1386360000">
          <text:deletion>
            <office:change-info>
              <dc:creator>unknown</dc:creator>
              <dc:date>2005-09-18T17:22:00</dc:date>
            </office:change-info>
            <text:p text:style-name="References"/>
            <text:p text:style-name="References"/>
          </text:deletion>
        </text:changed-region>
        <text:changed-region text:id="ct-1386359776">
          <text:insertion>
            <office:change-info>
              <dc:creator>unknown</dc:creator>
              <dc:date>2005-09-18T17:22:00</dc:date>
            </office:change-info>
          </text:insertion>
        </text:changed-region>
        <text:changed-region text:id="ct-1386359664">
          <text:deletion>
            <office:change-info>
              <dc:creator>unknown</dc:creator>
              <dc:date>2005-09-18T19:28:00</dc:date>
            </office:change-info>
            <text:p text:style-name="References">[Bellovin 1982]</text:p>
          </text:deletion>
          <text:insertion>
            <office:change-info office:chg-author="David A. Wheeler" office:chg-date-time="2005-08-26T16:49:00"/>
          </text:insertion>
        </text:changed-region>
        <text:changed-region text:id="ct-1386359552">
          <text:insertion>
            <office:change-info>
              <dc:creator>David A. Wheeler</dc:creator>
              <dc:date>2005-08-26T16:49:00</dc:date>
            </office:change-info>
          </text:insertion>
        </text:changed-region>
        <text:changed-region text:id="ct-1386359440">
          <text:deletion>
            <office:change-info>
              <dc:creator>unknown</dc:creator>
              <dc:date>2005-09-18T18:24:00</dc:date>
            </office:change-info>
            <text:p text:style-name="References">Steven Michael </text:p>
          </text:deletion>
          <text:insertion>
            <office:change-info office:chg-author="David A. Wheeler" office:chg-date-time="2005-08-26T16:49:00"/>
          </text:insertion>
        </text:changed-region>
        <text:changed-region text:id="ct-1386359328">
          <text:insertion>
            <office:change-info>
              <dc:creator>David A. Wheeler</dc:creator>
              <dc:date>2005-08-26T16:49:00</dc:date>
            </office:change-info>
          </text:insertion>
        </text:changed-region>
        <text:changed-region text:id="ct-1386359216">
          <text:insertion>
            <office:change-info>
              <dc:creator>unknown</dc:creator>
              <dc:date>2005-09-18T18:24:00</dc:date>
            </office:change-info>
          </text:insertion>
        </text:changed-region>
        <text:changed-region text:id="ct-1386359104">
          <text:deletion>
            <office:change-info>
              <dc:creator>unknown</dc:creator>
              <dc:date>2005-09-18T18:24:00</dc:date>
            </office:change-info>
            <text:p text:style-name="References"><text:s/></text:p>
          </text:deletion>
          <text:insertion>
            <office:change-info office:chg-author="David A. Wheeler" office:chg-date-time="2005-08-26T16:49:00"/>
          </text:insertion>
        </text:changed-region>
        <text:changed-region text:id="ct-1386358992">
          <text:insertion>
            <office:change-info>
              <dc:creator>David A. Wheeler</dc:creator>
              <dc:date>2005-08-26T16:49:00</dc:date>
            </office:change-info>
          </text:insertion>
        </text:changed-region>
        <text:changed-region text:id="ct-1386358880">
          <text:deletion>
            <office:change-info>
              <dc:creator>unknown</dc:creator>
              <dc:date>2005-09-18T18:56:00</dc:date>
            </office:change-info>
            <text:p text:style-name="References">ember</text:p>
          </text:deletion>
          <text:insertion>
            <office:change-info office:chg-author="David A. Wheeler" office:chg-date-time="2005-08-26T16:49:00"/>
          </text:insertion>
        </text:changed-region>
        <text:changed-region text:id="ct-1386358768">
          <text:insertion>
            <office:change-info>
              <dc:creator>unknown</dc:creator>
              <dc:date>2005-09-18T18:56:00</dc:date>
            </office:change-info>
          </text:insertion>
        </text:changed-region>
        <text:changed-region text:id="ct-1386358656">
          <text:insertion>
            <office:change-info>
              <dc:creator>David A. Wheeler</dc:creator>
              <dc:date>2005-08-26T16:49:00</dc:date>
            </office:change-info>
          </text:insertion>
        </text:changed-region>
        <text:changed-region text:id="ct-1386358544">
          <text:insertion>
            <office:change-info>
              <dc:creator>unknown</dc:creator>
              <dc:date>2005-09-18T17:22:00</dc:date>
            </office:change-info>
          </text:insertion>
        </text:changed-region>
        <text:changed-region text:id="ct-1386358432">
          <text:insertion>
            <office:change-info>
              <dc:creator>unknown</dc:creator>
              <dc:date>2005-09-18T17:24:00</dc:date>
            </office:change-info>
          </text:insertion>
        </text:changed-region>
        <text:changed-region text:id="ct-1386358320">
          <text:insertion>
            <office:change-info>
              <dc:creator>unknown</dc:creator>
              <dc:date>2005-09-18T17:23:00</dc:date>
            </office:change-info>
          </text:insertion>
        </text:changed-region>
        <text:changed-region text:id="ct-1386358208">
          <text:insertion>
            <office:change-info>
              <dc:creator>unknown</dc:creator>
              <dc:date>2005-09-18T18:44:00</dc:date>
            </office:change-info>
          </text:insertion>
        </text:changed-region>
        <text:changed-region text:id="ct-1386358096">
          <text:insertion>
            <office:change-info>
              <dc:creator>David A. Wheeler</dc:creator>
              <dc:date>2005-08-26T16:49:00</dc:date>
            </office:change-info>
          </text:insertion>
        </text:changed-region>
        <text:changed-region text:id="ct-1386357984">
          <text:insertion>
            <office:change-info>
              <dc:creator>unknown</dc:creator>
              <dc:date>2005-09-18T17:24:00</dc:date>
            </office:change-info>
          </text:insertion>
        </text:changed-region>
        <text:changed-region text:id="ct-1386357872">
          <text:deletion>
            <office:change-info>
              <dc:creator>unknown</dc:creator>
              <dc:date>2005-09-18T19:29:00</dc:date>
            </office:change-info>
            <text:p text:style-name="References">[Bridis2003]</text:p>
          </text:deletion>
        </text:changed-region>
        <text:changed-region text:id="ct-1386357760">
          <text:deletion>
            <office:change-info>
              <dc:creator>unknown</dc:creator>
              <dc:date>2005-09-18T18:24:00</dc:date>
            </office:change-info>
            <text:p text:style-name="References">Ted </text:p>
          </text:deletion>
        </text:changed-region>
        <text:changed-region text:id="ct-1386357648">
          <text:insertion>
            <office:change-info>
              <dc:creator>unknown</dc:creator>
              <dc:date>2005-09-18T18:24:00</dc:date>
            </office:change-info>
          </text:insertion>
        </text:changed-region>
        <text:changed-region text:id="ct-1386357536">
          <text:format-change>
            <office:change-info>
              <dc:creator>unknown</dc:creator>
              <dc:date>2005-09-18T17:51:00</dc:date>
            </office:change-info>
          </text:format-change>
        </text:changed-region>
        <text:changed-region text:id="ct-1386357424">
          <text:deletion>
            <office:change-info>
              <dc:creator>unknown</dc:creator>
              <dc:date>2005-09-18T18:52:00</dc:date>
            </office:change-info>
            <text:p text:style-name="References">tember</text:p>
          </text:deletion>
        </text:changed-region>
        <text:changed-region text:id="ct-1386357312">
          <text:insertion>
            <office:change-info>
              <dc:creator>unknown</dc:creator>
              <dc:date>2005-09-18T18:52:00</dc:date>
            </office:change-info>
          </text:insertion>
        </text:changed-region>
        <text:changed-region text:id="ct-1386357200">
          <text:deletion>
            <office:change-info>
              <dc:creator>unknown</dc:creator>
              <dc:date>2005-09-18T18:52:00</dc:date>
            </office:change-info>
            <text:p text:style-name="References"><text:s/></text:p>
          </text:deletion>
        </text:changed-region>
        <text:changed-region text:id="ct-1386357088">
          <text:insertion>
            <office:change-info>
              <dc:creator>unknown</dc:creator>
              <dc:date>2005-09-18T18:44:00</dc:date>
            </office:change-info>
          </text:insertion>
        </text:changed-region>
        <text:changed-region text:id="ct-1386356976">
          <text:insertion>
            <office:change-info>
              <dc:creator>unknown</dc:creator>
              <dc:date>2005-09-18T17:24:00</dc:date>
            </office:change-info>
          </text:insertion>
        </text:changed-region>
        <text:changed-region text:id="ct-1386356864">
          <text:insertion>
            <office:change-info>
              <dc:creator>unknown</dc:creator>
              <dc:date>2005-09-18T17:25:00</dc:date>
            </office:change-info>
          </text:insertion>
        </text:changed-region>
        <text:changed-region text:id="ct-1386340344">
          <text:insertion>
            <office:change-info>
              <dc:creator>unknown</dc:creator>
              <dc:date>2005-09-18T17:28:00</dc:date>
            </office:change-info>
          </text:insertion>
        </text:changed-region>
        <text:changed-region text:id="ct-1386340120">
          <text:insertion>
            <office:change-info>
              <dc:creator>unknown</dc:creator>
              <dc:date>2005-09-18T17:30:00</dc:date>
            </office:change-info>
          </text:insertion>
        </text:changed-region>
        <text:changed-region text:id="ct-1386340232">
          <text:insertion>
            <office:change-info>
              <dc:creator>unknown</dc:creator>
              <dc:date>2005-09-18T17:32:00</dc:date>
            </office:change-info>
          </text:insertion>
        </text:changed-region>
        <text:changed-region text:id="ct-1386340008">
          <text:insertion>
            <office:change-info>
              <dc:creator>unknown</dc:creator>
              <dc:date>2005-09-18T17:33:00</dc:date>
            </office:change-info>
          </text:insertion>
        </text:changed-region>
        <text:changed-region text:id="ct-1386339896">
          <text:insertion>
            <office:change-info>
              <dc:creator>unknown</dc:creator>
              <dc:date>2005-09-18T18:01:00</dc:date>
            </office:change-info>
          </text:insertion>
        </text:changed-region>
        <text:changed-region text:id="ct-1386339784">
          <text:insertion>
            <office:change-info>
              <dc:creator>unknown</dc:creator>
              <dc:date>2005-09-18T17:34:00</dc:date>
            </office:change-info>
          </text:insertion>
        </text:changed-region>
        <text:changed-region text:id="ct-1386339672">
          <text:deletion>
            <office:change-info>
              <dc:creator>unknown</dc:creator>
              <dc:date>2005-09-18T19:32:00</dc:date>
            </office:change-info>
            <text:p text:style-name="References">[Buck2004]</text:p>
          </text:deletion>
        </text:changed-region>
        <text:changed-region text:id="ct-1386339560">
          <text:deletion>
            <office:change-info>
              <dc:creator>unknown</dc:creator>
              <dc:date>2005-09-18T18:29:00</dc:date>
            </office:change-info>
            <text:p text:style-name="References">Joe </text:p>
          </text:deletion>
        </text:changed-region>
        <text:changed-region text:id="ct-1386339448">
          <text:insertion>
            <office:change-info>
              <dc:creator>unknown</dc:creator>
              <dc:date>2005-09-18T18:29:00</dc:date>
            </office:change-info>
          </text:insertion>
        </text:changed-region>
        <text:changed-region text:id="ct-1386339336">
          <text:format-change>
            <office:change-info>
              <dc:creator>unknown</dc:creator>
              <dc:date>2005-09-18T17:52:00</dc:date>
            </office:change-info>
          </text:format-change>
        </text:changed-region>
        <text:changed-region text:id="ct-1386339224">
          <text:insertion>
            <office:change-info>
              <dc:creator>unknown</dc:creator>
              <dc:date>2005-09-18T18:57:00</dc:date>
            </office:change-info>
          </text:insertion>
        </text:changed-region>
        <text:changed-region text:id="ct-1386339112">
          <text:insertion>
            <office:change-info>
              <dc:creator>unknown</dc:creator>
              <dc:date>2005-09-18T18:01:00</dc:date>
            </office:change-info>
          </text:insertion>
        </text:changed-region>
        <text:changed-region text:id="ct-1386339000">
          <text:insertion>
            <office:change-info>
              <dc:creator>unknown</dc:creator>
              <dc:date>2005-09-18T17:35:00</dc:date>
            </office:change-info>
          </text:insertion>
        </text:changed-region>
        <text:changed-region text:id="ct-1386338888">
          <text:insertion>
            <office:change-info>
              <dc:creator>unknown</dc:creator>
              <dc:date>2005-09-18T17:40:00</dc:date>
            </office:change-info>
          </text:insertion>
        </text:changed-region>
        <text:changed-region text:id="ct-1386338776">
          <text:insertion>
            <office:change-info>
              <dc:creator>unknown</dc:creator>
              <dc:date>2005-09-18T17:39:00</dc:date>
            </office:change-info>
          </text:insertion>
        </text:changed-region>
        <text:changed-region text:id="ct-1386338664">
          <text:insertion>
            <office:change-info>
              <dc:creator>unknown</dc:creator>
              <dc:date>2005-09-18T17:41:00</dc:date>
            </office:change-info>
          </text:insertion>
        </text:changed-region>
        <text:changed-region text:id="ct-1386338216">
          <text:deletion>
            <office:change-info>
              <dc:creator>unknown</dc:creator>
              <dc:date>2005-09-18T17:21:00</dc:date>
            </office:change-info>
            <text:p text:style-name="References"/>
            <text:p text:style-name="References"/>
          </text:deletion>
          <text:insertion>
            <office:change-info office:chg-author="David A. Wheeler" office:chg-date-time="2005-08-26T15:32:00"/>
          </text:insertion>
        </text:changed-region>
        <text:changed-region text:id="ct-1386338328">
          <text:deletion>
            <office:change-info>
              <dc:creator>unknown</dc:creator>
              <dc:date>2005-09-18T17:43:00</dc:date>
            </office:change-info>
            <text:p text:style-name="References">[Dodge2005] Dave Dodge, “Re: [Tinycc-devel] Mysterious tcc behavior: why does 0.0 takes 12 bytes when NOT long double,” tcc mailing list, May 27, 2005.</text:p>
          </text:deletion>
        </text:changed-region>
        <text:changed-region text:id="ct-1386338440">
          <text:deletion>
            <office:change-info>
              <dc:creator>unknown</dc:creator>
              <dc:date>2005-09-18T17:25:00</dc:date>
            </office:change-info>
            <text:p text:style-name="References">[Cowan2000] Crispin Cowan, Heather Hinton, Calton Pu, and Jonathan Walpole, “The Cracker Patch Choice: An Analysis of Post Hoc Security Techniques” <text:s/>Proc. of the 23rd National Information Systems Security Conference, Baltimore, MD. June 27, 2000, <text:s/>http://www.scs.carleton.ca/~soma/biosec/readings/cowan-post-hoc.pdf</text:p>
            <text:p text:style-name="References"/>
          </text:deletion>
        </text:changed-region>
        <text:changed-region text:id="ct-1386338552">
          <text:deletion>
            <office:change-info>
              <dc:creator>unknown</dc:creator>
              <dc:date>2005-09-18T17:43:00</dc:date>
            </office:change-info>
            <text:p text:style-name="References"/>
            <text:p text:style-name="References"/>
          </text:deletion>
        </text:changed-region>
        <text:changed-region text:id="ct-1386338104">
          <text:insertion>
            <office:change-info>
              <dc:creator>unknown</dc:creator>
              <dc:date>2005-09-18T18:01:00</dc:date>
            </office:change-info>
          </text:insertion>
        </text:changed-region>
        <text:changed-region text:id="ct-1386337992">
          <text:insertion>
            <office:change-info>
              <dc:creator>unknown</dc:creator>
              <dc:date>2005-08-30T23:12:00</dc:date>
            </office:change-info>
          </text:insertion>
        </text:changed-region>
        <text:changed-region text:id="ct-1386337544">
          <text:deletion>
            <office:change-info>
              <dc:creator>unknown</dc:creator>
              <dc:date>2005-09-18T17:28:00</dc:date>
            </office:change-info>
            <text:p text:style-name="References">[Forrest1994] Stephanie Forrest, Lawrence Allen, Alan S. Perelson, and Rajesh Cherukuri, “Self-Nonself Discrimination in a Computer.” Proc. of the 1994 IEEE Symposium on Research in Security and Privacy.</text:p>
          </text:deletion>
        </text:changed-region>
        <text:changed-region text:id="ct-1386337656">
          <text:deletion>
            <office:change-info>
              <dc:creator>unknown</dc:creator>
              <dc:date>2005-09-18T17:30:00</dc:date>
            </office:change-info>
            <text:p text:style-name="References">[Faigon] Ariel Faigon. Testing for Zero Bugs. http://www.yendor.com/testing.</text:p>
            <text:p text:style-name="References"/>
          </text:deletion>
          <text:insertion>
            <office:change-info office:chg-author="David A. Wheeler" office:chg-date-time="2005-08-26T17:24:00"/>
          </text:insertion>
        </text:changed-region>
        <text:changed-region text:id="ct-1386337768">
          <text:deletion>
            <office:change-info>
              <dc:creator>unknown</dc:creator>
              <dc:date>2005-09-18T17:08:00</dc:date>
            </office:change-info>
            <text:p text:style-name="References"/>
            <text:p text:style-name="References"/>
          </text:deletion>
        </text:changed-region>
        <text:changed-region text:id="ct-1386337880">
          <text:deletion>
            <office:change-info>
              <dc:creator>unknown</dc:creator>
              <dc:date>2005-09-18T17:08:00</dc:date>
            </office:change-info>
            <text:p text:style-name="References">[Draper1984] Draper, Steve. “Trojan Horses and Trusty Hackers,” Communications of the ACM, November 1984, Volume 27, Number 11, p. 1085.</text:p>
          </text:deletion>
          <text:insertion>
            <office:change-info office:chg-author="David A. Wheeler" office:chg-date-time="2005-08-26T15:32:00"/>
          </text:insertion>
        </text:changed-region>
        <text:changed-region text:id="ct-1386337432">
          <text:insertion>
            <office:change-info>
              <dc:creator>unknown</dc:creator>
              <dc:date>2005-09-18T17:43:00</dc:date>
            </office:change-info>
          </text:insertion>
        </text:changed-region>
        <text:changed-region text:id="ct-1386337320">
          <text:insertion>
            <office:change-info>
              <dc:creator>unknown</dc:creator>
              <dc:date>2005-09-18T18:45:00</dc:date>
            </office:change-info>
          </text:insertion>
        </text:changed-region>
        <text:changed-region text:id="ct-1386336760">
          <text:deletion>
            <office:change-info>
              <dc:creator>unknown</dc:creator>
              <dc:date>2005-09-18T17:42:00</dc:date>
            </office:change-info>
            <text:p text:style-name="References"/>
            <text:p text:style-name="References"/>
          </text:deletion>
        </text:changed-region>
        <text:changed-region text:id="ct-1386336872">
          <text:deletion>
            <office:change-info>
              <dc:creator>unknown</dc:creator>
              <dc:date>2005-09-18T17:23:00</dc:date>
            </office:change-info>
            <text:p text:style-name="References">[Geer2003] Dan Geer, Rebecca Bace, Peter Gutmann, Perry Metzger, Charles P. Pfleeger, John S. Quarterman, and Bruce Schneier, Cyber Insecurity: The Cost of Monopoly, Computer and Communications Industry Association (CCIA), <text:s/>http://www.ccianet.org/papers/cyberinsecurity.pdf</text:p>
          </text:deletion>
        </text:changed-region>
        <text:changed-region text:id="ct-1386336984">
          <text:deletion>
            <office:change-info>
              <dc:creator>unknown</dc:creator>
              <dc:date>2005-09-18T17:42:00</dc:date>
            </office:change-info>
            <text:p text:style-name="References"/>
            <text:p text:style-name="References"/>
          </text:deletion>
        </text:changed-region>
        <text:changed-region text:id="ct-1386337096">
          <text:deletion>
            <office:change-info>
              <dc:creator>unknown</dc:creator>
              <dc:date>2005-09-18T16:57:00</dc:date>
            </office:change-info>
            <text:p text:style-name="References"/>
            <text:p text:style-name="References">[gauis2000] gauis. “Things to do in Ciscoland when you’re dead,” Phrack, Volume 0xa, Issue 0x38, May 1, 2000, http://www.phrack.org/phrack/56/p56-0x0a</text:p>
          </text:deletion>
        </text:changed-region>
        <text:changed-region text:id="ct-1386337208">
          <text:deletion>
            <office:change-info>
              <dc:creator>unknown</dc:creator>
              <dc:date>2005-09-18T17:24:00</dc:date>
            </office:change-info>
            <text:p text:style-name="References">[Forrest1997] Stephanie Forrest, Anil Somayaji, and David H. Ackley. 1997. <text:s/>“Building Diverse Computer Systems,” <text:s/>Proc. of the 6th Workshop on Hot Topics in Operating Systems. Los Alamitos, CA: IEEE Computer Society Press, pp. 67-72.</text:p>
          </text:deletion>
        </text:changed-region>
        <text:changed-region text:id="ct-1386336648">
          <text:insertion>
            <office:change-info>
              <dc:creator>unknown</dc:creator>
              <dc:date>2005-09-18T17:43:00</dc:date>
            </office:change-info>
          </text:insertion>
        </text:changed-region>
        <text:changed-region text:id="ct-1386336536">
          <text:insertion>
            <office:change-info>
              <dc:creator>unknown</dc:creator>
              <dc:date>2005-08-30T23:17:00</dc:date>
            </office:change-info>
          </text:insertion>
        </text:changed-region>
        <text:changed-region text:id="ct-1386336424">
          <text:insertion>
            <office:change-info>
              <dc:creator>unknown</dc:creator>
              <dc:date>2005-09-18T17:43:00</dc:date>
            </office:change-info>
          </text:insertion>
        </text:changed-region>
        <text:changed-region text:id="ct-1386332148">
          <text:insertion>
            <office:change-info>
              <dc:creator>unknown</dc:creator>
              <dc:date>2005-08-26T22:02:00</dc:date>
            </office:change-info>
          </text:insertion>
        </text:changed-region>
        <text:changed-region text:id="ct-1386332036">
          <text:deletion>
            <office:change-info>
              <dc:creator>unknown</dc:creator>
              <dc:date>2005-09-18T17:41:00</dc:date>
            </office:change-info>
            <text:p text:style-name="References">[Jendrissek2004] Bernd Jendrissek, “Tin foil hat GCC (Was: Re: Of Bounties and Mercenaries),” gcc mailing list, Apr 8, 2004, <text:s/>http://gcc.gnu.org/ml/gcc/2004-04/msg00404.html</text:p>
          </text:deletion>
        </text:changed-region>
        <text:changed-region text:id="ct-1386331700">
          <text:deletion>
            <office:change-info>
              <dc:creator>unknown</dc:creator>
              <dc:date>2005-09-18T17:43:00</dc:date>
            </office:change-info>
            <text:p text:style-name="References">[Kernighan1988] Brian W. Kernighan and Dennis M. Ritchie. The C Programming Language. 2nd Edition. Prentice Hall PTR. March 22, 1988.</text:p>
          </text:deletion>
        </text:changed-region>
        <text:changed-region text:id="ct-1386331812">
          <text:deletion>
            <office:change-info>
              <dc:creator>unknown</dc:creator>
              <dc:date>2005-09-18T13:49:00</dc:date>
            </office:change-info>
            <text:p text:style-name="References"/>
            <text:p text:style-name="References"/>
          </text:deletion>
        </text:changed-region>
        <text:changed-region text:id="ct-1386331924">
          <text:deletion>
            <office:change-info>
              <dc:creator>unknown</dc:creator>
              <dc:date>2005-09-18T13:45:00</dc:date>
            </office:change-info>
            <text:p text:style-name="References">[Karger1974] Paul A. Karger and Roger R. Schell. Multics Security Evaluation: Vulnerability Analysis. <text:s/>ESD-TR-74-193, Vol. II. <text:s/>pp. 51-52. <text:s/>June 1974. <text:s/>Reprinted with [Karger 2002].</text:p>
            <text:p text:style-name="References">[Karger2002] Paul A. Karger and Roger R. Schell. <text:s text:c="3"/>“Thirty Years Later: Lessons from the Multics Security Evaluation,” ACSAC, September 18, 2002, http://www.acsac.org/2002/papers/classic-multics.pdf</text:p>
          </text:deletion>
        </text:changed-region>
        <text:changed-region text:id="ct-1386331588">
          <text:insertion>
            <office:change-info>
              <dc:creator>unknown</dc:creator>
              <dc:date>2005-09-18T17:43:00</dc:date>
            </office:change-info>
          </text:insertion>
        </text:changed-region>
        <text:changed-region text:id="ct-1386327264">
          <text:deletion>
            <office:change-info>
              <dc:creator>unknown</dc:creator>
              <dc:date>2005-09-18T17:43:00</dc:date>
            </office:change-info>
            <text:p text:style-name="References">[Wheeler 2005] David A. Wheeler, “Why OSS/FS? Look at the Numbers!, May 9, 2005, http://www.dwheeler.com/oss_fs_why.html</text:p>
          </text:deletion>
        </text:changed-region>
        <text:changed-region text:id="ct-1386327376">
          <text:deletion>
            <office:change-info>
              <dc:creator>unknown</dc:creator>
              <dc:date>2005-09-18T17:44:00</dc:date>
            </office:change-info>
            <text:p text:style-name="References"/>
            <text:p text:style-name="References"/>
          </text:deletion>
        </text:changed-region>
        <text:changed-region text:id="ct-1386327488">
          <text:deletion>
            <office:change-info>
              <dc:creator>unknown</dc:creator>
              <dc:date>2005-09-18T16:54:00</dc:date>
            </office:change-info>
            <text:p text:style-name="References">[Thornburg2000] Jonathan Thornburg, <text:s/>“?Backdoor in Microsoft web server?” Newsgroup sci.crypt, Apr 18, 2000, http://groups-beta.google.com/group/sci.crypt/msg/9305502fd7d4ee6f.</text:p>
          </text:deletion>
        </text:changed-region>
        <text:changed-region text:id="ct-1386327600">
          <text:deletion>
            <office:change-info>
              <dc:creator>unknown</dc:creator>
              <dc:date>2005-09-18T13:49:00</dc:date>
            </office:change-info>
            <text:p text:style-name="References">[Thompson1984] Ken Thompson, “Reflections on Trusting Trust,” Communications of the ACM, Vol. 27, No. 8. pp. 761-763, April 1984, http://www.acm.org/classics/sep95</text:p>
            <text:p text:style-name="References"/>
          </text:deletion>
        </text:changed-region>
        <text:changed-region text:id="ct-1386327712">
          <text:deletion>
            <office:change-info>
              <dc:creator>unknown</dc:creator>
              <dc:date>2005-09-18T17:44:00</dc:date>
            </office:change-info>
            <text:p text:style-name="References"/>
            <text:p text:style-name="References"/>
          </text:deletion>
        </text:changed-region>
        <text:changed-region text:id="ct-1386327824">
          <text:deletion>
            <office:change-info>
              <dc:creator>unknown</dc:creator>
              <dc:date>2005-09-18T17:20:00</dc:date>
            </office:change-info>
            <text:p text:style-name="References">[Stringer-Calvert1998] David William John Stringer-Calvert. “Mechanical Verification of Compiler Correctness” (PhD thesis). University of York, Department of Computer Science. March 1998, http://www.csl.sri.com/users/dave_sc/papers/thesis.ps.gz</text:p>
          </text:deletion>
        </text:changed-region>
        <text:changed-region text:id="ct-1386327936">
          <text:deletion>
            <office:change-info>
              <dc:creator>unknown</dc:creator>
              <dc:date>2005-09-18T17:44:00</dc:date>
            </office:change-info>
            <text:p text:style-name="References"/>
            <text:p text:style-name="References"/>
          </text:deletion>
        </text:changed-region>
        <text:changed-region text:id="ct-1386328048">
          <text:deletion>
            <office:change-info>
              <dc:creator>unknown</dc:creator>
              <dc:date>2005-09-18T17:26:00</dc:date>
            </office:change-info>
            <text:p text:style-name="References">[Spinellis2003] Diomidis Spinellis, “Reflections on Trusting Trust Revisited,” Communications of the ACM, 46(6), June 2003, http://www.dmst.aueb.gr/dds/pubs/jrnl/2003-CACM-Reflections2/html/reflections2.pdf</text:p>
          </text:deletion>
        </text:changed-region>
        <text:changed-region text:id="ct-1386328228">
          <text:deletion>
            <office:change-info>
              <dc:creator>unknown</dc:creator>
              <dc:date>2005-09-18T17:44:00</dc:date>
            </office:change-info>
            <text:p text:style-name="References"/>
            <text:p text:style-name="References"/>
          </text:deletion>
          <text:insertion>
            <office:change-info office:chg-author="David A. Wheeler" office:chg-date-time="2005-08-26T17:08:00"/>
          </text:insertion>
        </text:changed-region>
        <text:changed-region text:id="ct-1386328340">
          <text:deletion>
            <office:change-info>
              <dc:creator>unknown</dc:creator>
              <dc:date>2005-09-18T17:32:00</dc:date>
            </office:change-info>
            <text:p text:style-name="References">[Spencer2005] Henry Spencer, private communication.</text:p>
          </text:deletion>
          <text:insertion>
            <office:change-info office:chg-author="David A. Wheeler" office:chg-date-time="2005-08-26T17:08:00"/>
          </text:insertion>
        </text:changed-region>
        <text:changed-region text:id="ct-1386328452">
          <text:deletion>
            <office:change-info>
              <dc:creator>unknown</dc:creator>
              <dc:date>2005-09-18T17:32:00</dc:date>
            </office:change-info>
            <text:p text:style-name="References">.</text:p>
            <text:p text:style-name="References"/>
          </text:deletion>
        </text:changed-region>
        <text:changed-region text:id="ct-1386328564">
          <text:deletion>
            <office:change-info>
              <dc:creator>David A. Wheeler</dc:creator>
              <dc:date>2005-08-26T16:00:00</dc:date>
            </office:change-info>
            <text:p text:style-name="References">, Semi-private response (no longer on Internet)</text:p>
          </text:deletion>
        </text:changed-region>
        <text:changed-region text:id="ct-1386328676">
          <text:deletion>
            <office:change-info>
              <dc:creator>unknown</dc:creator>
              <dc:date>2005-09-18T17:32:00</dc:date>
            </office:change-info>
            <text:p text:style-name="References">Nov 23, 1998</text:p>
          </text:deletion>
        </text:changed-region>
        <text:changed-region text:id="ct-1386328788">
          <text:deletion>
            <office:change-info>
              <dc:creator>unknown</dc:creator>
              <dc:date>2005-09-18T17:32:00</dc:date>
            </office:change-info>
            <text:p text:style-name="References"><text:span text:style-name="T1">Robust Open Source mailing list</text:span> (open-source at csl.sri.com) established by Peter G. Neumann, </text:p>
          </text:deletion>
          <text:insertion>
            <office:change-info office:chg-author="David A. Wheeler" office:chg-date-time="2005-08-26T15:59:00"/>
          </text:insertion>
        </text:changed-region>
        <text:changed-region text:id="ct-1386328900">
          <text:deletion>
            <office:change-info>
              <dc:creator>unknown</dc:creator>
              <dc:date>2005-09-18T17:32:00</dc:date>
            </office:change-info>
            <text:p text:style-name="References">[Spencer1998] Henry Spencer. “Re: LWN - The Trojan Horse (Bruce Perens)”, </text:p>
          </text:deletion>
        </text:changed-region>
        <text:changed-region text:id="ct-1386329012">
          <text:deletion>
            <office:change-info>
              <dc:creator>unknown</dc:creator>
              <dc:date>2005-09-18T17:44:00</dc:date>
            </office:change-info>
            <text:p text:style-name="References"/>
            <text:p text:style-name="References"/>
          </text:deletion>
        </text:changed-region>
        <text:changed-region text:id="ct-1386329124">
          <text:deletion>
            <office:change-info>
              <dc:creator>unknown</dc:creator>
              <dc:date>2005-09-18T17:19:00</dc:date>
            </office:change-info>
            <text:p text:style-name="References">[Mohring2004] David Mohring, “Twelve Step TrustABLE IT: VLSBs in VDNZs From TBAs,” <text:s/>IT Heresies, October 12, 2004, http://itheresies.blogspot.com/2004_10_01_itheresies_archive.html</text:p>
          </text:deletion>
        </text:changed-region>
        <text:changed-region text:id="ct-1386329236">
          <text:deletion>
            <office:change-info>
              <dc:creator>unknown</dc:creator>
              <dc:date>2005-09-18T17:44:00</dc:date>
            </office:change-info>
            <text:p text:style-name="References"/>
            <text:p text:style-name="References"/>
          </text:deletion>
          <text:insertion>
            <office:change-info office:chg-author="David A. Wheeler" office:chg-date-time="2005-08-26T17:08:00"/>
          </text:insertion>
        </text:changed-region>
        <text:changed-region text:id="ct-1386329348">
          <text:deletion>
            <office:change-info>
              <dc:creator>unknown</dc:creator>
              <dc:date>2005-09-18T17:32:00</dc:date>
            </office:change-info>
            <text:p text:style-name="References">[McKeeman1970] McKeeman, Horning, and Wartman. <text:span text:style-name="T1">A Compiler Generator</text:span>. 1970.</text:p>
          </text:deletion>
          <text:insertion>
            <office:change-info office:chg-author="David A. Wheeler" office:chg-date-time="2005-08-26T17:08:00"/>
          </text:insertion>
        </text:changed-region>
        <text:changed-region text:id="ct-1386329460">
          <text:deletion>
            <office:change-info>
              <dc:creator>unknown</dc:creator>
              <dc:date>2005-09-18T17:44:00</dc:date>
            </office:change-info>
            <text:p text:style-name="References"/>
            <text:p text:style-name="References"/>
          </text:deletion>
        </text:changed-region>
        <text:changed-region text:id="ct-1386329572">
          <text:deletion>
            <office:change-info>
              <dc:creator>unknown</dc:creator>
              <dc:date>2005-09-18T16:55:00</dc:date>
            </office:change-info>
            <text:p text:style-name="References">Maynor2004] David Maynor, “Trust No-One, Not Even Yourself OR The Weak Link Might Be Your Build Tools,” Black Hat USA 2004, Caesars Palace, Las Vegas, July 24-29, 2004, http://blackhat.com/presentations/bh-usa-04/bh-us-04-maynor.pdf</text:p>
            <text:p text:style-name="References">[Maynor2005] David Maynor, “The Compiler as Attack Vector,” Linux Journal, January 1, 2005, <text:s/>http://www.linuxjournal.com/article/7839</text:p>
          </text:deletion>
        </text:changed-region>
        <text:changed-region text:id="ct-1386329684">
          <text:deletion>
            <office:change-info>
              <dc:creator>unknown</dc:creator>
              <dc:date>2005-09-18T17:19:00</dc:date>
            </office:change-info>
            <text:p text:style-name="References">[</text:p>
          </text:deletion>
        </text:changed-region>
        <text:changed-region text:id="ct-1386329796">
          <text:deletion>
            <office:change-info>
              <dc:creator>unknown</dc:creator>
              <dc:date>2005-09-18T17:39:00</dc:date>
            </office:change-info>
            <text:p text:style-name="References"/>
            <text:p text:style-name="References"/>
          </text:deletion>
        </text:changed-region>
        <text:changed-region text:id="ct-1386329908">
          <text:deletion>
            <office:change-info>
              <dc:creator>unknown</dc:creator>
              <dc:date>2005-09-18T17:11:00</dc:date>
            </office:change-info>
            <text:p text:style-name="References">[Magdsick2003] Karl Alexander Magdsick, “Re: Linuxfromscratch.org,” SELinux mailing list, 23 Jul 2003 15:34:44 -0400, http://www.nsa.gov/selinux/list-archive/0307/4720.cfm</text:p>
          </text:deletion>
        </text:changed-region>
        <text:changed-region text:id="ct-1386330020">
          <text:deletion>
            <office:change-info>
              <dc:creator>unknown</dc:creator>
              <dc:date>2005-09-18T17:01:00</dc:date>
            </office:change-info>
            <text:p text:style-name="References">[Sabin 2004] Todd Sabin, “Comparing binaries with Graph Isomorphism.” Bindview, http://www.bindview.com/Support/RAZOR/Papers/2004/</text:p>
            <text:p text:style-name="References"/>
          </text:deletion>
        </text:changed-region>
        <text:changed-region text:id="ct-1386330132">
          <text:deletion>
            <office:change-info>
              <dc:creator>unknown</dc:creator>
              <dc:date>2005-09-18T17:11:00</dc:date>
            </office:change-info>
            <text:p text:style-name="References"/>
            <text:p text:style-name="References"/>
          </text:deletion>
          <text:insertion>
            <office:change-info office:chg-author="David A. Wheeler" office:chg-date-time="2005-08-26T15:33:00"/>
          </text:insertion>
        </text:changed-region>
        <text:changed-region text:id="ct-1386330244">
          <text:deletion>
            <office:change-info>
              <dc:creator>unknown</dc:creator>
              <dc:date>2005-09-18T17:39:00</dc:date>
            </office:change-info>
            <text:p text:style-name="References">[Roskind 1998] Roskind, Jim. “Re: LWN - The Trojan Horse (Bruce Perens)”, <text:span text:style-name="T1">Robust Open Source mailing list</text:span> (open-source at csl.sri.com) established by Peter G. Neumann, Nov 23, 1998.</text:p>
          </text:deletion>
          <text:insertion>
            <office:change-info office:chg-author="David A. Wheeler" office:chg-date-time="2005-08-26T15:33:00"/>
          </text:insertion>
        </text:changed-region>
        <text:changed-region text:id="ct-1386330356">
          <text:deletion>
            <office:change-info>
              <dc:creator>unknown</dc:creator>
              <dc:date>2005-09-18T17:44:00</dc:date>
            </office:change-info>
            <text:p text:style-name="References"/>
            <text:p text:style-name="References"/>
          </text:deletion>
          <text:insertion>
            <office:change-info office:chg-author="David A. Wheeler" office:chg-date-time="2005-08-26T15:33:00"/>
          </text:insertion>
        </text:changed-region>
        <text:changed-region text:id="ct-1386330468">
          <text:deletion>
            <office:change-info>
              <dc:creator>unknown</dc:creator>
              <dc:date>2005-09-18T17:08:00</dc:date>
            </office:change-info>
            <text:p text:style-name="References">[McDermott1988] McDermott, John. “A Technique for Removing an Important Class of Trojan Horses from High Order Languages,” Proceedings of the 11<text:span text:style-name="T2">th</text:span> National Computer Security Conference, Baltimore, MD, 17-20 October 1988, pp. 114-117.</text:p>
          </text:deletion>
          <text:insertion>
            <office:change-info office:chg-author="David A. Wheeler" office:chg-date-time="2005-08-26T15:33:00"/>
          </text:insertion>
        </text:changed-region>
        <text:changed-region text:id="ct-1386330580">
          <text:deletion>
            <office:change-info>
              <dc:creator>unknown</dc:creator>
              <dc:date>2005-09-18T17:44:00</dc:date>
            </office:change-info>
            <text:p text:style-name="References"/>
            <text:p text:style-name="References"/>
          </text:deletion>
        </text:changed-region>
        <text:changed-region text:id="ct-1386330692">
          <text:deletion>
            <office:change-info>
              <dc:creator>unknown</dc:creator>
              <dc:date>2005-09-18T17:10:00</dc:date>
            </office:change-info>
            <text:p text:style-name="References">[Luzar2003] Lukasz Luzar, “Re: Linuxfromscratch.org,” SELinux mailing list, 23 Jul 2003 - 16:21:26 EDT <text:s/>Available: http://www.nsa.gov/selinux/list-archive/0307/4719.cfm</text:p>
          </text:deletion>
        </text:changed-region>
        <text:changed-region text:id="ct-1386330804">
          <text:deletion>
            <office:change-info>
              <dc:creator>unknown</dc:creator>
              <dc:date>2005-09-18T17:44:00</dc:date>
            </office:change-info>
            <text:p text:style-name="References"/>
            <text:p text:style-name="References"/>
          </text:deletion>
        </text:changed-region>
        <text:changed-region text:id="ct-1386330916">
          <text:deletion>
            <office:change-info>
              <dc:creator>unknown</dc:creator>
              <dc:date>2005-09-18T17:41:00</dc:date>
            </office:change-info>
            <text:p text:style-name="References">[Lord2004] <text:s/>Tom Lord, “Re: Of Bounties and Mercenaries,” gcc mailing list, April 7, 2004, http://gcc.gnu.org/ml/gcc/2004-04/msg00394.html</text:p>
          </text:deletion>
        </text:changed-region>
        <text:changed-region text:id="ct-1386331028">
          <text:deletion>
            <office:change-info>
              <dc:creator>unknown</dc:creator>
              <dc:date>2005-09-18T17:44:00</dc:date>
            </office:change-info>
            <text:p text:style-name="References"/>
            <text:p text:style-name="References"/>
          </text:deletion>
        </text:changed-region>
        <text:changed-region text:id="ct-1386331140">
          <text:deletion>
            <office:change-info>
              <dc:creator>unknown</dc:creator>
              <dc:date>2005-09-18T17:33:00</dc:date>
            </office:change-info>
            <text:p text:style-name="References">[Libra2004] Libra, “Cross compiling compiler (Green Hills Software on free software in the military),” Linux Weekly News, Apr 9, 2004, <text:s/>http://lwn.net/Articles/79801/</text:p>
          </text:deletion>
        </text:changed-region>
        <text:changed-region text:id="ct-1386331252">
          <text:deletion>
            <office:change-info>
              <dc:creator>unknown</dc:creator>
              <dc:date>2005-09-18T17:44:00</dc:date>
            </office:change-info>
            <text:p text:style-name="References"/>
            <text:p text:style-name="References"/>
          </text:deletion>
        </text:changed-region>
        <text:changed-region text:id="ct-1386331364">
          <text:deletion>
            <office:change-info>
              <dc:creator>unknown</dc:creator>
              <dc:date>2005-09-18T17:09:00</dc:date>
            </office:change-info>
            <text:p text:style-name="References">[Lee2000] Lawrence Lee, “Re: Reflections on Trusting Trust,” <text:s/>Linux Security Auditing mailing list, <text:s/>June 15, 2000. <text:s/>Available: http://seclists.org/lists/security-audit/2000/Apr-Jun/0222.html</text:p>
          </text:deletion>
        </text:changed-region>
        <text:changed-region text:id="ct-1386331476">
          <text:deletion>
            <office:change-info>
              <dc:creator>unknown</dc:creator>
              <dc:date>2005-09-18T17:44:00</dc:date>
            </office:change-info>
            <text:p text:style-name="References"/>
            <text:p text:style-name="References"/>
          </text:deletion>
        </text:changed-region>
        <text:changed-region text:id="ct-1386327152">
          <text:insertion>
            <office:change-info>
              <dc:creator>unknown</dc:creator>
              <dc:date>2005-09-18T18:45:00</dc:date>
            </office:change-info>
          </text:insertion>
        </text:changed-region>
        <text:changed-region text:id="ct-1386327040">
          <text:deletion>
            <office:change-info>
              <dc:creator>unknown</dc:creator>
              <dc:date>2005-09-17T16:58:00</dc:date>
            </office:change-info>
            <text:p text:style-name="Standard">??? </text:p>
          </text:deletion>
          <text:insertion>
            <office:change-info office:chg-author="David A. Wheeler" office:chg-date-time="2005-08-26T13:10:00"/>
          </text:insertion>
        </text:changed-region>
        <text:changed-region text:id="ct-1386326928">
          <text:insertion>
            <office:change-info>
              <dc:creator>David A. Wheeler</dc:creator>
              <dc:date>2005-08-26T13:10:00</dc:date>
            </office:change-info>
          </text:insertion>
        </text:changed-region>
        <text:changed-region text:id="ct-1386326816">
          <text:insertion>
            <office:change-info>
              <dc:creator>David A. Wheeler</dc:creator>
              <dc:date>2005-08-26T13:11:00</dc:date>
            </office:change-info>
          </text:insertion>
        </text:changed-region>
        <text:changed-region text:id="ct-1386326704">
          <text:insertion>
            <office:change-info>
              <dc:creator>unknown</dc:creator>
              <dc:date>2005-09-18T18:46:00</dc:date>
            </office:change-info>
          </text:insertion>
        </text:changed-region>
        <text:changed-region text:id="ct-1386326592">
          <text:insertion>
            <office:change-info>
              <dc:creator>unknown</dc:creator>
              <dc:date>2005-09-17T16:58:00</dc:date>
            </office:change-info>
          </text:insertion>
        </text:changed-region>
        <text:changed-region text:id="ct-1386326368">
          <text:insertion>
            <office:change-info>
              <dc:creator>unknown</dc:creator>
              <dc:date>2005-09-17T16:59:00</dc:date>
            </office:change-info>
          </text:insertion>
        </text:changed-region>
        <text:changed-region text:id="ct-1386326032">
          <text:deletion>
            <office:change-info>
              <dc:creator>unknown</dc:creator>
              <dc:date>2005-09-17T16:59:00</dc:date>
            </office:change-info>
            <text:p text:style-name="Standard"><text:s/></text:p>
          </text:deletion>
          <text:insertion>
            <office:change-info office:chg-author="David A. Wheeler" office:chg-date-time="2005-08-26T17:35:00"/>
          </text:insertion>
        </text:changed-region>
        <text:changed-region text:id="ct-1386326144">
          <text:deletion>
            <office:change-info>
              <dc:creator>David A. Wheeler</dc:creator>
              <dc:date>2005-08-26T13:11:00</dc:date>
            </office:change-info>
            <text:p text:style-name="Standard"/>
            <text:h text:style-name="P26" text:outline-level="1">Credits</text:h>
            <text:p text:style-name="Standard"/>
          </text:deletion>
        </text:changed-region>
        <text:changed-region text:id="ct-1386326256">
          <text:deletion>
            <office:change-info>
              <dc:creator>unknown</dc:creator>
              <dc:date>2005-09-17T16:59:00</dc:date>
            </office:change-info>
            <text:p text:style-name="Standard">&lt;ISO date&gt; ??? Fix [1] etc.</text:p>
          </text:deletion>
          <text:insertion>
            <office:change-info office:chg-author="David A. Wheeler" office:chg-date-time="2005-08-26T13:11:00"/>
          </text:insertion>
        </text:changed-region>
        <text:changed-region text:id="ct-1386326480">
          <text:insertion>
            <office:change-info>
              <dc:creator>unknown</dc:creator>
              <dc:date>2005-09-17T16:59:00</dc:date>
            </office:change-info>
          </text:insertion>
        </text:changed-region>
        <text:changed-region text:id="ct-1386325920">
          <text:insertion>
            <office:change-info>
              <dc:creator>unknown</dc:creator>
              <dc:date>2005-09-22T22:19:00</dc:date>
            </office:change-info>
          </text:insertion>
        </text:changed-region>
        <text:changed-region text:id="ct-1386325808">
          <text:insertion>
            <office:change-info>
              <dc:creator>unknown</dc:creator>
              <dc:date>2005-09-22T22:17:00</dc:date>
            </office:change-info>
          </text:insertion>
        </text:changed-region>
        <text:changed-region text:id="ct-1386325696">
          <text:insertion>
            <office:change-info>
              <dc:creator>unknown</dc:creator>
              <dc:date>2005-09-22T22:19:00</dc:date>
            </office:change-info>
          </text:insertion>
        </text:changed-region>
        <text:changed-region text:id="ct-1386325584">
          <text:insertion>
            <office:change-info>
              <dc:creator>David A. Wheeler</dc:creator>
              <dc:date>2005-08-26T13:11:00</dc:date>
            </office:change-info>
          </text:insertion>
        </text:changed-region>
        <text:changed-region text:id="ct-1386325472">
          <text:deletion>
            <office:change-info>
              <dc:creator>unknown</dc:creator>
              <dc:date>2005-09-17T16:59:00</dc:date>
            </office:change-info>
            <text:p text:style-name="Standard">,</text:p>
          </text:deletion>
          <text:insertion>
            <office:change-info office:chg-author="David A. Wheeler" office:chg-date-time="2005-08-26T13:11:00"/>
          </text:insertion>
        </text:changed-region>
        <text:changed-region text:id="ct-1386325360">
          <text:insertion>
            <office:change-info>
              <dc:creator>David A. Wheeler</dc:creator>
              <dc:date>2005-08-26T13:11:00</dc:date>
            </office:change-info>
          </text:insertion>
        </text:changed-region>
        <text:changed-region text:id="ct-1386325248">
          <text:insertion>
            <office:change-info>
              <dc:creator>unknown</dc:creator>
              <dc:date>2005-09-22T22:19:00</dc:date>
            </office:change-info>
          </text:insertion>
        </text:changed-region>
        <text:changed-region text:id="ct-1386325136">
          <text:insertion>
            <office:change-info>
              <dc:creator>David A. Wheeler</dc:creator>
              <dc:date>2005-08-26T13:11:00</dc:date>
            </office:change-info>
          </text:insertion>
        </text:changed-region>
        <text:changed-region text:id="ct-1386325024">
          <text:deletion>
            <office:change-info>
              <dc:creator>David A. Wheeler</dc:creator>
              <dc:date>2005-08-26T17:34:00</dc:date>
            </office:change-info>
            <text:p text:style-name="Standard"/>
            <text:p text:style-name="P2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
            <text:h text:style-name="Heading_20_1" text:outline-level="1">7. Main text</text:h>
            <text:p text:style-name="P27"/>
            <text:p text:style-name="P12">Type your main text in 10-point Times, single-spaced. Do <text:span text:style-name="T3">not</text:span> use double-spacing. All paragraphs should be indented 1/4 inch (approximately 0.5 cm). Be sure your text is fully justified—that is, flush left and flush right. Please do not place any additional blank lines between paragraphs. </text:p>
            <text:p text:style-name="P12"><text:span text:style-name="T4">Figure and table captions </text:span>should be 10-point boldface Helvetica (or a similar sans-serif font). Callouts should be 9-point non-boldface Helvetica. Initially capitalize only the first word of each figure caption and table title. Figures and tables must be numbered separately. For example: “Figure 1. Database contexts”, “Table 1. Input data”. Figure captions are to be centered <text:span text:style-name="T5">below</text:span> the figures. Table titles are to be centered <text:span text:style-name="T5">above</text:span> the tables.</text:p>
            <text:p text:style-name="Standard"/>
            <text:h text:style-name="Heading_20_1" text:outline-level="1">8. First-order headings</text:h>
            <text:p text:style-name="Standard"/>
            <text:p text:style-name="P12">For example, “1. Introduction”, should be Times 12-point boldface, initially capitalized, flush left, with one blank line before, and one blank line after. Use a period (“.”) after the heading number, not a colon.</text:p>
            <text:p text:style-name="Standard"/>
            <text:h text:style-name="Heading_20_2" text:outline-level="2">8.1. Second-order headings</text:h>
            <text:p text:style-name="Standard"/>
            <text:p text:style-name="P12">As in this heading, they should be Times 11-point boldface, initially capitalized, flush left, with one blank line before, and one after.</text:p>
            <text:p text:style-name="Standard"/>
            <text:p text:style-name="Standard"><text:span text:style-name="T3">8.1.1. Third-order headings.</text:span> Third-order headings, as in this paragraph, are discouraged. However, if you must use them, use 10-point Times, boldface, initially capitalized, flush left, preceded by one blank line, followed by a period and your text on the same line.</text:p>
            <text:p text:style-name="Standard"/>
            <text:h text:style-name="Heading_20_1" text:outline-level="1">9. Footnotes</text:h>
            <text:p text:style-name="Standard"/>
            <text:p text:style-name="P12">Use footnotes sparingly (or not at all) and place them at the bottom of the column on the page on which they are referenced. Use Times 8-point type, single-spaced. To help your readers, avoid using footnotes altogether and include necessary peripheral observations in the text (within parentheses, if you prefer, as in this sentence).</text:p>
            <text:p text:style-name="Standard"/>
            <text:h text:style-name="Heading_20_1" text:outline-level="1">10. References</text:h>
            <text:p text:style-name="Standard"/>
            <text:p text:style-name="P12">List and number all bibliographical references in 9-point Times, single-spaced, at the end of your paper. When referenced in the text, enclose the citation number in square brackets, for example [1]. Where appropriate, include the name(s) of editors of referenced books.</text:p>
            <text:p text:style-name="Standard"/>
            <text:p text:style-name="References">[1] A.B. Smith, C.D. Jones, and E.F. Roberts, “Article Title”, <text:span text:style-name="T5">Journal</text:span>, Publisher, Location, Date, pp. 1-10.</text:p>
            <text:p text:style-name="P28"/>
            <text:p text:style-name="References">[2] Jones, C.D., A.B. Smith, and E.F. Roberts, <text:span text:style-name="T5">Book Title</text:span>, Publisher, Location, Date.</text:p>
            <text:p text:style-name="Standard"/>
            <text:h text:style-name="Heading_20_1" text:outline-level="1">11. Copyright forms and reprint orders</text:h>
            <text:p text:style-name="Standard"/>
            <text:p text:style-name="P12">You must include your fully-completed, signed IEEE copyright release form when you submit your paper. We <text:span text:style-name="T3">must</text:span> have this form before your paper can be published in the proceedings. The copyright form is available as a Word file, &lt;<text:span text:style-name="T6">copyright.doc&gt;</text:span>, as a PDF version, &lt;<text:span text:style-name="T6">copyright.pdf&gt;, and as a text file in &lt;authguid.txt&gt;.</text:span> </text:p>
            <text:p text:style-name="P12">Reprints may be ordered using the form provided as &lt;<text:span text:style-name="T6">reprint.doc&gt;</text:span> or &lt;reprint.pdf&gt;.</text:p>
            <text:p text:style-name="Standard"/>
            <text:p text:style-name="P29"/>
          </text:deletion>
        </text:changed-region>
      </text:tracked-changes>
      <text:variable-decls>
        <text:variable-decl office:value-type="float" text:name="RefNum"/>
        <text:variable-decl office:value-type="float" text:name="Show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ountering Trusting Trust through Diverse Double-Compiling</text:p>
      <text:p text:style-name="P3"><text:change text:change-id="ct-1383678652"/><text:change text:change-id="ct-1383678764"/><text:change text:change-id="ct-1383678876"/><text:change text:change-id="ct-1383678988"/><text:change text:change-id="ct-1383679100"/><text:change text:change-id="ct-1383679212"/><text:change text:change-id="ct-1383679548"/></text:p>
      <text:p text:style-name="P3"/>
      <text:p text:style-name="Author">David A. Wheeler</text:p>
      <text:p text:style-name="Affiliation">Institute for Defense Analyses</text:p>
      <text:p text:style-name="Affiliation">dwheeler @ ida.org</text:p>
      <text:p text:style-name="P32"/>
      <text:section text:style-name="Sect1" text:name="Section1">
        <text:p text:style-name="Abstract_20_Title">Abstract</text:p>
        <text:p text:style-name="Standard"/>
        <text:p text:style-name="Abstract_20_Text">An Air Force evaluation of Multics, and Ken Thompson’s famous Turing award lecture “Reflections on Trusting Trust,” showed that compilers can be subverted to insert malicious Trojan horses into critical software, including themselves. <text:s/>If this attack goes undetected, even complete analysis of a system’s source code will not find the malicious code that is running, and methods for detecting this particular attack are not widely known. <text:s/>This paper describes a practical technique, termed diverse double-compiling<text:change-start text:change-id="ct-1383678428"/> (DDC)<text:change-end text:change-id="ct-1383678428"/>, that detects this attack and some <text:change text:change-id="ct-1384603496"/>compiler defects as well. <text:s/>Simply recompile the <text:change text:change-id="ct-1384603272"/><text:change text:change-id="ct-1384603384"/>source code twice: once with a second (trusted) compiler, and again using the result of the first compilation<text:change-start text:change-id="ct-1384603160"/>.<text:change-end text:change-id="ct-1384603160"/><text:change text:change-id="ct-1384603048"/> <text:change text:change-id="ct-1384602936"/><text:change-start text:change-id="ct-1384602824"/>I<text:change-end text:change-id="ct-1384602824"/>f the result is bit-for-bit identical with the untrusted <text:change text:change-id="ct-1384602712"/><text:change-start text:change-id="ct-1384602600"/><text:span text:style-name="T10">binary</text:span><text:change-end text:change-id="ct-1384602600"/>, then the source code accurately represents the <text:change text:change-id="ct-1384602488"/><text:change-start text:change-id="ct-1384602376"/><text:span text:style-name="T10">binary</text:span><text:change-end text:change-id="ct-1384602376"/>. This technique has been mentioned informally, but <text:change text:change-id="ct-1384602264"/><text:change-start text:change-id="ct-1384602152"/>its<text:change-end text:change-id="ct-1384602152"/> <text:change text:change-id="ct-1384602040"/>issues and ramifications have not been <text:change text:change-id="ct-1384601816"/><text:change text:change-id="ct-1384601928"/>identified or discussed in <text:change-start text:change-id="ct-1384601704"/>a peer-reviewed work<text:change-end text:change-id="ct-1384601704"/><text:change text:change-id="ct-1384601592"/>, nor has a public demonstration been made. This paper describes the technique, justifies it, <text:change-start text:change-id="ct-1384601480"/>describes how to overcome practical challenges, and <text:change-end text:change-id="ct-1384601480"/>demonstrates it<text:change text:change-id="ct-1384601368"/>.</text:p>
        <text:p text:style-name="P5"/>
        <text:h text:style-name="Heading_20_1" text:outline-level="1">Introduction</text:h>
        <text:p text:style-name="Standard"><text:change-start text:change-id="ct-1384601256"/></text:p>
        <text:p text:style-name="Standard"><text:change-end text:change-id="ct-1384601256"/><text:change text:change-id="ct-1384601032"/><text:change text:change-id="ct-1384601144"/>Many product security evaluations examine source code, under the assumption that the source code accurately represents the product being examined. <text:change-start text:change-id="ct-1384600920"/><text:span text:style-name="T30">Naïve</text:span><text:change-end text:change-id="ct-1384600920"/> developers presume that this can be assured simply by recompiling the source code to see if the same <text:change text:change-id="ct-1384600808"/><text:change-start text:change-id="ct-1384600696"/><text:span text:style-name="T9">binary</text:span><text:change-end text:change-id="ct-1384600696"/> results.</text:p>
        <text:p text:style-name="Standard">Unfortunately, if an attacker can modify the <text:change text:change-id="ct-1384600584"/><text:change-start text:change-id="ct-1384600360"/><text:span text:style-name="T9">binary</text:span><text:change-end text:change-id="ct-1384600360"/> file of the compiler, this is insufficient. An attacker who can control the compiler <text:change text:change-id="ct-1384600472"/><text:change-start text:change-id="ct-1384600248"/><text:span text:style-name="T9">binary</text:span><text:change-end text:change-id="ct-1384600248"/> (directly or indirectly) can render source code evaluations worthless, because the compiler can re-insert malicious code into anything it compiles—including itself.</text:p>
        <text:p text:style-name="Standard">Karger and Schell provided the first public description of the problem. <text:s/>They noted in their examination of Multics vulnerabilities that a “penetrator could insert a trap door into the... compiler... [and] since the PL/I compiler is itself written in PL/I, the trap door can maintain itself, even when the compiler is recompiled. <text:s/>Compiler trap doors are significantly more complex than the other trap doors... However, they are quite practical to implement<text:change text:change-id="ct-1384600136"/>” <text:change-start text:change-id="ct-1384600024"/>[1]<text:change-end text:change-id="ct-1384600024"/><text:change text:change-id="ct-1384599912"/>.</text:p>
        <text:p text:style-name="Standard">Ken Thompson widely publicized this problem in his famous 1984 Turing Award presentation “Reflections on Trusting Trust,” clearly explaining it and demonstrating that this was both a practical and dangerous attack. <text:s/>He first described how to modify the Unix C compiler to inject a Trojan horse<text:change text:change-id="ct-1384599688"/><text:change text:change-id="ct-1384599800"/>, in this case to modify the operating system login <text:change text:change-id="ct-1384591316"/><text:change-start text:change-id="ct-1384591204"/>program<text:change-end text:change-id="ct-1384591204"/> to <text:change-start text:change-id="ct-1384591092"/>surreptitiously <text:change-end text:change-id="ct-1384591092"/>give him root access<text:change text:change-id="ct-1384590868"/><text:change text:change-id="ct-1384590980"/>. <text:s/>He then showed how to modify and recompile the compiler itself with an additional Trojan horse devised to detect itself. <text:s/>Once this is done, the attacks can be removed from the source code so that no source code—even of the compiler—will reveal the existence of the Trojan horse, yet the attacks <text:change text:change-id="ct-1384590756"/><text:change-start text:change-id="ct-1384590644"/>c<text:change-end text:change-id="ct-1384590644"/>ould persist through recompilations and cross-compilations of the compiler. He then stated that “No amount of source-level verification or scrutiny will protect you from using untrusted code... I could have picked on any program-handling program such as an assembler, a loader, or even hardware microcode. <text:s/>As the level of program gets lower, these defects will be harder and harder to detect<text:change text:change-id="ct-1384590532"/>” <text:change-start text:change-id="ct-1384590420"/>[2]<text:change-end text:change-id="ct-1384590420"/><text:change text:change-id="ct-1384590308"/><text:change-start text:change-id="ct-1384590196"/>.<text:change-end text:change-id="ct-1384590196"/> <text:s/><text:change-start text:change-id="ct-1384590084"/>As a demonstration, <text:change-end text:change-id="ct-1384590084"/>Thompson implemented this attack <text:change-start text:change-id="ct-1384589972"/>in the C compiler <text:change-end text:change-id="ct-1384589972"/>and successfully subverted another Bell Labs group<text:change text:change-id="ct-1384589748"/><text:change text:change-id="ct-1384589860"/><text:change-start text:change-id="ct-1384589636"/>; the attack was never detected. <text:change-end text:change-id="ct-1384589636"/><text:change-start text:change-id="ct-1384589524"/>Thompson’s demonstration <text:change-end text:change-id="ct-1384589524"/><text:change-start text:change-id="ct-1384589412"/>subverted the login program (for control) and the disass<text:change-end text:change-id="ct-1384589412"/><text:change-start text:change-id="ct-1384589300"/>embler (to hide the attack from disassembly)<text:change-end text:change-id="ct-1384589300"/><text:change text:change-id="ct-1384589188"/><text:change-start text:change-id="ct-1384589076"/>.<text:change-end text:change-id="ct-1384589076"/> <text:change text:change-id="ct-1384588964"/><text:change-start text:change-id="ct-1384588852"/><text:s/>T<text:change-end text:change-id="ct-1384588852"/>he <text:change text:change-id="ct-1384588740"/><text:change-start text:change-id="ct-1384588628"/>malicious<text:change-end text:change-id="ct-1384588628"/> compiler was never released outside Bell Labs<text:change text:change-id="ct-1384588516"/> <text:change-start text:change-id="ct-1384588404"/>[3]<text:change-end text:change-id="ct-1384588404"/><text:change text:change-id="ct-1384588292"/><text:change-start text:change-id="ct-1384588180"/>.<text:change-end text:change-id="ct-1384588180"/></text:p>
        <text:p text:style-name="Standard">For source code security evaluations to be strongly credible, there needs to be a way to justify that the source code being examined accurately represents the files <text:change text:change-id="ct-1384588068"/>being executed—yet this attack subverts that very claim. <text:s/>Internet Security System’s David Maynor argues that the risk of these kinds of attacks is increasing <text:change-start text:change-id="ct-1384587956"/>[4][5]<text:change-end text:change-id="ct-1384587956"/><text:change text:change-id="ct-1384587844"/>; Karger and Schell noted this was still a problem in 2000 <text:change-start text:change-id="ct-1384587732"/>[6]<text:change-end text:change-id="ct-1384587732"/><text:change text:change-id="ct-1384587620"/>, and some technologists doubt that systems can ever be secure because of the existence of this attack <text:change-start text:change-id="ct-1384587508"/>[7]<text:change-end text:change-id="ct-1384587508"/><text:change text:change-id="ct-1384587396"/>. <text:s/>Anderson et <text:soft-page-break/>al. argue that the general risk of subversion is increasing <text:change-start text:change-id="ct-1384587216"/>[8]<text:change-end text:change-id="ct-1384587216"/><text:change text:change-id="ct-1384587104"/>.</text:p>
        <text:p text:style-name="Standard">Recently, in several mailing lists and blogs, a special technique to detect such attacks has been briefly described, which uses a second (diverse) “trusted” compiler and two compilation stages<text:change-start text:change-id="ct-1384586992"/>.<text:change-end text:change-id="ct-1384586992"/><text:change text:change-id="ct-1384586880"/> <text:s/>This paper <text:change text:change-id="ct-1384586768"/><text:change-start text:change-id="ct-1384586656"/>terms<text:change-end text:change-id="ct-1384586656"/> <text:change-start text:change-id="ct-1384586544"/>the <text:change-end text:change-id="ct-1384586544"/>technique<text:change text:change-id="ct-1384586432"/><text:change-start text:change-id="ct-1384586320"/> <text:change-end text:change-id="ct-1384586320"/>“diverse double-compiling<text:change text:change-id="ct-1384586208"/>”<text:change-start text:change-id="ct-1384586096"/> (DDC).<text:change-end text:change-id="ct-1384586096"/> <text:s/><text:change-start text:change-id="ct-1384585984"/>In <text:change-end text:change-id="ct-1384585984"/><text:change text:change-id="ct-1384585872"/><text:change-start text:change-id="ct-1384585760"/>DDC<text:change-end text:change-id="ct-1384585760"/><text:change-start text:change-id="ct-1384585648"/>, if the final result is bit-for-bit identical to the original compiler <text:change-end text:change-id="ct-1384585648"/><text:change text:change-id="ct-1384585536"/><text:change-start text:change-id="ct-1384585424"/><text:span text:style-name="T9">binary</text:span><text:change-end text:change-id="ct-1384585424"/><text:change-start text:change-id="ct-1384585312"/>, then the compiler source code accurately represents the <text:change-end text:change-id="ct-1384585312"/><text:change text:change-id="ct-1384585200"/><text:change-start text:change-id="ct-1384585088"/><text:span text:style-name="T9">binary</text:span><text:change-end text:change-id="ct-1384585088"/><text:change-start text:change-id="ct-1384584976"/>. <text:change-end text:change-id="ct-1384584976"/><text:change text:change-id="ct-1384584752"/><text:change text:change-id="ct-1384584864"/><text:change-start text:change-id="ct-1384584640"/>H<text:change-end text:change-id="ct-1384584640"/><text:change-start text:change-id="ct-1384584528"/>owever, <text:change-end text:change-id="ct-1384584528"/><text:change-start text:change-id="ct-1384584416"/>t<text:change-end text:change-id="ct-1384584416"/>here <text:change text:change-id="ct-1384584304"/><text:change-start text:change-id="ct-1384584192"/>is<text:change-end text:change-id="ct-1384584192"/> no <text:change text:change-id="ct-1384584080"/><text:change-start text:change-id="ct-1384583968"/>peer-reviewed<text:change-end text:change-id="ct-1384583968"/> paper discussing <text:change text:change-id="ct-1384583856"/><text:change-start text:change-id="ct-1384583744"/>DDC<text:change-end text:change-id="ct-1384583744"/> in detail, justifying its effectiveness, or discussing <text:change text:change-id="ct-1384583632"/><text:change-start text:change-id="ct-1384583520"/>its<text:change-end text:change-id="ct-1384583520"/> ramifications<text:change text:change-id="ct-1384583296"/><text:change text:change-id="ct-1384583408"/>. <text:s/>In addition, <text:change text:change-id="ct-1384583160"/><text:change-start text:change-id="ct-1384583048"/>there is <text:s/>no <text:change-end text:change-id="ct-1384583048"/><text:change text:change-id="ct-1384582936"/><text:change-start text:change-id="ct-1384582824"/>public <text:change-end text:change-id="ct-1384582824"/>evidence that <text:change text:change-id="ct-1384582712"/><text:change-start text:change-id="ct-1384582600"/>DDC<text:change-end text:change-id="ct-1384582600"/> has <text:change text:change-id="ct-1384582376"/><text:change text:change-id="ct-1384582488"/>been tried<text:change-start text:change-id="ct-1384582264"/>, or a detailed description of how to perform it in practice<text:change-end text:change-id="ct-1384582264"/>. <text:s/>This paper resolves these problems<text:change text:change-id="ct-1384581704"/><text:change text:change-id="ct-1384581816"/><text:change text:change-id="ct-1384581928"/><text:change text:change-id="ct-1384582040"/><text:change text:change-id="ct-1384582152"/>.</text:p>
        <text:p text:style-name="Standard"><text:span text:style-name="T7">This paper </text:span><text:change-start text:change-id="ct-1384581592"/><text:span text:style-name="T7">provides </text:span><text:change-end text:change-id="ct-1384581592"/><text:change text:change-id="ct-1384581368"/><text:change text:change-id="ct-1384581480"/><text:span text:style-name="T7">background</text:span><text:change text:change-id="ct-1384581256"/><text:span text:style-name="T7"> </text:span><text:change text:change-id="ct-1384581144"/><text:change-start text:change-id="ct-1384581032"/><text:span text:style-name="T7">and </text:span><text:change-end text:change-id="ct-1384581032"/><text:change-start text:change-id="ct-1384580920"/><text:span text:style-name="T7">a description </text:span><text:change-end text:change-id="ct-1384580920"/><text:change text:change-id="ct-1384580696"/><text:span text:style-name="T7">of the threat</text:span><text:change text:change-id="ct-1384580248"/><text:change text:change-id="ct-1384580360"/><text:change text:change-id="ct-1384580472"/><text:change text:change-id="ct-1384580584"/><text:change-start text:change-id="ct-1384580136"/><text:span text:style-name="T7">,</text:span><text:change-end text:change-id="ct-1384580136"/><text:change-start text:change-id="ct-1384580024"/><text:span text:style-name="T7"> followed by a description of </text:span><text:change-end text:change-id="ct-1384580024"/><text:change text:change-id="ct-1384579912"/><text:change-start text:change-id="ct-1384579800"/><text:span text:style-name="T7">DDC</text:span><text:change-end text:change-id="ct-1384579800"/><text:change-start text:change-id="ct-1384579688"/><text:span text:style-name="T7"> and a justification for its effectiveness. </text:span><text:change-end text:change-id="ct-1384579688"/><text:change text:change-id="ct-1384579240"/><text:change text:change-id="ct-1384579352"/><text:change text:change-id="ct-1384579464"/><text:change text:change-id="ct-1384579576"/><text:change-start text:change-id="ct-1384580808"/><text:span text:style-name="T7"><text:s/>The next sections discuss </text:span><text:change-end text:change-id="ct-1384580808"/><text:change text:change-id="ct-1384578948"/><text:change text:change-id="ct-1384579060"/><text:change-start text:change-id="ct-1384578836"/><text:span text:style-name="T7"><text:s/></text:span><text:change-end text:change-id="ct-1384578836"/><text:span text:style-name="T7">how diversity can be used to increase trust in a second compiler</text:span><text:change-start text:change-id="ct-1384578724"/><text:span text:style-name="T7"> and</text:span><text:change-end text:change-id="ct-1384578724"/><text:change-start text:change-id="ct-1384578612"/><text:span text:style-name="T7"> </text:span><text:change-end text:change-id="ct-1384578612"/><text:change text:change-id="ct-1384578052"/><text:change text:change-id="ct-1384578164"/><text:change text:change-id="ct-1384578276"/><text:change text:change-id="ct-1384578388"/><text:change text:change-id="ct-1384578500"/><text:change-start text:change-id="ct-1384577940"/><text:span text:style-name="T7">how to </text:span><text:change-end text:change-id="ct-1384577940"/><text:span text:style-name="T7">overcom</text:span><text:change-start text:change-id="ct-1384577828"/><text:span text:style-name="T7">e</text:span><text:change-end text:change-id="ct-1384577828"/><text:change text:change-id="ct-1384577716"/><text:span text:style-name="T7"> practical challenges. <text:s/>The paper then presents </text:span><text:change text:change-id="ct-1384577604"/><text:change-start text:change-id="ct-1384577492"/><text:span text:style-name="T7">a demonstration</text:span><text:change-end text:change-id="ct-1384577492"/><text:span text:style-name="T7"> of </text:span><text:change text:change-id="ct-1384576708"/><text:change text:change-id="ct-1384576820"/><text:change text:change-id="ct-1384576932"/><text:change text:change-id="ct-1384577044"/><text:change text:change-id="ct-1384577156"/><text:change text:change-id="ct-1384577268"/><text:change text:change-id="ct-1384577380"/><text:change-start text:change-id="ct-1384576596"/><text:span text:style-name="T11">DDC</text:span><text:change-end text:change-id="ct-1384576596"/><text:span text:style-name="T7">, and closes with ramifications.</text:span></text:p>
        <text:p text:style-name="Standard"/>
        <text:h text:style-name="Heading_20_1" text:outline-level="1">Background</text:h>
        <text:p text:style-name="P5"><text:change text:change-id="ct-1384576484"/></text:p>
        <text:h text:style-name="Heading_20_2" text:outline-level="2">Inadequate solutions</text:h>
        <text:p text:style-name="Standard"/>
        <text:p text:style-name="Standard">Some <text:change text:change-id="ct-1384576372"/><text:change-start text:change-id="ct-1384576260"/>simple app<text:change-end text:change-id="ct-1384576260"/><text:change-start text:change-id="ct-1384576148"/>roaches appear to solve the problem at first glance, yet<text:change-end text:change-id="ct-1384576148"/> have significant weaknesses:<text:change-start text:change-id="ct-1384566656"/></text:p>
        <text:list text:style-name="L6">
          <text:list-item>
            <text:p text:style-name="P51">Compiler <text:span text:style-name="T9">binary</text:span> files could be manually compared with their source code. This is impractical given compilers’ large sizes, complexity, and rate of change.</text:p>
          </text:list-item>
          <text:list-item>
            <text:p text:style-name="P51">Such comparison could be automated, but optimizing compilers make such comparisons difficult, compiler changes make keeping such tools up-to-date difficult, and the tool’s complexity would be similar to a compiler’s.</text:p>
          </text:list-item>
          <text:list-item>
            <text:p text:style-name="P51">A second compiler could compile the source code, and then the binaries could be compared automatically to argue semantic equivalence. <text:s/>There is some work in determining the semantic equivalence of two different binaries [9], but this is very difficult.</text:p>
          </text:list-item>
          <text:list-item>
            <text:p text:style-name="P51">Receivers could require that they only receive source code and then recompile everything themselves. <text:s/>This fails if the receiver’s compiler is already malicious. <text:s/>An attacker could also insert the attack into the compiler’s source; if the receiver accepts it (due to lack of diligence or conspiracy), the attacker could remove the evidence in a later version.</text:p>
          </text:list-item>
          <text:list-item>
            <text:p text:style-name="P51">Programs can be written in interpreted languages. But eventually an interpreter must be implemented by machine code, so this simply moves the attack location.</text:p>
          </text:list-item>
        </text:list>
        <text:p text:style-name="Standard"/>
        <text:p text:style-name="Standard"/>
        <text:p text:style-name="Standard"><text:change-end text:change-id="ct-1384566656"/><text:change text:change-id="ct-1384563744"/><text:change text:change-id="ct-1384563856"/><text:change text:change-id="ct-1384563968"/><text:change text:change-id="ct-1384564080"/><text:change text:change-id="ct-1384564192"/><text:change text:change-id="ct-1384564304"/><text:change text:change-id="ct-1384564416"/><text:change text:change-id="ct-1384564528"/><text:change text:change-id="ct-1384564640"/><text:change text:change-id="ct-1384564752"/><text:change text:change-id="ct-1384564864"/><text:change text:change-id="ct-1384564976"/><text:change text:change-id="ct-1384565088"/><text:change text:change-id="ct-1384565200"/><text:change text:change-id="ct-1384565312"/><text:change text:change-id="ct-1384565424"/><text:change text:change-id="ct-1384565536"/><text:change text:change-id="ct-1384565648"/><text:change text:change-id="ct-1384565760"/><text:change text:change-id="ct-1384565872"/><text:change text:change-id="ct-1384565984"/><text:change text:change-id="ct-1384566096"/><text:change text:change-id="ct-1384566208"/><text:change text:change-id="ct-1384566320"/><text:change text:change-id="ct-1384566432"/><text:change text:change-id="ct-1384566544"/></text:p>
        <text:h text:style-name="Heading_20_2" text:outline-level="2">Related work</text:h>
        <text:p text:style-name="Standard"/>
        <text:p text:style-name="Standard"><text:change-start text:change-id="ct-1384563632"/>Draper<text:change-end text:change-id="ct-1384563632"/><text:change text:change-id="ct-1384563520"/><text:change-start text:change-id="ct-1384563408"/> recommends screening out malicious compilers by writing a “paraphrase” compiler (possibly with a few dummy statements) or a different compiler <text:change-end text:change-id="ct-1384563408"/><text:change text:change-id="ct-1384563296"/><text:change-start text:change-id="ct-1384563184"/><text:span text:style-name="T9">binary</text:span><text:change-end text:change-id="ct-1384563184"/><text:change-start text:change-id="ct-1384563072"/>, compiling once to remove the Trojan horse, and then compiling a second time to produce a Trojan<text:change-end text:change-id="ct-1384563072"/><text:change text:change-id="ct-1384562960"/><text:change-start text:change-id="ct-1384562848"/>-<text:change-end text:change-id="ct-1384562848"/><text:change-start text:change-id="ct-1384554476"/>horse-free compiler<text:change-end text:change-id="ct-1384554476"/><text:change-start text:change-id="ct-1384554364"/> [10]<text:change-end text:change-id="ct-1384554364"/><text:change-start text:change-id="ct-1384554252"/>. <text:s/>This idea is expanded upon <text:change-end text:change-id="ct-1384554252"/><text:change-start text:change-id="ct-1384554140"/>by McDermott <text:change-end text:change-id="ct-1384554140"/><text:change-start text:change-id="ct-1384554028"/>[11]<text:change-end text:change-id="ct-1384554028"/><text:change text:change-id="ct-1384553916"/><text:change-start text:change-id="ct-1384553804"/>, <text:change-end text:change-id="ct-1384553804"/><text:change-start text:change-id="ct-1384553692"/>who notes that the alternative compiler could be a reduced-function <text:change-end text:change-id="ct-1384553692"/><text:change-start text:change-id="ct-1384553580"/>compiler or <text:change-end text:change-id="ct-1384553580"/><text:change-start text:change-id="ct-1384553468"/>one with large amounts of code unrelated to compilation.<text:change-end text:change-id="ct-1384553468"/><text:change-start text:change-id="ct-1384553356"/> <text:change-end text:change-id="ct-1384553356"/><text:change-start text:change-id="ct-1384553244"/><text:s/><text:change-end text:change-id="ct-1384553244"/>Lee’s “approach #2” describes most of the basic process of diverse double-compil<text:change text:change-id="ct-1384553132"/><text:change-start text:change-id="ct-1384553020"/>ation<text:change-end text:change-id="ct-1384553020"/><text:change-start text:change-id="ct-1384552908"/> (DDC)<text:change-end text:change-id="ct-1384552908"/>, but <text:change text:change-id="ct-1384552796"/>implies <text:change-start text:change-id="ct-1384552684"/>that the results might not be bit-for-bit identical<text:change-end text:change-id="ct-1384552684"/><text:change text:change-id="ct-1384552460"/><text:change text:change-id="ct-1384552572"/> <text:change-start text:change-id="ct-1384552348"/>[12]<text:change-end text:change-id="ct-1384552348"/><text:change text:change-id="ct-1384552236"/><text:change-start text:change-id="ct-1384552124"/>.<text:change-end text:change-id="ct-1384552124"/> <text:change text:change-id="ct-1384552012"/>Luzar makes a similar point as Lee, describing how to rebuild a system from scratch using a different trusted compiler but not noting that the final result should be bit-for-bit identical if other factors are carefully controlled<text:change text:change-id="ct-1384551900"/> <text:change-start text:change-id="ct-1384551788"/>[13]<text:change-end text:change-id="ct-1384551788"/><text:change text:change-id="ct-1384551676"/><text:change-start text:change-id="ct-1384551564"/>.<text:change-end text:change-id="ct-1384551564"/><text:change-start text:change-id="ct-1384551452"/></text:p>
        <text:p text:style-name="Standard">None of these works note that it is possible to produce a result that is bit-for-bit identical to the original compiler <text:change-end text:change-id="ct-1384551452"/><text:change text:change-id="ct-1384551340"/><text:change-start text:change-id="ct-1384551228"/><text:span text:style-name="T9">binary</text:span><text:change-end text:change-id="ct-1384551228"/><text:change-start text:change-id="ct-1384551116"/>. <text:s/>This is an <text:span text:style-name="T1">essential</text:span> component of <text:change-end text:change-id="ct-1384551116"/><text:change text:change-id="ct-1384551004"/><text:change-start text:change-id="ct-1384550892"/><text:span text:style-name="T9">DDC</text:span><text:change-end text:change-id="ct-1384550892"/><text:change text:change-id="ct-1384550780"/><text:change-start text:change-id="ct-1384550668"/><text:span text:style-name="T9">; DDC gains significant advantages over other approaches beca</text:span><text:change-end text:change-id="ct-1384550668"/><text:change-start text:change-id="ct-1384550556"/><text:span text:style-name="T9">use it is easy to determine if two files </text:span><text:change-end text:change-id="ct-1384550556"/><text:change-start text:change-id="ct-1384550376"/><text:span text:style-name="T9">are exactly identical</text:span><text:change-end text:change-id="ct-1384550376"/><text:change-start text:change-id="ct-1384550264"/>. <text:s/>T<text:change-end text:change-id="ct-1384550264"/><text:change text:change-id="ct-1384550152"/><text:change-start text:change-id="ct-1384550040"/>hese previous approaches require each defender <text:change-end text:change-id="ct-1384550040"/><text:change-start text:change-id="ct-1384549928"/>to <text:change-end text:change-id="ct-1384549928"/><text:change-start text:change-id="ct-1384549816"/>insert themselves into the compiler creation process (<text:span text:style-name="T30">e.g.</text:span>, <text:change-end text:change-id="ct-1384549816"/><text:change-start text:change-id="ct-1384549704"/>to recompile their compiler themselves before using it<text:change-end text:change-id="ct-1384549704"/><text:change-start text:change-id="ct-1384549592"/>), which is often impractical. <text:change-end text:change-id="ct-1384549592"/><text:change-start text:change-id="ct-1384549480"/><text:s/><text:change-end text:change-id="ct-1384549480"/><text:change-start text:change-id="ct-1384549368"/>R<text:change-end text:change-id="ct-1384549368"/><text:change-start text:change-id="ct-1384549256"/><text:span text:style-name="T9">esolving this by using a centra</text:span><text:change-end text:change-id="ct-1384549256"/><text:change-start text:change-id="ct-1384549144"/><text:span text:style-name="T9">l trusted build agent simply moves the best point of attack</text:span><text:change-end text:change-id="ct-1384549144"/><text:change-start text:change-id="ct-1384549032"/>.<text:change-end text:change-id="ct-1384549032"/><text:change text:change-id="ct-1384548920"/><text:change-start text:change-id="ct-1384548808"/> In con<text:change-end text:change-id="ct-1384548808"/><text:change text:change-id="ct-1384548696"/><text:change-start text:change-id="ct-1384548584"/>trast, <text:change-end text:change-id="ct-1384548584"/><text:change text:change-id="ct-1384548472"/><text:change-start text:change-id="ct-1384548360"/>DDC<text:change-end text:change-id="ct-1384548360"/><text:change-start text:change-id="ct-1384548248"/> can be used <text:change-end text:change-id="ct-1384548248"/><text:change text:change-id="ct-1384548024"/><text:change text:change-id="ct-1384548136"/><text:change-start text:change-id="ct-1384547912"/>for<text:change-end text:change-id="ct-1384547912"/><text:change-start text:change-id="ct-1384547800"/> after-the-fact vetting by <text:change-end text:change-id="ct-1384547800"/><text:change text:change-id="ct-1384547688"/><text:change-start text:change-id="ct-1384547576"/>third parties, <text:change-end text:change-id="ct-1384547576"/><text:change text:change-id="ct-1384547464"/><text:change-start text:change-id="ct-1384547352"/>it does not <text:change-end text:change-id="ct-1384547352"/><text:change-start text:change-id="ct-1384547240"/>requir<text:change-end text:change-id="ct-1384547240"/><text:change text:change-id="ct-1384547128"/><text:change-start text:change-id="ct-1384547016"/>e <text:change-end text:change-id="ct-1384547016"/><text:change text:change-id="ct-1384546904"/><text:change-start text:change-id="ct-1384546792"/>a fundamental <text:change-end text:change-id="ct-1384546792"/><text:change-start text:change-id="ct-1384546680"/>change in <text:change-end text:change-id="ct-1384546680"/><text:change-start text:change-id="ct-1384546568"/>the <text:change-end text:change-id="ct-1384546568"/><text:change-start text:change-id="ct-1384546456"/>compiler delivery or installation process<text:change-end text:change-id="ct-1384546456"/><text:change text:change-id="ct-1384546276"/><text:change-start text:change-id="ct-1384546164"/>, <text:change-end text:change-id="ct-1384546164"/><text:change text:change-id="ct-1384545940"/><text:change text:change-id="ct-1384546052"/><text:change-start text:change-id="ct-1384545828"/>it does not require <text:change-end text:change-id="ct-1384545828"/><text:change-start text:change-id="ct-1384545716"/>that all compiler users receive <text:change-end text:change-id="ct-1384545716"/><text:change-start text:change-id="ct-1384545604"/>or recompile <text:change-end text:change-id="ct-1384545604"/><text:change text:change-id="ct-1384545492"/><text:change-start text:change-id="ct-1384545380"/>compiler source code<text:change-end text:change-id="ct-1384545380"/><text:change-start text:change-id="ct-1384545268"/>, and its <text:change-end text:change-id="ct-1384545268"/><text:change-start text:change-id="ct-1384545156"/>evidence can be strengthened using multiple parties<text:change-end text:change-id="ct-1384545156"/><text:change-start text:change-id="ct-1384545044"/>. <text:s/>Also, none of these papers demonstrate their technique.<text:change-end text:change-id="ct-1384545044"/></text:p>
        <text:p text:style-name="Standard">Magdsick discusses using different versions of a compiler and different compiler platforms (CPU and operating system) to check binaries, but presumes that the compiler itself will simply be the same compiler (just a different version). He does note the value of recompiling “everything” to check it<text:change text:change-id="ct-1384544932"/> <text:change-start text:change-id="ct-1384544820"/>[14]<text:change-end text:change-id="ct-1384544820"/><text:change text:change-id="ct-1384544708"/><text:change-start text:change-id="ct-1384544596"/>.<text:change-end text:change-id="ct-1384544596"/> Anderson notes that cross-compilation does<text:change-start text:change-id="ct-1384544484"/> <text:change-end text:change-id="ct-1384544484"/>n<text:change-start text:change-id="ct-1384544372"/>o<text:change-end text:change-id="ct-1384544372"/><text:change text:change-id="ct-1384544260"/>t help if the attack is in the compiler<text:change text:change-id="ct-1384544148"/> <text:change text:change-id="ct-1384544036"/><text:change-start text:change-id="ct-1384543924"/>[15]<text:change-end text:change-id="ct-1384543924"/><text:change text:change-id="ct-1384543812"/><text:change-start text:change-id="ct-1384543700"/>.<text:change-end text:change-id="ct-1384543700"/> <text:change text:change-id="ct-1384543588"/>Mohring argues for the use of recompilation by gcc to check other components, presuming that the gcc binaries themselves in some environments would be pristine<text:change-start text:change-id="ct-1384543476"/>[16]<text:change-end text:change-id="ct-1384543476"/><text:change text:change-id="ct-1384543364"/>. <text:s/>He makes no notice that all gcc implementations <text:change-start text:change-id="ct-1384543252"/>used <text:change-end text:change-id="ct-1384543252"/>might be <text:change text:change-id="ct-1384543140"/><text:change-start text:change-id="ct-1384543028"/><text:span text:style-name="T9">malicious</text:span><text:change-end text:change-id="ct-1384543028"/>, or of the importance of diversity in compiler implementation. In his approach different compiler versions may be used, so outputs would be “similar” but not identical; this leaves the difficult <text:soft-page-break/>problem of comparing binaries for “exact equivalence” unresolved.</text:p>
        <text:p text:style-name="Standard">Some effort has been made to develop proofs of correctness for compilers <text:change-start text:change-id="ct-1384542916"/>[17][18][19][20]<text:change-end text:change-id="ct-1384542916"/><text:change text:change-id="ct-1384542356"/><text:change text:change-id="ct-1384542468"/><text:change text:change-id="ct-1384542580"/><text:change text:change-id="ct-1384542692"/><text:change text:change-id="ct-1384542804"/><text:change-start text:change-id="ct-1384656864"/>. Goerigk argues that this problem <text:span text:style-name="T8">requires</text:span> that proofs of compilers go down to the resulting <text:span text:style-name="T9">binary</text:span> cod<text:change-end text:change-id="ct-1384656864"/><text:change-start text:change-id="ct-1384656752"/>e [21][22]. <text:change-end text:change-id="ct-1384656752"/><text:s/><text:change text:change-id="ct-1384656640"/><text:change-start text:change-id="ct-1384656528"/>Such techniques are <text:change-end text:change-id="ct-1384656528"/><text:change text:change-id="ct-1384656416"/>difficult <text:change-start text:change-id="ct-1384656304"/>to apply, <text:change-end text:change-id="ct-1384656304"/>even for simple languages.</text:p>
        <text:p text:style-name="Standard">There are a number of papers and articles about employing diversity to aid computer security, though they generally do not <text:change text:change-id="ct-1384656192"/>examine how to use diversity to <text:change text:change-id="ct-1384656080"/><text:change-start text:change-id="ct-1384655968"/>counter<text:change-end text:change-id="ct-1384655968"/> Trojan horses inside compilers <text:change text:change-id="ct-1384655856"/>or the compilation environment.<text:change text:change-id="ct-1384655744"/><text:change-start text:change-id="ct-1384655632"/> <text:s/><text:change-end text:change-id="ct-1384655632"/>Geer et al. <text:change text:change-id="ct-1384655520"/>argue that a monoculture (an absence of diversity) in computing platforms is a serious security problem<text:change text:change-id="ct-1384655408"/> <text:change-start text:change-id="ct-1384655296"/>[23][24]<text:change-end text:change-id="ct-1384655296"/><text:change text:change-id="ct-1384654960"/><text:change text:change-id="ct-1384655072"/><text:change text:change-id="ct-1384655184"/><text:change-start text:change-id="ct-1384654848"/>,<text:change-end text:change-id="ct-1384654848"/> but do not discuss <text:change text:change-id="ct-1384654736"/>employing compiler diversity to counter this particular attack.<text:change text:change-id="ct-1384654624"/><text:change-start text:change-id="ct-1384654512"/> <text:s/><text:change-end text:change-id="ct-1384654512"/>Forrest et al<text:change-start text:change-id="ct-1384654400"/>.<text:change-end text:change-id="ct-1384654400"/> <text:change text:change-id="ct-1384654288"/>argue<text:change text:change-id="ct-1384654176"/> that run-time diversity in general is beneficial for computer security<text:change-start text:change-id="ct-1384654064"/> [25]<text:change-end text:change-id="ct-1384654064"/>. <text:s/>In particular, their paper discusses techniques to vary final binaries by “randomized” transformations affecting compilation, loading, and/or execution. <text:s/>Their goal was to automatically change the <text:change text:change-id="ct-1384653952"/><text:change-start text:change-id="ct-1384653840"/><text:span text:style-name="T9">binary</text:span><text:change-end text:change-id="ct-1384653840"/> (as seen at run-time) in some random ways sufficient to make it more difficult to attack. The paper provides a set of examples, including adding/deleting nonfunctional code, reordering code, and varying memory layout. <text:s/>They demonstrated the concept through a compiler that randomized the amount of memory allocated on a stack frame, and showed that the approach foiled a simple buffer overflow attack<text:change-start text:change-id="ct-1384653728"/>.<text:change-end text:change-id="ct-1384653728"/><text:change-start text:change-id="ct-1384653616"/> This <text:change-end text:change-id="ct-1384653616"/><text:change-start text:change-id="ct-1384653504"/>provides little defense against <text:change-end text:change-id="ct-1384653504"/><text:change-start text:change-id="ct-1384653392"/>a<text:change-end text:change-id="ct-1384653392"/><text:change-start text:change-id="ct-1384653280"/> subverted compiler, which can insert an attack before the countermeasures have a chance to thwar<text:change-end text:change-id="ct-1384653280"/><text:change-start text:change-id="ct-1384653168"/>t it<text:change-end text:change-id="ct-1384653168"/>.</text:p>
        <text:p text:style-name="Standard">Cowan et al. categorize<text:change text:change-id="ct-1384653056"/> “post hoc” techniques<text:change text:change-id="ct-1384636268"/><text:change text:change-id="ct-1384636380"/><text:change-start text:change-id="ct-1384652944"/><text:span text:style-name="T31"> </text:span><text:change-end text:change-id="ct-1384652944"/><text:s/><text:change text:change-id="ct-1384636156"/><text:change-start text:change-id="ct-1384636044"/>(<text:change-end text:change-id="ct-1384636044"/>adaptations to software after <text:change text:change-id="ct-1384635932"/>implementation to improve its security<text:change text:change-id="ct-1384635820"/><text:change-start text:change-id="ct-1384635708"/>),<text:span text:style-name="T31"> </text:span><text:change-end text:change-id="ct-1384635708"/>based on what is adapted (the interface or the implementation) and on how it is adapted (either it is restricted or it is obscured). <text:s/>The paper does not specifically address the problem of malicious <text:change text:change-id="ct-1384635596"/><text:s/>compilers <text:change-start text:change-id="ct-1384635484"/>[26]<text:change-end text:change-id="ct-1384635484"/><text:change text:change-id="ct-1384635372"/>.</text:p>
        <text:p text:style-name="Standard">Spinellis argues that “Thompson showed us that one cannot trust an application’s security policy by examining its source code... The recent Xbox attack demonstrated that one cannot trust a platform’s security policy if the applications running on it cannot be trusted<text:change text:change-id="ct-1384635260"/>” <text:change-start text:change-id="ct-1384635148"/>[27]<text:change-end text:change-id="ct-1384635148"/><text:change text:change-id="ct-1384635036"/><text:change-start text:change-id="ct-1384634924"/>.<text:change-end text:change-id="ct-1384634924"/></text:p>
        <text:p text:style-name="Standard">It is worth noting that the literature for change detection (such as <text:change-start text:change-id="ct-1384634812"/>[28]<text:change-end text:change-id="ct-1384634812"/><text:change text:change-id="ct-1384634588"/><text:change text:change-id="ct-1384634700"/>) and intrusion detection do not easily address this problem. <text:s/>Here the compiler is operating normally: it is expected to accept source code and generate object code.</text:p>
        <text:p text:style-name="Standard"><text:change-start text:change-id="ct-1384634476"/>Faigon<text:change-end text:change-id="ct-1384634476"/><text:change text:change-id="ct-1384634252"/><text:change text:change-id="ct-1384634364"/><text:change-start text:change-id="ct-1384634140"/>’s “Constrained Random Testing” detects compiler defects by creating many random test programs, compiling them with a compiler under test and a <text:change-end text:change-id="ct-1384634140"/><text:change-start text:change-id="ct-1384634028"/>reference compiler, and detecting if running them produces different results<text:change-end text:change-id="ct-1384634028"/><text:change text:change-id="ct-1384633916"/><text:change-start text:change-id="ct-1384633804"/> [29]<text:change-end text:change-id="ct-1384633804"/><text:change-start text:change-id="ct-1384633692"/>.<text:change-end text:change-id="ct-1384633692"/><text:change-start text:change-id="ct-1384633580"/> <text:change-end text:change-id="ct-1384633580"/><text:change text:change-id="ct-1384633468"/><text:change-start text:change-id="ct-1384633356"/>T<text:change-end text:change-id="ct-1384633356"/><text:change-start text:change-id="ct-1384633244"/>his is extremely unlikely to find <text:change-end text:change-id="ct-1384633244"/><text:change-start text:change-id="ct-1384633132"/>the <text:change-end text:change-id="ct-1384633132"/><text:change-start text:change-id="ct-1384633020"/>Trojan horses <text:change-end text:change-id="ct-1384633020"/><text:change text:change-id="ct-1384632908"/><text:change-start text:change-id="ct-1384632796"/>considered here.</text:p>
        <text:p text:style-name="Standard"><text:change-end text:change-id="ct-1384632796"/></text:p>
        <text:h text:style-name="Heading_20_1" text:outline-level="1">Analysis of <text:change text:change-id="ct-1384632684"/><text:change-start text:change-id="ct-1384632572"/>t<text:change-end text:change-id="ct-1384632572"/>hreat</text:h>
        <text:p text:style-name="Standard"/>
        <text:p text:style-name="Standard">Thompson describes how to perform the attack, but there are some important characteristics of the attack that are not immediately obvious from his presentation. <text:s/>This section examines the threat in more detail<text:change text:change-id="ct-1384632460"/> and introduces terminology to describe <text:change text:change-id="ct-1384632280"/><text:change-start text:change-id="ct-1384632168"/>it<text:change-end text:change-id="ct-1384632168"/>.</text:p>
        <text:p text:style-name="Standard">We’ll begin by defining the threat. <text:s/>The threat considered in this paper is that an attacker may have modified <text:change text:change-id="ct-1384632056"/><text:change-start text:change-id="ct-1384631944"/>one or more <text:change-end text:change-id="ct-1384631944"/><text:change-start text:change-id="ct-1384631832"/><text:span text:style-name="T9">binaries</text:span><text:change-end text:change-id="ct-1384631832"/> (which computers run, but humans do<text:change-start text:change-id="ct-1384631720"/> <text:change-end text:change-id="ct-1384631720"/>n<text:change-start text:change-id="ct-1384631608"/>o<text:change-end text:change-id="ct-1384631608"/><text:change text:change-id="ct-1384631496"/>t normally view) so that the compilation process inserts different code than would be expected from examining the <text:change-start text:change-id="ct-1384631384"/>compiler <text:change-end text:change-id="ct-1384631384"/>source code, sufficient so that recompilation of the compiler will cause the re-insertion of the malicious code. As a result, humans can examine the original source code without finding the attack, and they can recompile the compiler without removing the attack. For our purposes we’ll call a subverted compiler a<text:change text:change-id="ct-1384631272"/> <text:change text:change-id="ct-1384631160"/><text:change-start text:change-id="ct-1384631048"/><text:span text:style-name="T9">malicious</text:span><text:change-end text:change-id="ct-1384631048"/> compiler<text:change-start text:change-id="ct-1384630936"/>, and the entire attack the “trusting trust” attack.<text:change-end text:change-id="ct-1384630936"/><text:change text:change-id="ct-1384630824"/></text:p>
        <text:p text:style-name="Standard">Next, we’ll examine what might motivate an attacker to actually perform such an attack, and the mechanisms an attacker uses that make this attack work (triggers, payloads, and non-discovery).</text:p>
        <text:p text:style-name="Standard"/>
        <text:h text:style-name="Heading_20_2" text:outline-level="2">Attacker <text:change text:change-id="ct-1384630712"/><text:change-start text:change-id="ct-1384630600"/>m<text:change-end text:change-id="ct-1384630600"/>otivation</text:h>
        <text:p text:style-name="Standard"/>
        <text:p text:style-name="Standard">Understanding any potential threat involves determining the benefits to an attacker of an attack, and comparing them to the attacker’s risks, costs, and difficulties. <text:s/>Although this “trusting trust” attack may seem exotic, <text:change text:change-id="ct-1384630488"/><text:change-start text:change-id="ct-1384630376"/>its<text:change-end text:change-id="ct-1384630376"/> large benefits may outweigh its costs to some attackers.</text:p>
        <text:p text:style-name="Standard">The potential benefits are immense to a malicious attacker. <text:s/>A<text:change text:change-id="ct-1384630264"/> successful attacker can completely control all systems that are compiled by that <text:change text:change-id="ct-1384630152"/><text:change-start text:change-id="ct-1384630040"/><text:span text:style-name="T9">binary</text:span><text:change-end text:change-id="ct-1384630040"/> and that <text:change text:change-id="ct-1384629928"/><text:change-start text:change-id="ct-1384629816"/><text:span text:style-name="T9">binary</text:span><text:change-end text:change-id="ct-1384629816"/>’s descendants, e.g., they can have backdoor passwords inserted for logins <text:s/>and gain unlimited privileges on entire classes of systems. <text:s/>Since detailed source code reviews will not find the attack, <text:change text:change-id="ct-1384629704"/>even <text:change text:change-id="ct-1384629592"/><text:change-start text:change-id="ct-1384629480"/>defenders<text:change-end text:change-id="ct-1384629480"/> who have highly valuable resources <text:change text:change-id="ct-1384629368"/><text:change-start text:change-id="ct-1384629256"/>and<text:change-end text:change-id="ct-1384629256"/> check <text:change-start text:change-id="ct-1384629144"/>all <text:change-end text:change-id="ct-1384629144"/>source code<text:change text:change-id="ct-1384629032"/> <text:change text:change-id="ct-1384628920"/><text:change-start text:change-id="ct-1384628808"/>are<text:change-end text:change-id="ct-1384628808"/> vulnerable to this attack.</text:p>
        <text:p text:style-name="Standard">For a widely-used compiler, or one used to compile a widely-used program or operating system, this attack could result in global control. <text:s/>Control over banking systems, financial markets, militaries, or governments could be gained with a single attack. <text:s/>An attacker could <text:change text:change-id="ct-1384628696"/><text:change-start text:change-id="ct-1384628584"/>possibly<text:change-end text:change-id="ct-1384628584"/> acquire limitless funds (by manipulating the entire financial system), acquire or change extremely sensitive information, or disable <text:change-start text:change-id="ct-1384628472"/>a nation’s <text:change-end text:change-id="ct-1384628472"/>critical infrastructure on command.</text:p>
        <text:p text:style-name="Standard">An attacker can perform the attack against multiple compilers as well. <text:s/>Once control is gained over all systems that use one compiler, trust <text:soft-page-break/>relationships and network interconnections could be exploited to ease attack against other compiler <text:change text:change-id="ct-1384628360"/><text:change-start text:change-id="ct-1384615892"/><text:span text:style-name="T9">binaries</text:span><text:change-end text:change-id="ct-1384615892"/>. <text:s/>This would be especially true of a patient and careful attacker; once a compiler is subverted, it is likely to stay subverted for a long time, giving an attacker time to use it to launch further attacks.</text:p>
        <text:p text:style-name="Standard">An attacker (either an individual or an organization) who subverted a few of the most widely used compilers of the most widely-used operating systems could effectively control, directly or indirectly, almost every computer in existence.</text:p>
        <text:p text:style-name="Standard">The attack requires knowledge about compilers, effort to create the attack, and access (gained somehow) to the compiler <text:change text:change-id="ct-1384615780"/><text:change-start text:change-id="ct-1384615668"/><text:span text:style-name="T9">binary</text:span><text:change-end text:change-id="ct-1384615668"/>, but all are achievable. <text:s/>Compiler construction techniques are standard Computer Science course material. <text:s/>The attack requires the insertion of relatively small amounts of code, so the attack can be developed by a single knowledgeable person in their spare time. Access rights to change the relevant compiler <text:change text:change-id="ct-1384615556"/><text:change-start text:change-id="ct-1384615444"/><text:span text:style-name="T9">binaries</text:span><text:change-end text:change-id="ct-1384615444"/> might be harder to acquire, but there are clearly some who have such privileges already, and a determined attacker could acquire such privileges through a variety of means (including network attack, social engineering, physical attack, bribery, and betrayal).</text:p>
        <text:p text:style-name="Standard">The amount of power this attack offers is great, so it is easy to imagine a single person deciding to perform this attack for their own ends. <text:s/>An individual entrusted with compiler development might even succumb to the temptation if they believed they could not be caught, and the legion of virus writers shows that people are willing to write malicious code even without gaining the control this attack can provide.</text:p>
        <text:p text:style-name="Standard">Given such extraordinarily large benefits to an attacker, a highly resourced organization (such as a government) might decide to undertake it. Such an organization could supply hundreds of experts, working together full-time to deploy <text:s/>attacks over a period of decades. <text:s/>Defending against this scale of attack is beyond the ability of even many military organizations, and is far beyond the defensive abilities of the companies and non-profit organizations who develop and maintain popular compilers.</text:p>
        <text:p text:style-name="Standard">In short, this is an attack that can yield complete control over a vast number of systems, even those systems who<text:change-start text:change-id="ct-1384615332"/>se defenders<text:change-end text:change-id="ct-1384615332"/> perform <text:change-start text:change-id="ct-1384615220"/>independent <text:change-end text:change-id="ct-1384615220"/>source code analysis (e.g., those who have especially high-value assets), so <text:change text:change-id="ct-1384615108"/><text:change-start text:change-id="ct-1384614996"/>this <text:change-end text:change-id="ct-1384614996"/>is worth defending against.</text:p>
        <text:p text:style-name="Standard"/>
        <text:h text:style-name="Heading_20_2" text:outline-level="2">Triggers, payloads, and non-discovery</text:h>
        <text:p text:style-name="Standard"/>
        <text:p text:style-name="Standard">This attack depends on three things: triggers, payloads, and non-discovery. For purposes of this paper, a “trigger” is a condition determined by an attacker in which a malicious event is to occur (e.g., malicious code is inserted into a program). <text:s/>A “payload” is the code that actually performs the malicious event (e.g., the inserted malicious code and the code that causes its insertion). By “non-discovery,” this paper means that victims cannot determine if a <text:change text:change-id="ct-1384614884"/><text:change-start text:change-id="ct-1384614772"/><text:span text:style-name="T9">binary</text:span><text:change-end text:change-id="ct-1384614772"/> has been tampered with in this way; the lack of transparency in <text:change text:change-id="ct-1384614660"/><text:change-start text:change-id="ct-1384614548"/><text:span text:style-name="T9">binary</text:span><text:change-end text:change-id="ct-1384614548"/> files makes this attack possible.</text:p>
        <text:p text:style-name="Standard">For this attack to be valuable, there must be at least two triggers: one to cause a malicious attack directly of value to the attacker (e.g., detecting compilation of a “login” program so that a Trojan horse can be inserted into it), and another to propagate attacks into future versions of the compiler.</text:p>
        <text:p text:style-name="Standard">If a trigger is activated when the attacker does not intend the trigger to be activated, the probability of detection increases. <text:s/>However, if a trigger is not activated when the attacker intends it to be activated, then that particular attack will be disabled. <text:s/>If all the attacks by the compiler against itself are disabled, then the attack will no longer propagate; once the compiler is recompiled, the attacks will disappear. Similarly, if a payload requires a situation that (through the process of change) disappears, then the payload will no longer be effective (and <text:change-start text:change-id="ct-1384614436"/>its failure <text:change-end text:change-id="ct-1384614436"/>may reveal the <text:change text:change-id="ct-1384614324"/>attack).</text:p>
        <text:p text:style-name="Standard"><text:change-start text:change-id="ct-1384614212"/>In <text:change-end text:change-id="ct-1384614212"/><text:change text:change-id="ct-1384614100"/><text:change-start text:change-id="ct-1384613988"/>t<text:change-end text:change-id="ct-1384613988"/>his paper<text:change-start text:change-id="ct-1384613876"/>, “fragility” is the susceptibility of<text:change-end text:change-id="ct-1384613876"/> <text:change text:change-id="ct-1384613540"/><text:change text:change-id="ct-1384613652"/><text:change text:change-id="ct-1384613764"/><text:change-start text:change-id="ct-1384613428"/>this attack to failure, <text:span text:style-name="T30">i.e.</text:span>, <text:change-end text:change-id="ct-1384613428"/>that <text:change-start text:change-id="ct-1384613316"/>a <text:change-end text:change-id="ct-1384613316"/>trigger<text:change text:change-id="ct-1384613204"/> <text:change text:change-id="ct-1384613092"/><text:change-start text:change-id="ct-1384612980"/>will activate <text:change-end text:change-id="ct-1384612980"/>when the attacker <text:change text:change-id="ct-1384612868"/><text:change-start text:change-id="ct-1384612756"/>did<text:change-end text:change-id="ct-1384612756"/> not wish <text:change text:change-id="ct-1384612644"/><text:change-start text:change-id="ct-1384612532"/>it<text:change-end text:change-id="ct-1384612532"/> to (risking a revelation of the attack), fail to trigger when the attacker would wish <text:change text:change-id="ct-1384612420"/><text:change-start text:change-id="ct-1384612308"/>it<text:change-end text:change-id="ct-1384612308"/> to, or that the payload may fail to work as intended<text:change text:change-id="ct-1384612196"/>. <text:s/>Fragility is unfortunately less helpful to the defender than it might first appear. <text:s/>An attacker can counter fragility by simply incorporating <text:change text:change-id="ct-1384612084"/><text:change-start text:change-id="ct-1384611972"/>many<text:change-end text:change-id="ct-1384611972"/> <text:change-start text:change-id="ct-1384611792"/>narrowly-defined <text:change-end text:change-id="ct-1384611792"/>triggers and payloads. <text:s/>Even if a change causes one trigger to fail, another trigger may still fire. <text:s/>By using multiple <text:change-start text:change-id="ct-1384611680"/>triggers and <text:change-end text:change-id="ct-1384611680"/>payloads, an attacker can attack multiple points in the compiler and attack different subsystems as final targets (e.g., the login system, the networking interface, <text:change text:change-id="ct-1384611568"/>and so on). <text:s/>Thus, there may be enough vulnerabilities in the resulting system to allow attackers to re-enter and re-insert new triggers and payloads into a<text:change text:change-id="ct-1384611456"/> <text:change text:change-id="ct-1384611344"/><text:change-start text:change-id="ct-1384611232"/><text:span text:style-name="T9">malicious</text:span><text:change-end text:change-id="ct-1384611232"/> compiler. <text:s/>Even if a compiler misbehaves from malfunctioning malware, the results will often <text:change text:change-id="ct-1384611120"/>appear to be a mysterious compiler defect; <text:change-start text:change-id="ct-1384611008"/>if <text:change-end text:change-id="ct-1384611008"/>programmers <text:change text:change-id="ct-1384610784"/><text:change text:change-id="ct-1384610896"/>“code around” the problem<text:change text:change-id="ct-1384610672"/><text:change-start text:change-id="ct-1384610560"/>,<text:change-end text:change-id="ct-1384610560"/> <text:change text:change-id="ct-1384610336"/><text:change text:change-id="ct-1384610448"/>the <text:change text:change-id="ct-1384610224"/>attack <text:change text:change-id="ct-1384610112"/><text:change-start text:change-id="ct-1384610000"/>will <text:change-end text:change-id="ct-1384610000"/><text:change-start text:change-id="ct-1384609888"/>stay <text:change-end text:change-id="ct-1384609888"/>undetected.</text:p>
        <text:p text:style-name="Standard">Since attackers do not want their malicious code to be discovered, they may limit the number of triggers/payloads they insert and the number of attacked compilers. In particular, attackers may tend to attack only “important” compilers (e.g., compilers that are widely-used or used for high-asset projects), since each compiler they attack (initially or to add new triggers and payloads) increases the risk of discovery. <text:s/>However, since these attacks can allow an attacker to deeply penetrate systems generated with the compiler, <text:change text:change-id="ct-1384609776"/><text:change-start text:change-id="ct-1384609664"/><text:span text:style-name="T9">malicious</text:span><text:change-end text:change-id="ct-1384609664"/> compilers make it easier for an attacker to re-enter a previously penetrated development <text:soft-page-break/>environment to refresh a<text:change text:change-id="ct-1384609440"/><text:change text:change-id="ct-1384609552"/><text:change-start text:change-id="ct-1384609328"/><text:span text:style-name="T9"> binary</text:span><text:change-end text:change-id="ct-1384609328"/> with new triggers and payloads. <text:s/>Thus, once a compiler has been subverted, it may be difficult to undo the damage without a process for ensuring that there are no attacks left.</text:p>
        <text:p text:style-name="Standard">The text above might give the impression that only the compiler <text:change text:change-id="ct-1384609216"/><text:change-start text:change-id="ct-1384609104"/><text:span text:style-name="T9">binary</text:span><text:change-end text:change-id="ct-1384609104"/> itself can influence <text:change text:change-id="ct-1384608880"/><text:change text:change-id="ct-1384608992"/>results (or how they are run), yet this is obviously not true. <text:s/>Assemblers and loaders are excellent places to place a trigger (the popular gcc compiler actually generates assembly language as text and then invokes an assembler). An attacker could place the trigger mechanism in the compiler’s supporting infrastructure such as the operating system kernel, libraries, or privileged programs. <text:s/>In many cases writing triggers is more difficult for such components, but in some cases (such as I/O libraries) this is fairly easy to do.</text:p>
        <text:p text:style-name="Standard"/>
        <text:h text:style-name="Heading_20_1" text:outline-level="1"><text:change text:change-id="ct-1384608768"/>Diverse <text:change text:change-id="ct-1384608656"/><text:change-start text:change-id="ct-1384608544"/>d<text:change-end text:change-id="ct-1384608544"/>ouble-<text:change text:change-id="ct-1384608432"/><text:change-start text:change-id="ct-1384608320"/>c<text:change-end text:change-id="ct-1384608320"/>ompiling<text:change-start text:change-id="ct-1384608208"/> (DDC)<text:change-end text:change-id="ct-1384608208"/></text:h>
        <text:p text:style-name="Standard"/>
        <text:p text:style-name="P12"><text:change text:change-id="ct-1384607872"/><text:change text:change-id="ct-1384607984"/><text:change text:change-id="ct-1384608096"/><text:change-start text:change-id="ct-1384734712"/>The idea of diverse double-compiling <text:change-end text:change-id="ct-1384734712"/><text:change-start text:change-id="ct-1384734488"/>(DDC) <text:change-end text:change-id="ct-1384734488"/><text:change-start text:change-id="ct-1384734600"/>was first created and posted by Henry Spencer in 1998 <text:change-end text:change-id="ct-1384734600"/><text:change-start text:change-id="ct-1384734376"/>[30]<text:change-end text:change-id="ct-1384734376"/><text:change text:change-id="ct-1384734264"/><text:change-start text:change-id="ct-1384734152"/>, inspired by McKeeman et al’s <text:change-end text:change-id="ct-1384734152"/><text:change text:change-id="ct-1384734040"/><text:change-start text:change-id="ct-1384733928"/>exercise<text:change-end text:change-id="ct-1384733928"/><text:change-start text:change-id="ct-1384733816"/> for detecting compiler defects <text:change-end text:change-id="ct-1384733816"/><text:change-start text:change-id="ct-1384733704"/>[31]<text:change-end text:change-id="ct-1384733704"/><text:change text:change-id="ct-1384733592"/><text:change-start text:change-id="ct-1384733480"/>[32]<text:change-end text:change-id="ct-1384733480"/><text:change text:change-id="ct-1384733368"/><text:change-start text:change-id="ct-1384733256"/>. <text:s/>Since this time, this idea has been posted in several places, all with very short descriptions <text:change-end text:change-id="ct-1384733256"/><text:change-start text:change-id="ct-1384733144"/>[16]<text:change-end text:change-id="ct-1384733144"/><text:change-start text:change-id="ct-1384733032"/>[33][34]<text:change-end text:change-id="ct-1384733032"/><text:change text:change-id="ct-1384732920"/><text:change-start text:change-id="ct-1384732808"/>.</text:p>
        <text:p text:style-name="Standard">To perform <text:change-end text:change-id="ct-1384732808"/><text:change text:change-id="ct-1384732696"/><text:change-start text:change-id="ct-1384732584"/><text:span text:style-name="T9">DDC</text:span><text:change-end text:change-id="ct-1384732584"/><text:change-start text:change-id="ct-1384732472"/>, recompile a compiler’s source code twice: once with a second “trusted” compiler, and again using the result of the first compilation. <text:s/>Then, check if the final result exactly matches the original compiler <text:change-end text:change-id="ct-1384732472"/><text:change text:change-id="ct-1384732360"/><text:change-start text:change-id="ct-1384732248"/><text:span text:style-name="T9">binary</text:span><text:change-end text:change-id="ct-1384732248"/><text:change-start text:change-id="ct-1384732136"/>; if it does, then there is no Trojan horse in the <text:span text:style-name="T9">binary</text:span> (given some assumptions to be discussed later)<text:change-end text:change-id="ct-1384732136"/><text:change-start text:change-id="ct-1384732024"/>. <text:s/>This <text:change-end text:change-id="ct-1384732024"/><text:change text:change-id="ct-1384731912"/><text:change-start text:change-id="ct-1384731800"/>technique<text:change-end text:change-id="ct-1384731800"/><text:change-start text:change-id="ct-1384731688"/> uses the second (trusted) compiler as a check on the first. Thompson’s attack <text:change-end text:change-id="ct-1384731688"/><text:change text:change-id="ct-1384731576"/><text:change-start text:change-id="ct-1384731464"/>assumes that there is only one compiler available; <text:change-end text:change-id="ct-1384731464"/><text:change text:change-id="ct-1384731352"/><text:change-start text:change-id="ct-1384731240"/>adding a second compiler<text:change-end text:change-id="ct-1384731240"/><text:change text:change-id="ct-1384731128"/><text:change-start text:change-id="ct-1384731016"/> <text:change-end text:change-id="ct-1384731016"/><text:change-start text:change-id="ct-1384730904"/>invalidates <text:change-end text:change-id="ct-1384730904"/><text:change-start text:change-id="ct-1384730792"/>th<text:change-end text:change-id="ct-1384730792"/><text:change text:change-id="ct-1384730612"/><text:change-start text:change-id="ct-1384730500"/>is<text:change-end text:change-id="ct-1384730500"/><text:change-start text:change-id="ct-1384730388"/> <text:change-end text:change-id="ct-1384730388"/><text:change text:change-id="ct-1384730276"/><text:change-start text:change-id="ct-1384730164"/>assumption<text:change-end text:change-id="ct-1384730164"/><text:change text:change-id="ct-1384730052"/><text:change-start text:change-id="ct-1384729940"/>. <text:s/>The trusted compiler and its environment may be malicious, as long <text:change-end text:change-id="ct-1384729940"/><text:change-start text:change-id="ct-1384729828"/>as <text:change-end text:change-id="ct-1384729828"/><text:change-start text:change-id="ct-1384729716"/>that does not impact their result <text:change-end text:change-id="ct-1384729716"/><text:change text:change-id="ct-1384729604"/><text:change-start text:change-id="ct-1384729492"/>in <text:change-end text:change-id="ct-1384729492"/><text:change-start text:change-id="ct-1384729380"/>this case<text:change-end text:change-id="ct-1384729380"/><text:change-start text:change-id="ct-1384729268"/>, and they may be very slow.<text:change-end text:change-id="ct-1384729268"/></text:p>
        <text:p text:style-name="Standard">Figure 1 illustrates the process of <text:change text:change-id="ct-1384729156"/><text:change-start text:change-id="ct-1384728932"/><text:span text:style-name="T9">DDC</text:span><text:change-end text:change-id="ct-1384728932"/> <text:change-start text:change-id="ct-1384728820"/>in more detail, <text:change-end text:change-id="ct-1384728820"/>along with a self-<text:change-start text:change-id="ct-1384729044"/>re<text:change-end text:change-id="ct-1384729044"/>generation check<text:change text:change-id="ct-1384728596"/><text:change text:change-id="ct-1384728708"/>. This figure shows <text:change text:change-id="ct-1384728372"/><text:change text:change-id="ct-1384728484"/><text:change-start text:change-id="ct-1384728260"/><text:span text:style-name="T9">binary</text:span><text:change-end text:change-id="ct-1384728260"/> file(s) for an untrusted compiler A, <text:change text:change-id="ct-1384728148"/><text:change-start text:change-id="ct-1384728036"/><text:span text:style-name="T9">binary</text:span><text:change-end text:change-id="ct-1384728036"/> file(s) for a trusted compiler T, and source code <text:change text:change-id="ct-1384727812"/><text:change text:change-id="ct-1384727924"/><text:change-start text:change-id="ct-1384727700"/><text:span text:style-name="T21">s</text:span><text:span text:style-name="T16">A </text:span><text:change-end text:change-id="ct-1384727700"/><text:change text:change-id="ct-1384727588"/><text:change-start text:change-id="ct-1384727476"/><text:s/><text:change-end text:change-id="ct-1384727476"/><text:change-start text:change-id="ct-1384727364"/>t<text:change-end text:change-id="ct-1384727364"/>hat is <text:change text:change-id="ct-1384727252"/><text:change-start text:change-id="ct-1384727140"/>claimed<text:change-end text:change-id="ct-1384727140"/> to be the source code of compiler A. <text:change-start text:change-id="ct-1384727028"/>The result of compiling source SC using compiler X is not<text:change-end text:change-id="ct-1384727028"/><text:change-start text:change-id="ct-1384726916"/>ated as c(SC,X). <text:s/><text:change-end text:change-id="ct-1384726916"/>The shaded boxes show a compilation step; in this notation, a compilation <text:change-start text:change-id="ct-1384726804"/>uses a compiler (input from the top)<text:change-end text:change-id="ct-1384726804"/><text:change-start text:change-id="ct-1384726692"/>, <text:change-end text:change-id="ct-1384726692"/><text:change text:change-id="ct-1384726512"/>source code (input from the left)<text:change-start text:change-id="ct-1384726400"/>,<text:change-end text:change-id="ct-1384726400"/> and other data (input from the right)<text:change-start text:change-id="ct-1384726288"/>,<text:change-end text:change-id="ct-1384726288"/> <text:change-start text:change-id="ct-1384726176"/>all <text:change-end text:change-id="ct-1384726176"/>to produce a <text:change text:change-id="ct-1384725952"/><text:change text:change-id="ct-1384726064"/><text:change-start text:change-id="ct-1384725840"/><text:span text:style-name="T9">binary</text:span> <text:change-end text:change-id="ct-1384725840"/>(output <text:change text:change-id="ct-1384725728"/><text:change-start text:change-id="ct-1384725616"/>exiting<text:change-end text:change-id="ct-1384725616"/> down). <text:s/><text:change text:change-id="ct-1384725504"/>File comparisons are shown as labeled dashed lines.</text:p>
        <text:p text:style-name="Standard">Before performing <text:change text:change-id="ct-1384725392"/><text:change-start text:change-id="ct-1384725280"/><text:span text:style-name="T9">DDC</text:span><text:change-end text:change-id="ct-1384725280"/>, we <text:change-start text:change-id="ct-1384725168"/>should <text:change-end text:change-id="ct-1384725168"/>first do a regeneration check<text:change text:change-id="ct-1384724944"/><text:change text:change-id="ct-1384725056"/><text:change-start text:change-id="ct-1384724832"/>. <text:s/>This check acts like the control of an experiment; it detects when a compiler cannot regenerate itself. Simply <text:change-end text:change-id="ct-1384724832"/><text:change text:change-id="ct-1384724608"/><text:change text:change-id="ct-1384724720"/>tak<text:change-start text:change-id="ct-1384724496"/>e<text:change-end text:change-id="ct-1384724496"/><text:change text:change-id="ct-1384724272"/><text:change text:change-id="ct-1384724384"/> source code <text:change text:change-id="ct-1384723936"/><text:change text:change-id="ct-1384724048"/><text:change text:change-id="ct-1384724160"/><text:change-start text:change-id="ct-1384723824"/><text:span text:style-name="T22">s</text:span><text:span text:style-name="T15">A</text:span> <text:change-end text:change-id="ct-1384723824"/>and compil<text:change-start text:change-id="ct-1384723712"/>e<text:change-end text:change-id="ct-1384723712"/><text:change text:change-id="ct-1384723600"/> it with compiler A, producing <text:change text:change-id="ct-1384723488"/><text:change-start text:change-id="ct-1384723376"/><text:span text:style-name="T9">binary</text:span><text:change-end text:change-id="ct-1384723376"/> file <text:change-start text:change-id="ct-1384723152"/><text:span text:style-name="T20">c(</text:span><text:span text:style-name="T22">s</text:span><text:span text:style-name="T15">A</text:span><text:span text:style-name="T20">,A)</text:span>, <text:change-end text:change-id="ct-1384723152"/><text:change text:change-id="ct-1384722816"/><text:change text:change-id="ct-1384722928"/><text:change text:change-id="ct-1384723040"/><text:change-start text:change-id="ct-1384722704"/>that is, <text:change-end text:change-id="ct-1384722704"/><text:change text:change-id="ct-1384722592"/>source <text:change text:change-id="ct-1384722300"/><text:change text:change-id="ct-1384722412"/><text:change-start text:change-id="ct-1384723264"/><text:span text:style-name="T22">s</text:span><text:span text:style-name="T15">A</text:span><text:span text:style-name="T20"> </text:span><text:change-end text:change-id="ct-1384723264"/>compiled by <text:change-start text:change-id="ct-1384722188"/>compiler <text:change-end text:change-id="ct-1384722188"/>A<text:change text:change-id="ct-1384722076"/>. <text:change text:change-id="ct-1384721964"/><text:change-start text:change-id="ct-1384721852"/>We then do a bit-for-bit comparison (<text:change-end text:change-id="ct-1384721852"/><text:change-start text:change-id="ct-1384721740"/>Compare1<text:change-end text:change-id="ct-1384721740"/><text:change-start text:change-id="ct-1384721628"/>)<text:change-end text:change-id="ct-1384721628"/> <text:change text:change-id="ct-1384721516"/>to <text:change text:change-id="ct-1384721404"/><text:change-start text:change-id="ct-1384721292"/>see if <text:change-end text:change-id="ct-1384721292"/><text:change text:change-id="ct-1384720956"/><text:change text:change-id="ct-1384721068"/><text:change text:change-id="ct-1384721180"/><text:change-start text:change-id="ct-1384720844"/>c(<text:span text:style-name="T1">s</text:span><text:span text:style-name="T14">A</text:span>,A)<text:change-end text:change-id="ct-1384720844"/> is the same as A. If <text:change text:change-id="ct-1384720508"/><text:change text:change-id="ct-1384720620"/><text:change text:change-id="ct-1384720732"/><text:change-start text:change-id="ct-1384720396"/>c(<text:span text:style-name="T1">s</text:span><text:span text:style-name="T14">A</text:span>,A)<text:change-end text:change-id="ct-1384720396"/> is the same as A, then the compiler can regenerate (reproduce) itself. <text:s/>This does not prove the absence of malice, however.</text:p>
        <text:p text:style-name="Standard">We then perform <text:change text:change-id="ct-1384720172"/><text:change text:change-id="ct-1384720284"/><text:change-start text:change-id="ct-1384720060"/><text:span text:style-name="T9">DDC</text:span><text:change-end text:change-id="ct-1384720060"/><text:change-start text:change-id="ct-1384719948"/>.<text:change-end text:change-id="ct-1384719948"/><text:change text:change-id="ct-1384719836"/> <text:change-start text:change-id="ct-1384719724"/>We <text:change-end text:change-id="ct-1384719724"/>start<text:change-start text:change-id="ct-1384719612"/> by <text:change-end text:change-id="ct-1384719612"/><text:change text:change-id="ct-1384719500"/>using <text:change-start text:change-id="ct-1384719388"/>trusted <text:change-end text:change-id="ct-1384719388"/>compiler T to compile <text:change-start text:change-id="ct-1384719276"/><text:span text:style-name="T1">s</text:span><text:change-end text:change-id="ct-1384719276"/><text:change text:change-id="ct-1384719164"/><text:change-start text:change-id="ct-1384719052"/><text:span text:style-name="T19">A</text:span><text:change-end text:change-id="ct-1384719052"/> to produce <text:change-start text:change-id="ct-1384718940"/>c(<text:span text:style-name="T1">s</text:span><text:span text:style-name="T14">A</text:span>,T)<text:change-end text:change-id="ct-1384718940"/><text:change text:change-id="ct-1384718604"/><text:change text:change-id="ct-1384718716"/><text:change text:change-id="ct-1384718828"/><text:change-start text:change-id="ct-1384718492"/>, that is, <text:change-end text:change-id="ct-1384718492"/><text:change text:change-id="ct-1384718312"/>source <text:change-start text:change-id="ct-1384718200"/><text:span text:style-name="T1">s</text:span><text:change-end text:change-id="ct-1384718200"/><text:change text:change-id="ct-1384718088"/><text:change-start text:change-id="ct-1384717976"/><text:span text:style-name="T19">A</text:span><text:change-end text:change-id="ct-1384717976"/> compiled by T<text:change text:change-id="ct-1384717864"/>. We then use <text:change text:change-id="ct-1384717528"/><text:change text:change-id="ct-1384717640"/><text:change text:change-id="ct-1384717752"/><text:change-start text:change-id="ct-1384717416"/>c(<text:span text:style-name="T1">s</text:span><text:span text:style-name="T14">A</text:span>,T)<text:change-end text:change-id="ct-1384717416"/> to compile <text:change-start text:change-id="ct-1384717304"/><text:span text:style-name="T1">s</text:span><text:change-end text:change-id="ct-1384717304"/><text:change text:change-id="ct-1384717192"/><text:change-start text:change-id="ct-1384717080"/><text:span text:style-name="T19">A</text:span><text:change-end text:change-id="ct-1384717080"/> <text:change-start text:change-id="ct-1384716968"/>again<text:change-end text:change-id="ct-1384716968"/><text:change text:change-id="ct-1384716856"/>, producing the <text:change text:change-id="ct-1384716744"/><text:change-start text:change-id="ct-1384716632"/><text:span text:style-name="T9">binary</text:span><text:change-end text:change-id="ct-1384716632"/> <text:change text:change-id="ct-1384716072"/><text:change text:change-id="ct-1384716184"/><text:change text:change-id="ct-1384716296"/><text:change text:change-id="ct-1384716408"/><text:change text:change-id="ct-1384716520"/><text:change-start text:change-id="ct-1384715960"/><text:span text:style-name="T23">c(</text:span><text:span text:style-name="T21">s</text:span><text:span text:style-name="T16">A</text:span><text:span text:style-name="T23">,c(</text:span><text:span text:style-name="T21">s</text:span><text:span text:style-name="T16">A</text:span><text:span text:style-name="T23">,T))</text:span><text:change-end text:change-id="ct-1384715960"/>. <text:s/>The final result is then compared (<text:change text:change-id="ct-1384715848"/><text:change-start text:change-id="ct-1384715736"/>i<text:change-end text:change-id="ct-1384715736"/>n a trusted environment) to the original A and <text:change text:change-id="ct-1384715400"/><text:change text:change-id="ct-1384715512"/><text:change text:change-id="ct-1384715624"/><text:change-start text:change-id="ct-1384715288"/>c(<text:span text:style-name="T1">s</text:span><text:span text:style-name="T14">A</text:span>,T)<text:change-end text:change-id="ct-1384715288"/>; if <text:change text:change-id="ct-1384714728"/><text:change text:change-id="ct-1384714840"/><text:change text:change-id="ct-1384714952"/><text:change text:change-id="ct-1384715064"/><text:change text:change-id="ct-1384715176"/><text:change-start text:change-id="ct-1384714616"/><text:span text:style-name="T23">c(</text:span><text:span text:style-name="T21">s</text:span><text:span text:style-name="T16">A</text:span><text:span text:style-name="T23">,c(</text:span><text:span text:style-name="T21">s</text:span><text:span text:style-name="T16">A</text:span><text:span text:style-name="T23">,T))</text:span><text:change-end text:change-id="ct-1384714616"/><text:change-start text:change-id="ct-1384714504"/>,<text:change-end text:change-id="ct-1384714504"/> <text:change text:change-id="ct-1384714392"/>A<text:change-start text:change-id="ct-1384714212"/>, and <text:change-end text:change-id="ct-1384714212"/><text:change text:change-id="ct-1384714100"/><text:change-start text:change-id="ct-1384713988"/>c(<text:span text:style-name="T1">s</text:span><text:span text:style-name="T14">A</text:span>,T)<text:change-end text:change-id="ct-1384713988"/> <text:change text:change-id="ct-1384713204"/><text:change text:change-id="ct-1384713316"/><text:change text:change-id="ct-1384713428"/><text:change text:change-id="ct-1384713540"/><text:change text:change-id="ct-1384713652"/><text:change text:change-id="ct-1384713764"/><text:change text:change-id="ct-1384713876"/>are identical, then we can say that <text:change-start text:change-id="ct-1384713092"/><text:span text:style-name="T1">s</text:span><text:change-end text:change-id="ct-1384713092"/><text:change text:change-id="ct-1384712980"/><text:change-start text:change-id="ct-1384712868"/><text:span text:style-name="T17">A</text:span><text:change-end text:change-id="ct-1384712868"/> accurately reflects A (we’ll see why this is so in the next section). These two compilation steps will be called stage 1 and stage 2, and are the origin of its name: we compile twice, the first time using a different (diverse) compiler. <text:s/>All three compilations (self-regeneration check, stage 1, and stage 2) could be performed on the same or on different environments.</text:p>
        <text:p text:style-name="Standard"><draw:frame draw:style-name="fr1" draw:name="Frame1" text:anchor-type="paragraph" svg:width="3.1189in" draw:z-index="0"><draw:text-box fo:min-height="2.552in"><draw:frame draw:style-name="fr2" draw:name="Frame7" text:anchor-type="frame" svg:x="0.0535in" svg:y="0.0252in" svg:width="3.0661in" draw:z-index="1"><draw:text-box fo:min-height="2.1311in"><draw:rect text:anchor-type="frame" draw:z-index="2" draw:style-name="gr1" draw:text-style-name="P94" svg:width="1.5268in" svg:height="0.7295in" svg:x="0.3244in" svg:y="1.1098in"><text:p/></draw:rect><draw:ellipse text:anchor-type="frame" draw:z-index="3" draw:style-name="gr2" draw:text-style-name="P94" svg:width="0.6386in" svg:height="1.224in" svg:x="0.4362in" svg:y="0.7681in" draw:kind="arc" draw:start-angle="289.93" draw:end-angle="75.84"><text:p/></draw:ellipse><draw:rect text:anchor-type="frame" draw:z-index="4" draw:style-name="gr3" draw:text-style-name="P95" svg:width="0.2252in" svg:height="0.1878in" svg:x="2.7929in" svg:y="1.3807in"><text:p text:style-name="P94"><text:span text:style-name="T34">Other</text:span></text:p><text:p text:style-name="P94"><text:span text:style-name="T34">input</text:span></text:p></draw:rect><draw:line text:anchor-type="frame" draw:z-index="5" draw:style-name="gr4" draw:text-style-name="P94" svg:x1="2.5366in" svg:y1="1.1409in" svg:x2="2.5366in" svg:y2="1.3374in"><text:p/></draw:line><draw:rect text:anchor-type="frame" draw:z-index="6" draw:style-name="gr3" draw:text-style-name="P96" svg:width="0.5315in" svg:height="0.1878in" svg:x="2.2709in" svg:y="0.7866in"><text:p text:style-name="P94"><text:span text:style-name="T35">Key</text:span></text:p></draw:rect><draw:line text:anchor-type="frame" draw:z-index="7" draw:style-name="gr4" draw:text-style-name="P94" svg:x1="2.9492in" svg:y1="1.4618in" svg:x2="2.6366in" svg:y2="1.4618in"><text:p/></draw:line><draw:line text:anchor-type="frame" draw:z-index="8" draw:style-name="gr4" draw:text-style-name="P94" svg:x1="2.2409in" svg:y1="1.4429in" svg:x2="2.4327in" svg:y2="1.4429in"><text:p/></draw:line><draw:line text:anchor-type="frame" draw:z-index="9" draw:style-name="gr4" draw:text-style-name="P94" svg:x1="2.5374in" svg:y1="1.5701in" svg:x2="2.5374in" svg:y2="1.7665in"><text:p/></draw:line><draw:rect text:anchor-type="frame" draw:z-index="10" draw:style-name="gr5" draw:text-style-name="P95" svg:width="0.2043in" svg:height="0.2169in" svg:x="2.4327in" svg:y="1.3374in"><text:p/></draw:rect><draw:rect text:anchor-type="frame" draw:z-index="11" draw:style-name="gr3" draw:text-style-name="P95" svg:width="0.3224in" svg:height="0.1988in" svg:x="2.398in" svg:y="1.7665in"><text:p text:style-name="P94"><text:span text:style-name="T34">Compilation</text:span></text:p><text:p text:style-name="P94"><text:span text:style-name="T34">result c(SC,X)</text:span></text:p></draw:rect><draw:rect text:anchor-type="frame" draw:z-index="12" draw:style-name="gr3" draw:text-style-name="P95" svg:width="0.5315in" svg:height="0.1878in" svg:x="2.2929in" svg:y="0.9744in"><text:p text:style-name="P94"><text:span text:style-name="T34">Compiler X</text:span></text:p></draw:rect><draw:rect text:anchor-type="frame" draw:z-index="13" draw:style-name="gr3" draw:text-style-name="P97" svg:width="0.5524in" svg:height="0.2295in" svg:x="1.8508in" svg:y="1.3252in"><text:p text:style-name="P94"><text:span text:style-name="T34">Source</text:span></text:p><text:p text:style-name="P94"><text:span text:style-name="T34">cod</text:span><text:span text:style-name="T36">e SC</text:span></text:p></draw:rect><draw:rect text:anchor-type="frame" draw:z-index="14" draw:style-name="gr3" draw:text-style-name="P95" svg:width="0.2252in" svg:height="0.1878in" svg:x="0.5264in" svg:y="0.9327in"><text:p text:style-name="P94"><text:span text:style-name="T34">T</text:span></text:p></draw:rect><draw:rect text:anchor-type="frame" draw:z-index="15" draw:style-name="gr1" draw:text-style-name="P94" svg:width="1.6504in" svg:height="0.3335in" svg:x="0.3098in" svg:y="0.2992in"><text:p/></draw:rect><draw:rect text:anchor-type="frame" draw:z-index="16" draw:style-name="gr6" draw:text-style-name="P95" svg:width="0.2752in" svg:height="0.2169in" svg:x="0.4201in" svg:y="1.1689in"><text:p text:style-name="P94"><text:span text:style-name="T34">1</text:span></text:p></draw:rect><draw:rect text:anchor-type="frame" draw:z-index="17" draw:style-name="gr3" draw:text-style-name="P95" svg:width="0.4331in" svg:height="0.1988in" svg:x="0.5791in" svg:y="1.3898in"><text:p text:style-name="P94"><text:span text:style-name="T34">c(</text:span><text:span text:style-name="T37">s</text:span><text:span text:style-name="T38">A</text:span><text:span text:style-name="T34">,T)</text:span></text:p></draw:rect><draw:rect text:anchor-type="frame" draw:z-index="18" draw:style-name="gr3" draw:text-style-name="P95" svg:width="0.798in" svg:height="0.1988in" svg:x="0.5161in" svg:y="1.8882in"><text:p text:style-name="P94"><text:span text:style-name="T34">c(</text:span><text:span text:style-name="T37">s</text:span><text:span text:style-name="T38">A</text:span><text:span text:style-name="T34">,c(</text:span><text:span text:style-name="T37">s</text:span><text:span text:style-name="T38">A</text:span><text:span text:style-name="T34">,T))</text:span></text:p></draw:rect><draw:rect text:anchor-type="frame" draw:z-index="19" draw:style-name="gr6" draw:text-style-name="P95" svg:width="0.2752in" svg:height="0.2169in" svg:x="0.4189in" svg:y="1.5882in"><text:p text:style-name="P94"><text:span text:style-name="T34">2</text:span></text:p></draw:rect><draw:line text:anchor-type="frame" draw:z-index="20" draw:style-name="gr4" draw:text-style-name="P94" svg:x1="0.5264in" svg:y1="1.4in" svg:x2="0.5264in" svg:y2="1.589in"><text:p/></draw:line><draw:line text:anchor-type="frame" draw:z-index="21" draw:style-name="gr4" draw:text-style-name="P94" svg:x1="0.5264in" svg:y1="0.9835in" svg:x2="0.5264in" svg:y2="1.1799in"><text:p/></draw:line><draw:line text:anchor-type="frame" draw:z-index="22" draw:style-name="gr4" draw:text-style-name="P94" svg:x1="0.5161in" svg:y1="1.8047in" svg:x2="0.5161in" svg:y2="1.9937in"><text:p/></draw:line><draw:rect text:anchor-type="frame" draw:z-index="23" draw:style-name="gr3" draw:text-style-name="P95" svg:width="0.9795in" svg:height="0.3232in" svg:x="0.9555in" svg:y="0.7035in"><text:p text:style-name="P98"><text:span text:style-name="T34">Compare2</text:span></text:p><text:p text:style-name="P94"><text:span text:style-name="T34"><text:s/></text:span><text:span text:style-name="T34">(</text:span><text:span text:style-name="T37">s</text:span><text:span text:style-name="T34"> represents A?)</text:span></text:p></draw:rect><draw:rect text:anchor-type="frame" draw:z-index="24" draw:style-name="gr3" draw:text-style-name="P100" svg:width="0.6252in" svg:height="0.4406in" svg:x="1.2929in" svg:y="1.3984in"><text:p text:style-name="P99"><text:span text:style-name="T37">Diverse</text:span></text:p><text:p text:style-name="P99"><text:span text:style-name="T37">double-</text:span></text:p><text:p text:style-name="P99"><text:span text:style-name="T37">compile</text:span></text:p></draw:rect><draw:line text:anchor-type="frame" draw:z-index="25" draw:style-name="gr4" draw:text-style-name="P94" svg:x1="0.1791in" svg:y1="1.1098in" svg:x2="0.4201in" svg:y2="1.2555in"><text:p/></draw:line><draw:line text:anchor-type="frame" draw:z-index="26" draw:style-name="gr4" draw:text-style-name="P94" svg:x1="0.1791in" svg:y1="1.1098in" svg:x2="0.4189in" svg:y2="1.6933in"><text:p/></draw:line><draw:rect text:anchor-type="frame" draw:z-index="27" draw:style-name="gr3" draw:text-style-name="P101" svg:width="0.1713in" svg:height="0.1996in" svg:x="0.0083in" svg:y="1.0043in"><text:p text:style-name="P94"><text:span text:style-name="T37">s</text:span><text:span text:style-name="T38">A</text:span></text:p></draw:rect><draw:rect text:anchor-type="frame" draw:z-index="28" draw:style-name="gr3" draw:text-style-name="P95" svg:width="0.2252in" svg:height="0.1878in" svg:x="0.5264in" svg:y="0.0898in"><text:p text:style-name="P94"><text:span text:style-name="T34">A</text:span></text:p></draw:rect><draw:rect text:anchor-type="frame" draw:z-index="29" draw:style-name="gr3" draw:text-style-name="P95" svg:width="1.9067in" svg:height="0.3232in" svg:x="0.8138in" svg:y="0.0626in"><text:p text:style-name="P98"><text:span text:style-name="T34">Compare1 (Can A regenerate?)</text:span></text:p></draw:rect><draw:rect text:anchor-type="frame" draw:z-index="30" draw:style-name="gr6" draw:text-style-name="P95" svg:width="0.2752in" svg:height="0.2169in" svg:x="0.4201in" svg:y="0.3602in"><text:p text:style-name="P94"><text:span text:style-name="T34">0</text:span></text:p></draw:rect><draw:line text:anchor-type="frame" draw:z-index="31" draw:style-name="gr4" draw:text-style-name="P94" svg:x1="0.5264in" svg:y1="0.1752in" svg:x2="0.5264in" svg:y2="0.3717in"><text:p/></draw:line><draw:line text:anchor-type="frame" draw:z-index="32" draw:style-name="gr4" draw:text-style-name="P94" svg:x1="0.5264in" svg:y1="0.5917in" svg:x2="0.5264in" svg:y2="0.7882in"><text:p/></draw:line><draw:ellipse text:anchor-type="frame" draw:z-index="33" draw:style-name="gr2" draw:text-style-name="P94" svg:width="0.3886in" svg:height="0.624in" svg:x="0.5091in" svg:y="0.1835in" draw:kind="arc" draw:start-angle="289.93" draw:end-angle="75.84"><text:p/></draw:ellipse><draw:rect text:anchor-type="frame" draw:z-index="34" draw:style-name="gr3" draw:text-style-name="P101" svg:width="0.9795in" svg:height="0.2232in" svg:x="0.9807in" svg:y="0.3854in"><text:p text:style-name="P94"><text:span text:style-name="T37">Self-regenerate?</text:span></text:p></draw:rect><draw:rect text:anchor-type="frame" draw:z-index="35" draw:style-name="gr3" draw:text-style-name="P95" svg:width="0.3224in" svg:height="0.1988in" svg:x="0.5134in" svg:y="0.7398in"><text:p text:style-name="P94"><text:span text:style-name="T34">c(</text:span><text:span text:style-name="T37">s</text:span><text:span text:style-name="T38">A</text:span><text:span text:style-name="T34">,A)</text:span></text:p></draw:rect><draw:line text:anchor-type="frame" draw:z-index="36" draw:style-name="gr4" draw:text-style-name="P94" svg:x1="0.1791in" svg:y1="1.1094in" svg:x2="0.4201in" svg:y2="0.4665in"><text:p/></draw:line><text:p text:style-name="Frame_20_contents"/></draw:text-box></draw:frame><text:p text:style-name="P1"><text:change text:change-id="ct-1384711972"/>Fig. <text:sequence text:ref-name="refDrawing0" text:name="Drawing" text:formula="ooow:Drawing+1" style:num-format="1">1</text:sequence>. Diverse <text:change text:change-id="ct-1384750736"/><text:change-start text:change-id="ct-1384711076"/>d<text:change-end text:change-id="ct-1384711076"/>ouble-<text:change text:change-id="ct-1384749056"/><text:change-start text:change-id="ct-1384748944"/>c<text:change-end text:change-id="ct-1384748944"/>ompiling with <text:change text:change-id="ct-1384749280"/><text:change-start text:change-id="ct-1384750176"/>s<text:change-end text:change-id="ct-1384750176"/>elf-<text:change text:change-id="ct-1384749168"/><text:change-start text:change-id="ct-1384750064"/>r<text:change-end text:change-id="ct-1384750064"/>egeneration <text:change text:change-id="ct-1384750624"/><text:change-start text:change-id="ct-1384750512"/>c<text:change-end text:change-id="ct-1384750512"/>heck</text:p></draw:text-box></draw:frame></text:p>
        <text:h text:style-name="Heading_20_1" text:outline-level="1">Justification<text:change text:change-id="ct-1384749504"/></text:h>
        <text:p text:style-name="Standard"/>
        <text:p text:style-name="Standard">To justify this<text:change-start text:change-id="ct-1384749392"/> technique<text:change-end text:change-id="ct-1384749392"/>, we must first state some assumptions:</text:p>
        <text:list text:style-name="L7">
          <text:list-item>
            <text:p text:style-name="P85">We must have a trusted compilation process T, <text:s/>compar<text:change text:change-id="ct-1384748160"/><text:change-start text:change-id="ct-1384748384"/>er<text:change-end text:change-id="ct-1384748384"/>, and environment(s) used in <text:change text:change-id="ct-1384748272"/><text:change-start text:change-id="ct-1384748048"/><text:span text:style-name="T9">DDC</text:span><text:change-end text:change-id="ct-1384748048"/><text:change-start text:change-id="ct-1384747936"/><text:span text:style-name="T9">, and trusted way to </text:span><text:change-end text:change-id="ct-1384747936"/><text:change text:change-id="ct-1385541596"/><text:change text:change-id="ct-1384747152"/><text:change text:change-id="ct-1384747264"/><text:change text:change-id="ct-1384747376"/><text:change text:change-id="ct-1384747488"/><text:change text:change-id="ct-1384747600"/><text:change text:change-id="ct-1384747712"/><text:change text:change-id="ct-1384747824"/>acquire A and <text:change-start text:change-id="ct-1385541484"/><text:span text:style-name="T21">s</text:span><text:span text:style-name="T16">A</text:span><text:change-end text:change-id="ct-1385541484"/><text:change text:change-id="ct-1385541148"/><text:change text:change-id="ct-1385541260"/><text:change text:change-id="ct-1385541372"/><text:change-start text:change-id="ct-1385541036"/>.<text:change-end text:change-id="ct-1385541036"/> <text:change-start text:change-id="ct-1385540924"/><text:s/>“Trusted” here means we have reason to believe it does <text:change-end text:change-id="ct-1385540924"/><text:change text:change-id="ct-1385540812"/>not have triggers and payloads that affect those actions<text:change-start text:change-id="ct-1385540700"/> identically as possible triggers and payloads in the compiler under test<text:change-end text:change-id="ct-1385540700"/>.<text:change text:change-id="ct-1385540364"/><text:change text:change-id="ct-1385540476"/><text:change text:change-id="ct-1385540588"/> <text:s/>They may have triggers and payloads, but they do<text:change-start text:change-id="ct-1385540252"/> not<text:change-end text:change-id="ct-1385540252"/><text:change text:change-id="ct-1385540140"/> matter if they do<text:change-start text:change-id="ct-1385540028"/> not<text:change-end text:change-id="ct-1385540028"/><text:change text:change-id="ct-1385539916"/> affect the result, and defects are likely to be detected.<text:change-start text:change-id="ct-1385539804"/> <text:s/>Justifying this assumption is discussed in section 6.<text:change-end text:change-id="ct-1385539804"/></text:p>
          </text:list-item>
          <text:list-item>
            <text:p text:style-name="P85">T must have the same semantics for the same constructs as A does, for the set of constructs <text:change-start text:change-id="ct-1385539692"/>used <text:change-end text:change-id="ct-1385539692"/>in source code<text:change-start text:change-id="ct-1385539580"/> <text:span text:style-name="T1">s</text:span><text:span text:style-name="T14">A</text:span><text:change-end text:change-id="ct-1385539580"/><text:change text:change-id="ct-1385539356"/><text:change text:change-id="ct-1385539468"/>. Obviously, a Java<text:change-start text:change-id="ct-1385539244"/><text:span text:style-name="T2">TM</text:span><text:change-end text:change-id="ct-1385539244"/> compiler cannot be <text:change text:change-id="ct-1385539132"/><text:s/>used <text:change-start text:change-id="ct-1385539020"/>directly <text:change-end text:change-id="ct-1385539020"/>as T if <text:change text:change-id="ct-1385538908"/><text:change-start text:change-id="ct-1385538796"/><text:span text:style-name="T1">s</text:span><text:span text:style-name="T19">A</text:span><text:change-end text:change-id="ct-1385538796"/> is written in the C language! <text:s/>But if <text:change text:change-id="ct-1385538684"/><text:change-start text:change-id="ct-1385538572"/><text:span text:style-name="T1">s</text:span><text:span text:style-name="T19">A</text:span><text:change-end text:change-id="ct-1385538572"/> uses any nonstandard language extensions, or depends on a construct not defined by a language <text:soft-page-break/>specification, then T must implement them in the way expected by <text:change text:change-id="ct-1385538460"/><text:change-start text:change-id="ct-1385538348"/><text:span text:style-name="T1">s</text:span><text:span text:style-name="T19">A</text:span><text:change-end text:change-id="ct-1385538348"/>. <text:s/>If a different environment is used, additional challenges may arise <text:s/>(e.g., byte ordering problems) unless <text:change text:change-id="ct-1385538236"/><text:change-start text:change-id="ct-1385538124"/><text:span text:style-name="T1">s</text:span><text:span text:style-name="T19">A</text:span><text:change-end text:change-id="ct-1385538124"/> was designed to be portable. A<text:change-start text:change-id="ct-1385538012"/>ny <text:change-end text:change-id="ct-1385538012"/><text:s/>defect in T can also cause<text:change text:change-id="ct-1385537900"/> problems, though defects will be detected by the process unless they do<text:change-start text:change-id="ct-1385537788"/> <text:change-end text:change-id="ct-1385537788"/>n<text:change-start text:change-id="ct-1385537676"/>o<text:change-end text:change-id="ct-1385537676"/><text:change text:change-id="ct-1385144280"/>t affect <text:change text:change-id="ct-1385144168"/><text:change-start text:change-id="ct-1385144056"/><text:span text:style-name="T1">s</text:span><text:span text:style-name="T19">A</text:span><text:change-end text:change-id="ct-1385144056"/> or A has exactly the same defects<text:change-start text:change-id="ct-1385143944"/> with the same semantic results<text:change-end text:change-id="ct-1385143944"/>. <text:s/>Only the semantics need to be identical; T may be very slow, run on a different processor or virtual machine, and produce code for a different processor or virtual machine.</text:p>
          </text:list-item>
          <text:list-item>
            <text:p text:style-name="P85">The information (such as option flags) that affects the output of compilation <text:change text:change-id="ct-1385143832"/><text:change-start text:change-id="ct-1385143720"/>must be <text:change-end text:change-id="ct-1385143720"/><text:change-start text:change-id="ct-1385143608"/>semantically <text:change-end text:change-id="ct-1385143608"/>identical when generating <text:change text:change-id="ct-1385143272"/><text:change text:change-id="ct-1385143384"/><text:change text:change-id="ct-1385143496"/><text:change-start text:change-id="ct-1385143160"/><text:span text:style-name="T24">c(s</text:span><text:span text:style-name="T18">A</text:span><text:span text:style-name="T24">,A)</text:span><text:change-end text:change-id="ct-1385143160"/><text:change-start text:change-id="ct-1385143048"/><text:span text:style-name="T8"> and </text:span><text:change-end text:change-id="ct-1385143048"/><text:change text:change-id="ct-1385142488"/><text:change text:change-id="ct-1385142600"/><text:change text:change-id="ct-1385142712"/><text:change text:change-id="ct-1385142824"/><text:change text:change-id="ct-1385142936"/><text:change-start text:change-id="ct-1385142376"/><text:span text:style-name="T23">c(</text:span><text:span text:style-name="T21">s</text:span><text:span text:style-name="T16">A</text:span><text:span text:style-name="T23">,c(</text:span><text:span text:style-name="T21">s</text:span><text:span text:style-name="T16">A</text:span><text:span text:style-name="T23">,T))</text:span><text:change-end text:change-id="ct-1385142376"/><text:change-start text:change-id="ct-1385142264"/><text:span text:style-name="T23">.</text:span><text:change-end text:change-id="ct-1385142264"/><text:change-start text:change-id="ct-1385142152"/><text:span text:style-name="T23"> </text:span><text:change-end text:change-id="ct-1385142152"/><text:change-start text:change-id="ct-1385142040"/><text:span text:style-name="T23"><text:s/>I</text:span><text:change-end text:change-id="ct-1385142040"/><text:change-start text:change-id="ct-1385141928"/><text:span text:style-name="T23">f the stage 2 environment is different from the self-re</text:span><text:change-end text:change-id="ct-1385141928"/><text:change-start text:change-id="ct-1385141816"/><text:span text:style-name="T23">generation stage’s, minor porting may be needed</text:span><text:change-end text:change-id="ct-1385141816"/>. Any input such as command line parameters (including option flags that change the results), important environment variables, libraries used as data, and so on that affect the outcome must be controlled.<text:change text:change-id="ct-1385140696"/><text:change text:change-id="ct-1385140808"/><text:change text:change-id="ct-1385140920"/><text:change text:change-id="ct-1385141032"/><text:change text:change-id="ct-1385141144"/><text:change text:change-id="ct-1385141256"/><text:change text:change-id="ct-1385141368"/><text:change text:change-id="ct-1385141480"/><text:change text:change-id="ct-1385141592"/><text:change text:change-id="ct-1385141704"/></text:p>
          </text:list-item>
          <text:list-item>
            <text:p text:style-name="P85">The compiler defined by <text:change-start text:change-id="ct-1385140584"/><text:span text:style-name="T1">s</text:span><text:change-end text:change-id="ct-1385140584"/><text:change text:change-id="ct-1385140472"/><text:change-start text:change-id="ct-1385140360"/><text:span text:style-name="T19">A</text:span><text:change-end text:change-id="ct-1385140360"/> should be <text:change text:change-id="ct-1385910228"/><text:change-start text:change-id="ct-1385910116"/><text:span text:style-name="T30">deterministic</text:span><text:change-end text:change-id="ct-1385910116"/><text:change-start text:change-id="ct-1385910004"/> given only its inputs<text:change-end text:change-id="ct-1385910004"/>, and not use or write undefined values. Given the same source code and other inputs, it should produce exactly the same outputs. <text:s/>If the compilation is non-deterministic, <text:change text:change-id="ct-1385909892"/><text:change-start text:change-id="ct-1385909780"/>in some cases it <text:change-end text:change-id="ct-1385909780"/>could be handled by running the process multiple times, but in practice it is easier to control enough inputs to make the compiler deterministic. Non-determinism hides other problems, in any case, and makes finding flaws much more difficult<text:change text:change-id="ct-1385909668"/><text:change-start text:change-id="ct-1385909556"/>;<text:change-end text:change-id="ct-1385909556"/> <text:change text:change-id="ct-1385909444"/><text:change-start text:change-id="ct-1385909332"/>u<text:change-end text:change-id="ct-1385909332"/>ncontrolled non-determinism in a compiler should be treated as a defect. <text:s/>Although undefined values may be deterministic in a particular environment, if the environment changes the undefined values may <text:change text:change-id="ct-1385909220"/><text:change-start text:change-id="ct-1385909108"/>also<text:change-end text:change-id="ct-1385909108"/><text:change-start text:change-id="ct-1385908996"/> <text:change-end text:change-id="ct-1385908996"/><text:change-start text:change-id="ct-1385908884"/>change, <text:change-end text:change-id="ct-1385908884"/><text:change-start text:change-id="ct-1385908772"/>with the same result<text:change-end text:change-id="ct-1385908772"/>. <text:s/>It may be possible to work around this by carefully setting undefined values to a defined value, but it<text:change-start text:change-id="ct-1385908660"/> <text:change-end text:change-id="ct-1385908660"/><text:change text:change-id="ct-1385908548"/><text:change-start text:change-id="ct-1385908436"/>i<text:change-end text:change-id="ct-1385908436"/>s better to fix the compiler to not do this in the first place.<text:change-start text:change-id="ct-1385908324"/> <text:s/>If timestamps are embedded in the output, the time should be controlled so that they will be identical in both outputs or some alternative approach (discussed later) must be used.<text:change-end text:change-id="ct-1385908324"/></text:p>
          </text:list-item>
        </text:list>
        <text:p text:style-name="Standard">The “self-regeneration” step <text:change text:change-id="ct-1385908212"/><text:change-start text:change-id="ct-1385907988"/>is important; u<text:change-end text:change-id="ct-1385907988"/>ntil we can reproduce the <text:change text:change-id="ct-1385908100"/><text:change-start text:change-id="ct-1385907876"/><text:span text:style-name="T9">binary</text:span><text:change-end text:change-id="ct-1385907876"/> of the compiler A using itself, we cannot hope to reproduce it with a more complicated process. <text:s/>This step is likely, for example, to detect non-determinism in A. <text:s/>If A does<text:change-start text:change-id="ct-1385907764"/> not<text:change-end text:change-id="ct-1385907764"/><text:change text:change-id="ct-1385907652"/> <text:change-start text:change-id="ct-1385907540"/>re<text:change-end text:change-id="ct-1385907540"/>generate itself, then we must <text:change-start text:change-id="ct-1385907428"/>first <text:change-end text:change-id="ct-1385907428"/>determine how to repeatably generate A<text:change text:change-id="ct-1385907316"/>.</text:p>
        <text:p text:style-name="Standard">We can now make the following assertions, if the preceding assumptions are true:</text:p>
        <text:list text:style-name="L8">
          <text:list-item>
            <text:p text:style-name="P89"><text:change text:change-id="ct-1385893504"/><text:change text:change-id="ct-1385893616"/><text:change text:change-id="ct-1385893728"/><text:change-start text:change-id="ct-1385893392"/><text:span text:style-name="T24">Stage 1</text:span><text:span text:style-name="T32">’</text:span><text:span text:style-name="T24">s result, </text:span><text:change-end text:change-id="ct-1385893392"/><text:change-start text:change-id="ct-1385893280"/><text:span text:style-name="T23">c(</text:span><text:span text:style-name="T21">s</text:span><text:span text:style-name="T16">A</text:span><text:span text:style-name="T23">,T), </text:span><text:change-end text:change-id="ct-1385893280"/>will be functionally the same as A<text:change text:change-id="ct-1385893168"/> if <text:change-start text:change-id="ct-1385893056"/><text:span text:style-name="T1">s</text:span><text:change-end text:change-id="ct-1385893056"/><text:change text:change-id="ct-1385892944"/><text:change-start text:change-id="ct-1385892832"/><text:span text:style-name="T18">A</text:span><text:change-end text:change-id="ct-1385892832"/> <text:change text:change-id="ct-1385892720"/>represents A. <text:s/><text:change text:change-id="ct-1385892608"/><text:change-start text:change-id="ct-1385892496"/>Stage 1<text:change-end text:change-id="ct-1385892496"/> simply compiles <text:change text:change-id="ct-1385892272"/><text:change text:change-id="ct-1385892384"/><text:change-start text:change-id="ct-1385892160"/><text:span text:style-name="T21">s</text:span><text:span text:style-name="T18">A</text:span><text:change-end text:change-id="ct-1385892160"/> using T to produce program <text:change text:change-id="ct-1385891824"/><text:change text:change-id="ct-1385891936"/><text:change text:change-id="ct-1385892048"/><text:change-start text:change-id="ct-1385891712"/><text:span text:style-name="T23">c(</text:span><text:span text:style-name="T21">s</text:span><text:span text:style-name="T16">A</text:span><text:span text:style-name="T23">,T)</text:span><text:change-end text:change-id="ct-1385891712"/>. <text:change text:change-id="ct-1385891376"/><text:change text:change-id="ct-1385891488"/><text:change text:change-id="ct-1385891600"/><text:change-start text:change-id="ct-1385891264"/><text:span text:style-name="T23">c(</text:span><text:span text:style-name="T21">s</text:span><text:span text:style-name="T16">A</text:span><text:span text:style-name="T23">,T)</text:span><text:change-end text:change-id="ct-1385891264"/> will normally have a different <text:change text:change-id="ct-1385891040"/><text:change text:change-id="ct-1385891152"/>representation than A, since it was compiled using the different compiler T. Indeed, T may generate code for a completely different processor. But if source <text:change text:change-id="ct-1385890928"/><text:change-start text:change-id="ct-1385890816"/><text:span text:style-name="T21">s</text:span><text:span text:style-name="T18">A</text:span><text:change-end text:change-id="ct-1385890816"/> truly represents the source of compiler A, and the other assumptions are true, <text:change text:change-id="ct-1385890704"/>then <text:change text:change-id="ct-1385890592"/><text:change-start text:change-id="ct-1385890480"/><text:span text:style-name="T23">c(</text:span><text:span text:style-name="T21">s</text:span><text:span text:style-name="T16">A</text:span><text:span text:style-name="T23">,T)</text:span><text:change-end text:change-id="ct-1385890480"/> will be functionally the same as A. <text:s/>E.g., if <text:change-start text:change-id="ct-1385890368"/><text:span text:style-name="T1">s</text:span><text:change-end text:change-id="ct-1385890368"/><text:change text:change-id="ct-1385890256"/><text:change-start text:change-id="ct-1385890144"/><text:span text:style-name="T18">A</text:span><text:change-end text:change-id="ct-1385890144"/> is an x86 compiler, <text:change-start text:change-id="ct-1385890032"/>compiler <text:change-end text:change-id="ct-1385890032"/>A an x86 <text:change text:change-id="ct-1385889920"/><text:change-start text:change-id="ct-1385881592"/><text:span text:style-name="T9">binary</text:span><text:change-end text:change-id="ct-1385881592"/>, and T generates 68K code, then <text:change text:change-id="ct-1385881256"/><text:change text:change-id="ct-1385881368"/><text:change text:change-id="ct-1385881480"/><text:change-start text:change-id="ct-1385881144"/><text:span text:style-name="T23">c(</text:span><text:span text:style-name="T21">s</text:span><text:span text:style-name="T16">A</text:span><text:span text:style-name="T23">,T)</text:span><text:change-end text:change-id="ct-1385881144"/> would run on a 68K—but since <text:change text:change-id="ct-1385880920"/><text:change text:change-id="ct-1385881032"/><text:change-start text:change-id="ct-1385880808"/><text:span text:style-name="T21">s</text:span><text:span text:style-name="T16">A</text:span><text:span text:style-name="T23"> </text:span><text:change-end text:change-id="ct-1385880808"/>is for an x86 compiler, <text:change text:change-id="ct-1385880472"/><text:change text:change-id="ct-1385880584"/><text:change text:change-id="ct-1385880696"/><text:change-start text:change-id="ct-1385880360"/>running <text:change-end text:change-id="ct-1385880360"/><text:change-start text:change-id="ct-1385880248"/><text:span text:style-name="T23">c(</text:span><text:span text:style-name="T21">s</text:span><text:span text:style-name="T16">A</text:span><text:span text:style-name="T23">,T)</text:span><text:change-end text:change-id="ct-1385880248"/> would generate x86 code.</text:p>
          </text:list-item>
          <text:list-item>
            <text:p text:style-name="P89">Even if A is <text:change text:change-id="ct-1385880136"/><text:change-start text:change-id="ct-1385880024"/><text:span text:style-name="T9">malicious</text:span><text:change-end text:change-id="ct-1385880024"/>, it cannot affect the result <text:change text:change-id="ct-1385879464"/><text:change text:change-id="ct-1385879576"/><text:change text:change-id="ct-1385879688"/><text:change text:change-id="ct-1385879800"/><text:change text:change-id="ct-1385879912"/><text:change-start text:change-id="ct-1385879240"/><text:span text:style-name="T23">c(</text:span><text:span text:style-name="T21">s</text:span><text:span text:style-name="T16">A</text:span><text:span text:style-name="T23">,c(</text:span><text:span text:style-name="T21">s</text:span><text:span text:style-name="T16">A</text:span><text:span text:style-name="T23">,T))</text:span><text:change-end text:change-id="ct-1385879240"/><text:change text:change-id="ct-1385879128"/>. <text:s/>During <text:change text:change-id="ct-1385879016"/><text:change-start text:change-id="ct-1385878904"/><text:span text:style-name="T9">DDC</text:span><text:change-end text:change-id="ct-1385878904"/>, program A (which is potentially <text:change text:change-id="ct-1385878792"/><text:change-start text:change-id="ct-1385878680"/><text:span text:style-name="T9">malicious</text:span><text:change-end text:change-id="ct-1385878680"/>) is never used at all. <text:s/>Instead, during <text:change text:change-id="ct-1385878568"/><text:change-start text:change-id="ct-1385879352"/><text:span text:style-name="T9">DDC</text:span><text:change-end text:change-id="ct-1385879352"/> we only use a trusted compilation process T<text:change text:change-id="ct-1385878456"/><text:change-start text:change-id="ct-1385878344"/>, <text:change-end text:change-id="ct-1385878344"/>code generated by<text:change-start text:change-id="ct-1385878232"/> T, and other programs <text:change-end text:change-id="ct-1385878232"/><text:change text:change-id="ct-1385877896"/><text:change text:change-id="ct-1385878008"/><text:change text:change-id="ct-1385878120"/>in environments which we trust do not trigger on compilation of <text:change-start text:change-id="ct-1385877784"/><text:span text:style-name="T1">s</text:span><text:change-end text:change-id="ct-1385877784"/><text:change text:change-id="ct-1385877672"/><text:change-start text:change-id="ct-1385861108"/><text:span text:style-name="T18">A</text:span><text:change-end text:change-id="ct-1385861108"/>. <text:s/><text:change text:change-id="ct-1385860996"/>Thus, even if A is <text:change text:change-id="ct-1385860884"/><text:change-start text:change-id="ct-1385860772"/><text:span text:style-name="T9">malicious</text:span><text:change-end text:change-id="ct-1385860772"/>, it cannot affect the outcome.<text:change text:change-id="ct-1385860660"/></text:p>
          </text:list-item>
          <text:list-item>
            <text:p text:style-name="P89"><text:change text:change-id="ct-1385860100"/><text:change text:change-id="ct-1385860212"/><text:change text:change-id="ct-1385860324"/><text:change text:change-id="ct-1385860436"/><text:change text:change-id="ct-1385860548"/><text:change-start text:change-id="ct-1385859988"/><text:span text:style-name="T23">Stage 2</text:span><text:span text:style-name="T33">’</text:span><text:span text:style-name="T23">s resu</text:span><text:change-end text:change-id="ct-1385859988"/><text:change-start text:change-id="ct-1385859876"/><text:span text:style-name="T23">lt, </text:span><text:change-end text:change-id="ct-1385859876"/><text:change-start text:change-id="ct-1385859764"/><text:span text:style-name="T23">c(</text:span><text:span text:style-name="T21">s</text:span><text:span text:style-name="T16">A</text:span><text:span text:style-name="T23">,c(</text:span><text:span text:style-name="T21">s</text:span><text:span text:style-name="T16">A</text:span><text:span text:style-name="T23">,T))</text:span><text:change-end text:change-id="ct-1385859764"/><text:change-start text:change-id="ct-1385859652"/><text:span text:style-name="T23">,</text:span><text:change-end text:change-id="ct-1385859652"/> will be identical to <text:change text:change-id="ct-1385859316"/><text:change text:change-id="ct-1385859428"/><text:change text:change-id="ct-1385859540"/><text:change-start text:change-id="ct-1385859204"/><text:span text:style-name="T23">c(</text:span><text:span text:style-name="T21">s</text:span><text:span text:style-name="T16">A</text:span><text:span text:style-name="T23">,A)</text:span><text:change-end text:change-id="ct-1385859204"/> and A iff <text:change-start text:change-id="ct-1385859092"/><text:span text:style-name="T1">s</text:span><text:change-end text:change-id="ct-1385859092"/><text:change text:change-id="ct-1385858980"/><text:change-start text:change-id="ct-1385858868"/><text:span text:style-name="T18">A</text:span><text:change-end text:change-id="ct-1385858868"/> accurately represents A. <text:s/>Since <text:change text:change-id="ct-1385858532"/><text:change text:change-id="ct-1385858644"/><text:change text:change-id="ct-1385858756"/><text:change-start text:change-id="ct-1385858420"/><text:span text:style-name="T23">c(</text:span><text:span text:style-name="T21">s</text:span><text:span text:style-name="T16">A</text:span><text:span text:style-name="T23">,T)</text:span><text:change-end text:change-id="ct-1385858420"/> is supposed to be functionally the same as A, we can execute <text:change text:change-id="ct-1385858084"/><text:change text:change-id="ct-1385858196"/><text:change text:change-id="ct-1385858308"/><text:change-start text:change-id="ct-1385857972"/><text:span text:style-name="T23">c(</text:span><text:span text:style-name="T21">s</text:span><text:span text:style-name="T16">A</text:span><text:span text:style-name="T23">,T)</text:span><text:change-end text:change-id="ct-1385857972"/> to compile the original source code <text:change-start text:change-id="ct-1385857860"/><text:span text:style-name="T1">s</text:span><text:change-end text:change-id="ct-1385857860"/><text:change text:change-id="ct-1385857748"/><text:change-start text:change-id="ct-1385857636"/><text:span text:style-name="T18">A</text:span><text:change-end text:change-id="ct-1385857636"/>, producing yet another new <text:change text:change-id="ct-1385857524"/><text:change-start text:change-id="ct-1385857412"/><text:span text:style-name="T9">binary</text:span><text:change-end text:change-id="ct-1385857412"/> <text:change text:change-id="ct-1385983760"/><text:change text:change-id="ct-1385983872"/><text:change text:change-id="ct-1385983984"/><text:change text:change-id="ct-1385857188"/><text:change text:change-id="ct-1385857300"/><text:change-start text:change-id="ct-1385983648"/><text:span text:style-name="T23">c(</text:span><text:span text:style-name="T21">s</text:span><text:span text:style-name="T16">A</text:span><text:span text:style-name="T23">,c(</text:span><text:span text:style-name="T21">s</text:span><text:span text:style-name="T16">A</text:span><text:span text:style-name="T23">,T))</text:span><text:change-end text:change-id="ct-1385983648"/>. But since this new <text:change text:change-id="ct-1385983536"/><text:change-start text:change-id="ct-1385983424"/><text:span text:style-name="T9">binary</text:span><text:change-end text:change-id="ct-1385983424"/> was compiled with a program that<text:change text:change-id="ct-1385983312"/><text:change-start text:change-id="ct-1385983200"/> i<text:change-end text:change-id="ct-1385983200"/>s supposed to be functionally identical to A, and all other compilation inputs that affected compilation results were kept the same, then its output should be the same as A... and since the input is <text:change-start text:change-id="ct-1385983088"/><text:span text:style-name="T1">s</text:span><text:change-end text:change-id="ct-1385983088"/><text:change text:change-id="ct-1385982976"/><text:change-start text:change-id="ct-1385982864"/><text:span text:style-name="T17">A</text:span><text:change-end text:change-id="ct-1385982864"/>, the output should be the same as A and <text:change text:change-id="ct-1385982528"/><text:change text:change-id="ct-1385982640"/><text:change text:change-id="ct-1385982752"/><text:change-start text:change-id="ct-1385982416"/><text:span text:style-name="T23">c(</text:span><text:span text:style-name="T21">s</text:span><text:span text:style-name="T16">A</text:span><text:span text:style-name="T23">,A)</text:span><text:change-end text:change-id="ct-1385982416"/>. <text:s/><text:change text:change-id="ct-1385982304"/><text:change-start text:change-id="ct-1385982192"/>Continuing<text:change-end text:change-id="ct-1385982192"/> the assertion 1 example, <text:change text:change-id="ct-1385981856"/><text:change text:change-id="ct-1385981968"/><text:change text:change-id="ct-1385982080"/><text:change-start text:change-id="ct-1385981744"/><text:span text:style-name="T23">c(</text:span><text:span text:style-name="T21">s</text:span><text:span text:style-name="T16">A</text:span><text:span text:style-name="T23">,T)</text:span><text:change-end text:change-id="ct-1385981744"/> will generate x86 code the same way A is supposed to, so if it is given <text:change text:change-id="ct-1385981632"/><text:change-start text:change-id="ct-1385981520"/><text:span text:style-name="T21">s</text:span><text:span text:style-name="T16">A</text:span><text:change-end text:change-id="ct-1385981520"/>, it should produce A. If <text:change text:change-id="ct-1385980960"/><text:change text:change-id="ct-1385981072"/><text:change text:change-id="ct-1385981184"/><text:change text:change-id="ct-1385981296"/><text:change text:change-id="ct-1385981408"/><text:change-start text:change-id="ct-1385980848"/><text:span text:style-name="T23">c(</text:span><text:span text:style-name="T21">s</text:span><text:span text:style-name="T16">A</text:span><text:span text:style-name="T23">,c(</text:span><text:span text:style-name="T21">s</text:span><text:span text:style-name="T16">A</text:span><text:span text:style-name="T23">,T))</text:span><text:change-end text:change-id="ct-1385980848"/> is different <text:change text:change-id="ct-1385980736"/><text:change-start text:change-id="ct-1385980624"/>from<text:change-end text:change-id="ct-1385980624"/> A, then at least one <text:change text:change-id="ct-1385980512"/>assumption listed above is false or A has been changed in a way not visible in <text:change text:change-id="ct-1385980400"/><text:change-start text:change-id="ct-1385980288"/><text:span text:style-name="T21">s</text:span><text:span text:style-name="T17">A</text:span><text:change-end text:change-id="ct-1385980288"/> (e.g., by having malicious content).</text:p>
          </text:list-item>
        </text:list>
        <text:p text:style-name="Standard"><text:change text:change-id="ct-1385980176"/><text:change-start text:change-id="ct-1385980064"/>Note <text:change-end text:change-id="ct-1385980064"/><text:change-start text:change-id="ct-1385963500"/>key limitations of this technique<text:change-end text:change-id="ct-1385963500"/>:</text:p>
        <text:list text:style-name="L4">
          <text:list-item text:start-value="1">
            <text:p text:style-name="P22"><text:change text:change-id="ct-1385963276"/><text:change-start text:change-id="ct-1385963164"/>It<text:change-end text:change-id="ct-1385963164"/> only shows that the source and <text:change text:change-id="ct-1385963052"/><text:change-start text:change-id="ct-1385962828"/><text:span text:style-name="T9">binary</text:span><text:change-end text:change-id="ct-1385962828"/> files correspond, i.e., that there is “nothing hidden.” The source code may <text:change text:change-id="ct-1385962716"/><text:change text:change-id="ct-1385962940"/><text:change-start text:change-id="ct-1385962604"/>have<text:change-end text:change-id="ct-1385962604"/> Trojan horses and errors, in which case the <text:change text:change-id="ct-1385962492"/><text:change-start text:change-id="ct-1385962380"/><text:span text:style-name="T9">binary</text:span><text:change-end text:change-id="ct-1385962380"/> file will<text:change text:change-id="ct-1385962268"/> too. However, if the source and <text:change text:change-id="ct-1385962156"/><text:change-start text:change-id="ct-1385962044"/><text:span text:style-name="T9">binary</text:span><text:change-end text:change-id="ct-1385962044"/> correspond, the source code can <text:change text:change-id="ct-1385961932"/>be analyzed in the usual ways to find such problems.</text:p>
          </text:list-item>
          <text:list-item>
            <text:p text:style-name="P22"><text:change text:change-id="ct-1385961820"/><text:change-start text:change-id="ct-1385961708"/>It <text:change-end text:change-id="ct-1385961708"/>only shows that a particular <text:change text:change-id="ct-1385961596"/><text:change-start text:change-id="ct-1385961484"/><text:span text:style-name="T9">binary</text:span><text:change-end text:change-id="ct-1385961484"/> and source code match. <text:s/>There may be other <text:change text:change-id="ct-1385961372"/><text:change-start text:change-id="ct-1385961260"/><text:span text:style-name="T9">binaries</text:span><text:change-end text:change-id="ct-1385961260"/> that contain Trojan horse(s) not represented by the source, but they will <text:change text:change-id="ct-1385961148"/>be different in some way.<text:change text:change-id="ct-1385960588"/><text:change text:change-id="ct-1385960700"/><text:change text:change-id="ct-1385960812"/><text:change text:change-id="ct-1385960924"/><text:change text:change-id="ct-1385961036"/></text:p>
          </text:list-item>
        </text:list>
        <text:p text:style-name="Standard"/>
        <text:h text:style-name="Heading_20_1" text:outline-level="1">Methods to increase diversity</text:h>
        <text:p text:style-name="Standard"/>
        <text:p text:style-name="Standard"><text:change-start text:change-id="ct-1385960476"/>DDC <text:change-end text:change-id="ct-1385960476"/><text:change text:change-id="ct-1385960364"/>requires a trusted compiler T and trusted environment(s)<text:change text:change-id="ct-1385960252"/> where there is a high degree of confidence that any triggers against <text:change-start text:change-id="ct-1385960140"/><text:span text:style-name="T1">s</text:span><text:change-end text:change-id="ct-1385960140"/><text:change text:change-id="ct-1385960028"/><text:change-start text:change-id="ct-1385959916"/><text:span text:style-name="T19">A</text:span><text:change-end text:change-id="ct-1385959916"/> that may be in <text:change-start text:change-id="ct-1385959804"/>compiler <text:change-end text:change-id="ct-1385959804"/>A will not also be present. <text:s/>Trust can be gained in a variety of ways<text:change text:change-id="ct-1385959692"/><text:change-start text:change-id="ct-1385959580"/>;<text:change-end text:change-id="ct-1385959580"/> <text:change text:change-id="ct-1385955304"/><text:change-start text:change-id="ct-1385955192"/>one way is to perform<text:change-end text:change-id="ct-1385955192"/> a <text:change-start text:change-id="ct-1385955080"/>complete <text:change-end text:change-id="ct-1385955080"/>formal proof of compiler T’s implementation and of the environments used in <text:change text:change-id="ct-1385954968"/><text:change-start text:change-id="ct-1385954856"/><text:span text:style-name="T9">DDC</text:span><text:change-end text:change-id="ct-1385954856"/><text:change-start text:change-id="ct-1385954744"/>, along with evidence <text:change-end text:change-id="ct-1385954744"/><text:change text:change-id="ct-1385954520"/><text:change text:change-id="ct-1385954632"/><text:s/>that <text:change text:change-id="ct-1385954408"/>what actually runs<text:change-start text:change-id="ct-1385954296"/> is what w<text:change-end text:change-id="ct-1385954296"/><text:change-start text:change-id="ct-1385954184"/>as proved<text:change-end text:change-id="ct-1385954184"/><text:change text:change-id="ct-1385954072"/>.</text:p>
        <text:p text:style-name="Standard">A simpler method to gain a great amount of trust is through diversity, and there are many ways we can <text:soft-page-break/>gain diversity<text:change-start text:change-id="ct-1385953960"/> to increase <text:change-end text:change-id="ct-1385953960"/><text:change-start text:change-id="ct-1385953848"/>the claim’s strength<text:change-end text:change-id="ct-1385953848"/>. These include diversity in compiler implementation, in time, in environment, and <text:change-start text:change-id="ct-1385953736"/>in <text:change-end text:change-id="ct-1385953736"/><text:change text:change-id="ct-1385953624"/><text:change-start text:change-id="ct-1385953512"/>input <text:change-end text:change-id="ct-1385953512"/><text:change-start text:change-id="ct-1385953400"/>source code<text:change-end text:change-id="ct-1385953400"/><text:change text:change-id="ct-1385953176"/><text:change text:change-id="ct-1385953288"/>.<text:change text:change-id="ct-1385952840"/><text:change text:change-id="ct-1385952952"/><text:change text:change-id="ct-1385953064"/></text:p>
        <text:p text:style-name="Standard"/>
        <text:h text:style-name="Heading_20_2" text:outline-level="2">Diversity in compiler implementation</text:h>
        <text:p text:style-name="Standard"/>
        <text:p text:style-name="Standard">Ideally, compiler T’s <text:change text:change-id="ct-1385952728"/><text:change-start text:change-id="ct-1385952616"/><text:span text:style-name="T9">binary</text:span><text:change-end text:change-id="ct-1385952616"/> should be for a completely different implementation<text:change-start text:change-id="ct-1385952504"/> than of compiler A<text:change-end text:change-id="ct-1385952504"/>. <text:s/>Compiler T’s <text:change text:change-id="ct-1385952392"/><text:change-start text:change-id="ct-1385952280"/><text:span text:style-name="T9">binary</text:span><text:change-end text:change-id="ct-1385952280"/> could <text:change text:change-id="ct-1385952168"/>include triggers and payloads for other compilers (such as compiler A), but this is <text:change-start text:change-id="ct-1385952056"/>much <text:change-end text:change-id="ct-1385952056"/>less likely, since an attacker would then have to subvert the development process of multiple compiler <text:change text:change-id="ct-1385951944"/><text:change-start text:change-id="ct-1385951832"/><text:span text:style-name="T9">binaries</text:span><text:change-end text:change-id="ct-1385951832"/> to do so.</text:p>
        <text:p text:style-name="Standard">Ideally, compiler T has never <text:change text:change-id="ct-1385951720"/>been compiled by any version of compiler A, even in T’s initial bootstrap. <text:s/>This is because compiler A could insert into the <text:change text:change-id="ct-1385951608"/><text:change-start text:change-id="ct-1385951496"/><text:span text:style-name="T9">binary</text:span><text:change-end text:change-id="ct-1385951496"/> code some routines to check for any processing of compiler A (itself), so that it can later “re-infect” itself. <text:s/>This kind of attack is difficult to do, however, especially since bootstrapping is usually done very early in a compiler’s development and an attacker may not even be aware of the compiler T’s development at that time. One of the most obvious locations where this might be practical might be in the I/O routines. However, I/O routines are more likely to be viewed at the assembly level (e.g., to do performance analysis), so an attacker risks discovery if they subvert I/O routines.</text:p>
        <text:p text:style-name="Standard"/>
        <text:h text:style-name="Heading_20_2" text:outline-level="2">Diversity in time</text:h>
        <text:p text:style-name="Standard"/>
        <text:p text:style-name="Standard">If compiler T and the <text:change text:change-id="ct-1385951384"/><text:change-start text:change-id="ct-1385951204"/><text:span text:style-name="T9">DDC</text:span><text:change-end text:change-id="ct-1385951204"/> environment were developed long before the compiler A, and they do not share a common implementation heritage, it is improbable that compiler T or its environment would include relevant triggers for a not-yet-implemented compiler (Magdsick makes a similar point <text:change-start text:change-id="ct-1385951092"/>[14]<text:change-end text:change-id="ct-1385951092"/><text:change text:change-id="ct-1385950980"/>). It is possible that an attacker could arrange to include triggers in compiler A’s source code once compiler A is developed, but this is extremely difficult to do, and is even more difficult to maintain over time as compilers change.</text:p>
        <text:p text:style-name="Standard">Using a newer compiler <text:change text:change-id="ct-1385950868"/><text:change-start text:change-id="ct-1385950756"/><text:span text:style-name="T9">binary</text:span><text:change-end text:change-id="ct-1385950756"/> to check an older compiler gains less confidence; it is easier for a recently-released compiler <text:change text:change-id="ct-1385950644"/><text:change-start text:change-id="ct-1385950532"/><text:span text:style-name="T9">binary</text:span><text:change-end text:change-id="ct-1385950532"/> to include triggers and payloads for many older compilers, including completely different compilers. <text:s/>Still, this requires the subversion of multiple different compilers’ <text:change text:change-id="ct-1385950420"/><text:change-start text:change-id="ct-1385950308"/><text:span text:style-name="T9">binaries</text:span><text:change-end text:change-id="ct-1385950308"/>, so even this case can increase confidence.</text:p>
        <text:p text:style-name="Standard">Diversity achieved via earlier development can only provide significant confidence if it can be clearly verified that compiler T and/or the <text:change text:change-id="ct-1385950196"/><text:change-start text:change-id="ct-1385950084"/><text:span text:style-name="T9">DDC</text:span><text:change-end text:change-id="ct-1385950084"/> environments are truly the ones that existed at the earlier time. <text:s/>In particular, old versions should not be simply acquired over the Internet without independent verification, because a resourceful attacker could tamper with those copies. <text:s/>Instead, protected copies of the original media should be preferred to reduce the risk of tampering. <text:s/>Other copies can be used to verify that the data used is correct. <text:s/>Cryptographic hashes can be used to verify the media; multiple hash algorithms should be used, in case a hash algorithm is broken.</text:p>
        <text:p text:style-name="Standard">An older <text:change text:change-id="ct-1385949972"/><text:change-start text:change-id="ct-1385949860"/><text:span text:style-name="T9">binary</text:span><text:change-end text:change-id="ct-1385949860"/> version of compiler A can be used as compiler T, if there is reason to believe that the old version is not <text:change text:change-id="ct-1385949748"/><text:change-start text:change-id="ct-1385949636"/><text:span text:style-name="T9">malicious</text:span><text:change-end text:change-id="ct-1385949636"/> or that any <text:change text:change-id="ct-1385949412"/><text:change text:change-id="ct-1385949524"/>Trojan horse in the old version of A <text:change text:change-id="ct-1385949300"/><text:change-start text:change-id="ct-1385949188"/>will not<text:change-end text:change-id="ct-1385949188"/> be triggered by <text:change-start text:change-id="ct-1385949076"/><text:span text:style-name="T1">s</text:span><text:change-end text:change-id="ct-1385949076"/><text:change text:change-id="ct-1385948964"/><text:change-start text:change-id="ct-1385948852"/><text:span text:style-name="T19">A</text:span><text:change-end text:change-id="ct-1385948852"/>. Note that this is a weaker test; the common ancestor could have been subverted. <text:s/>This technique gives greater confidence if the changes in the compiler have been so significant that the newer version is in essence a different compiler, but it would be best if compiler T were truly a separate implementation.</text:p>
        <text:p text:style-name="Standard"/>
        <text:h text:style-name="Heading_20_2" text:outline-level="2">Diversity in environment</text:h>
        <text:p text:style-name="Standard"/>
        <text:p text:style-name="Standard"><text:change-start text:change-id="ct-1385948740"/>Different en<text:change-end text:change-id="ct-1385948740"/><text:change-start text:change-id="ct-1385948516"/>vironments could be used. <text:s/><text:change-end text:change-id="ct-1385948516"/>Compiler T <text:change text:change-id="ct-1385948292"/><text:change text:change-id="ct-1385948404"/><text:change text:change-id="ct-1385948628"/>could generate code for a different environment<text:change text:change-id="ct-1385948180"/><text:change-start text:change-id="ct-1385948068"/>;<text:change-end text:change-id="ct-1385948068"/> <text:change-start text:change-id="ct-1385947956"/>T <text:change-end text:change-id="ct-1385947956"/><text:change-start text:change-id="ct-1385947844"/>and/or <text:span text:style-name="T23">c(</text:span><text:span text:style-name="T21">s</text:span><text:span text:style-name="T16">A</text:span><text:span text:style-name="T23">,T) </text:span><text:change-end text:change-id="ct-1385947844"/><text:change-start text:change-id="ct-1385947732"/><text:span text:style-name="T23">could </text:span><text:change-end text:change-id="ct-1385947732"/>run on a different environment. The term “environment” here means the entire infrastructure supporting the compiler including the CPU architecture, operating system, supporting libraries, and so on. It should not be running any other processes (which might try to use kernel vulnerabilities to detect a compilation and subvert it). Using a completely different environment counters Trojan horses whose triggers and payloads are actually in the <text:change text:change-id="ct-1385947620"/><text:change-start text:change-id="ct-1385947508"/><text:span text:style-name="T9">binaries</text:span><text:change-end text:change-id="ct-1385947508"/> of the environment, as well as countering triggers and payloads that only work on a specific operating system or CPU architecture.</text:p>
        <text:p text:style-name="Standard">These benefits could be partly achieved through emulation of a different system. <text:s/>There is always the risk that the emulation system or underlying environment could be subverted specifically to give misleading results, but attackers will find this difficult to achieve, particularly if the emulation system is developed specifically for this test (an attacker might have to develop the attack before the system was built!).</text:p>
        <text:p text:style-name="Standard"/>
        <text:h text:style-name="Heading_20_2" text:outline-level="2"><text:change-start text:change-id="ct-1385947396"/>Diversity <text:change-end text:change-id="ct-1385947396"/><text:change-start text:change-id="ct-1385947284"/>in <text:change-end text:change-id="ct-1385947284"/><text:change text:change-id="ct-1385926624"/><text:change-start text:change-id="ct-1385926512"/>s<text:change-end text:change-id="ct-1385926512"/><text:change-start text:change-id="ct-1385926400"/>ource code<text:change-end text:change-id="ct-1385926400"/><text:change text:change-id="ct-1385925952"/><text:change text:change-id="ct-1385926064"/><text:change text:change-id="ct-1385926176"/><text:change text:change-id="ct-1385926288"/><text:change-start text:change-id="ct-1385925840"/> input<text:change-end text:change-id="ct-1385925840"/></text:h>
        <text:p text:style-name="Standard"/>
        <text:p text:style-name="Standard">Another way to add diversity would be to use <text:change text:change-id="ct-1385925728"/>mutations of compiler A’s source code as the input to the first stage of <text:change text:change-id="ct-1385925504"/><text:change-start text:change-id="ct-1385925616"/><text:span text:style-name="T9">DDC</text:span><text:change-end text:change-id="ct-1385925616"/><text:change text:change-id="ct-1385924832"/><text:change text:change-id="ct-1385924944"/><text:change text:change-id="ct-1385925056"/><text:change text:change-id="ct-1385925168"/><text:change text:change-id="ct-1385925280"/><text:change text:change-id="ct-1385925392"/><text:change-start text:change-id="ct-1385924720"/> <text:change-end text:change-id="ct-1385924720"/><text:change-start text:change-id="ct-1385924608"/>[10][11]<text:change-end text:change-id="ct-1385924608"/><text:change text:change-id="ct-1385924496"/><text:change-start text:change-id="ct-1385924384"/>. <text:s/>Compiler T is then a source code trans<text:change-end text:change-id="ct-1385924384"/><text:change-start text:change-id="ct-1385924272"/>form, a compiler (possibly the original compiler), and possibly a postprocessing step.<text:change-end text:change-id="ct-1385924272"/></text:p>
        <text:p text:style-name="Standard">Semantic-preserving mutations change the source code without changing its semantics. <text:s/>This could include actions such as renaming items (such as variables, functions, and/or filenames), reordering statements where the order is irrelevant, regrouping statements, <text:change text:change-id="ct-1385924160"/>intentionally performing unnecessary <text:soft-page-break/>operations that will not produce an output, changing to different algorithms that produce sufficiently similar results, and changing compiler opcode values for internal data structures. <text:s/>Even trivial changes, such as changing whitespace, increases diversity (these trivial changes can still be enough to counter triggers if those triggers <text:change text:change-id="ct-1385924048"/><text:change-start text:change-id="ct-1385923936"/>depend on them<text:change-end text:change-id="ct-1385923936"/>). Forrest discusses several methods for introducing diversity <text:change-start text:change-id="ct-1385923824"/>[25]<text:change-end text:change-id="ct-1385923824"/><text:change text:change-id="ct-1385923712"/>.<text:change-start text:change-id="ct-1385923600"/> <text:s/>McDermott notes that even changed semantics are helpful, e.g., performing excess tasks whose results are ignored<text:change-end text:change-id="ct-1385923600"/><text:change text:change-id="ct-1385923488"/><text:change-start text:change-id="ct-1385923376"/> <text:change-end text:change-id="ct-1385923376"/><text:change-start text:change-id="ct-1385923264"/>[11]<text:change-end text:change-id="ct-1385923264"/><text:change text:change-id="ct-1385923152"/><text:change-start text:change-id="ct-1385923040"/>.<text:change-end text:change-id="ct-1385923040"/></text:p>
        <text:p text:style-name="Standard">By inserting such mutations, it is less likely <text:change text:change-id="ct-1385922928"/><text:change-start text:change-id="ct-1385922816"/>that<text:change-end text:change-id="ct-1385922816"/> triggers <text:change text:change-id="ct-1385922704"/>designed to attack compiler A will activate<text:change-start text:change-id="ct-1385922524"/> in the compiler used inside T<text:change-end text:change-id="ct-1385922524"/>, and <text:change-start text:change-id="ct-1385922412"/>if they do, <text:change-end text:change-id="ct-1385922412"/><text:change text:change-id="ct-1385922300"/><text:change-start text:change-id="ct-1385922188"/>the <text:change-end text:change-id="ct-1385922188"/>payloads in compiler T <text:change text:change-id="ct-1385922076"/><text:change-start text:change-id="ct-1385921964"/>are less likely <text:change-end text:change-id="ct-1385921964"/>to be effective. <text:s/>These mutations could be implemented by automated tools, or even manually. <text:s/><text:change text:change-id="ct-1385921852"/><text:change-start text:change-id="ct-1385921740"/>Since it is part of T,<text:change-end text:change-id="ct-1385921740"/> <text:change text:change-id="ct-1385921628"/>trust <text:change-start text:change-id="ct-1385921516"/>is <text:change-end text:change-id="ct-1385921516"/>given to the mutator<text:change-start text:change-id="ct-1385921404"/> (be it manual or automated)<text:change-end text:change-id="ct-1385921404"/>. <text:change text:change-id="ct-1385921292"/><text:change-start text:change-id="ct-1385921180"/>I<text:change-end text:change-id="ct-1385921180"/>f the mutator has an unintentional defect, the result will be simply that a difference will be identified; tracking backwards to explain the difference will identify the defect<text:change text:change-id="ct-1385921068"/>, so defects in the mutator are not as serious.</text:p>
        <text:p text:style-name="Standard"/>
        <text:h text:style-name="Heading_20_1" text:outline-level="1">Practical challenges</text:h>
        <text:p text:style-name="Standard"/>
        <text:p text:style-name="Standard">There are many practical challenges to implementing this technique, but they can generally be overcome.<text:change text:change-id="ct-1385920396"/><text:change text:change-id="ct-1385920508"/><text:change text:change-id="ct-1385920620"/><text:change text:change-id="ct-1385920732"/><text:change text:change-id="ct-1385920844"/><text:change text:change-id="ct-1385920956"/></text:p>
        <text:p text:style-name="Standard">Uncontrolled nondeterminism or using uninitialized data may cause <text:change-start text:change-id="ct-1385920284"/>a compiler to generate <text:change-end text:change-id="ct-1385920284"/>different answers<text:change-start text:change-id="ct-1385920172"/> for the same source input<text:change-end text:change-id="ct-1385920172"/>. <text:s/>It may be easiest to modify the compiler so that it can be made to be deterministic (e.g., add an option to set a random number seed) and to never use uninitialized data. <text:s/>Differences that do not affect the outcome are fine, e.g., heap memory allocations during compilation often allocate different memory addresses, but this is only a problem if the compiler output changes depending on those addresses’ specific values.<text:change-start text:change-id="ct-1385920060"/> <text:s/>Roskind reports th<text:change-end text:change-id="ct-1385920060"/><text:change-start text:change-id="ct-1385919948"/>at variance in heap address locations affected the output of at least some versions of the Javasoft javac compiler. He also stated that he felt that this was a bug, noting that this behavior made port validation extremely difficult <text:change-end text:change-id="ct-1385919948"/><text:change-start text:change-id="ct-1385919836"/>[35]<text:change-end text:change-id="ct-1385919836"/><text:change text:change-id="ct-1385919724"/><text:change-start text:change-id="ct-1385919612"/>.<text:change-end text:change-id="ct-1385919612"/></text:p>
        <text:p text:style-name="Standard">It may be difficult to compile <text:change-start text:change-id="ct-1385919500"/><text:span text:style-name="T1">s</text:span><text:change-end text:change-id="ct-1385919500"/><text:change text:change-id="ct-1385919388"/><text:change-start text:change-id="ct-1385919276"/><text:span text:style-name="T19">A</text:span><text:change-end text:change-id="ct-1385919276"/> using existing trusted compilers. <text:s/>Thankfully<text:change-start text:change-id="ct-1385919164"/>,<text:change-end text:change-id="ct-1385919164"/> there are many possible solutions if <text:change-start text:change-id="ct-1385919052"/><text:span text:style-name="T1">s</text:span><text:change-end text:change-id="ct-1385919052"/><text:change text:change-id="ct-1385918940"/><text:change-start text:change-id="ct-1385918828"/><text:span text:style-name="T19">A</text:span><text:change-end text:change-id="ct-1385918828"/> cannot be compiled by a given trusted compiler. An existing trusted compiler could be modified (e.g., to add extensions) so it can compile <text:change-start text:change-id="ct-1385918716"/><text:span text:style-name="T1">s</text:span><text:change-end text:change-id="ct-1385918716"/><text:change text:change-id="ct-1385918604"/><text:change-start text:change-id="ct-1386045400"/><text:span text:style-name="T19">A</text:span><text:change-end text:change-id="ct-1386045400"/>. <text:s/>Another alternative is to create a trusted preprocess step that is applied to <text:change-start text:change-id="ct-1386045288"/><text:span text:style-name="T1">s</text:span><text:change-end text:change-id="ct-1386045288"/><text:change text:change-id="ct-1386045176"/><text:change-start text:change-id="ct-1386045064"/><text:span text:style-name="T19">A</text:span><text:change-end text:change-id="ct-1386045064"/>, possibly done by hand; as a result T would be defined as being the preprocess step plus the trusted compiler. Trusted compiler T could be created by using an existing trusted compiler (but one that <text:change-start text:change-id="ct-1386044952"/>cannot<text:change-end text:change-id="ct-1386044952"/><text:change text:change-id="ct-1386044840"/> compile <text:change-start text:change-id="ct-1386044728"/><text:span text:style-name="T1">s</text:span><text:change-end text:change-id="ct-1386044728"/><text:change text:change-id="ct-1386044616"/><text:change-start text:change-id="ct-1386044504"/><text:span text:style-name="T19">A</text:span><text:change-end text:change-id="ct-1386044504"/> directly) to compile another existing trusted compiler that can compile <text:change-start text:change-id="ct-1386044392"/><text:span text:style-name="T1">s</text:span><text:change-end text:change-id="ct-1386044392"/><text:change text:change-id="ct-1386044280"/><text:change-start text:change-id="ct-1386044168"/><text:span text:style-name="T19">A</text:span><text:change-end text:change-id="ct-1386044168"/>, i.e., the first trusted compiler is used to bootstrap another compiler. It<text:change-start text:change-id="ct-1386044056"/> <text:change-end text:change-id="ct-1386044056"/><text:change text:change-id="ct-1386043944"/><text:change-start text:change-id="ct-1386043832"/>i<text:change-end text:change-id="ct-1386043832"/>s possible to write a new trusted compiler from scratch; since performance is irrelevant and it only need<text:change-start text:change-id="ct-1386043720"/>s<text:change-end text:change-id="ct-1386043720"/> to be able to compile one program, this may not be difficult. An old version of A could be used as T, but that is far less diverse so the results are far less convincing<text:change-start text:change-id="ct-1386043608"/>, and risks<text:change-end text:change-id="ct-1386043608"/><text:change text:change-id="ct-1386043496"/> <text:change text:change-id="ct-1386043384"/><text:s/>“pop-up” attacks<text:change text:change-id="ct-1386043160"/><text:change text:change-id="ct-1386043272"/>.</text:p>
        <text:p text:style-name="Standard"><text:change text:change-id="ct-1386043048"/>A “pop-up” attack, as defined in this paper, is where an attacker includes a self-perpetuating attack in only some versions of the source code (where the attack “pops up”), with the idea that defenders may not examine the source code of those particular versions in detail. <text:s/>Imagine that T is used to determine that an old version of compiler A (call it A<text:change text:change-id="ct-1386042936"/>1) corresponds to its source <text:change-start text:change-id="ct-1386042824"/><text:span text:style-name="T1">s</text:span><text:change-end text:change-id="ct-1386042824"/><text:change text:change-id="ct-1386042600"/><text:change text:change-id="ct-1386042712"/><text:change-start text:change-id="ct-1386042488"/><text:span text:style-name="T19">A1</text:span><text:change-end text:change-id="ct-1386042488"/>. <text:s/>Now imagine that an attacker cannot modify binaries directly (e.g., because they are regenerated by a suspicious user), but that the attacker can modify the source code of the compiler (e.g., by breaking into its repository). <text:s/>The attacker could sneak malevolent self-perpetuating code into <text:change text:change-id="ct-1386042264"/><text:change text:change-id="ct-1386042376"/><text:change-start text:change-id="ct-1386042152"/><text:span text:style-name="T1">s</text:span><text:span text:style-name="T19">A2</text:span><text:change-end text:change-id="ct-1386042152"/> (which is used to generate A<text:change text:change-id="ct-1386042040"/>2), and then remove that malevolent code from <text:change text:change-id="ct-1386041816"/><text:change text:change-id="ct-1386041928"/><text:change-start text:change-id="ct-1386041704"/><text:span text:style-name="T1">s</text:span><text:span text:style-name="T19">A3</text:span><text:change-end text:change-id="ct-1386041704"/>. <text:s/>If A<text:change text:change-id="ct-1386041592"/>2 is used to generate A<text:change text:change-id="ct-1386041480"/>3, then A<text:change text:change-id="ct-1386004436"/>3 may be <text:change text:change-id="ct-1386004324"/><text:change-start text:change-id="ct-1386004212"/><text:span text:style-name="T9">malicious</text:span><text:change-end text:change-id="ct-1386004212"/>, even though examining <text:change text:change-id="ct-1386003988"/><text:change text:change-id="ct-1386004100"/><text:change-start text:change-id="ct-1386003876"/><text:span text:style-name="T1">s</text:span><text:span text:style-name="T19">A3</text:span><text:change-end text:change-id="ct-1386003876"/> will not reveal an attack. <text:s/>Examination of every change in the source code at each stage can prevent this, but this must be thorough; examining only the source’s beginning and end-state will miss the attack. It is safer to re-run <text:change text:change-id="ct-1386003764"/><text:change-start text:change-id="ct-1386003652"/><text:span text:style-name="T9">DDC</text:span><text:change-end text:change-id="ct-1386003652"/> on every release<text:change-start text:change-id="ct-1386003540"/>;<text:change-end text:change-id="ct-1386003540"/> <text:change text:change-id="ct-1386003428"/>if that<text:change text:change-id="ct-1386003316"/><text:change-start text:change-id="ct-1386003204"/> i<text:change-end text:change-id="ct-1386003204"/>s impractical, at least do it periodically to reduce the <text:change-start text:change-id="ct-1386003092"/>attack <text:change-end text:change-id="ct-1386003092"/>window<text:change text:change-id="ct-1386002756"/><text:change text:change-id="ct-1386002868"/><text:change text:change-id="ct-1386002980"/>.</text:p>
        <text:p text:style-name="Standard">Compilers may have multiple <text:change-start text:change-id="ct-1386002644"/>sub<text:change-end text:change-id="ct-1386002644"/>components. It may be necessary to break <text:change-start text:change-id="ct-1386002532"/><text:span text:style-name="T1">s</text:span><text:change-end text:change-id="ct-1386002532"/><text:change text:change-id="ct-1386002420"/><text:change-start text:change-id="ct-1386002308"/><text:span text:style-name="T19">A</text:span><text:change-end text:change-id="ct-1386002308"/> into subcomponents and handle them separately, <text:change text:change-id="ct-1386002196"/><text:change-start text:change-id="ct-1386002084"/>possibly<text:change-end text:change-id="ct-1386002084"/> in a certain order<text:change text:change-id="ct-1386001972"/> to address dependencies.<text:change-start text:change-id="ct-1386001860"/> <text:s/>Section 8 demonstrates this.<text:change-end text:change-id="ct-1386001860"/><text:change-start text:change-id="ct-1386001748"/></text:p>
        <text:p text:style-name="Standard">Inexact comparisons may be needed. The comparisons (Compare1 and 2) need not require an identical result as long as it can be shown that the differences that do not cause a change in behavior. <text:s/>This might occur if, for example, outputs included embedded compilation timestamps. <text:s/>However, showing that differences in files do not cause differences in the functionality, in the presence of an adversary, is extremely difficult. <text:s/>An alternative that can work in some cases is to run additional self-generation stages until a stable result occurs. Another approach is to first work to make the results identical, and then show that the steps leading from that trusted point do not introduce an attack.<text:change-end text:change-id="ct-1386001748"/></text:p>
        <text:p text:style-name="Standard">The environment of A may be untrusted. <text:s/>As noted earlier, an attacker could place the trigger mechanism in the compiler’s supporting infrastructure such as the operating system kernel, libraries, or privileged programs. <text:s/>Triggers would be especially easy to place in assemblers, linkers, and loaders. <text:s/>But even unprivileged programs might be enough to subvert compilations; an attacker could create a program that exploited unknown kernel vulnerabilities. The <text:change text:change-id="ct-1386001636"/><text:change-start text:change-id="ct-1386001412"/><text:span text:style-name="T9">DDC</text:span><text:change-end text:change-id="ct-1386001412"/> technique can be used to cover these cases <text:soft-page-break/>as well. <text:s/>Simply redefine A as the set of all <text:change text:change-id="ct-1386001524"/>components<text:change-start text:change-id="ct-1386001300"/> to be checked<text:change-end text:change-id="ct-1386001300"/>; this could even be the set of all software that runs on that machine (including all software run at boot time). <text:s/>This means that the source code for all this <text:change text:change-id="ct-1386001188"/>software <text:change-start text:change-id="ct-1386001076"/>to be checked <text:change-end text:change-id="ct-1386001076"/>is <text:change-start text:change-id="ct-1386000964"/><text:span text:style-name="T1">s</text:span><text:change-end text:change-id="ct-1386000964"/><text:change text:change-id="ct-1386000852"/><text:change-start text:change-id="ct-1386000740"/><text:span text:style-name="T19">A</text:span><text:change-end text:change-id="ct-1386000740"/>. <text:s/>Consider obtaining A and <text:change-start text:change-id="ct-1386000628"/><text:span text:style-name="T1">s</text:span><text:change-end text:change-id="ct-1386000628"/><text:change text:change-id="ct-1386000516"/><text:change-start text:change-id="ct-1386000336"/><text:span text:style-name="T19">A</text:span><text:change-end text:change-id="ct-1386000336"/> from some read-only medium (e.g., CD-ROM<text:change-start text:change-id="ct-1386000224"/> or inactive hard drive<text:change-end text:change-id="ct-1386000224"/>); do not trust A to produce itself (e.g., by copying <text:change-start text:change-id="ct-1386000112"/>A’s <text:change-end text:change-id="ct-1386000112"/>files using A)! <text:s/>Then<text:change-start text:change-id="ct-1386000000"/>,<text:change-end text:change-id="ct-1386000000"/> using <text:change-start text:change-id="ct-1385999888"/>DDC on <text:change-end text:change-id="ct-1385999888"/>a different (trusted) environment, rebuild A using <text:change-start text:change-id="ct-1385999776"/><text:span text:style-name="T1">s</text:span><text:change-end text:change-id="ct-1385999776"/><text:change text:change-id="ct-1385999664"/><text:change-start text:change-id="ct-1385999552"/><text:span text:style-name="T19">A</text:span><text:change-end text:change-id="ct-1385999552"/>; in the limit this would regenerate all of the operating system (including boot software), application programs, and so on. <text:s/><text:change-start text:change-id="ct-1385999440"/>Files <text:change-end text:change-id="ct-1385999440"/><text:change-start text:change-id="ct-1385999328"/>that are directly reviewed by humans (e.g., interpreted non-binaries) can be “compiled” <text:change-end text:change-id="ct-1385999328"/><text:change-start text:change-id="ct-1385999216"/>to themselves. <text:s/><text:change-end text:change-id="ct-1385999216"/>If <text:change text:change-id="ct-1385999104"/><text:change-start text:change-id="ct-1385998992"/>DDC<text:change-end text:change-id="ct-1385998992"/> can regenerate the original A, then<text:change text:change-id="ct-1385998544"/><text:change text:change-id="ct-1385998656"/><text:change text:change-id="ct-1385998768"/><text:change text:change-id="ct-1385998880"/> the entire set of components included in A are represented by the entire set of source code in <text:change-start text:change-id="ct-1385998432"/><text:span text:style-name="T1">s</text:span><text:change-end text:change-id="ct-1385998432"/><text:change text:change-id="ct-1385998320"/><text:change-start text:change-id="ct-1385998208"/><text:span text:style-name="T19">A</text:span><text:change-end text:change-id="ct-1385998208"/>. <text:s/>If A <text:change-start text:change-id="ct-1385998096"/>or its environment <text:change-end text:change-id="ct-1385998096"/>might have code that shrouds <text:change-start text:change-id="ct-1385997984"/><text:span text:style-name="T1">s</text:span><text:change-end text:change-id="ct-1385997984"/><text:change text:change-id="ct-1385997872"/><text:change-start text:change-id="ct-1385997760"/><text:span text:style-name="T19">A</text:span><text:change-end text:change-id="ct-1385997760"/>, <text:change-start text:change-id="ct-1385997648"/>always <text:change-end text:change-id="ct-1385997648"/>use a trusted system to view/print <text:change-start text:change-id="ct-1385997536"/><text:span text:style-name="T1">s</text:span><text:change-end text:change-id="ct-1385997536"/><text:change text:change-id="ct-1385997424"/><text:change-start text:change-id="ct-1385997312"/><text:span text:style-name="T19">A</text:span><text:change-end text:change-id="ct-1385997312"/> when examining <text:change-start text:change-id="ct-1385997200"/><text:span text:style-name="T1">s</text:span><text:change-end text:change-id="ct-1385997200"/><text:change text:change-id="ct-1385997088"/><text:change-start text:change-id="ct-1385996976"/><text:span text:style-name="T19">A</text:span><text:change-end text:change-id="ct-1385996976"/>.</text:p>
        <text:p text:style-name="Standard">A resourceful attacker might attack the system performing <text:change text:change-id="ct-1385996864"/><text:change-start text:change-id="ct-1385996752"/><text:span text:style-name="T9">DDC</text:span><text:change-end text:change-id="ct-1385996752"/> (e.g., over a network) to subvert its results. <text:s/><text:change text:change-id="ct-1385996640"/><text:change-start text:change-id="ct-1385996528"/><text:span text:style-name="T9">DDC</text:span><text:change-end text:change-id="ct-1385996528"/> should be done on isolated system(s). Ideally, the systems used to implement <text:change text:change-id="ct-1385996416"/><text:change-start text:change-id="ct-1385992184"/><text:span text:style-name="T9">DDC</text:span><text:change-end text:change-id="ct-1385992184"/> should be rebuilt from trustworthy media, not connected to external networks at all, and not run any programs other than those necessary <text:change text:change-id="ct-1385992072"/><text:change-start text:change-id="ct-1385991960"/>for<text:change-end text:change-id="ct-1385991960"/><text:change text:change-id="ct-1385991848"/><text:change-start text:change-id="ct-1385991736"/> <text:change-end text:change-id="ct-1385991736"/>the test.</text:p>
        <text:p text:style-name="Standard">Few will want to do <text:change text:change-id="ct-1385991624"/><text:change-start text:change-id="ct-1385991512"/><text:span text:style-name="T9">DDC</text:span><text:change-end text:change-id="ct-1385991512"/> themselves. <text:s/>This technique might be diffi<text:change text:change-id="ct-1385991400"/>cult to do the first time for some compilers, and in any case there is no need for everyone to perform this check. <text:change text:change-id="ct-1385991288"/><text:s/><text:change-start text:change-id="ct-1385991176"/><text:s/><text:change-end text:change-id="ct-1385991176"/><text:change text:change-id="ct-1385991064"/><text:change-start text:change-id="ct-1385990952"/>O<text:change-end text:change-id="ct-1385990952"/>rganization<text:change-start text:change-id="ct-1385990840"/>(s)<text:change-end text:change-id="ct-1385990840"/> trusted by many others (such as government agencies or trusted organizations sponsored by them) could perform these techniques on a variety of compilers/environments, as they are released, and report the cryptographic hash values of the binaries and their corresponding source code. The source code would not need to be released to the world, so this technique could be applied to proprietary software. This would allow others to quickly check if the binaries they received were, in fact, what their software developers intended to send. <text:s/>If someone did<text:change text:change-id="ct-1385990728"/><text:change-start text:change-id="ct-1385990616"/><text:span text:style-name="T9"> not</text:span><text:change-end text:change-id="ct-1385990616"/> trust those organizations, they could ask for another organization they did trust to do this (including themselves, if they can get the source code). <text:s/>Organizations that do checks like this have elsewhere been termed “trusted build agents<text:change text:change-id="ct-1385990504"/>” <text:change-start text:change-id="ct-1385990392"/>[16]<text:change-end text:change-id="ct-1385990392"/><text:change text:change-id="ct-1385990280"/><text:change-start text:change-id="ct-1385990168"/>.<text:change-end text:change-id="ct-1385990168"/><text:change-start text:change-id="ct-1385990056"/></text:p>
        <text:p text:style-name="Standard"><text:change-end text:change-id="ct-1385990056"/><text:change text:change-id="ct-1385989944"/></text:p>
        <text:h text:style-name="Heading_20_1" text:outline-level="1">Demonstration <text:change text:change-id="ct-1385989832"/><text:change-start text:change-id="ct-1385989720"/>u<text:change-end text:change-id="ct-1385989720"/>sing <text:change text:change-id="ct-1385989608"/><text:change-start text:change-id="ct-1385989496"/>t<text:change-end text:change-id="ct-1385989496"/>cc</text:h>
        <text:p text:style-name="P12"><text:change text:change-id="ct-1385989048"/><text:change text:change-id="ct-1385989160"/><text:change text:change-id="ct-1385989272"/><text:change text:change-id="ct-1385989384"/><text:change-start text:change-id="ct-1385988936"/></text:p>
        <text:p text:style-name="Standard"><text:change-end text:change-id="ct-1385988936"/>There is no public evidence that this technique has been used. <text:s/>One 2004 gcc mailing list posting stated, “I’m not aware of any ongoing effort,” <text:change-start text:change-id="ct-1385988824"/>[36]<text:change-end text:change-id="ct-1385988824"/><text:change text:change-id="ct-1385988712"/>; another responded, “I guess we all sorta hope someone else is doing it.” <text:change-start text:change-id="ct-1385988600"/>[37]<text:change-end text:change-id="ct-1385988600"/><text:change text:change-id="ct-1385988488"/><text:change-start text:change-id="ct-1385988376"/>. T<text:change-end text:change-id="ct-1385988376"/><text:change-start text:change-id="ct-1385988264"/>his section describes its first demonstration<text:change-end text:change-id="ct-1385988264"/><text:change-start text:change-id="ct-1385988084"/>.<text:change-end text:change-id="ct-1385988084"/><text:change text:change-id="ct-1385987748"/><text:change text:change-id="ct-1385987860"/><text:change text:change-id="ct-1385987972"/><text:change-start text:change-id="ct-1385987636"/></text:p>
        <text:p text:style-name="Standard"><text:change-end text:change-id="ct-1385987636"/><text:change text:change-id="ct-1385987524"/>A <text:change-start text:change-id="ct-1385987412"/>public <text:change-end text:change-id="ct-1385987412"/>demonstration requires a compiler whose source code <text:change text:change-id="ct-1385987300"/><text:change-start text:change-id="ct-1385987188"/>is<text:change-end text:change-id="ct-1385987188"/> publicly available. <text:change-start text:change-id="ct-1385987076"/><text:s/>Other ideal traits <text:change-end text:change-id="ct-1385987076"/><text:change text:change-id="ct-1385986964"/><text:change-start text:change-id="ct-1385986852"/>for the <text:change-end text:change-id="ct-1385986852"/>initial test case<text:change text:change-id="ct-1385986740"/><text:change-start text:change-id="ct-1385986628"/> included being<text:change-end text:change-id="ct-1385986628"/> relatively small and self-contained, r<text:change-start text:change-id="ct-1385986516"/>unning<text:change-end text:change-id="ct-1385986516"/><text:change text:change-id="ct-1385986404"/> quickly (so that test runs would be rapid), ha<text:change-start text:change-id="ct-1385986292"/>ving<text:change-end text:change-id="ct-1385986292"/><text:change text:change-id="ct-1385986180"/> an open source software license <text:change text:change-id="ct-1385986068"/><text:change-start text:change-id="ct-1385985956"/>(<text:change-end text:change-id="ct-1385985956"/>so <text:change-start text:change-id="ct-1385985844"/>the experiment could be repeated and <text:change-end text:change-id="ct-1385985844"/>changes could be publicly redistributed<text:change text:change-id="ct-1385985732"/> <text:change-start text:change-id="ct-1385985620"/>[38]<text:change-end text:change-id="ct-1385985620"/><text:change text:change-id="ct-1385985508"/><text:change-start text:change-id="ct-1385985396"/>)<text:change-end text:change-id="ct-1385985396"/><text:change-start text:change-id="ct-1385985284"/>,<text:change-end text:change-id="ct-1385985284"/> and <text:change-start text:change-id="ct-1385985172"/>being <text:change-end text:change-id="ct-1385985172"/><text:change text:change-id="ct-1385985060"/>easily compiled by another compiler. <text:s/><text:change text:change-id="ct-1385984948"/><text:change-start text:change-id="ct-1385984836"/>Th<text:change-end text:change-id="ct-1385984836"/><text:change-start text:change-id="ct-1385984724"/>e compiler needed to be<text:change-end text:change-id="ct-1385984724"/> <text:change text:change-id="ct-1385984612"/><text:change-start text:change-id="ct-1385984500"/>relatively<text:change-end text:change-id="ct-1385984500"/> defect-free<text:change text:change-id="ct-1385984388"/>, since defects would interfere with these tests. <text:change text:change-id="ct-1385984276"/><text:change-start text:change-id="ct-1385984164"/>T<text:change-end text:change-id="ct-1385984164"/>he Tiny C Compiler, abbreviated as TinyCC or tcc<text:change-start text:change-id="ct-1386115056"/>, was chosen as it appeared to meet these criteria<text:change-end text:change-id="ct-1386115056"/>.</text:p>
        <text:p text:style-name="Standard"><text:change-start text:change-id="ct-1386114944"/>The compiler <text:change-end text:change-id="ct-1386114944"/><text:change text:change-id="ct-1386114832"/><text:change-start text:change-id="ct-1386114720"/>t<text:change-end text:change-id="ct-1386114720"/>cc was developed by Fabrice Bellard and is available from its website at <text:change text:change-id="ct-1386114608"/>http://www.tinycc.org/<text:change text:change-id="ct-1386114496"/>. <text:s/>This project began as the Obfuscated Tiny C Compiler (OTCC), a very small C compiler Bellard wrote to win the International Obfuscated C Code Contest (IOCCC) in 2002. <text:s/>He then expanded this <text:change text:change-id="ct-1386114384"/>small compiler so that it now supports all of ANSI C, most of the newer ISO C99 standard, and many GNU C extensions including inline assembly. <text:s/><text:change-start text:change-id="ct-1386114272"/>The compiler <text:change-end text:change-id="ct-1386114272"/><text:change text:change-id="ct-1386114160"/><text:change-start text:change-id="ct-1386114048"/>t<text:change-end text:change-id="ct-1386114048"/>cc appeared to meet the requirements given above. <text:s/>In addition, tcc had been used to create “tccboot,” a Linux distribution that first booted the compiler and then recompiled the entire kernel as part of its boot process. <text:s/>This capability to compile almost all code at boot time could be very useful for future related work, and suggested that the compiler was relatively defect-free.</text:p>
        <text:p text:style-name="Standard">The following sections describe the test configuration, the <text:change text:change-id="ct-1386113936"/><text:change-start text:change-id="ct-1386113824"/><text:span text:style-name="T9">DDC</text:span><text:change-end text:change-id="ct-1386113824"/> process, problems with casting 8-bit values and long double constants, and final results.</text:p>
        <text:p text:style-name="Standard"/>
        <text:h text:style-name="Heading_20_2" text:outline-level="2">Test <text:change text:change-id="ct-1386113712"/><text:change-start text:change-id="ct-1386113600"/>c<text:change-end text:change-id="ct-1386113600"/>onfiguration</text:h>
        <text:p text:style-name="Standard"/>
        <text:p text:style-name="Standard"><text:change text:change-id="ct-1386113264"/><text:change text:change-id="ct-1386113376"/><text:change text:change-id="ct-1386113488"/><text:change-start text:change-id="ct-1386113152"/>A<text:change-end text:change-id="ct-1386113152"/><text:change text:change-id="ct-1386113040"/>ll <text:change text:change-id="ct-1386112928"/>tests <text:change-start text:change-id="ct-1386112816"/>ran <text:change-end text:change-id="ct-1386112816"/>on an x86 system running Red Hat Fedora Core 3. This included Linux kernel version 2.6.11-1.14_FC3 and gcc version 3.4.3-22.fc3. <text:s/>gcc was both the bootstrap compiler and the trusted compiler for <text:change text:change-id="ct-1386112704"/><text:change-start text:change-id="ct-1386112592"/>this test;<text:change-end text:change-id="ct-1386112592"/> <text:change text:change-id="ct-1386112480"/>tcc <text:change text:change-id="ct-1386112368"/><text:change-start text:change-id="ct-1386112256"/>was the<text:change-end text:change-id="ct-1386112256"/> simulated <text:change text:change-id="ct-1386112144"/>potentially <text:change-start text:change-id="ct-1386112032"/>malicious<text:change-end text:change-id="ct-1386112032"/><text:change text:change-id="ct-1386111920"/> compiler.</text:p>
        <text:p text:style-name="Standard"><text:change-start text:change-id="ct-1386111808"/>First, a traditional chain of recompilations was performed using <text:change-end text:change-id="ct-1386111808"/><text:change text:change-id="ct-1386111696"/>tcc versions 0.9.20, 0.9.21, and 0.9.22<text:change-start text:change-id="ct-1386111584"/>. After bootstrapping, a compiler would be updated and used to compile itself<text:change-end text:change-id="ct-1386111584"/><text:change-start text:change-id="ct-1386111472"/>.<text:change-end text:change-id="ct-1386111472"/><text:change text:change-id="ct-1386111248"/><text:change text:change-id="ct-1386111360"/> <text:change text:change-id="ct-1386111136"/><text:change-start text:change-id="ct-1386090476"/>T<text:change-end text:change-id="ct-1386090476"/>heir gzip compressed tar files have the following SHA-1 values<text:change-start text:change-id="ct-1386090364"/> (<text:change-end text:change-id="ct-1386090364"/><text:change-start text:change-id="ct-1386090252"/>provided so others can repeat this experiment)<text:change-end text:change-id="ct-1386090252"/>:</text:p>
        <text:p text:style-name="Code">6db41cbfc90415b94f2e53c1a1e5db0ef8105eb8 <text:s/>0.9.20</text:p>
        <text:p text:style-name="Code">19ef0fb67bbe57867a590d07126694547b27ef41 <text:s/>0.9.21</text:p>
        <text:p text:style-name="Code">84100525696af2252e7f0073fd6a9fcc6b2de266 <text:s/>0.9.22</text:p>
        <text:p text:style-name="Standard"><text:change text:change-id="ct-1386090028"/><text:change text:change-id="ct-1386089916"/><text:change text:change-id="ct-1386090140"/>As is usual, any such sequence must start with some sort of bootstrap of the compiler. <text:change text:change-id="ct-1386089804"/>gcc <text:change-start text:change-id="ct-1386089692"/>was used <text:change-end text:change-id="ct-1386089692"/>to bootstrap tcc-0.9.20, <text:change-start text:change-id="ct-1386089580"/>causing <text:change-end text:change-id="ct-1386089580"/><text:change text:change-id="ct-1386089356"/><text:change text:change-id="ct-1386089468"/>a minor challenge: gcc 3.4.3 would<text:change text:change-id="ct-1386089244"/><text:change-start text:change-id="ct-1386089132"/><text:span text:style-name="T9"> not</text:span><text:change-end text:change-id="ct-1386089132"/> compile tcc-0.9.20 directly because gcc 3.4.3 added additional checks not present in older <text:soft-page-break/>versions of gcc. In tcc-0.9.20, some functions are declared like this, using a gcc extension to C:</text:p>
        <text:p text:style-name="Code">void *__bound_ptr_add(void *p, int offset) __attribute__((regparm(2)));</text:p>
        <text:p text:style-name="Standard">but the definitions of those functions in tcc’s source code omit the __attribute__((regparm(...)<text:change-start text:change-id="ct-1386089020"/>)<text:change-end text:change-id="ct-1386089020"/>). gcc 3.4.3 perceives this as inconsistent and <text:change-start text:change-id="ct-1386088908"/>will not<text:change-end text:change-id="ct-1386088908"/><text:change text:change-id="ct-1386088796"/> accept it. Since this is only used by the <text:change text:change-id="ct-1386088684"/><text:change-start text:change-id="ct-1386088572"/><text:span text:style-name="T30">initial</text:span><text:change-end text:change-id="ct-1386088572"/> bootstrap compiler, we can claim that the bootstrap compiler has two steps: a preprocessor that removes these regparm statements, and the regular gcc compiler. The regparm text is only an optimization with no semantic change, so this does not affect our result.</text:p>
        <text:p text:style-name="Standard">This process created a tcc version 0.9.22 <text:change text:change-id="ct-1386088460"/><text:change-start text:change-id="ct-1386088236"/><text:span text:style-name="T9">binary</text:span><text:change-end text:change-id="ct-1386088236"/> file which we have good reasons to believe does not have any hidden code in the <text:change text:change-id="ct-1386088348"/><text:change-start text:change-id="ct-1386088124"/><text:span text:style-name="T9">binary</text:span><text:change-end text:change-id="ct-1386088124"/>, <text:change text:change-id="ct-1386088012"/><text:change-start text:change-id="ct-1386087900"/>so it<text:change-end text:change-id="ct-1386087900"/> can be used as a test case. <text:s/>Now imagine an end-user with only this <text:change text:change-id="ct-1386087788"/><text:change-start text:change-id="ct-1386087676"/><text:span text:style-name="T9">binary</text:span><text:change-end text:change-id="ct-1386087676"/> and the source code for tcc version 0.9.22. <text:s/>This user has no way to ensure that the compiler has not been tampered with (if it has been tampered with, then its <text:change text:change-id="ct-1386087564"/><text:change-start text:change-id="ct-1386087452"/><text:span text:style-name="T9">binary</text:span><text:change-end text:change-id="ct-1386087452"/> will be different, but this hypothetical end-user has no “pristine” file to compare against). <text:s/><text:change text:change-id="ct-1386087340"/><text:change-start text:change-id="ct-1386087228"/>Would<text:change-end text:change-id="ct-1386087228"/> <text:change text:change-id="ct-1386087116"/><text:change-start text:change-id="ct-1386087004"/>DDC<text:change-end text:change-id="ct-1386087004"/> correctly produce the same result?<text:change text:change-id="ct-1386086892"/></text:p>
        <text:p text:style-name="P25"><text:change text:change-id="ct-1386086780"/></text:p>
        <text:h text:style-name="Heading_20_2" text:outline-level="2">Diverse double-compiling tcc</text:h>
        <text:p text:style-name="Standard"/>
        <text:p text:style-name="Standard">Real compilers are often divided into multiple pieces. <text:s/><text:change-start text:change-id="ct-1386086668"/>Compiler <text:change-end text:change-id="ct-1386086668"/><text:change text:change-id="ct-1386086556"/><text:change-start text:change-id="ct-1386082280"/>t<text:change-end text:change-id="ct-1386082280"/>cc as used here has two parts: the main compiler (<text:change text:change-id="ct-1386082056"/><text:change text:change-id="ct-1386082168"/>file tcc) and the compiler run-time library (<text:change text:change-id="ct-1386081832"/><text:change text:change-id="ct-1386081944"/>file libtcc1.a; tcc sometimes copies portions <text:change-start text:change-id="ct-1386081720"/>of this <text:change-end text:change-id="ct-1386081720"/>into its results). <text:s/>For purposes of this demonstration, these were the only components being checked; everything else was assumed to be trustworthy for this simple test (this assumption could be removed with more effort). <text:s/>The <text:change text:change-id="ct-1386081608"/><text:change-start text:change-id="ct-1386081496"/><text:span text:style-name="T9">binary</text:span><text:change-end text:change-id="ct-1386081496"/> file tcc is generated from the source file tcc.c and <text:change text:change-id="ct-1386081384"/>other files; this set <text:change text:change-id="ct-1386081272"/>is notated <text:change-start text:change-id="ct-1386081160"/><text:span text:style-name="T1">s</text:span><text:span text:style-name="T14">tcc</text:span>. <text:change-end text:change-id="ct-1386081160"/><text:change text:change-id="ct-1386081048"/><text:s/>Note<text:change text:change-id="ct-1386080936"/><text:change-start text:change-id="ct-1386080824"/>:<text:change-end text:change-id="ct-1386080824"/> the tcc package <text:change-start text:change-id="ct-1386080712"/>also <text:change-end text:change-id="ct-1386080712"/>includes a file called tcclib<text:change-start text:change-id="ct-1386080600"/>,<text:change-end text:change-id="ct-1386080600"/> which is not the same as libtcc1.</text:p>
        <text:p text:style-name="Standard">Figure 2 shows the process used to perform <text:change text:change-id="ct-1386080488"/><text:change-start text:change-id="ct-1386080264"/><text:span text:style-name="T9">DDC</text:span><text:change-end text:change-id="ct-1386080264"/> with <text:change-start text:change-id="ct-1386080376"/>compiler <text:change-end text:change-id="ct-1386080376"/>tcc. First, a self-regeneration test was performed to make sure we could regenerate <text:change-start text:change-id="ct-1386080152"/>files <text:change-end text:change-id="ct-1386080152"/>tcc and libtcc1<text:change-start text:change-id="ct-1386080040"/>;<text:change-end text:change-id="ct-1386080040"/> <text:change text:change-id="ct-1386079928"/>this was successful<text:change text:change-id="ct-1386079816"/>. Then <text:change text:change-id="ct-1386079704"/><text:change-start text:change-id="ct-1386079592"/><text:span text:style-name="T9">DDC</text:span><text:change-end text:change-id="ct-1386079592"/> was performed. Notice that stages one and two, which are notionally one compilation each, are actually two compilations each when applied to <text:change-start text:change-id="ct-1386079480"/>compiler <text:change-end text:change-id="ct-1386079480"/>tcc because we must handle two components in each stage (in particular, we <text:change text:change-id="ct-1386079368"/><text:change-start text:change-id="ct-1386079256"/>must create<text:change-end text:change-id="ct-1386079256"/> <text:change text:change-id="ct-1386079144"/>the <text:change-start text:change-id="ct-1386079032"/>recompiled <text:change-end text:change-id="ct-1386079032"/>run-time <text:change text:change-id="ct-1386078696"/><text:change text:change-id="ct-1386078808"/><text:change text:change-id="ct-1386078920"/>before running a program that<text:change text:change-id="ct-1386078584"/><text:change-start text:change-id="ct-1386078472"/> uses<text:change-end text:change-id="ct-1386078472"/> it<text:change text:change-id="ct-1386078360"/>).</text:p>
        <text:p text:style-name="Standard">One challenge is that the run-time code is used as an archive format (.a format), and this format includes a compilation timestamp of each component. <text:s/>These timestamps will, of course, be different from any originals unless special efforts are made. <text:s/>Happily, the runtime code is first compiled into an ELF .o format (which does not include these timestamps), and then transformed into an archive format using a trusted program (ar). <text:s/>So, for testing purposes, the libtcc1.o files were compared and not the libtcc1.a files.</text:p>
        <text:p text:style-name="Standard">Unfortunately, when this process was first tried, the <text:change text:change-id="ct-1386069988"/><text:change-start text:change-id="ct-1386069876"/><text:span text:style-name="T9">DDC</text:span><text:change-end text:change-id="ct-1386069876"/> result did not match the result from the chain of updates, even when only using formats that did not include compilation timestamps. After much effort<text:change text:change-id="ct-1386069764"/><text:change-start text:change-id="ct-1386069652"/> this was <text:change-end text:change-id="ct-1386069652"/>tracked<text:change text:change-id="ct-1386069540"/> to two problems: <text:change-start text:change-id="ct-1386069428"/>a compiler defect in <text:change-end text:change-id="ct-1386069428"/><text:change-start text:change-id="ct-1386069316"/>sign-extending values <text:change-end text:change-id="ct-1386069316"/>cast<text:change text:change-id="ct-1386069204"/><text:change-start text:change-id="ct-1386069092"/> to<text:change-end text:change-id="ct-1386069092"/> 8-bit values<text:change-start text:change-id="ct-1386068980"/>,<text:change-end text:change-id="ct-1386068980"/> and <text:change-start text:change-id="ct-1386068868"/>uninitialized data used while storing <text:change-end text:change-id="ct-1386068868"/><text:change text:change-id="ct-1386068756"/><text:change-start text:change-id="ct-1386068644"/>long double constants<text:change-end text:change-id="ct-1386068644"/><text:change text:change-id="ct-1386068532"/>. Each of these issues is discussed next, followed by the results after resolving them.</text:p>
        <text:p text:style-name="Standard"><draw:frame draw:style-name="fr1" draw:name="Frame2" text:anchor-type="paragraph" svg:width="3.128in" draw:z-index="37"><draw:text-box fo:min-height="4.1909in"><text:p text:style-name="P1"><draw:frame draw:style-name="fr3" draw:name="Frame6" text:anchor-type="paragraph" svg:x="0in" svg:y="0.0252in" svg:width="3.128in" draw:z-index="39"><draw:text-box fo:min-height="3.7583in"><draw:rect text:anchor-type="frame" draw:z-index="40" draw:style-name="gr8" draw:text-style-name="P94" svg:width="1.9177in" svg:height="0.665in" svg:x="0.8917in" svg:y="0.2783in"><text:p/></draw:rect><draw:rect text:anchor-type="frame" draw:z-index="41" draw:style-name="gr9" draw:text-style-name="P94" svg:width="2.2862in" svg:height="1.8713in" svg:x="0.5772in" svg:y="1.4717in"><text:p/></draw:rect><draw:rect text:anchor-type="frame" draw:z-index="42" draw:style-name="gr8" draw:text-style-name="P94" svg:width="1.8976in" svg:height="0.9343in" svg:x="0.9126in" svg:y="2.198in"><text:p/></draw:rect><draw:rect text:anchor-type="frame" draw:z-index="43" draw:style-name="gr8" draw:text-style-name="P94" svg:width="1.887in" svg:height="0.626in" svg:x="0.9228in" svg:y="1.5165in"><text:p/></draw:rect><draw:line text:anchor-type="frame" draw:z-index="47" draw:style-name="gr4" draw:text-style-name="P94" svg:x1="0.8063in" svg:y1="2.5957in" svg:x2="1.9728in" svg:y2="2.5972in"><text:p/></draw:line><draw:line text:anchor-type="frame" draw:z-index="48" draw:style-name="gr4" draw:text-style-name="P94" svg:x1="1.1429in" svg:y1="0.8575in" svg:x2="1.1429in" svg:y2="1.0567in"><text:p/></draw:line><draw:rect text:anchor-type="frame" draw:z-index="49" draw:style-name="gr6" draw:text-style-name="P95" svg:width="0.4551in" svg:height="0.1913in" svg:x="1.6866in" svg:y="0.3811in"><text:p text:style-name="P94"><text:span text:style-name="T34">0:0</text:span></text:p></draw:rect><draw:rect text:anchor-type="frame" draw:z-index="50" draw:style-name="gr6" draw:text-style-name="P95" svg:width="0.4551in" svg:height="0.1913in" svg:x="0.9673in" svg:y="0.6665in"><text:p text:style-name="P94"><text:span text:style-name="T34">0:1</text:span></text:p></draw:rect><draw:line text:anchor-type="frame" draw:z-index="51" draw:style-name="gr4" draw:text-style-name="P94" svg:x1="1.3161in" svg:y1="2.9937in" svg:x2="1.3205in" svg:y2="3.4854in"><text:p/></draw:line><draw:line text:anchor-type="frame" draw:z-index="52" draw:style-name="gr12" draw:text-style-name="P94" svg:x1="2.1984in" svg:y1="2.6772in" svg:x2="2.1984in" svg:y2="3.487in"><text:p/></draw:line><draw:line text:anchor-type="frame" draw:z-index="53" draw:style-name="gr13" draw:text-style-name="P94" svg:x1="2.4189in" svg:y1="2.6083in" svg:x2="2.5906in" svg:y2="2.6083in"><text:p/></draw:line><draw:line text:anchor-type="frame" draw:z-index="54" draw:style-name="gr14" draw:text-style-name="P94" svg:x1="2.5902in" svg:y1="1.9835in" svg:x2="2.5902in" svg:y2="2.6087in"><text:p/></draw:line><draw:rect text:anchor-type="frame" draw:z-index="55" draw:style-name="gr3" draw:text-style-name="P95" svg:width="0.7677in" svg:height="0.2189in" svg:x="1.7752in" svg:y="1.9236in"><text:p text:style-name="P94"><text:span text:style-name="T34">c(</text:span><text:span text:style-name="T37">s</text:span><text:span text:style-name="T38">libtcc1</text:span><text:span text:style-name="T39">.gcc</text:span><text:span text:style-name="T34">)</text:span></text:p></draw:rect><draw:rect text:anchor-type="frame" draw:z-index="56" draw:style-name="gr3" draw:text-style-name="P102" svg:width="0.4335in" svg:height="0.2921in" svg:x="2.3764in" svg:y="1.6917in"><text:p text:style-name="P94"><text:span text:style-name="T40">Stage1</text:span></text:p></draw:rect><draw:rect text:anchor-type="frame" draw:z-index="57" draw:style-name="gr3" draw:text-style-name="P102" svg:width="0.4335in" svg:height="0.2921in" svg:x="2.261in" svg:y="2.8402in"><text:p text:style-name="P94"><text:span text:style-name="T40">Stage2</text:span></text:p></draw:rect><draw:line text:anchor-type="frame" draw:z-index="58" draw:style-name="gr14" draw:text-style-name="P94" svg:x1="2.1811in" svg:y1="1.7437in" svg:x2="2.1811in" svg:y2="1.9835in"><text:p/></draw:line><draw:line text:anchor-type="frame" draw:z-index="59" draw:style-name="gr4" draw:text-style-name="P94" svg:x1="2.1571in" svg:y1="1.3882in" svg:x2="2.1571in" svg:y2="1.5516in"><text:p/></draw:line><draw:line text:anchor-type="frame" draw:z-index="60" draw:style-name="gr4" draw:text-style-name="P94" svg:x1="2.1571in" svg:y1="2.2429in" svg:x2="2.1571in" svg:y2="2.4858in"><text:p/></draw:line><draw:rect text:anchor-type="frame" draw:z-index="61" draw:style-name="gr3" draw:text-style-name="P95" svg:width="1.4169in" svg:height="0.2469in" svg:x="0.3236in" svg:y="3.4346in"><text:p text:style-name="P94"><text:span text:style-name="T34">c(</text:span><text:span text:style-name="T37">s</text:span><text:span text:style-name="T41">tcc</text:span><text:span text:style-name="T34">, c(</text:span><text:span text:style-name="T37">s</text:span><text:span text:style-name="T41">tcc</text:span><text:span text:style-name="T34">, gcc))</text:span></text:p></draw:rect><draw:rect text:anchor-type="frame" draw:z-index="62" draw:style-name="gr3" draw:text-style-name="P95" svg:width="1.3752in" svg:height="0.2921in" svg:x="1.6728in" svg:y="3.4209in"><text:p text:style-name="P94"><text:span text:style-name="T34">c(</text:span><text:span text:style-name="T37">s</text:span><text:span text:style-name="T41">libtcc1</text:span><text:span text:style-name="T34">, c(</text:span><text:span text:style-name="T37">s</text:span><text:span text:style-name="T41">tcc</text:span><text:span text:style-name="T34">, gcc))</text:span></text:p></draw:rect><draw:rect text:anchor-type="frame" draw:z-index="63" draw:style-name="gr15" draw:text-style-name="P94" svg:width="2.7421in" svg:height="0.278in" svg:x="0.3236in" svg:y="3.4346in"><text:p/></draw:rect><draw:line text:anchor-type="frame" draw:z-index="64" draw:style-name="gr4" draw:text-style-name="P94" svg:x1="0.6626in" svg:y1="2.9201in" svg:x2="1.1083in" svg:y2="2.9201in"><text:p/></draw:line><draw:line text:anchor-type="frame" draw:z-index="65" draw:style-name="gr16" draw:text-style-name="P94" svg:x1="0.6626in" svg:y1="1.9307in" svg:x2="1.098in" svg:y2="1.9307in"><text:p/></draw:line><draw:line text:anchor-type="frame" draw:z-index="66" draw:style-name="gr16" draw:text-style-name="P94" svg:x1="0.8083in" svg:y1="1.6492in" svg:x2="1.9626in" svg:y2="1.6492in"><text:p/></draw:line><draw:line text:anchor-type="frame" draw:z-index="67" draw:style-name="gr17" draw:text-style-name="P94" svg:x1="0.8063in" svg:y1="2.5961in" svg:x2="0.8055in" svg:y2="0.4799in"><text:p/></draw:line><draw:line text:anchor-type="frame" draw:z-index="68" draw:style-name="gr18" draw:text-style-name="P94" svg:x1="0.6626in" svg:y1="2.9201in" svg:x2="0.6626in" svg:y2="0.7992in"><text:p/></draw:line><draw:line text:anchor-type="frame" draw:z-index="69" draw:style-name="gr12" draw:text-style-name="P94" svg:x1="1.3165in" svg:y1="2.0146in" svg:x2="1.3165in" svg:y2="2.8028in"><text:p/></draw:line><draw:rect text:anchor-type="frame" draw:z-index="70" draw:style-name="gr6" draw:text-style-name="P95" svg:width="0.4551in" svg:height="0.1913in" svg:x="1.098in" svg:y="2.8028in"><text:p text:style-name="P94"><text:span text:style-name="T34">2:1</text:span></text:p></draw:rect><draw:rect text:anchor-type="frame" draw:z-index="71" draw:style-name="gr6" draw:text-style-name="P95" svg:width="0.4551in" svg:height="0.1913in" svg:x="1.9492in" svg:y="2.4862in"><text:p text:style-name="P94"><text:span text:style-name="T34">2:0</text:span></text:p></draw:rect><draw:line text:anchor-type="frame" draw:z-index="72" draw:style-name="gr19" draw:text-style-name="P94" svg:x1="1.3165in" svg:y1="2.2437in" svg:x2="2.1567in" svg:y2="2.2437in"><text:p/></draw:line><draw:rect text:anchor-type="frame" draw:z-index="73" draw:style-name="gr6" draw:text-style-name="P95" svg:width="0.4551in" svg:height="0.1913in" svg:x="1.9626in" svg:y="1.5528in"><text:p text:style-name="P94"><text:span text:style-name="T34">1:0</text:span></text:p></draw:rect><draw:rect text:anchor-type="frame" draw:z-index="74" draw:style-name="gr6" draw:text-style-name="P95" svg:width="0.4343in" svg:height="0.1913in" svg:x="1.098in" svg:y="1.8236in"><text:p text:style-name="P94"><text:span text:style-name="T34">1:1</text:span></text:p></draw:rect><draw:line text:anchor-type="frame" draw:z-index="75" draw:style-name="gr4" draw:text-style-name="P94" svg:x1="1.3091in" svg:y1="1.3898in" svg:x2="1.3091in" svg:y2="1.8236in"><text:p/></draw:line><draw:line text:anchor-type="frame" draw:z-index="76" draw:style-name="gr14" draw:text-style-name="P94" svg:x1="2.5902in" svg:y1="1.9835in" svg:x2="2.1811in" svg:y2="1.9835in"><text:p/></draw:line><draw:rect text:anchor-type="frame" draw:z-index="77" draw:style-name="gr3" draw:text-style-name="P95" svg:width="0.4335in" svg:height="0.1622in" svg:x="1.6091in" svg:y="1.3098in"><text:p text:style-name="P94"><text:span text:style-name="T34">gcc</text:span></text:p></draw:rect><draw:rect text:anchor-type="frame" draw:z-index="78" draw:style-name="gr3" draw:text-style-name="P95" svg:width="0.5051in" svg:height="0.1894in" draw:transform="rotate (-1.5962781338749) translate (3.11527777777778in 1.15069444444444in)"><text:p text:style-name="P94"><text:span text:style-name="T34">Compare2</text:span></text:p></draw:rect><draw:rect text:anchor-type="frame" draw:z-index="79" draw:style-name="gr3" draw:text-style-name="P101" svg:width="0.4335in" svg:height="0.2921in" svg:x="0.2291in" svg:y="0.252in"><text:p text:style-name="P94"><text:span text:style-name="T37">s</text:span><text:span text:style-name="T38">libtcc1</text:span></text:p></draw:rect><draw:line text:anchor-type="frame" draw:z-index="80" draw:style-name="gr4" draw:text-style-name="P94" svg:x1="0.4535in" svg:y1="0.4799in" svg:x2="1.687in" svg:y2="0.4799in"><text:p/></draw:line><draw:line text:anchor-type="frame" draw:z-index="81" draw:style-name="gr4" draw:text-style-name="P94" svg:x1="0.4055in" svg:y1="0.7992in" svg:x2="0.9701in" svg:y2="0.7992in"><text:p/></draw:line><draw:rect text:anchor-type="frame" draw:z-index="82" draw:style-name="gr3" draw:text-style-name="P102" svg:width="0.4335in" svg:height="0.2921in" svg:x="2.4063in" svg:y="0.6516in"><text:p text:style-name="P94"><text:span text:style-name="T37">Self-</text:span></text:p><text:p text:style-name="P94"><text:span text:style-name="T37">regen</text:span><text:span text:style-name="T40">?</text:span></text:p></draw:rect><draw:ellipse text:anchor-type="frame" draw:z-index="83" draw:style-name="gr2" draw:text-style-name="P94" svg:width="0.4988in" svg:height="0.9732in" svg:x="2.4972in" svg:y="0.1484in" draw:kind="arc" draw:start-angle="289.93" draw:end-angle="75.84"><text:p/></draw:ellipse><draw:rect text:anchor-type="frame" draw:z-index="84" draw:style-name="gr15" draw:text-style-name="P94" svg:width="0.5524in" svg:height="0.6996in" svg:x="0.1835in" svg:y="0.252in"><text:p/></draw:rect><draw:rect text:anchor-type="frame" draw:z-index="85" draw:style-name="gr3" draw:text-style-name="P95" svg:width="0.4335in" svg:height="0.1831in" svg:x="2.172in" svg:y="0.0819in"><text:p text:style-name="P94"><text:span text:style-name="T34">libtcc1</text:span></text:p></draw:rect><draw:line text:anchor-type="frame" draw:z-index="86" draw:style-name="gr4" draw:text-style-name="P94" svg:x1="1.1457in" svg:y1="0.15in" svg:x2="1.1457in" svg:y2="0.6717in"><text:p/></draw:line><draw:line text:anchor-type="frame" draw:z-index="87" draw:style-name="gr4" draw:text-style-name="P94" svg:x1="1.8752in" svg:y1="0.1398in" svg:x2="1.8752in" svg:y2="0.3736in"><text:p/></draw:line><draw:line text:anchor-type="frame" draw:z-index="88" draw:style-name="gr5" draw:text-style-name="P94" svg:x1="1.1457in" svg:y1="0.15in" svg:x2="1.3539in" svg:y2="0.15in"><text:p/></draw:line><draw:line text:anchor-type="frame" draw:z-index="89" draw:style-name="gr5" draw:text-style-name="P94" svg:x1="1.8748in" svg:y1="0.1398in" svg:x2="1.5937in" svg:y2="0.1398in"><text:p/></draw:line><draw:line text:anchor-type="frame" draw:z-index="90" draw:style-name="gr5" draw:text-style-name="P94" svg:x1="2.339in" svg:y1="0.2346in" svg:x2="2.3437in" svg:y2="0.7957in"><text:p/></draw:line><draw:line text:anchor-type="frame" draw:z-index="91" draw:style-name="gr4" draw:text-style-name="P94" svg:x1="2.3437in" svg:y1="0.7957in" svg:x2="1.4165in" svg:y2="0.7957in"><text:p/></draw:line><draw:line text:anchor-type="frame" draw:z-index="92" draw:style-name="gr16" draw:text-style-name="P94" svg:x1="2.3437in" svg:y1="0.4728in" svg:x2="2.1181in" svg:y2="0.4728in"><text:p/></draw:line><draw:line text:anchor-type="frame" draw:z-index="93" draw:style-name="gr4" draw:text-style-name="P94" svg:x1="1.8957in" svg:y1="0.572in" svg:x2="1.8957in" svg:y2="1.0346in"><text:p/></draw:line><draw:rect text:anchor-type="frame" draw:z-index="94" draw:style-name="gr15" draw:text-style-name="P94" svg:width="1.7114in" svg:height="0.1343in" svg:x="1.0453in" svg:y="0.1008in"><text:p/></draw:rect><draw:rect text:anchor-type="frame" draw:z-index="95" draw:style-name="gr3" draw:text-style-name="P95" svg:width="0.7677in" svg:height="0.2189in" svg:x="1.7937in" svg:y="0.9866in"><text:p text:style-name="P94"><text:span text:style-name="T39">c(</text:span><text:span text:style-name="T37">s</text:span><text:span text:style-name="T38">libtcc1</text:span><text:span text:style-name="T39">,tcc</text:span><text:span text:style-name="T34">)</text:span></text:p></draw:rect><draw:rect text:anchor-type="frame" draw:z-index="96" draw:style-name="gr3" draw:text-style-name="P101" svg:width="0.5067in" svg:height="0.2059in" svg:x="0.2291in" svg:y="0.5937in"><text:p text:style-name="P94"><text:span text:style-name="T37">s</text:span><text:span text:style-name="T38">tcc</text:span></text:p></draw:rect><draw:ellipse text:anchor-type="frame" draw:z-index="97" draw:style-name="gr2" draw:text-style-name="P94" svg:width="0.6362in" svg:height="2.4587in" svg:x="2.4118in" svg:y="1.0528in" draw:kind="arc" draw:start-angle="289.93" draw:end-angle="75.84"><text:p/></draw:ellipse><draw:rect text:anchor-type="frame" draw:z-index="98" draw:style-name="gr15" draw:text-style-name="P94" svg:width="1.813in" svg:height="0.2067in" svg:x="0.9957in" svg:y="0.9866in"><text:p/></draw:rect><draw:rect text:anchor-type="frame" draw:z-index="99" draw:style-name="gr3" draw:text-style-name="P95" svg:width="0.5051in" svg:height="0.1894in" svg:x="1.1492in" svg:y="1.0043in"><text:p text:style-name="P94"><text:span text:style-name="T34">c(</text:span><text:span text:style-name="T37">s</text:span><text:span text:style-name="T41">tcc</text:span><text:span text:style-name="T34">,</text:span><text:span text:style-name="T39">tcc</text:span><text:span text:style-name="T34">)</text:span></text:p></draw:rect><draw:rect text:anchor-type="frame" draw:z-index="100" draw:style-name="gr3" draw:text-style-name="P102" svg:width="0.4335in" svg:height="0.2921in" svg:x="1.828in" svg:y="3.0693in"><text:p text:style-name="P94"><text:span text:style-name="T40">Diverse Double-compile</text:span></text:p></draw:rect><draw:line text:anchor-type="frame" draw:z-index="101" draw:style-name="gr5" draw:text-style-name="P94" svg:x1="1.3091in" svg:y1="1.3898in" svg:x2="1.6673in" svg:y2="1.3898in"><text:p/></draw:line><draw:rect text:anchor-type="frame" draw:z-index="102" draw:style-name="gr3" draw:text-style-name="P95" svg:width="0.4335in" svg:height="0.1622in" svg:x="1.2854in" svg:y="0.0717in"><text:p text:style-name="P94"><text:span text:style-name="T34">tcc</text:span></text:p></draw:rect><draw:rect text:anchor-type="frame" draw:z-index="103" draw:style-name="gr3" draw:text-style-name="P95" svg:width="0.5051in" svg:height="0.1894in" draw:transform="rotate (-1.5962781338749) translate (3.08680555555556in 0.0729166666666667in)"><text:p text:style-name="P94"><text:span text:style-name="T34">Compare1</text:span></text:p></draw:rect><draw:rect text:anchor-type="frame" draw:z-index="104" draw:style-name="gr3" draw:text-style-name="P95" svg:width="0.6476in" svg:height="0.2189in" svg:x="1.3165in" svg:y="2.2673in"><text:p text:style-name="P94"><text:span text:style-name="T34">c(</text:span><text:span text:style-name="T37">s</text:span><text:span text:style-name="T41">tcc</text:span><text:span text:style-name="T34">,gcc)</text:span></text:p></draw:rect><text:p text:style-name="Frame_20_contents"><draw:line text:anchor-type="paragraph" draw:z-index="44" draw:style-name="gr10" draw:text-style-name="P94" svg:x1="2.1567in" svg:y1="1.3882in" svg:x2="1.9484in" svg:y2="1.3882in"><text:p/></draw:line><draw:line text:anchor-type="paragraph" draw:z-index="45" draw:style-name="gr11" draw:text-style-name="P94" svg:x1="2.5866in" svg:y1="2.8953in" svg:x2="1.5528in" svg:y2="2.8953in"><text:p/></draw:line><draw:line text:anchor-type="paragraph" draw:z-index="46" draw:style-name="gr10" draw:text-style-name="P94" svg:x1="2.5902in" svg:y1="2.6083in" svg:x2="2.5866in" svg:y2="2.8949in"><text:p/></draw:line></text:p></draw:text-box></draw:frame><draw:line text:anchor-type="paragraph" draw:z-index="38" draw:style-name="gr7" draw:text-style-name="P94" svg:x1="2.1571in" svg:y1="1.2575in" svg:x2="2.1571in" svg:y2="1.4209in"><text:p/></draw:line>Fig. <text:sequence text:ref-name="refDrawing1" text:name="Drawing" text:formula="ooow:Drawing+1" style:num-format="1">2</text:sequence>. Diverse double-compiling with self-regeneration check, using tcc</text:p></draw:text-box></draw:frame></text:p>
        <text:h text:style-name="Heading_20_2" text:outline-level="2"><text:change text:change-id="ct-1386068420"/><text:change-start text:change-id="ct-1386068084"/>D<text:change-end text:change-id="ct-1386068084"/>efect<text:change text:change-id="ct-1386068196"/><text:change-start text:change-id="ct-1386068308"/> in s<text:change-end text:change-id="ct-1386068308"/><text:change-start text:change-id="ct-1386067972"/>ign-extending <text:change-end text:change-id="ct-1386067972"/><text:change text:change-id="ct-1386067860"/><text:change-start text:change-id="ct-1386067076"/>c<text:change-end text:change-id="ct-1386067076"/>as<text:change text:change-id="ct-1386066964"/><text:change-start text:change-id="ct-1386066852"/>t<text:change-end text:change-id="ct-1386066852"/> 8-bit values</text:h>
        <text:p text:style-name="Standard"/>
        <text:p text:style-name="Standard">A subtle defect in tcc caused serious problems. <text:s/>The defect occurs if a 32-bit unsigned value is cast to a signed 8-bit value, and then that result is compared to a 32-bit unsigned value without first storing the result in a variable<text:change-start text:change-id="ct-1386066628"/> (which should sign-e<text:change-end text:change-id="ct-1386066628"/><text:change-start text:change-id="ct-1386066516"/>xtend the 8-bit value)<text:change-end text:change-id="ct-1386066516"/>. <text:s/>Here is a brief description of why this construct is used, why it<text:change-start text:change-id="ct-1386067300"/> <text:change-end text:change-id="ct-1386067300"/><text:change text:change-id="ct-1386067188"/><text:change-start text:change-id="ct-1386067748"/>i<text:change-end text:change-id="ct-1386067748"/>s a defect, and the impact of this defect.</text:p>
        <text:p text:style-name="Standard">The x86 processor machine instructions can store 4 byte constants as 4 bytes, but since many such constants are in the range -128..127, <text:s/>constants in this range can also be stored in a shorter 1-byte format (by specifying a specific ModR/M value in the machine instruction). <text:s/><text:change-start text:change-id="ct-1386067636"/>Where possible, <text:change-end text:change-id="ct-1386067636"/><text:change text:change-id="ct-1386067524"/><text:change-start text:change-id="ct-1386067412"/>t<text:change-end text:change-id="ct-1386067412"/>cc tries to use the <text:soft-page-break/>shorter form<text:change text:change-id="ct-1386066292"/><text:change text:change-id="ct-1386066404"/><text:change-start text:change-id="ct-1386066180"/>,<text:change-end text:change-id="ct-1386066180"/> using statements like this <text:change-start text:change-id="ct-1386066068"/>to detect them<text:change-end text:change-id="ct-1386066068"/><text:change-start text:change-id="ct-1386209248"/> <text:change-end text:change-id="ct-1386209248"/>(where e.v is of type uint32, an unsigned 32-bit value):</text:p>
        <text:p text:style-name="Code">if (op-&gt;e.v == (int8_t)op-&gt;e.v &amp;&amp; !op-&gt;e.sym) {</text:p>
        <text:p text:style-name="Standard">Unfortunately, the value cast to (int8_t) is not sign-extended by tcc version 0.9.22 when compared to an unsigned 32-bit integer. <text:s/><text:change text:change-id="ct-1386209136"/><text:change-start text:change-id="ct-1386209024"/>Version<text:change-end text:change-id="ct-1386209024"/> 0.9.22 does drop the upper 24 bits on the first cast to the 8-bit signed integer, but it fails to sign-extend the remaining 8-bit <text:change-start text:change-id="ct-1386208912"/>signed <text:change-end text:change-id="ct-1386208912"/>value unless the 8-bit value is first stored in a variable. <text:s/>This is a defect, at least because tcc’s source code depends on a drop with sign-extension and tcc is supposed to be self-hosting. <text:s/>It is even more obvious that this is a defect because using a temporary variable to store the intermediate result <text:change-start text:change-id="ct-1386208800"/><text:span text:style-name="T1">does</text:span><text:change-end text:change-id="ct-1386208800"/> enable sign-extension. <text:s/>Besides, this is documented as a known defect in tcc 0.9.22’s own TODO documentation, though <text:change text:change-id="ct-1386208688"/><text:change-start text:change-id="ct-1386208576"/>this was only <text:change-end text:change-id="ct-1386208576"/>discovered <text:change text:change-id="ct-1386208464"/>after laboriously tracking down the problem. <text:s/>According to <text:change-start text:change-id="ct-1386208352"/>Kernighan <text:change-end text:change-id="ct-1386208352"/><text:change-start text:change-id="ct-1386208240"/>[39]<text:change-end text:change-id="ct-1386208240"/><text:change text:change-id="ct-1386208128"/> section A6.2<text:change-start text:change-id="ct-1386208016"/> and the ISO/IEC C99 standard <text:change-end text:change-id="ct-1386208016"/><text:change-start text:change-id="ct-1386207904"/>section 6.3.1.3 <text:change-end text:change-id="ct-1386207904"/><text:change-start text:change-id="ct-1386207792"/>[40]<text:change-end text:change-id="ct-1386207792"/>, converting to a smaller signed type is implementation-defined, but conversion of that <text:change-start text:change-id="ct-1386207680"/>to a larger unsi<text:change-end text:change-id="ct-1386207680"/><text:change-start text:change-id="ct-1386207568"/>gned value <text:change-end text:change-id="ct-1386207568"/>should sign-extend. <text:s/>Note <text:change text:change-id="ct-1386207456"/>that gcc does do the drop and sign-extension (as tcc’s author expects).</text:p>
        <text:p text:style-name="Standard">This defect results in incorrect code being generated by tcc 0.9.22 if it is given values in the range 0x80..0xff in this construct. <text:s/>But when compiling itself, tcc is lucky and merely generates slightly longer code than necessary in certain cases. <text:s/>Thus, a gcc-compiled tcc generates code of this form (where 3-byte codes are used) when compiling some inline assembly in the tcc runtime library libtcc1:</text:p>
        <text:p text:style-name="Code"><text:change-start text:change-id="ct-1386207344"/><text:span text:style-name="T4">1b5: 2b 4d dc</text:span><text:change-end text:change-id="ct-1386207344"/> <text:change-start text:change-id="ct-1386207232"/><text:s/><text:change-end text:change-id="ct-1386207232"/>sub 0xffffffdc(%ebp),%ecx</text:p>
        <text:p text:style-name="Code"><text:change-start text:change-id="ct-1386207008"/><text:span text:style-name="T4">1b8: 1b 45 d8</text:span><text:change-end text:change-id="ct-1386207008"/> <text:change-start text:change-id="ct-1386206896"/><text:s/><text:change-end text:change-id="ct-1386206896"/>sbb 0xffffffd8(%ebp),%eax</text:p>
        <text:p text:style-name="Standard">But a tcc-compiled tcc incorrectly chooses the “long” form of the same instructions (which have the same effect<text:change-start text:change-id="ct-1386206672"/><text:span text:style-name="T31">—</text:span><text:change-end text:change-id="ct-1386206672"/><text:change-start text:change-id="ct-1386206560"/>note the identical disassembly<text:change-end text:change-id="ct-1386206560"/>):</text:p>
        <text:p text:style-name="Code"><text:change-start text:change-id="ct-1386206448"/><text:span text:style-name="T4">1b5: 2b 8d dc ff ff ff</text:span><text:change-end text:change-id="ct-1386206448"/> <text:change-start text:change-id="ct-1386206336"/><text:s/><text:change-end text:change-id="ct-1386206336"/>sub 0xffffffdc(%ebp),%ecx</text:p>
        <text:p text:style-name="Code"><text:change-start text:change-id="ct-1386206224"/><text:span text:style-name="T4">1bb: 1b 85 d8 ff ff ff</text:span><text:change-end text:change-id="ct-1386206224"/> <text:change-start text:change-id="ct-1386206112"/><text:s/><text:change-end text:change-id="ct-1386206112"/>sbb 0xffffffd8(%ebp),%eax</text:p>
        <text:p text:style-name="Standard">One of the key assumptions in <text:change text:change-id="ct-1386206000"/><text:change-start text:change-id="ct-1386205888"/><text:span text:style-name="T9">DDC</text:span><text:change-end text:change-id="ct-1386205888"/> is that the two compilers agree on the semantics of the language being compiled. This tcc defect violates this assumption, causing the files to unexpectedly differ.<text:change-start text:change-id="ct-1386205776"/> <text:s/>To resolve this, tcc was modified slightly <text:change-end text:change-id="ct-1386205776"/><text:change-start text:change-id="ct-1386205664"/>s<text:change-end text:change-id="ct-1386205664"/><text:change-start text:change-id="ct-1386205552"/>o it would store such intermediate values in a temporary variable, avoiding the defect; a better long-term solution would be to fix the defect.<text:change-end text:change-id="ct-1386205552"/></text:p>
        <text:p text:style-name="Standard">This example shows that <text:change text:change-id="ct-1386205440"/><text:change-start text:change-id="ct-1386205328"/><text:span text:style-name="T9">DDC</text:span><text:change-end text:change-id="ct-1386205328"/> can be a good test for unintentional compiler defects—small defects that might not be noticed elsewhere may immediately surface!</text:p>
        <text:p text:style-name="Standard"/>
        <text:h text:style-name="Heading_20_2" text:outline-level="2">Long double constant problem</text:h>
        <text:p text:style-name="Standard"/>
        <text:p text:style-name="Standard">Another problem resulted from how tcc outputs long double constants. <text:s/><text:change-start text:change-id="ct-1386188764"/>The <text:change-end text:change-id="ct-1386188764"/><text:change text:change-id="ct-1386188652"/><text:change-start text:change-id="ct-1386188540"/>t<text:change-end text:change-id="ct-1386188540"/>cc outputs floating point constants in the “data” section, but when tcc compiles itself, the tcc.c line:</text:p>
        <text:p text:style-name="Code">if (f2 == 0.0) {</text:p>
        <text:p text:style-name="Standard">outputs inconsistent data section values<text:change-start text:change-id="ct-1386188204"/> to represent 0.0<text:change-end text:change-id="ct-1386188204"/>. <text:s/><text:change-start text:change-id="ct-1386188428"/>The <text:change-end text:change-id="ct-1386188428"/><text:change text:change-id="ct-1386188316"/><text:change-start text:change-id="ct-1386188092"/>t<text:change-end text:change-id="ct-1386188092"/>cc compiled by gcc stores 11 0x00 bytes followed by 0xc9, while tcc compiled by itself generates 12 0x00 bytes. <text:s/>Because f2 has type “long double,” tcc eventually stores this 0.0 in memory <text:change text:change-id="ct-1386187980"/><text:change-start text:change-id="ct-1386187868"/>as a <text:change-end text:change-id="ct-1386187868"/>long double value. <text:s/><text:change text:change-id="ct-1386187756"/><text:change-start text:change-id="ct-1386187644"/>The problem is that<text:change-end text:change-id="ct-1386187644"/> tcc<text:change-start text:change-id="ct-1386187532"/>’s<text:change-end text:change-id="ct-1386187532"/> <text:change-start text:change-id="ct-1386187420"/>“long double” <text:change-end text:change-id="ct-1386187420"/><text:change-start text:change-id="ct-1386187308"/>uses only 10 bytes, but <text:change-end text:change-id="ct-1386187308"/><text:change text:change-id="ct-1386187196"/><text:change-start text:change-id="ct-1386187084"/>it <text:change-end text:change-id="ct-1386187084"/><text:change-start text:change-id="ct-1386186972"/>is stored in<text:change-end text:change-id="ct-1386186972"/> 12 bytes<text:change text:change-id="ct-1386186860"/><text:change-start text:change-id="ct-1386186748"/>, and tcc’s source code does not initialize the extra 2 bytes<text:change-end text:change-id="ct-1386186748"/>. <text:s/>The two excess “junk” bytes end up depending on the underlying environment, causing variations in the output<text:change text:change-id="ct-1386186636"/> <text:change-start text:change-id="ct-1386186524"/>[41]<text:change-end text:change-id="ct-1386186524"/><text:change text:change-id="ct-1386186412"/><text:change-start text:change-id="ct-1386186300"/>.<text:change-end text:change-id="ct-1386186300"/> <text:s/>In normal operation these bytes are ignored and thus cause no problems.</text:p>
        <text:p text:style-name="Standard"><text:change text:change-id="ct-1386186188"/><text:change-start text:change-id="ct-1386186076"/>To resolve this, <text:change-end text:change-id="ct-1386186076"/>the value “0.0” <text:change-start text:change-id="ct-1386185852"/>was replaced <text:change-end text:change-id="ct-1386185852"/>with the expression (f1-f1), since f1 is a long double variable known to have a finite value there (e.g., it<text:change text:change-id="ct-1386185964"/><text:change-start text:change-id="ct-1386185740"/> i<text:change-end text:change-id="ct-1386185740"/>s not a NaN). <text:s/>This is semantically the same and eliminated the problem.<text:change-start text:change-id="ct-1386185628"/> <text:s/>A better long-term solution for tcc would be to always set these “excess” values to constants (such as 0x00).<text:change-end text:change-id="ct-1386185628"/></text:p>
        <text:p text:style-name="Standard"/>
        <text:h text:style-name="Heading_20_2" text:outline-level="2">Final results with tcc demonstration</text:h>
        <text:p text:style-name="Standard"/>
        <text:p text:style-name="Standard">After patching tcc 0.9.22 as described above, and running it through the processes described above, <text:change text:change-id="ct-1386185516"/>exactly the same files <text:change-start text:change-id="ct-1386185404"/>were produced <text:change-end text:change-id="ct-1386185404"/>through <text:change-start text:change-id="ct-1386185292"/>the<text:change-end text:change-id="ct-1386185292"/><text:change text:change-id="ct-1386185180"/> chain of updates and through <text:change text:change-id="ct-1386185068"/><text:change-start text:change-id="ct-1386184956"/><text:span text:style-name="T9">DDC</text:span><text:change-end text:change-id="ct-1386184956"/>. This is shown by these <text:change text:change-id="ct-1386184844"/>SHA-1 hash values for the compiler and its runtime library<text:change-start text:change-id="ct-1386377176"/>, <text:change-end text:change-id="ct-1386377176"/><text:change-start text:change-id="ct-1386377064"/>which were identical for both processes<text:change-end text:change-id="ct-1386377064"/>:</text:p>
        <text:p text:style-name="P43"><text:change-start text:change-id="ct-1386376952"/>c1ec831ae153bf33bff3df3c248b12938960a5b6 tcc</text:p>
        <text:p text:style-name="P43">794841efe4aad6e25f6dee89d4b2d0224c22389b libtcc1.o<text:change-end text:change-id="ct-1386376952"/></text:p>
        <text:p text:style-name="Standard">But can we say anything about unpatched tcc 0.9.22? <text:s/>We can, once we realize that we can (for test purposes) pretend that the patched version came first, and that we then applied changes to create the unpatched version. <text:s/>Since we have shown that the patched version’s source accurately represents the <text:change text:change-id="ct-1386376840"/><text:change-start text:change-id="ct-1386376616"/><text:span text:style-name="T9">binary</text:span><text:change-end text:change-id="ct-1386376616"/> identified above, we only need to examine the effects of a reversed change that “creates” the unpatched version. <text:s/>Visual inspection of the reversed change quickly shows that it has no malicious triggers and payloads. <text:s/>Thus, we can add one more chain from the trusted compiler to a “new” version of the compiler that is the untouched tcc-0.9.22. <text:s/>Because of the changes in semantics and the flow of data, to get a stable result we end up needing to recompile several times. <text:s/>In the end, the following SHA-1 hash values are the correct binaries for tcc-0.9.22 on an x86 in <text:change text:change-id="ct-1386376504"/><text:change-start text:change-id="ct-1386376392"/>this<text:change-end text:change-id="ct-1386376392"/> environment when tcc is self-compiled a sufficient number of times to become “stable”:</text:p>
        <text:p text:style-name="P43"><text:change-start text:change-id="ct-1386376280"/>d530cee305fdc7aed8edf7903d80a33b6b3ee1db tcc</text:p>
        <text:p text:style-name="P43">42c1a134e11655a3c1ca9846abc70b9c82013590 libtcc1.o<text:change-end text:change-id="ct-1386376280"/></text:p>
        <text:p text:style-name="Standard"/>
        <text:h text:style-name="Heading_20_1" text:outline-level="1">Ramifications</text:h>
        <text:p text:style-name="Standard"/>
        <text:p text:style-name="Standard">This paper has summarized and demonstrated how to detect Thompson’s “Trusting Trust” attack, using diverse double-compiling<text:change-start text:change-id="ct-1386376168"/> (DDC)<text:change-end text:change-id="ct-1386376168"/>. <text:s/>This technique has <text:soft-page-break/>many strengths: it can be completely automated, applied to any compiled language (including common languages like C), and does not require the use of complex mathematical proof techniques. <text:s/>Second-source compilers and environments are desirable for other reasons, so they are often already available, and if not they are also relatively easy to create (since high performance is unnecessary). <text:change-start text:change-id="ct-1386375944"/>Some <text:change-end text:change-id="ct-1386375944"/><text:change text:change-id="ct-1386375832"/><text:change-start text:change-id="ct-1386375720"/>u<text:change-end text:change-id="ct-1386375720"/>nintentional defects in either compiler are <text:change-start text:change-id="ct-1386375608"/>also <text:change-end text:change-id="ct-1386375608"/>detected by the <text:change text:change-id="ct-1386375384"/><text:change text:change-id="ct-1386375496"/><text:change-start text:change-id="ct-1386375272"/>technique<text:change-end text:change-id="ct-1386375272"/>. <text:s/>The <text:change text:change-id="ct-1386375160"/><text:change-start text:change-id="ct-1386375048"/>technique<text:change-end text:change-id="ct-1386375048"/> can be easily expanded to cover all of the software running on a system <text:change text:change-id="ct-1386374936"/>(including the operating system kernel, bootstrap software, libraries, <text:change-start text:change-id="ct-1386374824"/>microcode, <text:change-end text:change-id="ct-1386374824"/>and so on) as long as its source code is available.</text:p>
        <text:p text:style-name="Standard">Passing this test <text:change-start text:change-id="ct-1386374712"/>when the trusted compiler and environment <text:change-end text:change-id="ct-1386374712"/><text:change-start text:change-id="ct-1386374600"/>is not proven <text:change-end text:change-id="ct-1386374600"/>is not a mathematical proof, but more like a legal one<text:change text:change-id="ct-1386374488"/><text:change-start text:change-id="ct-1386374376"/>. <text:change-end text:change-id="ct-1386374376"/><text:s/><text:change text:change-id="ct-1386374264"/><text:change-start text:change-id="ct-1386374152"/>T<text:change-end text:change-id="ct-1386374152"/>he test can be made as strong as you wish, by decreasing the likelihood (e.g., through diversity) that <text:change-start text:change-id="ct-1386374040"/>the DDC process (including <text:change-end text:change-id="ct-1386374040"/>trusted compiler T and the <text:change text:change-id="ct-1386373816"/><text:change text:change-id="ct-1386373928"/>environments<text:change-start text:change-id="ct-1386373704"/>)<text:change-end text:change-id="ct-1386373704"/> also have the malicious code. <text:s/><text:change-start text:change-id="ct-1386373592"/>Multiple diverse DDC tests can str<text:change-end text:change-id="ct-1386373592"/><text:change-start text:change-id="ct-1386373480"/>engthen the evidence even further. <text:change-end text:change-id="ct-1386373480"/>A defender can easily make it extremely unlikely that an attacker could subvert th<text:change text:change-id="ct-1386373368"/><text:change-start text:change-id="ct-1386373256"/>e DDC<text:change-end text:change-id="ct-1386373256"/> technique.</text:p>
        <text:p text:style-name="Standard">Note that this technique only shows <text:change text:change-id="ct-1386368980"/>that the source code corresponds with a given compiler’s <text:change text:change-id="ct-1386368868"/><text:change-start text:change-id="ct-1386368756"/><text:span text:style-name="T9">binary</text:span><text:change-end text:change-id="ct-1386368756"/>, i.e., that nothing is hidden. The <text:change text:change-id="ct-1386368644"/><text:change-start text:change-id="ct-1386368532"/><text:span text:style-name="T9">binary</text:span><text:change-end text:change-id="ct-1386368532"/> may have errors or malevolent code; this technique simply <text:change text:change-id="ct-1386368420"/><text:change-start text:change-id="ct-1386368308"/>ensures<text:change-end text:change-id="ct-1386368308"/> that these errors and malevolent code <text:change-start text:change-id="ct-1386368196"/><text:span text:style-name="T1">can</text:span><text:change-end text:change-id="ct-1386368196"/> be found by examining the source code. <text:s/>Passing this test <text:change text:change-id="ct-1386368084"/>make<text:change-start text:change-id="ct-1386367972"/>s<text:change-end text:change-id="ct-1386367972"/> source code analysis more meaningful.</text:p>
        <text:p text:style-name="Standard">As with any approach, this technique has limitations. <text:s/>The source code for the compiler being tested must be available to the tester, and the results are more useful to those who have access to the source code of what was tested (the compiler and/or the environment under test). Since the technique requires two compilers to agree on semantics, this is easier to do for popular languages where there is a public language specification and where no patents inhibit the creation of a second implementation. <text:s/>The technique is far simpler if the compiler being tested was designed to be portable and avoids using nonstandard extensions. <text:s/>It <text:change text:change-id="ct-1386367860"/><text:change-start text:change-id="ct-1386367748"/>can be applied<text:change-end text:change-id="ct-1386367748"/> to microcode<text:change-start text:change-id="ct-1386367636"/> and hardware specification data as well, but applying it directly to hardware (like CPUs) <text:change-end text:change-id="ct-1386367636"/><text:change text:change-id="ct-1386367524"/><text:change-start text:change-id="ct-1386367412"/>requires an <text:change-end text:change-id="ct-1386367412"/><text:change-start text:change-id="ct-1386367300"/>“equality” operation for hardware, which is more cha<text:change-end text:change-id="ct-1386367300"/><text:change-start text:change-id="ct-1386367188"/>llenging<text:change-end text:change-id="ct-1386367188"/>.</text:p>
        <text:p text:style-name="Standard">This technique does have potential policy implications. <text:s/>To protect themselves and their citizenry, governments could enact policies requiring that they receive all of the source code (including build instructions) necessary to rebuild a compiler and its entire environment, and for it to be sufficiently portable so it can be built with an alternative trusted compiler and environment. <text:s/>Multiple compilers are easier to acquire for standardized languages, so governments could insist on the use of standard languages, specified in <text:change-start text:change-id="ct-1386367076"/>legally unencumbered <text:change-end text:change-id="ct-1386367076"/>public standards and implemented by multiple vendors, to implement compilers and critical infrastructure. <text:s/>Organizations (such as governments) could establish groups to do this testing and report the cryptographic hashes of corresponding binaries and source.</text:p>
        <text:p text:style-name="Standard">Future potential work includes examining a larger and more popular compiler (such as gcc), including an entire operating system as the “compiler A” under test, relaxing the requirement for exact equivalence, and <text:change text:change-id="ct-1386366852"/><text:change text:change-id="ct-1386366964"/><text:change-start text:change-id="ct-1386366740"/>demonstrating <text:change-end text:change-id="ct-1386366740"/><text:change-start text:change-id="ct-1386366628"/><text:span text:style-name="T9">DDC</text:span><text:change-end text:change-id="ct-1386366628"/> <text:change-start text:change-id="ct-1386366516"/>with a more diverse <text:change-end text:change-id="ct-1386366516"/>environment (e.g., by using a much older operating system and different CPU architecture).</text:p>
        <text:p text:style-name="Standard"/>
        <text:h text:style-name="Heading_20_1" text:outline-level="1">References</text:h>
        <text:p text:style-name="Standard"/>
        <text:p text:style-name="References"><text:change-start text:change-id="ct-1386366404"/>[1]<text:change-end text:change-id="ct-1386366404"/><text:change-start text:change-id="ct-1386366068"/> Karger, Paul A., and Roger R. Schell, <text:span text:style-name="T1">Multics Security Evaluation: Vulnerability Analysis,</text:span> <text:s/>ESD-TR-74-193, Vol. II, <text:s/>HQ Electronics Systems Division, Hanscom AFB, MA, June 1974, pp. 51-52.</text:p>
        <text:p text:style-name="References">[2] Thompson, Ken, “Reflections on Trusting Trust,” <text:span text:style-name="T1">Communications of the ACM</text:span>, Vol. 27, No. 8, Apr. 1984, pp. 761-763, http://www.acm.org/classics/sep95.</text:p>
        <text:p text:style-name="References">[3] Thornburg, Jonathan, “?Backdoor in Microsoft web server?,” <text:span text:style-name="T1">Newsgroup sci.crypt</text:span>, Apr. 18, 2000, http://groups-beta.google.com/group/sci.crypt/msg/9305502fd7d4ee6f.</text:p>
        <text:p text:style-name="References">[4] Maynor, David, “Trust No-One, Not Even Yourself OR The Weak Link Might Be Your Build Tools,” <text:span text:style-name="T1">Black Hat USA 2004</text:span>, Caesars Palace, Las Vegas, July 24-29, 2004, http://blackhat.com/presentations/bh-usa-04/bh-us-04-maynor.pdf.</text:p>
        <text:p text:style-name="References">[5] Maynor, David, “The Compiler as Attack Vector,” <text:span text:style-name="T1">Linux Journal</text:span>, Seattle, WA, January 1, 2005, <text:s/>http://www.linuxjournal.com/article/7839.</text:p>
        <text:p text:style-name="References">[6] Karger, Paul A., and Roger R. Schell, <text:s/>“Thirty Years Later: Lessons from the Multics Security Evaluation,” <text:span text:style-name="T1">ACSAC</text:span>, Sep. <text:s/>18, 2002, http://www.acsac.org/2002/papers/classic-multics.pdf.</text:p>
        <text:p text:style-name="References">[7] gauis, “Things to do in Ciscoland when you’re dead,” <text:span text:style-name="T1">Phrack</text:span>, Volume 0xa, Issue 0x38, May 1, 2000, http://www.phrack.org/phrack/56/p56-0x0a.</text:p>
        <text:p text:style-name="References">[8] Anderson, Emory A., Cynthia E. Irvin, and Roger R. Schell, “Subversion as a Threat in Information Warfare,” <text:span text:style-name="T1">Journal of Information Warfare</text:span>, Vol. 3, No.2, pp. 52-65, June 2004, http://cisr.nps.navy.mil/downloads/ 04paper_subversion.pdf.</text:p>
        <text:p text:style-name="References">[9] Sabin, Todd, “Comparing binaries with Graph Isomorphism.” <text:span text:style-name="T1">Bindview</text:span>, 2004, http://www.bindview.com/Support/RAZOR/Papers/2004/.</text:p>
        <text:p text:style-name="References">[10] Draper, Steve, “Trojan Horses and Trusty Hackers,” <text:span text:style-name="T1">Communications of the ACM</text:span>, Vol. 27, No. 11, Nov. 1984, p. 1085.</text:p>
        <text:p text:style-name="References">[11] McDermott, John, “A Technique for Removing an Important Class of Trojan Horses from High Order Languages,” <text:span text:style-name="T1">Proc. of the 11</text:span><text:span text:style-name="T26">th</text:span><text:span text:style-name="T1"> National Computer Security Conference</text:span>, Baltimore, MD, Oct. 1988, pp. 114-117.</text:p>
        <text:p text:style-name="References"><text:soft-page-break/>[12] Lee, Lawrence, “Re: Reflections on Trusting Trust,” <text:s/><text:span text:style-name="T1">Linux Security Auditing mailing list</text:span>, <text:s/>June 15, 2000, <text:s/>http://seclists.org/lists/security-audit/2000/Apr-Jun/0222.html.</text:p>
        <text:p text:style-name="References">[13] Luzar, Lukasz, “Re: Linuxfromscratch.org,” <text:span text:style-name="T1">SELinux mailing list</text:span>, July 23, 2003, http://www.nsa.gov/selinux/list-archive/0307/4719.cfm.</text:p>
        <text:p text:style-name="References">[14] Magdsick, Karl Alexander, “Re: Linuxfromscratch.org,” <text:span text:style-name="T1">SELinux mailing list</text:span>, July 23, 2003, http://www.nsa.gov/selinux/list-archive/0307/4720.cfm.</text:p>
        <text:p text:style-name="References"><text:change-end text:change-id="ct-1386366068"/><text:change-start text:change-id="ct-1386366180"/>[15]<text:change-end text:change-id="ct-1386366180"/><text:change text:change-id="ct-1386366292"/> <text:change text:change-id="ct-1386365956"/>Anderson, <text:change-start text:change-id="ct-1386365844"/>Dean, <text:change-end text:change-id="ct-1386365844"/>“Re: Linuxfromscratch.org,” <text:change-start text:change-id="ct-1386365732"/><text:span text:style-name="T1">SELinux mailing list</text:span><text:change-end text:change-id="ct-1386365732"/>, <text:change text:change-id="ct-1386365620"/>Jul<text:change-start text:change-id="ct-1386365508"/>y<text:change-end text:change-id="ct-1386365508"/> <text:change-start text:change-id="ct-1386365396"/>23, <text:change-end text:change-id="ct-1386365396"/>2003<text:change-start text:change-id="ct-1386365284"/>,<text:change-end text:change-id="ct-1386365284"/> <text:change text:change-id="ct-1386365172"/><text:s/>http://www.nsa.gov/selinux/list-archive/0307/4724.cfm<text:change-start text:change-id="ct-1386365060"/>.<text:change-end text:change-id="ct-1386365060"/></text:p>
        <text:p text:style-name="References"><text:change-start text:change-id="ct-1386360784"/>[16]<text:change-end text:change-id="ct-1386360784"/><text:change-start text:change-id="ct-1386360672"/> Mohring, David, “Twelve Step TrustABLE IT: VLSBs in VDNZs From TBAs,” <text:s/><text:span text:style-name="T1">IT Heresies</text:span>, Oct. 12, 2004, <text:change-end text:change-id="ct-1386360672"/><text:change-start text:change-id="ct-1386360560"/>http://itheresies.blogspot.com/2004_10_01_itheresies_archive.html<text:change-end text:change-id="ct-1386360560"/><text:change-start text:change-id="ct-1386360448"/>.<text:change-end text:change-id="ct-1386360448"/><text:change-start text:change-id="ct-1386360336"/></text:p>
        <text:p text:style-name="References"><text:change-end text:change-id="ct-1386360336"/><text:change text:change-id="ct-1386360224"/><text:change-start text:change-id="ct-1386359888"/>[17] Stringer-Calvert, David William John, <text:span text:style-name="T1">Mechanical Verification of Compiler Correctness</text:span> (PhD thesis), University of York, Department of Computer Science. Mar. 1998, http://www.csl.sri.com/users/dave_sc/papers/thesis.ps.gz.</text:p>
        <text:p text:style-name="References"><text:change-end text:change-id="ct-1386359888"/><text:change-start text:change-id="ct-1386360112"/>[18] Goos, Gerhard, and Wolf Zimmermann, “Verification of compilers,” <text:span text:style-name="T1">Correct System Design</text:span>, Springer-Verlag, 1999, pp. 201-230.</text:p>
        <text:p text:style-name="References">[19] Dold, Axel, F.W. von Henke, V. Vialard, and W. Goerigk, “A Mechanically Verified Compiling Specification for a Realistic Compiler,” <text:span text:style-name="T1">Lecture Notes in Computer Science</text:span>, Vol. 2245, Dec. 2001, pp 144-211.</text:p>
        <text:p text:style-name="References"><text:change-end text:change-id="ct-1386360112"/><text:change text:change-id="ct-1386360000"/><text:change-start text:change-id="ct-1386359776"/>[20]<text:change-end text:change-id="ct-1386359776"/><text:change text:change-id="ct-1386359664"/><text:change-start text:change-id="ct-1386359552"/> <text:change-end text:change-id="ct-1386359552"/><text:change text:change-id="ct-1386359440"/><text:change-start text:change-id="ct-1386359328"/>Bellovin,<text:change-end text:change-id="ct-1386359328"/><text:change-start text:change-id="ct-1386359216"/> Steven Michael,<text:change-end text:change-id="ct-1386359216"/><text:change text:change-id="ct-1386359104"/><text:change-start text:change-id="ct-1386358992"/> <text:span text:style-name="T1">Verifiably Correct Code Generation Using Predicate Transformers</text:span>, Dept. of Computer Science, University of North Carolina at Chapel Hill, Dec<text:change-end text:change-id="ct-1386358992"/><text:change text:change-id="ct-1386358880"/><text:change-start text:change-id="ct-1386358768"/>.<text:change-end text:change-id="ct-1386358768"/><text:change-start text:change-id="ct-1386358656"/> 1982.<text:change-end text:change-id="ct-1386358656"/><text:change-start text:change-id="ct-1386358544"/></text:p>
        <text:p text:style-name="References">[21] Goerigk, Wolfgang. “On Trojan Horses in Compiler Implementations”, <text:span text:style-name="T1">Proc. des Workshops Sicherheit und Zuverlassigkeit softwarebasierter Systeme</text:span>, 1999.</text:p>
        <text:p text:style-name="References">[22] Goerigk, Wolfgang, “Compiler Verification Revisited,” <text:span text:style-name="T1">Computer Aided Reasoning: ACL2 Case Studies</text:span>, <text:s/>Kluwer Academic Publications, 2000.</text:p>
        <text:p text:style-name="References"><text:change-end text:change-id="ct-1386358544"/><text:change-start text:change-id="ct-1386358432"/>[23]<text:change-end text:change-id="ct-1386358432"/><text:change-start text:change-id="ct-1386358320"/> Geer, Dan, Rebecca Bace, Peter Gutmann, Perry Metzger, Charles P. Pfleeger, John S. Quarterman, and Bruce Schneier, <text:span text:style-name="T1">Cyber Insecurity: The Cost of Monopoly</text:span>, Computer and Communications Industry Association (CCIA), <text:s/>Sep. 24, 2003, http://www.ccianet.org/papers/cyberinsecurity.pdf<text:change-end text:change-id="ct-1386358320"/><text:change-start text:change-id="ct-1386358208"/>.<text:change-end text:change-id="ct-1386358208"/><text:change-start text:change-id="ct-1386358096"/></text:p>
        <text:p text:style-name="References"><text:change-end text:change-id="ct-1386358096"/><text:change-start text:change-id="ct-1386357984"/>[24]<text:change-end text:change-id="ct-1386357984"/><text:change text:change-id="ct-1386357872"/> <text:change text:change-id="ct-1386357760"/>Bridis, <text:change-start text:change-id="ct-1386357648"/>Ted,<text:change-end text:change-id="ct-1386357648"/> “Exec fired over report critical of Microsoft: Mass. firm has ties to company; software giant’s reach questioned,” <text:s/><text:change-start text:change-id="ct-1386357536"/><text:span text:style-name="T1">Seattle pi (The Associated Press)</text:span><text:change-end text:change-id="ct-1386357536"/>, Sep<text:change text:change-id="ct-1386357424"/><text:change-start text:change-id="ct-1386357312"/>.<text:change-end text:change-id="ct-1386357312"/> 26, 2003, <text:change text:change-id="ct-1386357200"/>http://seattlepi.nwsource.com/business/141444_msftsecurity26.html<text:change-start text:change-id="ct-1386357088"/>.<text:change-end text:change-id="ct-1386357088"/><text:change-start text:change-id="ct-1386356976"/></text:p>
        <text:p text:style-name="References">[25] Forrest, Stephanie, Anil Somayaji, and David H. Ackley, “Building Diverse Computer Systems,” <text:s/><text:span text:style-name="T1">Proc. of the 6th Workshop on Hot Topics in Operating Systems</text:span>. IEEE Computer Society Press, Los Alamitos, CA, 1997, pp. 67-72.</text:p>
        <text:p text:style-name="References"><text:change-end text:change-id="ct-1386356976"/><text:change-start text:change-id="ct-1386356864"/>[26] Cowan, Crispin, Heather Hinton, Calton Pu, and Jonathan Walpole, “The Cracker Patch Choice: An Analysis of Post Hoc Security Techniques,” <text:s/><text:span text:style-name="T1">Proc. of the 23rd National Information Systems Security Conference</text:span>, Baltimore, MD. June 27, 2000, http://www.scs.carleton.ca/ ~soma/biosec/readings/cowan-post-hoc.pdf.</text:p>
        <text:p text:style-name="References">[27] Spinellis, Diomidis, “Reflections on Trusting Trust Revisited,” <text:span text:style-name="T1">Communications of the ACM</text:span>, Vol., No. 6, June 2003, http://www.dmst.aueb.gr/dds/pubs/jrnl/2003-CACM-Reflections2/html/reflections2.pdf.</text:p>
        <text:p text:style-name="References"><text:change-end text:change-id="ct-1386356864"/><text:change-start text:change-id="ct-1386340344"/>[28] Forrest, Stephanie, Lawrence Allen, Alan S. Perelson, and Rajesh Cherukuri, “Self-Nonself Discrimination in a Computer,” <text:span text:style-name="T1">Proc. of the 1994 IEEE Symposium on Research in Security and Privacy</text:span>, 1994.</text:p>
        <text:p text:style-name="References"><text:change-end text:change-id="ct-1386340344"/><text:change-start text:change-id="ct-1386340120"/>[29] Faigon, Ariel, <text:span text:style-name="T1">Testing for Zero Bugs</text:span><text:span text:style-name="T8">,</text:span> http://www.yendor.com/testing.</text:p>
        <text:p text:style-name="References"><text:change-end text:change-id="ct-1386340120"/><text:change-start text:change-id="ct-1386340232"/>[30] Spencer, Henry, “Re: LWN - The Trojan Horse (Bruce Perens),” <text:span text:style-name="T1">Robust Open Source mailing list</text:span> (open-source at csl.sri.com) established by Peter G. Neumann, Nov 23, 1998.</text:p>
        <text:p text:style-name="References">[31] William M. McKeeman, James J. Horning, and David B. Wortman, <text:span text:style-name="T1">A Compiler Generator</text:span><text:span text:style-name="T8">,</text:span> Prentice-Hall, Englewood Cliffs, NJ, 1970.</text:p>
        <text:p text:style-name="References">[32] Spencer, Henry, private communication, August 23, 2005.</text:p>
        <text:p text:style-name="References">[33]<text:change-end text:change-id="ct-1386340232"/><text:change-start text:change-id="ct-1386340008"/> Libra, “Cross compiling compiler (Green Hills Software on free software in the military),” <text:span text:style-name="T1">Linux Weekly News</text:span>, Apr. 9, 2004, http://lwn.net/Articles/79801/<text:change-end text:change-id="ct-1386340008"/><text:change-start text:change-id="ct-1386339896"/>.<text:change-end text:change-id="ct-1386339896"/></text:p>
        <text:p text:style-name="References"><text:change-start text:change-id="ct-1386339784"/>[34]<text:change-end text:change-id="ct-1386339784"/><text:change text:change-id="ct-1386339672"/> <text:change text:change-id="ct-1386339560"/>Buck,<text:change-start text:change-id="ct-1386339448"/> Joe,<text:change-end text:change-id="ct-1386339448"/> “Re: Of Bounties and Mercenaries,” <text:change-start text:change-id="ct-1386339336"/><text:span text:style-name="T1">gcc mailing list</text:span><text:change-end text:change-id="ct-1386339336"/>, Apr<text:change-start text:change-id="ct-1386339224"/>.<text:change-end text:change-id="ct-1386339224"/> 7, 2004, http://gcc.gnu.org/ml/gcc/2004-04/msg00355.html<text:change-start text:change-id="ct-1386339112"/>.<text:change-end text:change-id="ct-1386339112"/><text:change-start text:change-id="ct-1386339000"/></text:p>
        <text:p text:style-name="References"><text:change-end text:change-id="ct-1386339000"/><text:change-start text:change-id="ct-1386338888"/>[35]<text:change-end text:change-id="ct-1386338888"/><text:change-start text:change-id="ct-1386338776"/> Roskind, Jim. “Re: LWN - The Trojan Horse (Bruce Perens)”, <text:span text:style-name="T1">Robust Open Source mailing list</text:span> (open-source at csl.sri.com) established by Peter G. Neumann, Nov. 23, 1998.</text:p>
        <text:p text:style-name="References"><text:change-end text:change-id="ct-1386338776"/><text:change-start text:change-id="ct-1386338664"/>[36] Lord, Tom, “Re: Of Bounties and Mercenaries,” <text:span text:style-name="T1">gcc mailing list</text:span>, Apr. 7, 2004, http://gcc.gnu.org/ml/gcc/2004-04/msg00394.html.</text:p>
        <text:p text:style-name="References">[37] Jendrissek, Bernd, “Tin foil hat GCC (Was: Re: Of Bounties and Mercenaries),” <text:span text:style-name="T1">gcc mailing list</text:span>, Apr. 8, 2004, http://gcc.gnu.org/ml/gcc/2004-04/msg00404.html<text:change-end text:change-id="ct-1386338664"/><text:change text:change-id="ct-1386338216"/><text:change text:change-id="ct-1386338328"/><text:change text:change-id="ct-1386338440"/><text:change text:change-id="ct-1386338552"/><text:change-start text:change-id="ct-1386338104"/>.<text:change-end text:change-id="ct-1386338104"/><text:change-start text:change-id="ct-1386337992"/></text:p>
        <text:p text:style-name="References"><text:change-end text:change-id="ct-1386337992"/><text:change text:change-id="ct-1386337544"/><text:change text:change-id="ct-1386337656"/><text:change text:change-id="ct-1386337768"/><text:change text:change-id="ct-1386337880"/><text:change-start text:change-id="ct-1386337432"/>[38] Wheeler, David A., <text:span text:style-name="T1">Why OSS/FS? Look at the Numbers!</text:span>, May 9, 2005, http://www.dwheeler.com/oss_fs_why.html<text:change-end text:change-id="ct-1386337432"/><text:change-start text:change-id="ct-1386337320"/>.<text:change-end text:change-id="ct-1386337320"/></text:p>
        <text:p text:style-name="References"><text:change text:change-id="ct-1386336760"/><text:change text:change-id="ct-1386336872"/><text:change text:change-id="ct-1386336984"/><text:change text:change-id="ct-1386337096"/><text:change text:change-id="ct-1386337208"/><text:change-start text:change-id="ct-1386336648"/>[39] Brian W. Kernighan and Dennis M. Ritchie, <text:span text:style-name="T1">The C Programming Language</text:span>, 2nd Edition, Prentice Hall PTR, Mar. 22, 1988.<text:change-end text:change-id="ct-1386336648"/><text:change-start text:change-id="ct-1386336536"/></text:p>
        <text:p text:style-name="References"><text:change-end text:change-id="ct-1386336536"/><text:change-start text:change-id="ct-1386336424"/>[40]<text:change-end text:change-id="ct-1386336424"/><text:change-start text:change-id="ct-1386332148"/> ISO/IEC, <text:span text:style-name="T1">The C Standard: Incorporating Technical Corrigendum 1,</text:span> ISO/IEC 9899:1999. John Wiley &amp; Sons, 1999, <text:s/>ISBN 0-470-84573-2.<text:change-end text:change-id="ct-1386332148"/><text:change text:change-id="ct-1386332036"/></text:p>
        <text:p text:style-name="References"><text:change text:change-id="ct-1386331700"/><text:change text:change-id="ct-1386331812"/><text:change text:change-id="ct-1386331924"/><text:change-start text:change-id="ct-1386331588"/>[41] Dodge, Dave, “Re: [Tinycc-devel] Mysterious tcc behavior: why does 0.0 takes 12 bytes when NOT long double,” <text:span text:style-name="T1">tcc mailing list</text:span>, May 27, 2005. http://lists.gnu.org/archive/html/tinycc-devel/2005-05/msg00027.html<text:change-end text:change-id="ct-1386331588"/><text:change text:change-id="ct-1386327264"/><text:change text:change-id="ct-1386327376"/><text:change text:change-id="ct-1386327488"/><text:change text:change-id="ct-1386327600"/><text:change text:change-id="ct-1386327712"/><text:change text:change-id="ct-1386327824"/><text:change text:change-id="ct-1386327936"/><text:change text:change-id="ct-1386328048"/><text:change text:change-id="ct-1386328228"/><text:change text:change-id="ct-1386328340"/><text:change text:change-id="ct-1386328452"/><text:change text:change-id="ct-1386328564"/><text:change text:change-id="ct-1386328676"/><text:change text:change-id="ct-1386328788"/><text:change text:change-id="ct-1386328900"/><text:change text:change-id="ct-1386329012"/><text:change text:change-id="ct-1386329124"/><text:change text:change-id="ct-1386329236"/><text:change text:change-id="ct-1386329348"/><text:change text:change-id="ct-1386329460"/><text:change text:change-id="ct-1386329572"/><text:change text:change-id="ct-1386329684"/><text:change text:change-id="ct-1386329796"/><text:change text:change-id="ct-1386329908"/><text:change text:change-id="ct-1386330020"/><text:change text:change-id="ct-1386330132"/><text:change text:change-id="ct-1386330244"/><text:change text:change-id="ct-1386330356"/><text:change text:change-id="ct-1386330468"/><text:change text:change-id="ct-1386330580"/><text:change text:change-id="ct-1386330692"/><text:change text:change-id="ct-1386330804"/><text:change text:change-id="ct-1386330916"/><text:change text:change-id="ct-1386331028"/><text:change text:change-id="ct-1386331140"/><text:change text:change-id="ct-1386331252"/><text:change text:change-id="ct-1386331364"/><text:change text:change-id="ct-1386331476"/><text:change-start text:change-id="ct-1386327152"/>.<text:change-end text:change-id="ct-1386327152"/></text:p>
        <text:p text:style-name="Standard"><text:change text:change-id="ct-1386327040"/><text:change-start text:change-id="ct-1386326928"/>All URLs retri<text:change-end text:change-id="ct-1386326928"/><text:change-start text:change-id="ct-1386326816"/>eved as of <text:change-end text:change-id="ct-1386326816"/><text:change-start text:change-id="ct-1386326704"/>Sep. 18, <text:change-end text:change-id="ct-1386326704"/><text:change-start text:change-id="ct-1386326592"/>2005<text:change-end text:change-id="ct-1386326592"/><text:change-start text:change-id="ct-1386326368"/>. <text:change-end text:change-id="ct-1386326368"/><text:change text:change-id="ct-1386326032"/><text:change text:change-id="ct-1386326144"/><text:change text:change-id="ct-1386326256"/><text:change-start text:change-id="ct-1386326480"/><text:s/><text:change-end text:change-id="ct-1386326480"/><text:change-start text:change-id="ct-1386325920"/><text:s/><text:change-end text:change-id="ct-1386325920"/><text:change-start text:change-id="ct-1386325808"/>Manuscript submitted May 27, 2005, and revised Sep. 22, 2005. <text:change-end text:change-id="ct-1386325808"/><text:change-start text:change-id="ct-1386325696"/><text:s/><text:change-end text:change-id="ct-1386325696"/><text:change-start text:change-id="ct-1386325584"/>This work was supported by IDA under its Central Research Program<text:change-end text:change-id="ct-1386325584"/><text:change text:change-id="ct-1386325472"/><text:change-start text:change-id="ct-1386325360"/> and written using OpenOffice.org. <text:change-end text:change-id="ct-1386325360"/><text:change-start text:change-id="ct-1386325248"/><text:s/><text:change-end text:change-id="ct-1386325248"/><text:change-start text:change-id="ct-1386325136"/>It is dedicated to the memory of Dennis W. Fife.<text:change-end text:change-id="ct-1386325136"/><text:change text:change-id="ct-1386325024"/></text:p>
      </text:section>
      <text:section text:style-name="Sect2" text:name="Section2">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Sans L" svg:font-family="'Nimbus Sans 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Verdana" svg:font-family="Verdan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fill-image draw:name="Empty" xlink:href="Pictures/100000000000000800000008913C8356.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stroke-dash draw:name="Dash_20_2" draw:display-name="Dash 2" draw:style="rect" draw:dots1="1" draw:dots1-length="0.0228in" draw:dots2="1" draw:dots2-length="0.0228in" draw:distance="0.0228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text-align="justify" style:justify-single-word="false" fo:orphans="2" fo:widows="2" fo:text-indent="0.25in" style:auto-text-indent="false" style:writing-mode="lr-tb">
        <style:tab-stops>
          <style:tab-stop style:position="0.1701in"/>
        </style:tab-stops>
      </style:paragraph-properties>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style:page-number="auto" fo:keep-with-next="always">
        <style:tab-stops/>
      </style:paragraph-properties>
      <style:text-properties fo:font-size="12pt" fo:font-weight="bold" style:letter-kerning="true"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style:page-number="auto" fo:background-color="transparent" fo:keep-with-next="always">
        <style:tab-stops>
          <style:tab-stop style:position="1in"/>
        </style:tab-stops>
        <style:background-image/>
      </style:paragraph-properties>
      <style:text-properties fo:font-size="11pt" fo:font-weight="bold" style:font-size-asian="11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weight="bold" style:font-weight-asian="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margin-top="0.3335in" fo:margin-bottom="0in"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Footnote" style:family="paragraph" style:parent-style-name="Standard">
      <style:text-properties fo:font-size="8pt" style:font-size-asian="8pt"/>
    </style:style>
    <style:style style:name="WW-Body_20_Text_20_Indent_20_2" style:display-name="WW-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master-page-name="">
      <style:paragraph-properties fo:margin-left="0in" fo:margin-right="0in" fo:margin-top="0in" fo:margin-bottom="0.05in" fo:text-indent="0in" style:auto-text-indent="false" style:page-number="auto" text:number-lines="false" text:line-number="0"/>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Abstract_20_Text" style:display-name="Abstract Text" style:family="paragraph" style:parent-style-name="WW-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Abstract" style:family="paragraph" style:parent-style-name="Standard" style:next-style-name="Standard">
      <style:paragraph-properties fo:margin-left="0in" fo:margin-right="0in" fo:margin-top="0.0138in" fo:margin-bottom="0in" fo:text-align="justify" style:justify-single-word="false" fo:text-indent="0.1402in" style:auto-text-indent="false"/>
      <style:text-properties fo:font-size="9pt" fo:font-weight="bold" style:font-size-asian="9pt" style:font-weight-asian="bold" style:font-size-complex="9pt" style:font-weight-complex="bold"/>
    </style:style>
    <style:style style:name="Code" style:family="paragraph" style:parent-style-name="Standard" style:class="text">
      <style:paragraph-properties fo:margin-left="0in" fo:margin-right="0in" fo:text-indent="0in" style:auto-text-indent="false"/>
      <style:text-properties style:font-name="Courier New1" fo:font-size="7.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style:num-format="1">
        <style:list-level-properties text:min-label-distance="0.05in"/>
      </text:list-level-style-number>
      <text:list-level-style-number text:level="2" text:style-name="Numbering_20_Symbols" style:num-prefix=" " style:num-suffix="." style:num-format="1" text:display-levels="2">
        <style:list-level-properties text:space-before="0.1972in" text:min-label-width="0.2in"/>
      </text:list-level-style-number>
      <text:list-level-style-number text:level="3" text:style-name="Numbering_20_Symbols" style:num-prefix=" " style:num-suffix=")" style:num-format="a">
        <style:list-level-properties text:space-before="0.3937in" text:min-label-width="0.2in"/>
      </text:list-level-style-number>
      <text:list-level-style-bullet text:level="4" text:style-name="Bullet_20_Symbols" style:num-prefix=" " style:num-suffix=" " text:bullet-char="•">
        <style:list-level-properties text:space-before="0.5909in" text:min-label-width="0.2in"/>
        <style:text-properties style:font-name="StarSymbol"/>
      </text:list-level-style-bullet>
      <text:list-level-style-bullet text:level="5" text:style-name="Bullet_20_Symbols" style:num-prefix=" " style:num-suffix=" " text:bullet-char="•">
        <style:list-level-properties text:space-before="0.7874in" text:min-label-width="0.2in"/>
        <style:text-properties style:font-name="StarSymbol"/>
      </text:list-level-style-bullet>
      <text:list-level-style-bullet text:level="6" text:style-name="Bullet_20_Symbols" style:num-prefix=" " style:num-suffix=" " text:bullet-char="•">
        <style:list-level-properties text:space-before="0.9846in" text:min-label-width="0.2in"/>
        <style:text-properties style:font-name="StarSymbol"/>
      </text:list-level-style-bullet>
      <text:list-level-style-bullet text:level="7" text:style-name="Bullet_20_Symbols" style:num-prefix=" " style:num-suffix=" " text:bullet-char="•">
        <style:list-level-properties text:space-before="1.1811in" text:min-label-width="0.2in"/>
        <style:text-properties style:font-name="StarSymbol"/>
      </text:list-level-style-bullet>
      <text:list-level-style-bullet text:level="8" text:style-name="Bullet_20_Symbols" style:num-prefix=" " style:num-suffix=" " text:bullet-char="•">
        <style:list-level-properties text:space-before="1.3783in" text:min-label-width="0.2in"/>
        <style:text-properties style:font-name="StarSymbol"/>
      </text:list-level-style-bullet>
      <text:list-level-style-bullet text:level="9" text:style-name="Bullet_20_Symbols" style:num-prefix=" " style:num-suffix=" " text:bullet-char="•">
        <style:list-level-properties text:space-before="1.5752in" text:min-label-width="0.2in"/>
        <style:text-properties style:font-name="StarSymbol"/>
      </text:list-level-style-bullet>
      <text:list-level-style-bullet text:level="10" text:style-name="Bullet_20_Symbols" style:num-prefix=" " style:num-suffix=" " text:bullet-char="•">
        <style:list-level-properties text:space-before="1.772in" text:min-label-width="0.2in"/>
        <style:text-properties style:font-name="Star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style:num-prefix="[" style:num-suffix="]" style:num-format="1">
        <style:list-level-properties text:min-label-width="0.1575in"/>
      </text:list-level-style-number>
      <text:list-level-style-number text:level="2" style:num-prefix="[" style:num-suffix="]" style:num-format="1" text:display-levels="2">
        <style:list-level-properties text:space-before="0.1772in" text:min-label-width="0.2563in"/>
      </text:list-level-style-number>
      <text:list-level-style-number text:level="3" style:num-prefix="[" style:num-suffix="]" style:num-format="1">
        <style:list-level-properties text:space-before="0.4331in" text:min-label-width="0.1772in"/>
      </text:list-level-style-number>
      <text:list-level-style-number text:level="4" style:num-prefix="[" style:num-suffix="]" style:num-format="1">
        <style:list-level-properties text:space-before="0.6319in" text:min-label-width="0.1555in"/>
      </text:list-level-style-number>
      <text:list-level-style-number text:level="5" style:num-prefix="[" style:num-suffix="]" style:num-format="1">
        <style:list-level-properties text:space-before="0.7874in" text:min-label-width="0.1555in"/>
      </text:list-level-style-number>
      <text:list-level-style-number text:level="6" style:num-prefix="[" style:num-suffix="]" style:num-format="1">
        <style:list-level-properties text:space-before="0.9429in" text:min-label-width="0.1555in"/>
      </text:list-level-style-number>
      <text:list-level-style-number text:level="7" style:num-prefix="[" style:num-suffix="]" style:num-format="1">
        <style:list-level-properties text:space-before="1.0988in" text:min-label-width="0.1555in"/>
      </text:list-level-style-number>
      <text:list-level-style-number text:level="8" style:num-prefix="[" style:num-suffix="]" style:num-format="1">
        <style:list-level-properties text:space-before="1.2543in" text:min-label-width="0.1555in"/>
      </text:list-level-style-number>
      <text:list-level-style-number text:level="9" style:num-prefix="[" style:num-suffix="]" style:num-format="1">
        <style:list-level-properties text:space-before="1.4098in" text:min-label-width="0.1555in"/>
      </text:list-level-style-number>
      <text:list-level-style-number text:level="10" style:num-prefix="[" style:num-suffix="]" style:num-format="1">
        <style:list-level-properties text:space-before="1.5654in" text:min-label-width="0.155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2in" fo:margin-left="1in" fo:margin-right="1in" style:writing-mode="lr-tb" style:layout-grid-color="#c0c0c0" style:layout-grid-lines="3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Countering Trusting Trust through Diverse Double-Compiling</dc:title>
    <dc:description>This paper by David A. Wheeler describes how to counter the "Trusting Trust" attack.
</dc:description>
    <dc:subject>A technique for detecting and countering malicious compilers</dc:subject>
    <meta:initial-creator>Thomas Baldwin</meta:initial-creator>
    <meta:creation-date>2003-09-12T13:40:00</meta:creation-date>
    <dc:date>2005-09-22T23:33:12</dc:date>
    <meta:print-date>2005-09-22T23:02:25</meta:print-date>
    <meta:keyword>trojan horse</meta:keyword>
    <meta:keyword>malware</meta:keyword>
    <meta:keyword>trusting trust</meta:keyword>
    <meta:keyword>compiler</meta:keyword>
    <meta:keyword>malicious compiler</meta:keyword>
    <meta:editing-cycles>201</meta:editing-cycles>
    <meta:editing-duration>P1DT18H2M27S</meta:editing-duration>
    <meta:user-defined meta:name="Info 1"/>
    <meta:user-defined meta:name="Info 2"/>
    <meta:user-defined meta:name="Info 3"/>
    <meta:user-defined meta:name="Info 4"/>
    <meta:document-statistic meta:table-count="0" meta:image-count="0" meta:object-count="0" meta:page-count="13" meta:paragraph-count="1256" meta:word-count="14098" meta:character-count="86528"/>
  </office:meta>
</office:document-meta>
</file>